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04mm"/>
    </style:style>
    <style:style style:name="co2" style:family="table-column">
      <style:table-column-properties fo:break-before="auto" style:column-width="70.26mm"/>
    </style:style>
    <style:style style:name="co3" style:family="table-column">
      <style:table-column-properties fo:break-before="auto" style:column-width="61.08mm"/>
    </style:style>
    <style:style style:name="co4" style:family="table-column">
      <style:table-column-properties fo:break-before="auto" style:column-width="11.41mm"/>
    </style:style>
    <style:style style:name="co5" style:family="table-column">
      <style:table-column-properties fo:break-before="auto" style:column-width="12.81mm"/>
    </style:style>
    <style:style style:name="co6" style:family="table-column">
      <style:table-column-properties fo:break-before="auto" style:column-width="13.92mm"/>
    </style:style>
    <style:style style:name="co7" style:family="table-column">
      <style:table-column-properties fo:break-before="auto" style:column-width="46.02mm"/>
    </style:style>
    <style:style style:name="co8" style:family="table-column">
      <style:table-column-properties fo:break-before="auto" style:column-width="25.31mm"/>
    </style:style>
    <style:style style:name="co9" style:family="table-column">
      <style:table-column-properties fo:break-before="auto" style:column-width="26.95mm"/>
    </style:style>
    <style:style style:name="co10" style:family="table-column">
      <style:table-column-properties fo:break-before="auto" style:column-width="16.88mm"/>
    </style:style>
    <style:style style:name="co11" style:family="table-column">
      <style:table-column-properties fo:break-before="auto" style:column-width="36.12mm"/>
    </style:style>
    <style:style style:name="co12" style:family="table-column">
      <style:table-column-properties fo:break-before="auto" style:column-width="14.98mm"/>
    </style:style>
    <style:style style:name="co13" style:family="table-column">
      <style:table-column-properties fo:break-before="auto" style:column-width="28.63mm"/>
    </style:style>
    <style:style style:name="co14" style:family="table-column">
      <style:table-column-properties fo:break-before="auto" style:column-width="24.85mm"/>
    </style:style>
    <style:style style:name="co15" style:family="table-column">
      <style:table-column-properties fo:break-before="auto" style:column-width="17.8mm"/>
    </style:style>
    <style:style style:name="co16" style:family="table-column">
      <style:table-column-properties fo:break-before="auto" style:column-width="15.86mm"/>
    </style:style>
    <style:style style:name="co17" style:family="table-column">
      <style:table-column-properties fo:break-before="auto" style:column-width="19.47mm"/>
    </style:style>
    <style:style style:name="co18" style:family="table-column">
      <style:table-column-properties fo:break-before="auto" style:column-width="21.41mm"/>
    </style:style>
    <style:style style:name="co19" style:family="table-column">
      <style:table-column-properties fo:break-before="auto" style:column-width="22.24mm"/>
    </style:style>
    <style:style style:name="co20" style:family="table-column">
      <style:table-column-properties fo:break-before="auto" style:column-width="26.69mm"/>
    </style:style>
    <style:style style:name="co21" style:family="table-column">
      <style:table-column-properties fo:break-before="auto" style:column-width="22.67mm"/>
    </style:style>
    <style:style style:name="co22" style:family="table-column">
      <style:table-column-properties fo:break-before="auto" style:column-width="16.05mm"/>
    </style:style>
    <style:style style:name="co23" style:family="table-column">
      <style:table-column-properties fo:break-before="auto" style:column-width="12.79mm"/>
    </style:style>
    <style:style style:name="co24" style:family="table-column">
      <style:table-column-properties fo:break-before="auto" style:column-width="2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1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9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4"/>
    </style:style>
    <style:style style:name="ce3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4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20"/>
    </style:style>
    <style:style style:name="ce15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21"/>
    </style:style>
    <style:style style:name="ce19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30" style:family="table-cell" style:parent-style-name="Default">
      <style:table-cell-properties fo:background-color="#ccbe00"/>
    </style:style>
    <style:style style:name="ce33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1"/>
    </style:style>
    <style:style style:name="ce36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4"/>
    </style:style>
    <style:style style:name="ce45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6"/>
    </style:style>
    <style:style style:name="ce46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8"/>
    </style:style>
    <style:style style:name="ce48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9"/>
    </style:style>
    <style:style style:name="ce49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80"/>
    </style:style>
    <style:style style:name="ce58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81"/>
    </style:style>
    <style:style style:name="ce12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3"/>
    </style:style>
    <style:style style:name="ce133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4"/>
    </style:style>
    <style:style style:name="ce134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5"/>
    </style:style>
    <style:style style:name="ce6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6"/>
    </style:style>
    <style:style style:name="ce67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7"/>
    </style:style>
    <style:style style:name="ce86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8"/>
    </style:style>
    <style:style style:name="ce122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9"/>
    </style:style>
    <style:style style:name="ce123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90"/>
    </style:style>
    <style:style style:name="ce137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91"/>
    </style:style>
    <style:style style:name="ce142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92"/>
    </style:style>
    <style:style style:name="ce14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93"/>
    </style:style>
    <style:style style:name="ce146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94"/>
    </style:style>
    <style:style style:name="ce15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95"/>
    </style:style>
    <style:style style:name="ce1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14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"/>
    </style:style>
    <style:style style:name="ce2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0"/>
    </style:style>
    <style:style style:name="ce3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1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1"/>
    </style:style>
    <style:style style:name="ce2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2"/>
    </style:style>
    <style:style style:name="ce3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3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4"/>
    </style:style>
    <style:style style:name="ce2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6"/>
    </style:style>
    <style:style style:name="ce3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8"/>
    </style:style>
    <style:style style:name="ce4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9"/>
    </style:style>
    <style:style style:name="ce5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0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1"/>
    </style:style>
    <style:style style:name="ce1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3"/>
    </style:style>
    <style:style style:name="ce23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4"/>
    </style:style>
    <style:style style:name="ce24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5"/>
    </style:style>
    <style:style style:name="ce15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6"/>
    </style:style>
    <style:style style:name="ce16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7"/>
    </style:style>
    <style:style style:name="ce2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8"/>
    </style:style>
    <style:style style:name="ce26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9"/>
    </style:style>
    <style:style style:name="ce26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90"/>
    </style:style>
    <style:style style:name="ce53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91"/>
    </style:style>
    <style:style style:name="ce70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92"/>
    </style:style>
    <style:style style:name="ce7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93"/>
    </style:style>
    <style:style style:name="ce7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94"/>
    </style:style>
    <style:style style:name="ce7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95"/>
    </style:style>
    <style:style style:name="ce20" style:family="table-cell" style:parent-style-name="Default">
      <style:map style:condition="cell-content()=&quot;&quot;" style:apply-style-name="Cellule_20_invalide" style:base-cell-address="Feuille1.A2"/>
    </style:style>
    <style:style style:name="ce10" style:family="table-cell" style:parent-style-name="Default">
      <style:map style:condition="cell-content()=&quot;&quot;" style:apply-style-name="Cellule_20_invalide" style:base-cell-address="Feuille1.A3"/>
    </style:style>
    <style:style style:name="ce273" style:family="table-cell" style:parent-style-name="Default">
      <style:map style:condition="cell-content()=&quot;&quot;" style:apply-style-name="Cellule_20_invalide" style:base-cell-address="Feuille1.C4"/>
    </style:style>
    <style:style style:name="ce274" style:family="table-cell" style:parent-style-name="Default">
      <style:map style:condition="cell-content()=&quot;&quot;" style:apply-style-name="Cellule_20_invalide" style:base-cell-address="Feuille1.C6"/>
    </style:style>
    <style:style style:name="ce275" style:family="table-cell" style:parent-style-name="Default">
      <style:map style:condition="cell-content()=&quot;&quot;" style:apply-style-name="Cellule_20_invalide" style:base-cell-address="Feuille1.C7"/>
    </style:style>
    <style:style style:name="ce276" style:family="table-cell" style:parent-style-name="Default">
      <style:map style:condition="cell-content()=&quot;&quot;" style:apply-style-name="Cellule_20_invalide" style:base-cell-address="Feuille1.C8"/>
    </style:style>
    <style:style style:name="ce277" style:family="table-cell" style:parent-style-name="Default">
      <style:map style:condition="cell-content()=&quot;&quot;" style:apply-style-name="Cellule_20_invalide" style:base-cell-address="Feuille1.C9"/>
    </style:style>
    <style:style style:name="ce337" style:family="table-cell" style:parent-style-name="Default">
      <style:map style:condition="cell-content()=&quot;&quot;" style:apply-style-name="Cellule_20_invalide" style:base-cell-address="Feuille1.C10"/>
    </style:style>
    <style:style style:name="ce340" style:family="table-cell" style:parent-style-name="Default">
      <style:map style:condition="cell-content()=&quot;&quot;" style:apply-style-name="Cellule_20_invalide" style:base-cell-address="Feuille1.C11"/>
    </style:style>
    <style:style style:name="ce529" style:family="table-cell" style:parent-style-name="Default">
      <style:map style:condition="cell-content()=&quot;&quot;" style:apply-style-name="Cellule_20_invalide" style:base-cell-address="Feuille1.C12"/>
    </style:style>
    <style:style style:name="ce530" style:family="table-cell" style:parent-style-name="Default">
      <style:map style:condition="cell-content()=&quot;&quot;" style:apply-style-name="Cellule_20_invalide" style:base-cell-address="Feuille1.C13"/>
    </style:style>
    <style:style style:name="ce531" style:family="table-cell" style:parent-style-name="Default">
      <style:map style:condition="cell-content()=&quot;&quot;" style:apply-style-name="Cellule_20_invalide" style:base-cell-address="Feuille1.C14"/>
    </style:style>
    <style:style style:name="ce532" style:family="table-cell" style:parent-style-name="Default">
      <style:map style:condition="cell-content()=&quot;&quot;" style:apply-style-name="Cellule_20_invalide" style:base-cell-address="Feuille1.C15"/>
    </style:style>
    <style:style style:name="ce533" style:family="table-cell" style:parent-style-name="Default">
      <style:map style:condition="cell-content()=&quot;&quot;" style:apply-style-name="Cellule_20_invalide" style:base-cell-address="Feuille1.C16"/>
    </style:style>
    <style:style style:name="ce534" style:family="table-cell" style:parent-style-name="Default">
      <style:map style:condition="cell-content()=&quot;&quot;" style:apply-style-name="Cellule_20_invalide" style:base-cell-address="Feuille1.C17"/>
    </style:style>
    <style:style style:name="ce535" style:family="table-cell" style:parent-style-name="Default">
      <style:map style:condition="cell-content()=&quot;&quot;" style:apply-style-name="Cellule_20_invalide" style:base-cell-address="Feuille1.C18"/>
    </style:style>
    <style:style style:name="ce536" style:family="table-cell" style:parent-style-name="Default">
      <style:map style:condition="cell-content()=&quot;&quot;" style:apply-style-name="Cellule_20_invalide" style:base-cell-address="Feuille1.C19"/>
    </style:style>
    <style:style style:name="ce537" style:family="table-cell" style:parent-style-name="Default">
      <style:map style:condition="cell-content()=&quot;&quot;" style:apply-style-name="Cellule_20_invalide" style:base-cell-address="Feuille1.C20"/>
    </style:style>
    <style:style style:name="ce539" style:family="table-cell" style:parent-style-name="Default">
      <style:map style:condition="cell-content()=&quot;&quot;" style:apply-style-name="Cellule_20_invalide" style:base-cell-address="Feuille1.C21"/>
    </style:style>
    <style:style style:name="ce540" style:family="table-cell" style:parent-style-name="Default">
      <style:map style:condition="cell-content()=&quot;&quot;" style:apply-style-name="Cellule_20_invalide" style:base-cell-address="Feuille1.C22"/>
    </style:style>
    <style:style style:name="ce541" style:family="table-cell" style:parent-style-name="Default">
      <style:map style:condition="cell-content()=&quot;&quot;" style:apply-style-name="Cellule_20_invalide" style:base-cell-address="Feuille1.C23"/>
    </style:style>
    <style:style style:name="ce542" style:family="table-cell" style:parent-style-name="Default">
      <style:map style:condition="cell-content()=&quot;&quot;" style:apply-style-name="Cellule_20_invalide" style:base-cell-address="Feuille1.C24"/>
    </style:style>
    <style:style style:name="ce543" style:family="table-cell" style:parent-style-name="Default">
      <style:map style:condition="cell-content()=&quot;&quot;" style:apply-style-name="Cellule_20_invalide" style:base-cell-address="Feuille1.C25"/>
    </style:style>
    <style:style style:name="ce544" style:family="table-cell" style:parent-style-name="Default">
      <style:map style:condition="cell-content()=&quot;&quot;" style:apply-style-name="Cellule_20_invalide" style:base-cell-address="Feuille1.C26"/>
    </style:style>
    <style:style style:name="ce545" style:family="table-cell" style:parent-style-name="Default">
      <style:map style:condition="cell-content()=&quot;&quot;" style:apply-style-name="Cellule_20_invalide" style:base-cell-address="Feuille1.C27"/>
    </style:style>
    <style:style style:name="ce549" style:family="table-cell" style:parent-style-name="Default">
      <style:map style:condition="cell-content()=&quot;&quot;" style:apply-style-name="Cellule_20_invalide" style:base-cell-address="Feuille1.C28"/>
    </style:style>
    <style:style style:name="ce550" style:family="table-cell" style:parent-style-name="Default">
      <style:map style:condition="cell-content()=&quot;&quot;" style:apply-style-name="Cellule_20_invalide" style:base-cell-address="Feuille1.C29"/>
    </style:style>
    <style:style style:name="ce551" style:family="table-cell" style:parent-style-name="Default">
      <style:map style:condition="cell-content()=&quot;&quot;" style:apply-style-name="Cellule_20_invalide" style:base-cell-address="Feuille1.C30"/>
    </style:style>
    <style:style style:name="ce556" style:family="table-cell" style:parent-style-name="Default">
      <style:map style:condition="cell-content()=&quot;&quot;" style:apply-style-name="Cellule_20_invalide" style:base-cell-address="Feuille1.C31"/>
    </style:style>
    <style:style style:name="ce557" style:family="table-cell" style:parent-style-name="Default">
      <style:map style:condition="cell-content()=&quot;&quot;" style:apply-style-name="Cellule_20_invalide" style:base-cell-address="Feuille1.C32"/>
    </style:style>
    <style:style style:name="ce558" style:family="table-cell" style:parent-style-name="Default">
      <style:map style:condition="cell-content()=&quot;&quot;" style:apply-style-name="Cellule_20_invalide" style:base-cell-address="Feuille1.C33"/>
    </style:style>
    <style:style style:name="ce559" style:family="table-cell" style:parent-style-name="Default">
      <style:map style:condition="cell-content()=&quot;&quot;" style:apply-style-name="Cellule_20_invalide" style:base-cell-address="Feuille1.C34"/>
    </style:style>
    <style:style style:name="ce560" style:family="table-cell" style:parent-style-name="Default">
      <style:map style:condition="cell-content()=&quot;&quot;" style:apply-style-name="Cellule_20_invalide" style:base-cell-address="Feuille1.C35"/>
    </style:style>
    <style:style style:name="ce561" style:family="table-cell" style:parent-style-name="Default">
      <style:map style:condition="cell-content()=&quot;&quot;" style:apply-style-name="Cellule_20_invalide" style:base-cell-address="Feuille1.C36"/>
    </style:style>
    <style:style style:name="ce562" style:family="table-cell" style:parent-style-name="Default">
      <style:map style:condition="cell-content()=&quot;&quot;" style:apply-style-name="Cellule_20_invalide" style:base-cell-address="Feuille1.C37"/>
    </style:style>
    <style:style style:name="ce563" style:family="table-cell" style:parent-style-name="Default">
      <style:map style:condition="cell-content()=&quot;&quot;" style:apply-style-name="Cellule_20_invalide" style:base-cell-address="Feuille1.C38"/>
    </style:style>
    <style:style style:name="ce564" style:family="table-cell" style:parent-style-name="Default">
      <style:map style:condition="cell-content()=&quot;&quot;" style:apply-style-name="Cellule_20_invalide" style:base-cell-address="Feuille1.C39"/>
    </style:style>
    <style:style style:name="ce565" style:family="table-cell" style:parent-style-name="Default">
      <style:map style:condition="cell-content()=&quot;&quot;" style:apply-style-name="Cellule_20_invalide" style:base-cell-address="Feuille1.C40"/>
    </style:style>
    <style:style style:name="ce566" style:family="table-cell" style:parent-style-name="Default">
      <style:map style:condition="cell-content()=&quot;&quot;" style:apply-style-name="Cellule_20_invalide" style:base-cell-address="Feuille1.C41"/>
    </style:style>
    <style:style style:name="ce567" style:family="table-cell" style:parent-style-name="Default">
      <style:map style:condition="cell-content()=&quot;&quot;" style:apply-style-name="Cellule_20_invalide" style:base-cell-address="Feuille1.C42"/>
    </style:style>
    <style:style style:name="ce568" style:family="table-cell" style:parent-style-name="Default">
      <style:map style:condition="cell-content()=&quot;&quot;" style:apply-style-name="Cellule_20_invalide" style:base-cell-address="Feuille1.C43"/>
    </style:style>
    <style:style style:name="ce569" style:family="table-cell" style:parent-style-name="Default">
      <style:map style:condition="cell-content()=&quot;&quot;" style:apply-style-name="Cellule_20_invalide" style:base-cell-address="Feuille1.C44"/>
    </style:style>
    <style:style style:name="ce570" style:family="table-cell" style:parent-style-name="Default">
      <style:map style:condition="cell-content()=&quot;&quot;" style:apply-style-name="Cellule_20_invalide" style:base-cell-address="Feuille1.C45"/>
    </style:style>
    <style:style style:name="ce573" style:family="table-cell" style:parent-style-name="Default">
      <style:map style:condition="cell-content()=&quot;&quot;" style:apply-style-name="Cellule_20_invalide" style:base-cell-address="Feuille1.C46"/>
    </style:style>
    <style:style style:name="ce585" style:family="table-cell" style:parent-style-name="Default">
      <style:map style:condition="cell-content()=&quot;&quot;" style:apply-style-name="Cellule_20_invalide" style:base-cell-address="Feuille1.C47"/>
    </style:style>
    <style:style style:name="ce589" style:family="table-cell" style:parent-style-name="Default">
      <style:map style:condition="cell-content()=&quot;&quot;" style:apply-style-name="Cellule_20_invalide" style:base-cell-address="Feuille1.C48"/>
    </style:style>
    <style:style style:name="ce590" style:family="table-cell" style:parent-style-name="Default">
      <style:map style:condition="cell-content()=&quot;&quot;" style:apply-style-name="Cellule_20_invalide" style:base-cell-address="Feuille1.C49"/>
    </style:style>
    <style:style style:name="ce591" style:family="table-cell" style:parent-style-name="Default">
      <style:map style:condition="cell-content()=&quot;&quot;" style:apply-style-name="Cellule_20_invalide" style:base-cell-address="Feuille1.C50"/>
    </style:style>
    <style:style style:name="ce595" style:family="table-cell" style:parent-style-name="Default">
      <style:map style:condition="cell-content()=&quot;&quot;" style:apply-style-name="Cellule_20_invalide" style:base-cell-address="Feuille1.C51"/>
    </style:style>
    <style:style style:name="ce596" style:family="table-cell" style:parent-style-name="Default">
      <style:map style:condition="cell-content()=&quot;&quot;" style:apply-style-name="Cellule_20_invalide" style:base-cell-address="Feuille1.C52"/>
    </style:style>
    <style:style style:name="ce597" style:family="table-cell" style:parent-style-name="Default">
      <style:map style:condition="cell-content()=&quot;&quot;" style:apply-style-name="Cellule_20_invalide" style:base-cell-address="Feuille1.C53"/>
    </style:style>
    <style:style style:name="ce601" style:family="table-cell" style:parent-style-name="Default">
      <style:map style:condition="cell-content()=&quot;&quot;" style:apply-style-name="Cellule_20_invalide" style:base-cell-address="Feuille1.C54"/>
    </style:style>
    <style:style style:name="ce606" style:family="table-cell" style:parent-style-name="Default">
      <style:map style:condition="cell-content()=&quot;&quot;" style:apply-style-name="Cellule_20_invalide" style:base-cell-address="Feuille1.C55"/>
    </style:style>
    <style:style style:name="ce622" style:family="table-cell" style:parent-style-name="Default">
      <style:map style:condition="cell-content()=&quot;&quot;" style:apply-style-name="Cellule_20_invalide" style:base-cell-address="Feuille1.C56"/>
    </style:style>
    <style:style style:name="ce627" style:family="table-cell" style:parent-style-name="Default">
      <style:map style:condition="cell-content()=&quot;&quot;" style:apply-style-name="Cellule_20_invalide" style:base-cell-address="Feuille1.C57"/>
    </style:style>
    <style:style style:name="ce628" style:family="table-cell" style:parent-style-name="Default">
      <style:map style:condition="cell-content()=&quot;&quot;" style:apply-style-name="Cellule_20_invalide" style:base-cell-address="Feuille1.C58"/>
    </style:style>
    <style:style style:name="ce629" style:family="table-cell" style:parent-style-name="Default">
      <style:map style:condition="cell-content()=&quot;&quot;" style:apply-style-name="Cellule_20_invalide" style:base-cell-address="Feuille1.C59"/>
    </style:style>
    <style:style style:name="ce630" style:family="table-cell" style:parent-style-name="Default">
      <style:map style:condition="cell-content()=&quot;&quot;" style:apply-style-name="Cellule_20_invalide" style:base-cell-address="Feuille1.C60"/>
    </style:style>
    <style:style style:name="ce653" style:family="table-cell" style:parent-style-name="Default">
      <style:map style:condition="cell-content()=&quot;&quot;" style:apply-style-name="Cellule_20_invalide" style:base-cell-address="Feuille1.C61"/>
    </style:style>
    <style:style style:name="ce654" style:family="table-cell" style:parent-style-name="Default">
      <style:map style:condition="cell-content()=&quot;&quot;" style:apply-style-name="Cellule_20_invalide" style:base-cell-address="Feuille1.C63"/>
    </style:style>
    <style:style style:name="ce655" style:family="table-cell" style:parent-style-name="Default">
      <style:map style:condition="cell-content()=&quot;&quot;" style:apply-style-name="Cellule_20_invalide" style:base-cell-address="Feuille1.C64"/>
    </style:style>
    <style:style style:name="ce656" style:family="table-cell" style:parent-style-name="Default">
      <style:map style:condition="cell-content()=&quot;&quot;" style:apply-style-name="Cellule_20_invalide" style:base-cell-address="Feuille1.C65"/>
    </style:style>
    <style:style style:name="ce668" style:family="table-cell" style:parent-style-name="Default">
      <style:map style:condition="cell-content()=&quot;&quot;" style:apply-style-name="Cellule_20_invalide" style:base-cell-address="Feuille1.C66"/>
    </style:style>
    <style:style style:name="ce684" style:family="table-cell" style:parent-style-name="Default">
      <style:map style:condition="cell-content()=&quot;&quot;" style:apply-style-name="Cellule_20_invalide" style:base-cell-address="Feuille1.C67"/>
    </style:style>
    <style:style style:name="ce687" style:family="table-cell" style:parent-style-name="Default">
      <style:map style:condition="cell-content()=&quot;&quot;" style:apply-style-name="Cellule_20_invalide" style:base-cell-address="Feuille1.C69"/>
    </style:style>
    <style:style style:name="ce689" style:family="table-cell" style:parent-style-name="Default">
      <style:map style:condition="cell-content()=&quot;&quot;" style:apply-style-name="Cellule_20_invalide" style:base-cell-address="Feuille1.C70"/>
    </style:style>
    <style:style style:name="ce690" style:family="table-cell" style:parent-style-name="Default">
      <style:map style:condition="cell-content()=&quot;&quot;" style:apply-style-name="Cellule_20_invalide" style:base-cell-address="Feuille1.C71"/>
    </style:style>
    <style:style style:name="ce691" style:family="table-cell" style:parent-style-name="Default">
      <style:map style:condition="cell-content()=&quot;&quot;" style:apply-style-name="Cellule_20_invalide" style:base-cell-address="Feuille1.C72"/>
    </style:style>
    <style:style style:name="ce692" style:family="table-cell" style:parent-style-name="Default">
      <style:map style:condition="cell-content()=&quot;&quot;" style:apply-style-name="Cellule_20_invalide" style:base-cell-address="Feuille1.C73"/>
    </style:style>
    <style:style style:name="ce693" style:family="table-cell" style:parent-style-name="Default">
      <style:map style:condition="cell-content()=&quot;&quot;" style:apply-style-name="Cellule_20_invalide" style:base-cell-address="Feuille1.C74"/>
    </style:style>
    <style:style style:name="ce694" style:family="table-cell" style:parent-style-name="Default">
      <style:map style:condition="cell-content()=&quot;&quot;" style:apply-style-name="Cellule_20_invalide" style:base-cell-address="Feuille1.C75"/>
    </style:style>
    <style:style style:name="ce695" style:family="table-cell" style:parent-style-name="Default">
      <style:map style:condition="cell-content()=&quot;&quot;" style:apply-style-name="Cellule_20_invalide" style:base-cell-address="Feuille1.C76"/>
    </style:style>
    <style:style style:name="ce696" style:family="table-cell" style:parent-style-name="Default">
      <style:map style:condition="cell-content()=&quot;&quot;" style:apply-style-name="Cellule_20_invalide" style:base-cell-address="Feuille1.C77"/>
    </style:style>
    <style:style style:name="ce697" style:family="table-cell" style:parent-style-name="Default">
      <style:map style:condition="cell-content()=&quot;&quot;" style:apply-style-name="Cellule_20_invalide" style:base-cell-address="Feuille1.C78"/>
    </style:style>
    <style:style style:name="ce698" style:family="table-cell" style:parent-style-name="Default">
      <style:map style:condition="cell-content()=&quot;&quot;" style:apply-style-name="Cellule_20_invalide" style:base-cell-address="Feuille1.C79"/>
    </style:style>
    <style:style style:name="ce699" style:family="table-cell" style:parent-style-name="Default">
      <style:map style:condition="cell-content()=&quot;&quot;" style:apply-style-name="Cellule_20_invalide" style:base-cell-address="Feuille1.C80"/>
    </style:style>
    <style:style style:name="ce700" style:family="table-cell" style:parent-style-name="Default">
      <style:map style:condition="cell-content()=&quot;&quot;" style:apply-style-name="Cellule_20_invalide" style:base-cell-address="Feuille1.C81"/>
    </style:style>
    <style:style style:name="ce704" style:family="table-cell" style:parent-style-name="Default">
      <style:map style:condition="cell-content()=&quot;&quot;" style:apply-style-name="Cellule_20_invalide" style:base-cell-address="Feuille1.C83"/>
    </style:style>
    <style:style style:name="ce705" style:family="table-cell" style:parent-style-name="Default">
      <style:map style:condition="cell-content()=&quot;&quot;" style:apply-style-name="Cellule_20_invalide" style:base-cell-address="Feuille1.C84"/>
    </style:style>
    <style:style style:name="ce706" style:family="table-cell" style:parent-style-name="Default">
      <style:map style:condition="cell-content()=&quot;&quot;" style:apply-style-name="Cellule_20_invalide" style:base-cell-address="Feuille1.C85"/>
    </style:style>
    <style:style style:name="ce798" style:family="table-cell" style:parent-style-name="Default">
      <style:map style:condition="cell-content()=&quot;&quot;" style:apply-style-name="Cellule_20_invalide" style:base-cell-address="Feuille1.C86"/>
    </style:style>
    <style:style style:name="ce796" style:family="table-cell" style:parent-style-name="Default">
      <style:map style:condition="cell-content()=&quot;&quot;" style:apply-style-name="Cellule_20_invalide" style:base-cell-address="Feuille1.C87"/>
    </style:style>
    <style:style style:name="ce809" style:family="table-cell" style:parent-style-name="Default">
      <style:map style:condition="cell-content()=&quot;&quot;" style:apply-style-name="Cellule_20_invalide" style:base-cell-address="Feuille1.C88"/>
    </style:style>
    <style:style style:name="ce817" style:family="table-cell" style:parent-style-name="Default">
      <style:map style:condition="cell-content()=&quot;&quot;" style:apply-style-name="Cellule_20_invalide" style:base-cell-address="Feuille1.C89"/>
    </style:style>
    <style:style style:name="ce818" style:family="table-cell" style:parent-style-name="Default">
      <style:map style:condition="cell-content()=&quot;&quot;" style:apply-style-name="Cellule_20_invalide" style:base-cell-address="Feuille1.C90"/>
    </style:style>
    <style:style style:name="ce838" style:family="table-cell" style:parent-style-name="Default">
      <style:map style:condition="cell-content()=&quot;&quot;" style:apply-style-name="Cellule_20_invalide" style:base-cell-address="Feuille1.C91"/>
    </style:style>
    <style:style style:name="ce839" style:family="table-cell" style:parent-style-name="Default">
      <style:map style:condition="cell-content()=&quot;&quot;" style:apply-style-name="Cellule_20_invalide" style:base-cell-address="Feuille1.C92"/>
    </style:style>
    <style:style style:name="ce859" style:family="table-cell" style:parent-style-name="Default">
      <style:map style:condition="cell-content()=&quot;&quot;" style:apply-style-name="Cellule_20_invalide" style:base-cell-address="Feuille1.C93"/>
    </style:style>
    <style:style style:name="ce860" style:family="table-cell" style:parent-style-name="Default">
      <style:map style:condition="cell-content()=&quot;&quot;" style:apply-style-name="Cellule_20_invalide" style:base-cell-address="Feuille1.C94"/>
    </style:style>
    <style:style style:name="ce871" style:family="table-cell" style:parent-style-name="Default">
      <style:map style:condition="cell-content()=&quot;&quot;" style:apply-style-name="Cellule_20_invalide" style:base-cell-address="Feuille1.C95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3"/>
    </style:style>
    <style:style style:name="ce7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B4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21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69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0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1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2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3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4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6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8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9"/>
    </style:style>
    <style:style style:name="ce5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3"/>
    </style:style>
    <style:style style:name="ce5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4"/>
    </style:style>
    <style:style style:name="ce5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5"/>
    </style:style>
    <style:style style:name="ce8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6"/>
    </style:style>
    <style:style style:name="ce8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7"/>
    </style:style>
    <style:style style:name="ce8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8"/>
    </style:style>
    <style:style style:name="ce8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9"/>
    </style:style>
    <style:style style:name="ce8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90"/>
    </style:style>
    <style:style style:name="ce8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91"/>
    </style:style>
    <style:style style:name="ce8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B92"/>
    </style:style>
    <style:style style:name="ce8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93"/>
    </style:style>
    <style:style style:name="ce8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B94"/>
    </style:style>
    <style:style style:name="ce9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95"/>
    </style:style>
    <style:style style:name="ce9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2"/>
    </style:style>
    <style:style style:name="ce68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82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4"/>
    </style:style>
    <style:style style:name="ce69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]=0)" style:apply-style-name="Cellule_20_grisée" style:base-cell-address="Feuille1.G6"/>
      <style:map style:condition="is-true-formula(AND([.F6]&lt;&gt;0;[.G6]=&quot;&quot;))" style:apply-style-name="Cellule_20_invalide" style:base-cell-address="Feuille1.G6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]=0)" style:apply-style-name="Cellule_20_grisée" style:base-cell-address="Feuille1.G7"/>
      <style:map style:condition="is-true-formula(AND([.F7]&lt;&gt;0;[.G7]=&quot;&quot;))" style:apply-style-name="Cellule_20_invalide" style:base-cell-address="Feuille1.G7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]=0)" style:apply-style-name="Cellule_20_grisée" style:base-cell-address="Feuille1.G8"/>
      <style:map style:condition="is-true-formula(AND([.F8]&lt;&gt;0;[.G8]=&quot;&quot;))" style:apply-style-name="Cellule_20_invalide" style:base-cell-address="Feuille1.G8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]=0)" style:apply-style-name="Cellule_20_grisée" style:base-cell-address="Feuille1.G9"/>
      <style:map style:condition="is-true-formula(AND([.F9]&lt;&gt;0;[.G9]=&quot;&quot;))" style:apply-style-name="Cellule_20_invalide" style:base-cell-address="Feuille1.G9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0]=0)" style:apply-style-name="Cellule_20_grisée" style:base-cell-address="Feuille1.G10"/>
      <style:map style:condition="is-true-formula(AND([.F10]&lt;&gt;0;[.G10]=&quot;&quot;))" style:apply-style-name="Cellule_20_invalide" style:base-cell-address="Feuille1.G10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1]=0)" style:apply-style-name="Cellule_20_grisée" style:base-cell-address="Feuille1.G11"/>
      <style:map style:condition="is-true-formula(AND([.F11]&lt;&gt;0;[.G11]=&quot;&quot;))" style:apply-style-name="Cellule_20_invalide" style:base-cell-address="Feuille1.G11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2]=0)" style:apply-style-name="Cellule_20_grisée" style:base-cell-address="Feuille1.G12"/>
      <style:map style:condition="is-true-formula(AND([.F12]&lt;&gt;0;[.G12]=&quot;&quot;))" style:apply-style-name="Cellule_20_invalide" style:base-cell-address="Feuille1.G12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3]=0)" style:apply-style-name="Cellule_20_grisée" style:base-cell-address="Feuille1.G13"/>
      <style:map style:condition="is-true-formula(AND([.F13]&lt;&gt;0;[.G13]=&quot;&quot;))" style:apply-style-name="Cellule_20_invalide" style:base-cell-address="Feuille1.G13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4]=0)" style:apply-style-name="Cellule_20_grisée" style:base-cell-address="Feuille1.G14"/>
      <style:map style:condition="is-true-formula(AND([.F14]&lt;&gt;0;[.G14]=&quot;&quot;))" style:apply-style-name="Cellule_20_invalide" style:base-cell-address="Feuille1.G14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5]=0)" style:apply-style-name="Cellule_20_grisée" style:base-cell-address="Feuille1.G15"/>
      <style:map style:condition="is-true-formula(AND([.F15]&lt;&gt;0;[.G15]=&quot;&quot;))" style:apply-style-name="Cellule_20_invalide" style:base-cell-address="Feuille1.G15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6]=0)" style:apply-style-name="Cellule_20_grisée" style:base-cell-address="Feuille1.G16"/>
      <style:map style:condition="is-true-formula(AND([.F16]&lt;&gt;0;[.G16]=&quot;&quot;))" style:apply-style-name="Cellule_20_invalide" style:base-cell-address="Feuille1.G16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7]=0)" style:apply-style-name="Cellule_20_grisée" style:base-cell-address="Feuille1.G17"/>
      <style:map style:condition="is-true-formula(AND([.F17]&lt;&gt;0;[.G17]=&quot;&quot;))" style:apply-style-name="Cellule_20_invalide" style:base-cell-address="Feuille1.G17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8]=0)" style:apply-style-name="Cellule_20_grisée" style:base-cell-address="Feuille1.G18"/>
      <style:map style:condition="is-true-formula(AND([.F18]&lt;&gt;0;[.G18]=&quot;&quot;))" style:apply-style-name="Cellule_20_invalide" style:base-cell-address="Feuille1.G18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9]=0)" style:apply-style-name="Cellule_20_grisée" style:base-cell-address="Feuille1.G19"/>
      <style:map style:condition="is-true-formula(AND([.F19]&lt;&gt;0;[.G19]=&quot;&quot;))" style:apply-style-name="Cellule_20_invalide" style:base-cell-address="Feuille1.G19"/>
    </style:style>
    <style:style style:name="ce5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0]=0)" style:apply-style-name="Cellule_20_grisée" style:base-cell-address="Feuille1.G20"/>
      <style:map style:condition="is-true-formula(AND([.F20]&lt;&gt;0;[.G20]=&quot;&quot;))" style:apply-style-name="Cellule_20_invalide" style:base-cell-address="Feuille1.G20"/>
    </style:style>
    <style:style style:name="ce5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1]=0)" style:apply-style-name="Cellule_20_grisée" style:base-cell-address="Feuille1.G21"/>
      <style:map style:condition="is-true-formula(AND([.F21]&lt;&gt;0;[.G21]=&quot;&quot;))" style:apply-style-name="Cellule_20_invalide" style:base-cell-address="Feuille1.G21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2]=0)" style:apply-style-name="Cellule_20_grisée" style:base-cell-address="Feuille1.G22"/>
      <style:map style:condition="is-true-formula(AND([.F22]&lt;&gt;0;[.G22]=&quot;&quot;))" style:apply-style-name="Cellule_20_invalide" style:base-cell-address="Feuille1.G22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3]=0)" style:apply-style-name="Cellule_20_grisée" style:base-cell-address="Feuille1.G23"/>
      <style:map style:condition="is-true-formula(AND([.F23]&lt;&gt;0;[.G23]=&quot;&quot;))" style:apply-style-name="Cellule_20_invalide" style:base-cell-address="Feuille1.G23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4]=0)" style:apply-style-name="Cellule_20_grisée" style:base-cell-address="Feuille1.G24"/>
      <style:map style:condition="is-true-formula(AND([.F24]&lt;&gt;0;[.G24]=&quot;&quot;))" style:apply-style-name="Cellule_20_invalide" style:base-cell-address="Feuille1.G24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5]=0)" style:apply-style-name="Cellule_20_grisée" style:base-cell-address="Feuille1.G25"/>
      <style:map style:condition="is-true-formula(AND([.F25]&lt;&gt;0;[.G25]=&quot;&quot;))" style:apply-style-name="Cellule_20_invalide" style:base-cell-address="Feuille1.G25"/>
    </style:style>
    <style:style style:name="ce91" style:family="table-cell" style:parent-style-name="Default" style:data-style-name="N0"/>
    <style:style style:name="ce9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9]=0)" style:apply-style-name="Cellule_20_grisée" style:base-cell-address="Feuille1.G29"/>
      <style:map style:condition="is-true-formula(AND([.F29]&lt;&gt;0;[.G29]=&quot;&quot;))" style:apply-style-name="Cellule_20_invalide" style:base-cell-address="Feuille1.G29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0]=0)" style:apply-style-name="Cellule_20_grisée" style:base-cell-address="Feuille1.G30"/>
      <style:map style:condition="is-true-formula(AND([.F30]&lt;&gt;0;[.G30]=&quot;&quot;))" style:apply-style-name="Cellule_20_invalide" style:base-cell-address="Feuille1.G30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1]=0)" style:apply-style-name="Cellule_20_grisée" style:base-cell-address="Feuille1.G31"/>
      <style:map style:condition="is-true-formula(AND([.F31]&lt;&gt;0;[.G31]=&quot;&quot;))" style:apply-style-name="Cellule_20_invalide" style:base-cell-address="Feuille1.G31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2]=0)" style:apply-style-name="Cellule_20_grisée" style:base-cell-address="Feuille1.G32"/>
      <style:map style:condition="is-true-formula(AND([.F32]&lt;&gt;0;[.G32]=&quot;&quot;))" style:apply-style-name="Cellule_20_invalide" style:base-cell-address="Feuille1.G32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3]=0)" style:apply-style-name="Cellule_20_grisée" style:base-cell-address="Feuille1.G33"/>
      <style:map style:condition="is-true-formula(AND([.F33]&lt;&gt;0;[.G33]=&quot;&quot;))" style:apply-style-name="Cellule_20_invalide" style:base-cell-address="Feuille1.G33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5]=0)" style:apply-style-name="Cellule_20_grisée" style:base-cell-address="Feuille1.G35"/>
      <style:map style:condition="is-true-formula(AND([.F35]&lt;&gt;0;[.G35]=&quot;&quot;))" style:apply-style-name="Cellule_20_invalide" style:base-cell-address="Feuille1.G35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6]=0)" style:apply-style-name="Cellule_20_grisée" style:base-cell-address="Feuille1.G36"/>
      <style:map style:condition="is-true-formula(AND([.F36]&lt;&gt;0;[.G36]=&quot;&quot;))" style:apply-style-name="Cellule_20_invalide" style:base-cell-address="Feuille1.G36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7]=0)" style:apply-style-name="Cellule_20_grisée" style:base-cell-address="Feuille1.G37"/>
      <style:map style:condition="is-true-formula(AND([.F37]&lt;&gt;0;[.G37]=&quot;&quot;))" style:apply-style-name="Cellule_20_invalide" style:base-cell-address="Feuille1.G37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9]=0)" style:apply-style-name="Cellule_20_grisée" style:base-cell-address="Feuille1.G39"/>
      <style:map style:condition="is-true-formula(AND([.F39]&lt;&gt;0;[.G39]=&quot;&quot;))" style:apply-style-name="Cellule_20_invalide" style:base-cell-address="Feuille1.G39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0]=0)" style:apply-style-name="Cellule_20_grisée" style:base-cell-address="Feuille1.G40"/>
      <style:map style:condition="is-true-formula(AND([.F40]&lt;&gt;0;[.G40]=&quot;&quot;))" style:apply-style-name="Cellule_20_invalide" style:base-cell-address="Feuille1.G40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1]=0)" style:apply-style-name="Cellule_20_grisée" style:base-cell-address="Feuille1.G41"/>
      <style:map style:condition="is-true-formula(AND([.F41]&lt;&gt;0;[.G41]=&quot;&quot;))" style:apply-style-name="Cellule_20_invalide" style:base-cell-address="Feuille1.G41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2]=0)" style:apply-style-name="Cellule_20_grisée" style:base-cell-address="Feuille1.G42"/>
      <style:map style:condition="is-true-formula(AND([.F42]&lt;&gt;0;[.G42]=&quot;&quot;))" style:apply-style-name="Cellule_20_invalide" style:base-cell-address="Feuille1.G42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4]=0)" style:apply-style-name="Cellule_20_grisée" style:base-cell-address="Feuille1.G44"/>
      <style:map style:condition="is-true-formula(AND([.F44]&lt;&gt;0;[.G44]=&quot;&quot;))" style:apply-style-name="Cellule_20_invalide" style:base-cell-address="Feuille1.G44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5]=0)" style:apply-style-name="Cellule_20_grisée" style:base-cell-address="Feuille1.G45"/>
      <style:map style:condition="is-true-formula(AND([.F45]&lt;&gt;0;[.G45]=&quot;&quot;))" style:apply-style-name="Cellule_20_invalide" style:base-cell-address="Feuille1.G45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6]=0)" style:apply-style-name="Cellule_20_grisée" style:base-cell-address="Feuille1.G46"/>
      <style:map style:condition="is-true-formula(AND([.F46]&lt;&gt;0;[.G46]=&quot;&quot;))" style:apply-style-name="Cellule_20_invalide" style:base-cell-address="Feuille1.G46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7]=0)" style:apply-style-name="Cellule_20_grisée" style:base-cell-address="Feuille1.G47"/>
      <style:map style:condition="is-true-formula(AND([.F47]&lt;&gt;0;[.G47]=&quot;&quot;))" style:apply-style-name="Cellule_20_invalide" style:base-cell-address="Feuille1.G47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8]=0)" style:apply-style-name="Cellule_20_grisée" style:base-cell-address="Feuille1.G48"/>
      <style:map style:condition="is-true-formula(AND([.F48]&lt;&gt;0;[.G48]=&quot;&quot;))" style:apply-style-name="Cellule_20_invalide" style:base-cell-address="Feuille1.G48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9]=0)" style:apply-style-name="Cellule_20_grisée" style:base-cell-address="Feuille1.G49"/>
      <style:map style:condition="is-true-formula(AND([.F49]&lt;&gt;0;[.G49]=&quot;&quot;))" style:apply-style-name="Cellule_20_invalide" style:base-cell-address="Feuille1.G49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1]=0)" style:apply-style-name="Cellule_20_grisée" style:base-cell-address="Feuille1.G51"/>
      <style:map style:condition="is-true-formula(AND([.F51]&lt;&gt;0;[.G51]=&quot;&quot;))" style:apply-style-name="Cellule_20_invalide" style:base-cell-address="Feuille1.G51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2]=0)" style:apply-style-name="Cellule_20_grisée" style:base-cell-address="Feuille1.G52"/>
      <style:map style:condition="is-true-formula(AND([.F52]&lt;&gt;0;[.G52]=&quot;&quot;))" style:apply-style-name="Cellule_20_invalide" style:base-cell-address="Feuille1.G52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3]=0)" style:apply-style-name="Cellule_20_grisée" style:base-cell-address="Feuille1.G53"/>
      <style:map style:condition="is-true-formula(AND([.F53]&lt;&gt;0;[.G53]=&quot;&quot;))" style:apply-style-name="Cellule_20_invalide" style:base-cell-address="Feuille1.G53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4]=0)" style:apply-style-name="Cellule_20_grisée" style:base-cell-address="Feuille1.G54"/>
      <style:map style:condition="is-true-formula(AND([.F54]&lt;&gt;0;[.G54]=&quot;&quot;))" style:apply-style-name="Cellule_20_invalide" style:base-cell-address="Feuille1.G54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5]=0)" style:apply-style-name="Cellule_20_grisée" style:base-cell-address="Feuille1.G55"/>
      <style:map style:condition="is-true-formula(AND([.F55]&lt;&gt;0;[.G55]=&quot;&quot;))" style:apply-style-name="Cellule_20_invalide" style:base-cell-address="Feuille1.G55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7]=0)" style:apply-style-name="Cellule_20_grisée" style:base-cell-address="Feuille1.G57"/>
      <style:map style:condition="is-true-formula(AND([.F57]&lt;&gt;0;[.G57]=&quot;&quot;))" style:apply-style-name="Cellule_20_invalide" style:base-cell-address="Feuille1.G57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8]=0)" style:apply-style-name="Cellule_20_grisée" style:base-cell-address="Feuille1.G58"/>
      <style:map style:condition="is-true-formula(AND([.F58]&lt;&gt;0;[.G58]=&quot;&quot;))" style:apply-style-name="Cellule_20_invalide" style:base-cell-address="Feuille1.G58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0]=0)" style:apply-style-name="Cellule_20_grisée" style:base-cell-address="Feuille1.G60"/>
      <style:map style:condition="is-true-formula(AND([.F60]&lt;&gt;0;[.G60]=&quot;&quot;))" style:apply-style-name="Cellule_20_invalide" style:base-cell-address="Feuille1.G60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1]=0)" style:apply-style-name="Cellule_20_grisée" style:base-cell-address="Feuille1.G61"/>
      <style:map style:condition="is-true-formula(AND([.F61]&lt;&gt;0;[.G61]=&quot;&quot;))" style:apply-style-name="Cellule_20_invalide" style:base-cell-address="Feuille1.G61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4]=0)" style:apply-style-name="Cellule_20_grisée" style:base-cell-address="Feuille1.G64"/>
      <style:map style:condition="is-true-formula(AND([.F64]&lt;&gt;0;[.G64]=&quot;&quot;))" style:apply-style-name="Cellule_20_invalide" style:base-cell-address="Feuille1.G64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9]=0)" style:apply-style-name="Cellule_20_grisée" style:base-cell-address="Feuille1.G69"/>
      <style:map style:condition="is-true-formula(AND([.F69]&lt;&gt;0;[.G69]=&quot;&quot;))" style:apply-style-name="Cellule_20_invalide" style:base-cell-address="Feuille1.G69"/>
    </style:style>
    <style:style style:name="ce102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4]=0)" style:apply-style-name="Cellule_20_grisée" style:base-cell-address="Feuille1.G74"/>
      <style:map style:condition="is-true-formula(AND([.F74]&lt;&gt;0;[.G74]=&quot;&quot;))" style:apply-style-name="Cellule_20_invalide" style:base-cell-address="Feuille1.G74"/>
    </style:style>
    <style:style style:name="ce55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5]=0)" style:apply-style-name="Cellule_20_grisée" style:base-cell-address="Feuille1.G75"/>
      <style:map style:condition="is-true-formula(AND([.F75]&lt;&gt;0;[.G75]=&quot;&quot;))" style:apply-style-name="Cellule_20_invalide" style:base-cell-address="Feuille1.G75"/>
    </style:style>
    <style:style style:name="ce55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6]=0)" style:apply-style-name="Cellule_20_grisée" style:base-cell-address="Feuille1.G76"/>
      <style:map style:condition="is-true-formula(AND([.F76]&lt;&gt;0;[.G76]=&quot;&quot;))" style:apply-style-name="Cellule_20_invalide" style:base-cell-address="Feuille1.G76"/>
    </style:style>
    <style:style style:name="ce55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7]=0)" style:apply-style-name="Cellule_20_grisée" style:base-cell-address="Feuille1.G77"/>
      <style:map style:condition="is-true-formula(AND([.F77]&lt;&gt;0;[.G77]=&quot;&quot;))" style:apply-style-name="Cellule_20_invalide" style:base-cell-address="Feuille1.G77"/>
    </style:style>
    <style:style style:name="ce6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9]=0)" style:apply-style-name="Cellule_20_grisée" style:base-cell-address="Feuille1.G79"/>
      <style:map style:condition="is-true-formula(AND([.F79]&lt;&gt;0;[.G79]=&quot;&quot;))" style:apply-style-name="Cellule_20_invalide" style:base-cell-address="Feuille1.G79"/>
    </style:style>
    <style:style style:name="ce6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0]=0)" style:apply-style-name="Cellule_20_grisée" style:base-cell-address="Feuille1.G80"/>
      <style:map style:condition="is-true-formula(AND([.F80]&lt;&gt;0;[.G80]=&quot;&quot;))" style:apply-style-name="Cellule_20_invalide" style:base-cell-address="Feuille1.G80"/>
    </style:style>
    <style:style style:name="ce9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4]=0)" style:apply-style-name="Cellule_20_grisée" style:base-cell-address="Feuille1.G84"/>
      <style:map style:condition="is-true-formula(AND([.F84]&lt;&gt;0;[.G84]=&quot;&quot;))" style:apply-style-name="Cellule_20_invalide" style:base-cell-address="Feuille1.G84"/>
    </style:style>
    <style:style style:name="ce236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9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"/>
    </style:style>
    <style:style style:name="ce1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1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5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5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57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57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57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57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5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5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5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5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5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5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1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5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5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5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7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6"/>
    </style:style>
    <style:style style:name="ce7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7"/>
    </style:style>
    <style:style style:name="ce7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8"/>
    </style:style>
    <style:style style:name="ce5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9"/>
    </style:style>
    <style:style style:name="ce5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0"/>
    </style:style>
    <style:style style:name="ce5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1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1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7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4"/>
    </style:style>
    <style:style style:name="ce5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5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6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7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6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6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1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3"/>
    </style:style>
    <style:style style:name="ce6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4"/>
    </style:style>
    <style:style style:name="ce6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5"/>
    </style:style>
    <style:style style:name="ce6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6"/>
    </style:style>
    <style:style style:name="ce6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7"/>
    </style:style>
    <style:style style:name="ce6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8"/>
    </style:style>
    <style:style style:name="ce6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9"/>
    </style:style>
    <style:style style:name="ce6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6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6"/>
    </style:style>
    <style:style style:name="ce6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7"/>
    </style:style>
    <style:style style:name="ce6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1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6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1"/>
    </style:style>
    <style:style style:name="ce14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3"/>
    </style:style>
    <style:style style:name="ce14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4"/>
    </style:style>
    <style:style style:name="ce74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5"/>
    </style:style>
    <style:style style:name="ce74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6"/>
    </style:style>
    <style:style style:name="ce74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7"/>
    </style:style>
    <style:style style:name="ce7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9"/>
    </style:style>
    <style:style style:name="ce74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1"/>
    </style:style>
    <style:style style:name="ce76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4"/>
    </style:style>
    <style:style style:name="ce76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5"/>
    </style:style>
    <style:style style:name="ce7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6"/>
    </style:style>
    <style:style style:name="ce76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7"/>
    </style:style>
    <style:style style:name="ce7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8"/>
    </style:style>
    <style:style style:name="ce76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9"/>
    </style:style>
    <style:style style:name="ce75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0"/>
    </style:style>
    <style:style style:name="ce76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1"/>
    </style:style>
    <style:style style:name="ce8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3"/>
    </style:style>
    <style:style style:name="ce8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4"/>
    </style:style>
    <style:style style:name="ce8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5"/>
    </style:style>
    <style:style style:name="ce105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6"/>
    </style:style>
    <style:style style:name="ce105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7"/>
    </style:style>
    <style:style style:name="ce106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8"/>
    </style:style>
    <style:style style:name="ce114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9"/>
    </style:style>
    <style:style style:name="ce10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0"/>
    </style:style>
    <style:style style:name="ce11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1"/>
    </style:style>
    <style:style style:name="ce11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2"/>
    </style:style>
    <style:style style:name="ce11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3"/>
    </style:style>
    <style:style style:name="ce113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4"/>
    </style:style>
    <style:style style:name="ce116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5"/>
    </style:style>
    <style:style style:name="ce92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"/>
    </style:style>
    <style:style style:name="ce63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63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63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63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635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636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63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638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639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64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64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642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643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644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645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646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1"/>
    </style:style>
    <style:style style:name="ce64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648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649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65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65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6"/>
    </style:style>
    <style:style style:name="ce652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7"/>
    </style:style>
    <style:style style:name="ce15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8"/>
    </style:style>
    <style:style style:name="ce15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9"/>
    </style:style>
    <style:style style:name="ce15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0"/>
    </style:style>
    <style:style style:name="ce15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1"/>
    </style:style>
    <style:style style:name="ce65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65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659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4"/>
    </style:style>
    <style:style style:name="ce66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66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662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663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8"/>
    </style:style>
    <style:style style:name="ce664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6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66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156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3"/>
    </style:style>
    <style:style style:name="ce669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4"/>
    </style:style>
    <style:style style:name="ce67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5"/>
    </style:style>
    <style:style style:name="ce67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6"/>
    </style:style>
    <style:style style:name="ce67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7"/>
    </style:style>
    <style:style style:name="ce67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8"/>
    </style:style>
    <style:style style:name="ce67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9"/>
    </style:style>
    <style:style style:name="ce675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676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77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7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79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8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81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6"/>
    </style:style>
    <style:style style:name="ce68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7"/>
    </style:style>
    <style:style style:name="ce683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158" style:family="table-cell" style:parent-style-name="Default" style:data-style-name="N0">
      <style:table-cell-properties fo:background-color="#ef413d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8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68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1"/>
    </style:style>
    <style:style style:name="ce159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3"/>
    </style:style>
    <style:style style:name="ce688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4"/>
    </style:style>
    <style:style style:name="ce16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5"/>
    </style:style>
    <style:style style:name="ce16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6"/>
    </style:style>
    <style:style style:name="ce162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7"/>
    </style:style>
    <style:style style:name="ce163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9"/>
    </style:style>
    <style:style style:name="ce164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0"/>
    </style:style>
    <style:style style:name="ce7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1"/>
    </style:style>
    <style:style style:name="ce776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2"/>
    </style:style>
    <style:style style:name="ce779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3"/>
    </style:style>
    <style:style style:name="ce80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4"/>
    </style:style>
    <style:style style:name="ce80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5"/>
    </style:style>
    <style:style style:name="ce80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6"/>
    </style:style>
    <style:style style:name="ce80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7"/>
    </style:style>
    <style:style style:name="ce827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8"/>
    </style:style>
    <style:style style:name="ce85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9"/>
    </style:style>
    <style:style style:name="ce851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0"/>
    </style:style>
    <style:style style:name="ce852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1"/>
    </style:style>
    <style:style style:name="ce9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3"/>
    </style:style>
    <style:style style:name="ce94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4"/>
    </style:style>
    <style:style style:name="ce9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5"/>
    </style:style>
    <style:style style:name="ce117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6"/>
    </style:style>
    <style:style style:name="ce1179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7"/>
    </style:style>
    <style:style style:name="ce1175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8"/>
    </style:style>
    <style:style style:name="ce1259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9"/>
    </style:style>
    <style:style style:name="ce1191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0"/>
    </style:style>
    <style:style style:name="ce126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1"/>
    </style:style>
    <style:style style:name="ce1265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2"/>
    </style:style>
    <style:style style:name="ce1266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3"/>
    </style:style>
    <style:style style:name="ce1247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4"/>
    </style:style>
    <style:style style:name="ce12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5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"/>
    </style:style>
    <style:style style:name="ce11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2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3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4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5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6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7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8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9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0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1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2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3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4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5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6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7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8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9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0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1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2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3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4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5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6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7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8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9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0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1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2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3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4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5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6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7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8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9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0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1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2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3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4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5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6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7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8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9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0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1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3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4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5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6"/>
    </style:style>
    <style:style style:name="ce9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7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9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0"/>
    </style:style>
    <style:style style:name="ce8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1"/>
    </style:style>
    <style:style style:name="ce8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4"/>
    </style:style>
    <style:style style:name="ce8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5"/>
    </style:style>
    <style:style style:name="ce8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6"/>
    </style:style>
    <style:style style:name="ce8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7"/>
    </style:style>
    <style:style style:name="ce9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8"/>
    </style:style>
    <style:style style:name="ce9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9"/>
    </style:style>
    <style:style style:name="ce9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0"/>
    </style:style>
    <style:style style:name="ce9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1"/>
    </style:style>
    <style:style style:name="ce10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3"/>
    </style:style>
    <style:style style:name="ce10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4"/>
    </style:style>
    <style:style style:name="ce10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5"/>
    </style:style>
    <style:style style:name="ce12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6"/>
    </style:style>
    <style:style style:name="ce12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7"/>
    </style:style>
    <style:style style:name="ce12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8"/>
    </style:style>
    <style:style style:name="ce13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9"/>
    </style:style>
    <style:style style:name="ce13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0"/>
    </style:style>
    <style:style style:name="ce16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1"/>
    </style:style>
    <style:style style:name="ce16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2"/>
    </style:style>
    <style:style style:name="ce16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3"/>
    </style:style>
    <style:style style:name="ce16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4"/>
    </style:style>
    <style:style style:name="ce16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5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3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43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K2"/>
    </style:style>
    <style:style style:name="ce9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7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9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0"/>
    </style:style>
    <style:style style:name="ce8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1"/>
    </style:style>
    <style:style style:name="ce9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4"/>
    </style:style>
    <style:style style:name="ce9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5"/>
    </style:style>
    <style:style style:name="ce9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6"/>
    </style:style>
    <style:style style:name="ce9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7"/>
    </style:style>
    <style:style style:name="ce9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8"/>
    </style:style>
    <style:style style:name="ce10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0"/>
    </style:style>
    <style:style style:name="ce10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1"/>
    </style:style>
    <style:style style:name="ce10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3"/>
    </style:style>
    <style:style style:name="ce12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6"/>
    </style:style>
    <style:style style:name="ce12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7"/>
    </style:style>
    <style:style style:name="ce13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8"/>
    </style:style>
    <style:style style:name="ce13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9"/>
    </style:style>
    <style:style style:name="ce13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0"/>
    </style:style>
    <style:style style:name="ce16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1"/>
    </style:style>
    <style:style style:name="ce16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2"/>
    </style:style>
    <style:style style:name="ce166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3"/>
    </style:style>
    <style:style style:name="ce16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4"/>
    </style:style>
    <style:style style:name="ce16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5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67"/>
    </style:style>
    <style:style style:name="ce9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5"/>
    </style:style>
    <style:style style:name="ce9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6"/>
    </style:style>
    <style:style style:name="ce9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7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3]=0)" style:apply-style-name="Cellule_20_grisée" style:base-cell-address="Feuille1.M3"/>
    </style:style>
    <style:style style:name="ce12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4"/>
    </style:style>
    <style:style style:name="ce7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0"/>
    </style:style>
    <style:style style:name="ce7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1"/>
    </style:style>
    <style:style style:name="ce131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2"/>
    </style:style>
    <style:style style:name="ce131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3"/>
    </style:style>
    <style:style style:name="ce132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4"/>
    </style:style>
    <style:style style:name="ce132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5"/>
    </style:style>
    <style:style style:name="ce10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7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9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0"/>
    </style:style>
    <style:style style:name="ce8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1"/>
    </style:style>
    <style:style style:name="ce9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4"/>
    </style:style>
    <style:style style:name="ce93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5"/>
    </style:style>
    <style:style style:name="ce9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6"/>
    </style:style>
    <style:style style:name="ce9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7"/>
    </style:style>
    <style:style style:name="ce97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8"/>
    </style:style>
    <style:style style:name="ce10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9"/>
    </style:style>
    <style:style style:name="ce11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3"/>
    </style:style>
    <style:style style:name="ce11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4"/>
    </style:style>
    <style:style style:name="ce110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5"/>
    </style:style>
    <style:style style:name="ce130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6"/>
    </style:style>
    <style:style style:name="ce131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7"/>
    </style:style>
    <style:style style:name="ce132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8"/>
    </style:style>
    <style:style style:name="ce162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9"/>
    </style:style>
    <style:style style:name="ce162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0"/>
    </style:style>
    <style:style style:name="ce16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1"/>
    </style:style>
    <style:style style:name="ce16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2"/>
    </style:style>
    <style:style style:name="ce17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3"/>
    </style:style>
    <style:style style:name="ce170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4"/>
    </style:style>
    <style:style style:name="ce173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5"/>
    </style:style>
    <style:style style:name="ce134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"/>
    </style:style>
    <style:style style:name="ce134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"/>
    </style:style>
    <style:style style:name="ce134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"/>
    </style:style>
    <style:style style:name="ce134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"/>
    </style:style>
    <style:style style:name="ce134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"/>
    </style:style>
    <style:style style:name="ce13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"/>
    </style:style>
    <style:style style:name="ce135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1"/>
    </style:style>
    <style:style style:name="ce135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2"/>
    </style:style>
    <style:style style:name="ce13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3"/>
    </style:style>
    <style:style style:name="ce13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4"/>
    </style:style>
    <style:style style:name="ce135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5"/>
    </style:style>
    <style:style style:name="ce135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6"/>
    </style:style>
    <style:style style:name="ce136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7"/>
    </style:style>
    <style:style style:name="ce13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8"/>
    </style:style>
    <style:style style:name="ce136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9"/>
    </style:style>
    <style:style style:name="ce13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0"/>
    </style:style>
    <style:style style:name="ce13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1"/>
    </style:style>
    <style:style style:name="ce137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2"/>
    </style:style>
    <style:style style:name="ce145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3"/>
    </style:style>
    <style:style style:name="ce145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4"/>
    </style:style>
    <style:style style:name="ce145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5"/>
    </style:style>
    <style:style style:name="ce146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6"/>
    </style:style>
    <style:style style:name="ce14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7"/>
    </style:style>
    <style:style style:name="ce146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8"/>
    </style:style>
    <style:style style:name="ce146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9"/>
    </style:style>
    <style:style style:name="ce14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0"/>
    </style:style>
    <style:style style:name="ce14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1"/>
    </style:style>
    <style:style style:name="ce146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2"/>
    </style:style>
    <style:style style:name="ce146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3"/>
    </style:style>
    <style:style style:name="ce146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4"/>
    </style:style>
    <style:style style:name="ce147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5"/>
    </style:style>
    <style:style style:name="ce147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6"/>
    </style:style>
    <style:style style:name="ce147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7"/>
    </style:style>
    <style:style style:name="ce14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8"/>
    </style:style>
    <style:style style:name="ce14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9"/>
    </style:style>
    <style:style style:name="ce147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0"/>
    </style:style>
    <style:style style:name="ce147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1"/>
    </style:style>
    <style:style style:name="ce147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2"/>
    </style:style>
    <style:style style:name="ce147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3"/>
    </style:style>
    <style:style style:name="ce148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4"/>
    </style:style>
    <style:style style:name="ce14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5"/>
    </style:style>
    <style:style style:name="ce14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6"/>
    </style:style>
    <style:style style:name="ce148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7"/>
    </style:style>
    <style:style style:name="ce14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8"/>
    </style:style>
    <style:style style:name="ce148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9"/>
    </style:style>
    <style:style style:name="ce148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0"/>
    </style:style>
    <style:style style:name="ce148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1"/>
    </style:style>
    <style:style style:name="ce14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2"/>
    </style:style>
    <style:style style:name="ce14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3"/>
    </style:style>
    <style:style style:name="ce149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4"/>
    </style:style>
    <style:style style:name="ce149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5"/>
    </style:style>
    <style:style style:name="ce149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6"/>
    </style:style>
    <style:style style:name="ce149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7"/>
    </style:style>
    <style:style style:name="ce149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8"/>
    </style:style>
    <style:style style:name="ce149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9"/>
    </style:style>
    <style:style style:name="ce14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0"/>
    </style:style>
    <style:style style:name="ce149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1"/>
    </style:style>
    <style:style style:name="ce149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3"/>
    </style:style>
    <style:style style:name="ce149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4"/>
    </style:style>
    <style:style style:name="ce150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5"/>
    </style:style>
    <style:style style:name="ce150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6"/>
    </style:style>
    <style:style style:name="ce15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7"/>
    </style:style>
    <style:style style:name="ce15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9"/>
    </style:style>
    <style:style style:name="ce158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0"/>
    </style:style>
    <style:style style:name="ce15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1"/>
    </style:style>
    <style:style style:name="ce158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2"/>
    </style:style>
    <style:style style:name="ce158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3"/>
    </style:style>
    <style:style style:name="ce158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4"/>
    </style:style>
    <style:style style:name="ce15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5"/>
    </style:style>
    <style:style style:name="ce15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6"/>
    </style:style>
    <style:style style:name="ce159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7"/>
    </style:style>
    <style:style style:name="ce159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8"/>
    </style:style>
    <style:style style:name="ce159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9"/>
    </style:style>
    <style:style style:name="ce159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0"/>
    </style:style>
    <style:style style:name="ce159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1"/>
    </style:style>
    <style:style style:name="ce159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3"/>
    </style:style>
    <style:style style:name="ce15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4"/>
    </style:style>
    <style:style style:name="ce159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5"/>
    </style:style>
    <style:style style:name="ce159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6"/>
    </style:style>
    <style:style style:name="ce159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7"/>
    </style:style>
    <style:style style:name="ce160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8"/>
    </style:style>
    <style:style style:name="ce17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9"/>
    </style:style>
    <style:style style:name="ce171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0"/>
    </style:style>
    <style:style style:name="ce175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1"/>
    </style:style>
    <style:style style:name="ce176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2"/>
    </style:style>
    <style:style style:name="ce180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3"/>
    </style:style>
    <style:style style:name="ce180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4"/>
    </style:style>
    <style:style style:name="ce18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5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"/>
      <style:map style:condition="is-true-formula(AND(#REF!&gt;1;#REF!=&quot;&quot;))" style:apply-style-name="Cellule_20_invalide" style:base-cell-address="Feuille1.P2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3]=1)" style:apply-style-name="Cellule_20_grisée" style:base-cell-address="Feuille1.P3"/>
      <style:map style:condition="is-true-formula(AND([.O3]&gt;1;[.P3]=&quot;&quot;))" style:apply-style-name="Cellule_20_invalide" style:base-cell-address="Feuille1.P3"/>
    </style:style>
    <style:style style:name="ce12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4"/>
      <style:map style:condition="is-true-formula(AND(#REF!&gt;1;#REF!=&quot;&quot;))" style:apply-style-name="Cellule_20_invalide" style:base-cell-address="Feuille1.P4"/>
    </style:style>
    <style:style style:name="ce7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0"/>
      <style:map style:condition="is-true-formula(AND(#REF!&gt;1;#REF!=&quot;&quot;))" style:apply-style-name="Cellule_20_invalide" style:base-cell-address="Feuille1.P20"/>
    </style:style>
    <style:style style:name="ce7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1"/>
      <style:map style:condition="is-true-formula(AND(#REF!&gt;1;#REF!=&quot;&quot;))" style:apply-style-name="Cellule_20_invalide" style:base-cell-address="Feuille1.P21"/>
    </style:style>
    <style:style style:name="ce10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7"/>
      <style:map style:condition="is-true-formula(AND(#REF!&gt;1;#REF!=&quot;&quot;))" style:apply-style-name="Cellule_20_invalide" style:base-cell-address="Feuille1.P67"/>
    </style:style>
    <style:style style:name="ce2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9"/>
      <style:map style:condition="is-true-formula(AND(#REF!&gt;1;#REF!=&quot;&quot;))" style:apply-style-name="Cellule_20_invalide" style:base-cell-address="Feuille1.P69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0"/>
      <style:map style:condition="is-true-formula(AND(#REF!&gt;1;#REF!=&quot;&quot;))" style:apply-style-name="Cellule_20_invalide" style:base-cell-address="Feuille1.P70"/>
    </style:style>
    <style:style style:name="ce8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1"/>
      <style:map style:condition="is-true-formula(AND(#REF!&gt;1;#REF!=&quot;&quot;))" style:apply-style-name="Cellule_20_invalide" style:base-cell-address="Feuille1.P71"/>
    </style:style>
    <style:style style:name="ce9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4"/>
      <style:map style:condition="is-true-formula(AND(#REF!&gt;1;#REF!=&quot;&quot;))" style:apply-style-name="Cellule_20_invalide" style:base-cell-address="Feuille1.P74"/>
    </style:style>
    <style:style style:name="ce9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5"/>
      <style:map style:condition="is-true-formula(AND(#REF!&gt;1;#REF!=&quot;&quot;))" style:apply-style-name="Cellule_20_invalide" style:base-cell-address="Feuille1.P75"/>
    </style:style>
    <style:style style:name="ce95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6"/>
      <style:map style:condition="is-true-formula(AND(#REF!&gt;1;#REF!=&quot;&quot;))" style:apply-style-name="Cellule_20_invalide" style:base-cell-address="Feuille1.P76"/>
    </style:style>
    <style:style style:name="ce9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7"/>
      <style:map style:condition="is-true-formula(AND(#REF!&gt;1;#REF!=&quot;&quot;))" style:apply-style-name="Cellule_20_invalide" style:base-cell-address="Feuille1.P77"/>
    </style:style>
    <style:style style:name="ce9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8"/>
      <style:map style:condition="is-true-formula(AND(#REF!&gt;1;#REF!=&quot;&quot;))" style:apply-style-name="Cellule_20_invalide" style:base-cell-address="Feuille1.P78"/>
    </style:style>
    <style:style style:name="ce101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9"/>
      <style:map style:condition="is-true-formula(AND(#REF!&gt;1;#REF!=&quot;&quot;))" style:apply-style-name="Cellule_20_invalide" style:base-cell-address="Feuille1.P79"/>
    </style:style>
    <style:style style:name="ce113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3"/>
      <style:map style:condition="is-true-formula(AND(#REF!&gt;1;#REF!=&quot;&quot;))" style:apply-style-name="Cellule_20_invalide" style:base-cell-address="Feuille1.P83"/>
    </style:style>
    <style:style style:name="ce112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4"/>
      <style:map style:condition="is-true-formula(AND(#REF!&gt;1;#REF!=&quot;&quot;))" style:apply-style-name="Cellule_20_invalide" style:base-cell-address="Feuille1.P84"/>
    </style:style>
    <style:style style:name="ce112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5"/>
      <style:map style:condition="is-true-formula(AND(#REF!&gt;1;#REF!=&quot;&quot;))" style:apply-style-name="Cellule_20_invalide" style:base-cell-address="Feuille1.P85"/>
    </style:style>
    <style:style style:name="ce132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6"/>
      <style:map style:condition="is-true-formula(AND(#REF!&gt;1;#REF!=&quot;&quot;))" style:apply-style-name="Cellule_20_invalide" style:base-cell-address="Feuille1.P86"/>
    </style:style>
    <style:style style:name="ce133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7"/>
      <style:map style:condition="is-true-formula(AND(#REF!&gt;1;#REF!=&quot;&quot;))" style:apply-style-name="Cellule_20_invalide" style:base-cell-address="Feuille1.P87"/>
    </style:style>
    <style:style style:name="ce135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8"/>
      <style:map style:condition="is-true-formula(AND(#REF!&gt;1;#REF!=&quot;&quot;))" style:apply-style-name="Cellule_20_invalide" style:base-cell-address="Feuille1.P88"/>
    </style:style>
    <style:style style:name="ce173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9"/>
      <style:map style:condition="is-true-formula(AND(#REF!&gt;1;#REF!=&quot;&quot;))" style:apply-style-name="Cellule_20_invalide" style:base-cell-address="Feuille1.P89"/>
    </style:style>
    <style:style style:name="ce17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0"/>
      <style:map style:condition="is-true-formula(AND(#REF!&gt;1;#REF!=&quot;&quot;))" style:apply-style-name="Cellule_20_invalide" style:base-cell-address="Feuille1.P90"/>
    </style:style>
    <style:style style:name="ce178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1"/>
      <style:map style:condition="is-true-formula(AND(#REF!&gt;1;#REF!=&quot;&quot;))" style:apply-style-name="Cellule_20_invalide" style:base-cell-address="Feuille1.P91"/>
    </style:style>
    <style:style style:name="ce178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2"/>
      <style:map style:condition="is-true-formula(AND(#REF!&gt;1;#REF!=&quot;&quot;))" style:apply-style-name="Cellule_20_invalide" style:base-cell-address="Feuille1.P92"/>
    </style:style>
    <style:style style:name="ce183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3"/>
      <style:map style:condition="is-true-formula(AND(#REF!&gt;1;#REF!=&quot;&quot;))" style:apply-style-name="Cellule_20_invalide" style:base-cell-address="Feuille1.P93"/>
    </style:style>
    <style:style style:name="ce183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4"/>
      <style:map style:condition="is-true-formula(AND(#REF!&gt;1;#REF!=&quot;&quot;))" style:apply-style-name="Cellule_20_invalide" style:base-cell-address="Feuille1.P94"/>
    </style:style>
    <style:style style:name="ce187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5"/>
      <style:map style:condition="is-true-formula(AND(#REF!&gt;1;#REF!=&quot;&quot;))" style:apply-style-name="Cellule_20_invalide" style:base-cell-address="Feuille1.P95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2"/>
      <style:map style:condition="is-true-formula(AND(#REF!&gt;1;#REF!=&quot;&quot;))" style:apply-style-name="Cellule_20_invalide" style:base-cell-address="Feuille1.Q2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3]=1)" style:apply-style-name="Cellule_20_grisée" style:base-cell-address="Feuille1.Q3"/>
      <style:map style:condition="is-true-formula(AND([.O3]&gt;1;[.Q3]=&quot;&quot;))" style:apply-style-name="Cellule_20_invalide" style:base-cell-address="Feuille1.Q3"/>
    </style:style>
    <style:style style:name="ce130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4"/>
      <style:map style:condition="is-true-formula(AND(#REF!&gt;1;#REF!=&quot;&quot;))" style:apply-style-name="Cellule_20_invalide" style:base-cell-address="Feuille1.Q4"/>
    </style:style>
    <style:style style:name="ce7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20"/>
      <style:map style:condition="is-true-formula(AND(#REF!&gt;1;#REF!=&quot;&quot;))" style:apply-style-name="Cellule_20_invalide" style:base-cell-address="Feuille1.Q20"/>
    </style:style>
    <style:style style:name="ce7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21"/>
      <style:map style:condition="is-true-formula(AND(#REF!&gt;1;#REF!=&quot;&quot;))" style:apply-style-name="Cellule_20_invalide" style:base-cell-address="Feuille1.Q21"/>
    </style:style>
    <style:style style:name="ce10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67"/>
      <style:map style:condition="is-true-formula(AND(#REF!&gt;1;#REF!=&quot;&quot;))" style:apply-style-name="Cellule_20_invalide" style:base-cell-address="Feuille1.Q67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69"/>
      <style:map style:condition="is-true-formula(AND(#REF!&gt;1;#REF!=&quot;&quot;))" style:apply-style-name="Cellule_20_invalide" style:base-cell-address="Feuille1.Q69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0"/>
      <style:map style:condition="is-true-formula(AND(#REF!&gt;1;#REF!=&quot;&quot;))" style:apply-style-name="Cellule_20_invalide" style:base-cell-address="Feuille1.Q70"/>
    </style:style>
    <style:style style:name="ce86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1"/>
      <style:map style:condition="is-true-formula(AND(#REF!&gt;1;#REF!=&quot;&quot;))" style:apply-style-name="Cellule_20_invalide" style:base-cell-address="Feuille1.Q71"/>
    </style:style>
    <style:style style:name="ce9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4"/>
      <style:map style:condition="is-true-formula(AND(#REF!&gt;1;#REF!=&quot;&quot;))" style:apply-style-name="Cellule_20_invalide" style:base-cell-address="Feuille1.Q74"/>
    </style:style>
    <style:style style:name="ce9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5"/>
      <style:map style:condition="is-true-formula(AND(#REF!&gt;1;#REF!=&quot;&quot;))" style:apply-style-name="Cellule_20_invalide" style:base-cell-address="Feuille1.Q75"/>
    </style:style>
    <style:style style:name="ce9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6"/>
      <style:map style:condition="is-true-formula(AND(#REF!&gt;1;#REF!=&quot;&quot;))" style:apply-style-name="Cellule_20_invalide" style:base-cell-address="Feuille1.Q76"/>
    </style:style>
    <style:style style:name="ce96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7"/>
      <style:map style:condition="is-true-formula(AND(#REF!&gt;1;#REF!=&quot;&quot;))" style:apply-style-name="Cellule_20_invalide" style:base-cell-address="Feuille1.Q77"/>
    </style:style>
    <style:style style:name="ce9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8"/>
      <style:map style:condition="is-true-formula(AND(#REF!&gt;1;#REF!=&quot;&quot;))" style:apply-style-name="Cellule_20_invalide" style:base-cell-address="Feuille1.Q78"/>
    </style:style>
    <style:style style:name="ce10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9"/>
      <style:map style:condition="is-true-formula(AND(#REF!&gt;1;#REF!=&quot;&quot;))" style:apply-style-name="Cellule_20_invalide" style:base-cell-address="Feuille1.Q79"/>
    </style:style>
    <style:style style:name="ce11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3"/>
      <style:map style:condition="is-true-formula(AND(#REF!&gt;1;#REF!=&quot;&quot;))" style:apply-style-name="Cellule_20_invalide" style:base-cell-address="Feuille1.Q83"/>
    </style:style>
    <style:style style:name="ce11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4"/>
      <style:map style:condition="is-true-formula(AND(#REF!&gt;1;#REF!=&quot;&quot;))" style:apply-style-name="Cellule_20_invalide" style:base-cell-address="Feuille1.Q84"/>
    </style:style>
    <style:style style:name="ce114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5"/>
      <style:map style:condition="is-true-formula(AND(#REF!&gt;1;#REF!=&quot;&quot;))" style:apply-style-name="Cellule_20_invalide" style:base-cell-address="Feuille1.Q85"/>
    </style:style>
    <style:style style:name="ce13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6"/>
      <style:map style:condition="is-true-formula(AND(#REF!&gt;1;#REF!=&quot;&quot;))" style:apply-style-name="Cellule_20_invalide" style:base-cell-address="Feuille1.Q86"/>
    </style:style>
    <style:style style:name="ce13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7"/>
      <style:map style:condition="is-true-formula(AND(#REF!&gt;1;#REF!=&quot;&quot;))" style:apply-style-name="Cellule_20_invalide" style:base-cell-address="Feuille1.Q87"/>
    </style:style>
    <style:style style:name="ce147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8"/>
      <style:map style:condition="is-true-formula(AND(#REF!&gt;1;#REF!=&quot;&quot;))" style:apply-style-name="Cellule_20_invalide" style:base-cell-address="Feuille1.Q88"/>
    </style:style>
    <style:style style:name="ce176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9"/>
      <style:map style:condition="is-true-formula(AND(#REF!&gt;1;#REF!=&quot;&quot;))" style:apply-style-name="Cellule_20_invalide" style:base-cell-address="Feuille1.Q89"/>
    </style:style>
    <style:style style:name="ce17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0"/>
      <style:map style:condition="is-true-formula(AND(#REF!&gt;1;#REF!=&quot;&quot;))" style:apply-style-name="Cellule_20_invalide" style:base-cell-address="Feuille1.Q90"/>
    </style:style>
    <style:style style:name="ce181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1"/>
      <style:map style:condition="is-true-formula(AND(#REF!&gt;1;#REF!=&quot;&quot;))" style:apply-style-name="Cellule_20_invalide" style:base-cell-address="Feuille1.Q91"/>
    </style:style>
    <style:style style:name="ce181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2"/>
      <style:map style:condition="is-true-formula(AND(#REF!&gt;1;#REF!=&quot;&quot;))" style:apply-style-name="Cellule_20_invalide" style:base-cell-address="Feuille1.Q92"/>
    </style:style>
    <style:style style:name="ce18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3"/>
      <style:map style:condition="is-true-formula(AND(#REF!&gt;1;#REF!=&quot;&quot;))" style:apply-style-name="Cellule_20_invalide" style:base-cell-address="Feuille1.Q93"/>
    </style:style>
    <style:style style:name="ce18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4"/>
      <style:map style:condition="is-true-formula(AND(#REF!&gt;1;#REF!=&quot;&quot;))" style:apply-style-name="Cellule_20_invalide" style:base-cell-address="Feuille1.Q94"/>
    </style:style>
    <style:style style:name="ce190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5"/>
      <style:map style:condition="is-true-formula(AND(#REF!&gt;1;#REF!=&quot;&quot;))" style:apply-style-name="Cellule_20_invalide" style:base-cell-address="Feuille1.Q95"/>
    </style:style>
    <style:style style:name="ce136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"/>
      <style:map style:condition="is-true-formula(AND(#REF!&gt;1;#REF!=&quot;&quot;))" style:apply-style-name="Cellule_20_invalide" style:base-cell-address="Feuille1.R2"/>
    </style:style>
    <style:style style:name="ce136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3]=1)" style:apply-style-name="Cellule_20_grisée" style:base-cell-address="Feuille1.R3"/>
      <style:map style:condition="is-true-formula(AND([.O3]&gt;1;[.R3]=&quot;&quot;))" style:apply-style-name="Cellule_20_invalide" style:base-cell-address="Feuille1.R3"/>
    </style:style>
    <style:style style:name="ce136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"/>
      <style:map style:condition="is-true-formula(AND(#REF!&gt;1;#REF!=&quot;&quot;))" style:apply-style-name="Cellule_20_invalide" style:base-cell-address="Feuille1.R4"/>
    </style:style>
    <style:style style:name="ce136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"/>
      <style:map style:condition="is-true-formula(AND(#REF!&gt;1;#REF!=&quot;&quot;))" style:apply-style-name="Cellule_20_invalide" style:base-cell-address="Feuille1.R6"/>
    </style:style>
    <style:style style:name="ce137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"/>
      <style:map style:condition="is-true-formula(AND(#REF!&gt;1;#REF!=&quot;&quot;))" style:apply-style-name="Cellule_20_invalide" style:base-cell-address="Feuille1.R7"/>
    </style:style>
    <style:style style:name="ce137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"/>
      <style:map style:condition="is-true-formula(AND(#REF!&gt;1;#REF!=&quot;&quot;))" style:apply-style-name="Cellule_20_invalide" style:base-cell-address="Feuille1.R8"/>
    </style:style>
    <style:style style:name="ce13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"/>
      <style:map style:condition="is-true-formula(AND(#REF!&gt;1;#REF!=&quot;&quot;))" style:apply-style-name="Cellule_20_invalide" style:base-cell-address="Feuille1.R9"/>
    </style:style>
    <style:style style:name="ce137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"/>
      <style:map style:condition="is-true-formula(AND(#REF!&gt;1;#REF!=&quot;&quot;))" style:apply-style-name="Cellule_20_invalide" style:base-cell-address="Feuille1.R10"/>
    </style:style>
    <style:style style:name="ce137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1"/>
      <style:map style:condition="is-true-formula(AND(#REF!&gt;1;#REF!=&quot;&quot;))" style:apply-style-name="Cellule_20_invalide" style:base-cell-address="Feuille1.R11"/>
    </style:style>
    <style:style style:name="ce137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2"/>
      <style:map style:condition="is-true-formula(AND(#REF!&gt;1;#REF!=&quot;&quot;))" style:apply-style-name="Cellule_20_invalide" style:base-cell-address="Feuille1.R12"/>
    </style:style>
    <style:style style:name="ce13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3"/>
      <style:map style:condition="is-true-formula(AND(#REF!&gt;1;#REF!=&quot;&quot;))" style:apply-style-name="Cellule_20_invalide" style:base-cell-address="Feuille1.R13"/>
    </style:style>
    <style:style style:name="ce138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4"/>
      <style:map style:condition="is-true-formula(AND(#REF!&gt;1;#REF!=&quot;&quot;))" style:apply-style-name="Cellule_20_invalide" style:base-cell-address="Feuille1.R14"/>
    </style:style>
    <style:style style:name="ce138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5"/>
      <style:map style:condition="is-true-formula(AND(#REF!&gt;1;#REF!=&quot;&quot;))" style:apply-style-name="Cellule_20_invalide" style:base-cell-address="Feuille1.R15"/>
    </style:style>
    <style:style style:name="ce138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6"/>
      <style:map style:condition="is-true-formula(AND(#REF!&gt;1;#REF!=&quot;&quot;))" style:apply-style-name="Cellule_20_invalide" style:base-cell-address="Feuille1.R16"/>
    </style:style>
    <style:style style:name="ce138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7"/>
      <style:map style:condition="is-true-formula(AND(#REF!&gt;1;#REF!=&quot;&quot;))" style:apply-style-name="Cellule_20_invalide" style:base-cell-address="Feuille1.R17"/>
    </style:style>
    <style:style style:name="ce138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8"/>
      <style:map style:condition="is-true-formula(AND(#REF!&gt;1;#REF!=&quot;&quot;))" style:apply-style-name="Cellule_20_invalide" style:base-cell-address="Feuille1.R18"/>
    </style:style>
    <style:style style:name="ce138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9"/>
      <style:map style:condition="is-true-formula(AND(#REF!&gt;1;#REF!=&quot;&quot;))" style:apply-style-name="Cellule_20_invalide" style:base-cell-address="Feuille1.R19"/>
    </style:style>
    <style:style style:name="ce138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0"/>
      <style:map style:condition="is-true-formula(AND(#REF!&gt;1;#REF!=&quot;&quot;))" style:apply-style-name="Cellule_20_invalide" style:base-cell-address="Feuille1.R20"/>
    </style:style>
    <style:style style:name="ce138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1"/>
      <style:map style:condition="is-true-formula(AND(#REF!&gt;1;#REF!=&quot;&quot;))" style:apply-style-name="Cellule_20_invalide" style:base-cell-address="Feuille1.R21"/>
    </style:style>
    <style:style style:name="ce138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2"/>
      <style:map style:condition="is-true-formula(AND(#REF!&gt;1;#REF!=&quot;&quot;))" style:apply-style-name="Cellule_20_invalide" style:base-cell-address="Feuille1.R22"/>
    </style:style>
    <style:style style:name="ce139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3"/>
      <style:map style:condition="is-true-formula(AND(#REF!&gt;1;#REF!=&quot;&quot;))" style:apply-style-name="Cellule_20_invalide" style:base-cell-address="Feuille1.R23"/>
    </style:style>
    <style:style style:name="ce139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4"/>
      <style:map style:condition="is-true-formula(AND(#REF!&gt;1;#REF!=&quot;&quot;))" style:apply-style-name="Cellule_20_invalide" style:base-cell-address="Feuille1.R24"/>
    </style:style>
    <style:style style:name="ce139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5"/>
      <style:map style:condition="is-true-formula(AND(#REF!&gt;1;#REF!=&quot;&quot;))" style:apply-style-name="Cellule_20_invalide" style:base-cell-address="Feuille1.R25"/>
    </style:style>
    <style:style style:name="ce139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6"/>
      <style:map style:condition="is-true-formula(AND(#REF!&gt;1;#REF!=&quot;&quot;))" style:apply-style-name="Cellule_20_invalide" style:base-cell-address="Feuille1.R26"/>
    </style:style>
    <style:style style:name="ce13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7"/>
      <style:map style:condition="is-true-formula(AND(#REF!&gt;1;#REF!=&quot;&quot;))" style:apply-style-name="Cellule_20_invalide" style:base-cell-address="Feuille1.R27"/>
    </style:style>
    <style:style style:name="ce13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8"/>
      <style:map style:condition="is-true-formula(AND(#REF!&gt;1;#REF!=&quot;&quot;))" style:apply-style-name="Cellule_20_invalide" style:base-cell-address="Feuille1.R28"/>
    </style:style>
    <style:style style:name="ce139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9"/>
      <style:map style:condition="is-true-formula(AND(#REF!&gt;1;#REF!=&quot;&quot;))" style:apply-style-name="Cellule_20_invalide" style:base-cell-address="Feuille1.R29"/>
    </style:style>
    <style:style style:name="ce13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0"/>
      <style:map style:condition="is-true-formula(AND(#REF!&gt;1;#REF!=&quot;&quot;))" style:apply-style-name="Cellule_20_invalide" style:base-cell-address="Feuille1.R30"/>
    </style:style>
    <style:style style:name="ce13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1"/>
      <style:map style:condition="is-true-formula(AND(#REF!&gt;1;#REF!=&quot;&quot;))" style:apply-style-name="Cellule_20_invalide" style:base-cell-address="Feuille1.R31"/>
    </style:style>
    <style:style style:name="ce14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2"/>
      <style:map style:condition="is-true-formula(AND(#REF!&gt;1;#REF!=&quot;&quot;))" style:apply-style-name="Cellule_20_invalide" style:base-cell-address="Feuille1.R32"/>
    </style:style>
    <style:style style:name="ce14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3"/>
      <style:map style:condition="is-true-formula(AND(#REF!&gt;1;#REF!=&quot;&quot;))" style:apply-style-name="Cellule_20_invalide" style:base-cell-address="Feuille1.R33"/>
    </style:style>
    <style:style style:name="ce14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4"/>
      <style:map style:condition="is-true-formula(AND(#REF!&gt;1;#REF!=&quot;&quot;))" style:apply-style-name="Cellule_20_invalide" style:base-cell-address="Feuille1.R34"/>
    </style:style>
    <style:style style:name="ce14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5"/>
      <style:map style:condition="is-true-formula(AND(#REF!&gt;1;#REF!=&quot;&quot;))" style:apply-style-name="Cellule_20_invalide" style:base-cell-address="Feuille1.R35"/>
    </style:style>
    <style:style style:name="ce14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6"/>
      <style:map style:condition="is-true-formula(AND(#REF!&gt;1;#REF!=&quot;&quot;))" style:apply-style-name="Cellule_20_invalide" style:base-cell-address="Feuille1.R36"/>
    </style:style>
    <style:style style:name="ce14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7"/>
      <style:map style:condition="is-true-formula(AND(#REF!&gt;1;#REF!=&quot;&quot;))" style:apply-style-name="Cellule_20_invalide" style:base-cell-address="Feuille1.R37"/>
    </style:style>
    <style:style style:name="ce14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8"/>
      <style:map style:condition="is-true-formula(AND(#REF!&gt;1;#REF!=&quot;&quot;))" style:apply-style-name="Cellule_20_invalide" style:base-cell-address="Feuille1.R38"/>
    </style:style>
    <style:style style:name="ce14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9"/>
      <style:map style:condition="is-true-formula(AND(#REF!&gt;1;#REF!=&quot;&quot;))" style:apply-style-name="Cellule_20_invalide" style:base-cell-address="Feuille1.R39"/>
    </style:style>
    <style:style style:name="ce14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0"/>
      <style:map style:condition="is-true-formula(AND(#REF!&gt;1;#REF!=&quot;&quot;))" style:apply-style-name="Cellule_20_invalide" style:base-cell-address="Feuille1.R40"/>
    </style:style>
    <style:style style:name="ce14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1"/>
      <style:map style:condition="is-true-formula(AND(#REF!&gt;1;#REF!=&quot;&quot;))" style:apply-style-name="Cellule_20_invalide" style:base-cell-address="Feuille1.R41"/>
    </style:style>
    <style:style style:name="ce141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2"/>
      <style:map style:condition="is-true-formula(AND(#REF!&gt;1;#REF!=&quot;&quot;))" style:apply-style-name="Cellule_20_invalide" style:base-cell-address="Feuille1.R42"/>
    </style:style>
    <style:style style:name="ce141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3"/>
      <style:map style:condition="is-true-formula(AND(#REF!&gt;1;#REF!=&quot;&quot;))" style:apply-style-name="Cellule_20_invalide" style:base-cell-address="Feuille1.R43"/>
    </style:style>
    <style:style style:name="ce14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4"/>
      <style:map style:condition="is-true-formula(AND(#REF!&gt;1;#REF!=&quot;&quot;))" style:apply-style-name="Cellule_20_invalide" style:base-cell-address="Feuille1.R44"/>
    </style:style>
    <style:style style:name="ce14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5"/>
      <style:map style:condition="is-true-formula(AND(#REF!&gt;1;#REF!=&quot;&quot;))" style:apply-style-name="Cellule_20_invalide" style:base-cell-address="Feuille1.R45"/>
    </style:style>
    <style:style style:name="ce14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6"/>
      <style:map style:condition="is-true-formula(AND(#REF!&gt;1;#REF!=&quot;&quot;))" style:apply-style-name="Cellule_20_invalide" style:base-cell-address="Feuille1.R46"/>
    </style:style>
    <style:style style:name="ce141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7"/>
      <style:map style:condition="is-true-formula(AND(#REF!&gt;1;#REF!=&quot;&quot;))" style:apply-style-name="Cellule_20_invalide" style:base-cell-address="Feuille1.R47"/>
    </style:style>
    <style:style style:name="ce141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8"/>
      <style:map style:condition="is-true-formula(AND(#REF!&gt;1;#REF!=&quot;&quot;))" style:apply-style-name="Cellule_20_invalide" style:base-cell-address="Feuille1.R48"/>
    </style:style>
    <style:style style:name="ce141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9"/>
      <style:map style:condition="is-true-formula(AND(#REF!&gt;1;#REF!=&quot;&quot;))" style:apply-style-name="Cellule_20_invalide" style:base-cell-address="Feuille1.R49"/>
    </style:style>
    <style:style style:name="ce141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0"/>
      <style:map style:condition="is-true-formula(AND(#REF!&gt;1;#REF!=&quot;&quot;))" style:apply-style-name="Cellule_20_invalide" style:base-cell-address="Feuille1.R50"/>
    </style:style>
    <style:style style:name="ce141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1"/>
      <style:map style:condition="is-true-formula(AND(#REF!&gt;1;#REF!=&quot;&quot;))" style:apply-style-name="Cellule_20_invalide" style:base-cell-address="Feuille1.R51"/>
    </style:style>
    <style:style style:name="ce142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2"/>
      <style:map style:condition="is-true-formula(AND(#REF!&gt;1;#REF!=&quot;&quot;))" style:apply-style-name="Cellule_20_invalide" style:base-cell-address="Feuille1.R52"/>
    </style:style>
    <style:style style:name="ce142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3"/>
      <style:map style:condition="is-true-formula(AND(#REF!&gt;1;#REF!=&quot;&quot;))" style:apply-style-name="Cellule_20_invalide" style:base-cell-address="Feuille1.R53"/>
    </style:style>
    <style:style style:name="ce142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4"/>
      <style:map style:condition="is-true-formula(AND(#REF!&gt;1;#REF!=&quot;&quot;))" style:apply-style-name="Cellule_20_invalide" style:base-cell-address="Feuille1.R54"/>
    </style:style>
    <style:style style:name="ce142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5"/>
      <style:map style:condition="is-true-formula(AND(#REF!&gt;1;#REF!=&quot;&quot;))" style:apply-style-name="Cellule_20_invalide" style:base-cell-address="Feuille1.R55"/>
    </style:style>
    <style:style style:name="ce142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6"/>
      <style:map style:condition="is-true-formula(AND(#REF!&gt;1;#REF!=&quot;&quot;))" style:apply-style-name="Cellule_20_invalide" style:base-cell-address="Feuille1.R56"/>
    </style:style>
    <style:style style:name="ce14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7"/>
      <style:map style:condition="is-true-formula(AND(#REF!&gt;1;#REF!=&quot;&quot;))" style:apply-style-name="Cellule_20_invalide" style:base-cell-address="Feuille1.R57"/>
    </style:style>
    <style:style style:name="ce142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8"/>
      <style:map style:condition="is-true-formula(AND(#REF!&gt;1;#REF!=&quot;&quot;))" style:apply-style-name="Cellule_20_invalide" style:base-cell-address="Feuille1.R58"/>
    </style:style>
    <style:style style:name="ce143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9"/>
      <style:map style:condition="is-true-formula(AND(#REF!&gt;1;#REF!=&quot;&quot;))" style:apply-style-name="Cellule_20_invalide" style:base-cell-address="Feuille1.R59"/>
    </style:style>
    <style:style style:name="ce143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0"/>
      <style:map style:condition="is-true-formula(AND(#REF!&gt;1;#REF!=&quot;&quot;))" style:apply-style-name="Cellule_20_invalide" style:base-cell-address="Feuille1.R60"/>
    </style:style>
    <style:style style:name="ce143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1"/>
      <style:map style:condition="is-true-formula(AND(#REF!&gt;1;#REF!=&quot;&quot;))" style:apply-style-name="Cellule_20_invalide" style:base-cell-address="Feuille1.R61"/>
    </style:style>
    <style:style style:name="ce143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3"/>
      <style:map style:condition="is-true-formula(AND(#REF!&gt;1;#REF!=&quot;&quot;))" style:apply-style-name="Cellule_20_invalide" style:base-cell-address="Feuille1.R63"/>
    </style:style>
    <style:style style:name="ce143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4"/>
      <style:map style:condition="is-true-formula(AND(#REF!&gt;1;#REF!=&quot;&quot;))" style:apply-style-name="Cellule_20_invalide" style:base-cell-address="Feuille1.R64"/>
    </style:style>
    <style:style style:name="ce143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5"/>
      <style:map style:condition="is-true-formula(AND(#REF!&gt;1;#REF!=&quot;&quot;))" style:apply-style-name="Cellule_20_invalide" style:base-cell-address="Feuille1.R65"/>
    </style:style>
    <style:style style:name="ce143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6"/>
      <style:map style:condition="is-true-formula(AND(#REF!&gt;1;#REF!=&quot;&quot;))" style:apply-style-name="Cellule_20_invalide" style:base-cell-address="Feuille1.R66"/>
    </style:style>
    <style:style style:name="ce143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7"/>
      <style:map style:condition="is-true-formula(AND(#REF!&gt;1;#REF!=&quot;&quot;))" style:apply-style-name="Cellule_20_invalide" style:base-cell-address="Feuille1.R67"/>
    </style:style>
    <style:style style:name="ce143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9"/>
      <style:map style:condition="is-true-formula(AND(#REF!&gt;1;#REF!=&quot;&quot;))" style:apply-style-name="Cellule_20_invalide" style:base-cell-address="Feuille1.R69"/>
    </style:style>
    <style:style style:name="ce143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0"/>
      <style:map style:condition="is-true-formula(AND(#REF!&gt;1;#REF!=&quot;&quot;))" style:apply-style-name="Cellule_20_invalide" style:base-cell-address="Feuille1.R70"/>
    </style:style>
    <style:style style:name="ce144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1"/>
      <style:map style:condition="is-true-formula(AND(#REF!&gt;1;#REF!=&quot;&quot;))" style:apply-style-name="Cellule_20_invalide" style:base-cell-address="Feuille1.R71"/>
    </style:style>
    <style:style style:name="ce144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2"/>
      <style:map style:condition="is-true-formula(AND(#REF!&gt;1;#REF!=&quot;&quot;))" style:apply-style-name="Cellule_20_invalide" style:base-cell-address="Feuille1.R72"/>
    </style:style>
    <style:style style:name="ce144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3"/>
      <style:map style:condition="is-true-formula(AND(#REF!&gt;1;#REF!=&quot;&quot;))" style:apply-style-name="Cellule_20_invalide" style:base-cell-address="Feuille1.R73"/>
    </style:style>
    <style:style style:name="ce144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4"/>
      <style:map style:condition="is-true-formula(AND(#REF!&gt;1;#REF!=&quot;&quot;))" style:apply-style-name="Cellule_20_invalide" style:base-cell-address="Feuille1.R74"/>
    </style:style>
    <style:style style:name="ce144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5"/>
      <style:map style:condition="is-true-formula(AND(#REF!&gt;1;#REF!=&quot;&quot;))" style:apply-style-name="Cellule_20_invalide" style:base-cell-address="Feuille1.R75"/>
    </style:style>
    <style:style style:name="ce144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6"/>
      <style:map style:condition="is-true-formula(AND(#REF!&gt;1;#REF!=&quot;&quot;))" style:apply-style-name="Cellule_20_invalide" style:base-cell-address="Feuille1.R76"/>
    </style:style>
    <style:style style:name="ce144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7"/>
      <style:map style:condition="is-true-formula(AND(#REF!&gt;1;#REF!=&quot;&quot;))" style:apply-style-name="Cellule_20_invalide" style:base-cell-address="Feuille1.R77"/>
    </style:style>
    <style:style style:name="ce144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8"/>
      <style:map style:condition="is-true-formula(AND(#REF!&gt;1;#REF!=&quot;&quot;))" style:apply-style-name="Cellule_20_invalide" style:base-cell-address="Feuille1.R78"/>
    </style:style>
    <style:style style:name="ce144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9"/>
      <style:map style:condition="is-true-formula(AND(#REF!&gt;1;#REF!=&quot;&quot;))" style:apply-style-name="Cellule_20_invalide" style:base-cell-address="Feuille1.R79"/>
    </style:style>
    <style:style style:name="ce145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0"/>
      <style:map style:condition="is-true-formula(AND(#REF!&gt;1;#REF!=&quot;&quot;))" style:apply-style-name="Cellule_20_invalide" style:base-cell-address="Feuille1.R80"/>
    </style:style>
    <style:style style:name="ce145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1"/>
      <style:map style:condition="is-true-formula(AND(#REF!&gt;1;#REF!=&quot;&quot;))" style:apply-style-name="Cellule_20_invalide" style:base-cell-address="Feuille1.R81"/>
    </style:style>
    <style:style style:name="ce14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3"/>
      <style:map style:condition="is-true-formula(AND(#REF!&gt;1;#REF!=&quot;&quot;))" style:apply-style-name="Cellule_20_invalide" style:base-cell-address="Feuille1.R83"/>
    </style:style>
    <style:style style:name="ce145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4"/>
      <style:map style:condition="is-true-formula(AND(#REF!&gt;1;#REF!=&quot;&quot;))" style:apply-style-name="Cellule_20_invalide" style:base-cell-address="Feuille1.R84"/>
    </style:style>
    <style:style style:name="ce145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5"/>
      <style:map style:condition="is-true-formula(AND(#REF!&gt;1;#REF!=&quot;&quot;))" style:apply-style-name="Cellule_20_invalide" style:base-cell-address="Feuille1.R85"/>
    </style:style>
    <style:style style:name="ce145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6"/>
      <style:map style:condition="is-true-formula(AND(#REF!&gt;1;#REF!=&quot;&quot;))" style:apply-style-name="Cellule_20_invalide" style:base-cell-address="Feuille1.R86"/>
    </style:style>
    <style:style style:name="ce145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7"/>
      <style:map style:condition="is-true-formula(AND(#REF!&gt;1;#REF!=&quot;&quot;))" style:apply-style-name="Cellule_20_invalide" style:base-cell-address="Feuille1.R87"/>
    </style:style>
    <style:style style:name="ce163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8"/>
      <style:map style:condition="is-true-formula(AND(#REF!&gt;1;#REF!=&quot;&quot;))" style:apply-style-name="Cellule_20_invalide" style:base-cell-address="Feuille1.R88"/>
    </style:style>
    <style:style style:name="ce185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9"/>
      <style:map style:condition="is-true-formula(AND(#REF!&gt;1;#REF!=&quot;&quot;))" style:apply-style-name="Cellule_20_invalide" style:base-cell-address="Feuille1.R89"/>
    </style:style>
    <style:style style:name="ce18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0"/>
      <style:map style:condition="is-true-formula(AND(#REF!&gt;1;#REF!=&quot;&quot;))" style:apply-style-name="Cellule_20_invalide" style:base-cell-address="Feuille1.R90"/>
    </style:style>
    <style:style style:name="ce19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1"/>
      <style:map style:condition="is-true-formula(AND(#REF!&gt;1;#REF!=&quot;&quot;))" style:apply-style-name="Cellule_20_invalide" style:base-cell-address="Feuille1.R91"/>
    </style:style>
    <style:style style:name="ce19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2"/>
      <style:map style:condition="is-true-formula(AND(#REF!&gt;1;#REF!=&quot;&quot;))" style:apply-style-name="Cellule_20_invalide" style:base-cell-address="Feuille1.R92"/>
    </style:style>
    <style:style style:name="ce196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3"/>
      <style:map style:condition="is-true-formula(AND(#REF!&gt;1;#REF!=&quot;&quot;))" style:apply-style-name="Cellule_20_invalide" style:base-cell-address="Feuille1.R93"/>
    </style:style>
    <style:style style:name="ce196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4"/>
      <style:map style:condition="is-true-formula(AND(#REF!&gt;1;#REF!=&quot;&quot;))" style:apply-style-name="Cellule_20_invalide" style:base-cell-address="Feuille1.R94"/>
    </style:style>
    <style:style style:name="ce20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5"/>
      <style:map style:condition="is-true-formula(AND(#REF!&gt;1;#REF!=&quot;&quot;))" style:apply-style-name="Cellule_20_invalide" style:base-cell-address="Feuille1.R95"/>
    </style:style>
    <style:style style:name="ce26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2"/>
    </style:style>
    <style:style style:name="ce107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3"/>
    </style:style>
    <style:style style:name="ce134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B4"/>
    </style:style>
    <style:style style:name="ce80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20"/>
    </style:style>
    <style:style style:name="ce80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D21"/>
    </style:style>
    <style:style style:name="ce26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66"/>
    </style:style>
    <style:style style:name="ce108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L67"/>
    </style:style>
    <style:style style:name="ce26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69"/>
    </style:style>
    <style:style style:name="ce26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70"/>
    </style:style>
    <style:style style:name="ce89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71"/>
    </style:style>
    <style:style style:name="ce94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4"/>
    </style:style>
    <style:style style:name="ce94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6"/>
    </style:style>
    <style:style style:name="ce101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78"/>
    </style:style>
    <style:style style:name="ce106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9"/>
    </style:style>
    <style:style style:name="ce119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83"/>
    </style:style>
    <style:style style:name="ce118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84"/>
    </style:style>
    <style:style style:name="ce165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85"/>
    </style:style>
    <style:style style:name="ce139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86"/>
    </style:style>
    <style:style style:name="ce162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87"/>
    </style:style>
    <style:style style:name="ce165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88"/>
    </style:style>
    <style:style style:name="ce187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89"/>
    </style:style>
    <style:style style:name="ce190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90"/>
    </style:style>
    <style:style style:name="ce193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91"/>
    </style:style>
    <style:style style:name="ce193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92"/>
    </style:style>
    <style:style style:name="ce199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93"/>
    </style:style>
    <style:style style:name="ce199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94"/>
    </style:style>
    <style:style style:name="ce203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95"/>
    </style:style>
    <style:style style:name="ce1089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"/>
    </style:style>
    <style:style style:name="ce2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"/>
    </style:style>
    <style:style style:name="ce13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"/>
    </style:style>
    <style:style style:name="ce2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"/>
    </style:style>
    <style:style style:name="ce2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"/>
    </style:style>
    <style:style style:name="ce2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"/>
    </style:style>
    <style:style style:name="ce2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"/>
    </style:style>
    <style:style style:name="ce2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"/>
    </style:style>
    <style:style style:name="ce2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1"/>
    </style:style>
    <style:style style:name="ce28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2"/>
    </style:style>
    <style:style style:name="ce2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3"/>
    </style:style>
    <style:style style:name="ce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4"/>
    </style:style>
    <style:style style:name="ce2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5"/>
    </style:style>
    <style:style style:name="ce28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6"/>
    </style:style>
    <style:style style:name="ce29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7"/>
    </style:style>
    <style:style style:name="ce29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8"/>
    </style:style>
    <style:style style:name="ce2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9"/>
    </style:style>
    <style:style style:name="ce8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0"/>
    </style:style>
    <style:style style:name="ce8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1"/>
    </style:style>
    <style:style style:name="ce2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2"/>
    </style:style>
    <style:style style:name="ce2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3"/>
    </style:style>
    <style:style style:name="ce29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4"/>
    </style:style>
    <style:style style:name="ce29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5"/>
    </style:style>
    <style:style style:name="ce29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6"/>
    </style:style>
    <style:style style:name="ce2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7"/>
    </style:style>
    <style:style style:name="ce2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8"/>
    </style:style>
    <style:style style:name="ce3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9"/>
    </style:style>
    <style:style style:name="ce3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0"/>
    </style:style>
    <style:style style:name="ce3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1"/>
    </style:style>
    <style:style style:name="ce3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2"/>
    </style:style>
    <style:style style:name="ce3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3"/>
    </style:style>
    <style:style style:name="ce3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4"/>
    </style:style>
    <style:style style:name="ce30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5"/>
    </style:style>
    <style:style style:name="ce3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6"/>
    </style:style>
    <style:style style:name="ce3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7"/>
    </style:style>
    <style:style style:name="ce3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8"/>
    </style:style>
    <style:style style:name="ce3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9"/>
    </style:style>
    <style:style style:name="ce3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0"/>
    </style:style>
    <style:style style:name="ce3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1"/>
    </style:style>
    <style:style style:name="ce3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2"/>
    </style:style>
    <style:style style:name="ce3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3"/>
    </style:style>
    <style:style style:name="ce3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4"/>
    </style:style>
    <style:style style:name="ce3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5"/>
    </style:style>
    <style:style style:name="ce3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6"/>
    </style:style>
    <style:style style:name="ce3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7"/>
    </style:style>
    <style:style style:name="ce3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8"/>
    </style:style>
    <style:style style:name="ce3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9"/>
    </style:style>
    <style:style style:name="ce3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0"/>
    </style:style>
    <style:style style:name="ce3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1"/>
    </style:style>
    <style:style style:name="ce3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2"/>
    </style:style>
    <style:style style:name="ce3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3"/>
    </style:style>
    <style:style style:name="ce32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4"/>
    </style:style>
    <style:style style:name="ce32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5"/>
    </style:style>
    <style:style style:name="ce32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6"/>
    </style:style>
    <style:style style:name="ce3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7"/>
    </style:style>
    <style:style style:name="ce3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8"/>
    </style:style>
    <style:style style:name="ce33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9"/>
    </style:style>
    <style:style style:name="ce3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0"/>
    </style:style>
    <style:style style:name="ce3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1"/>
    </style:style>
    <style:style style:name="ce3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3"/>
    </style:style>
    <style:style style:name="ce3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4"/>
    </style:style>
    <style:style style:name="ce3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5"/>
    </style:style>
    <style:style style:name="ce3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6"/>
    </style:style>
    <style:style style:name="ce11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7"/>
    </style:style>
    <style:style style:name="ce3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9"/>
    </style:style>
    <style:style style:name="ce3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0"/>
    </style:style>
    <style:style style:name="ce9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1"/>
    </style:style>
    <style:style style:name="ce10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4"/>
    </style:style>
    <style:style style:name="ce10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5"/>
    </style:style>
    <style:style style:name="ce10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6"/>
    </style:style>
    <style:style style:name="ce10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7"/>
    </style:style>
    <style:style style:name="ce11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8"/>
    </style:style>
    <style:style style:name="ce114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9"/>
    </style:style>
    <style:style style:name="ce114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0"/>
    </style:style>
    <style:style style:name="ce114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1"/>
    </style:style>
    <style:style style:name="ce1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3"/>
    </style:style>
    <style:style style:name="ce126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4"/>
    </style:style>
    <style:style style:name="ce126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5"/>
    </style:style>
    <style:style style:name="ce146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6"/>
    </style:style>
    <style:style style:name="ce17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7"/>
    </style:style>
    <style:style style:name="ce174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8"/>
    </style:style>
    <style:style style:name="ce196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9"/>
    </style:style>
    <style:style style:name="ce19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0"/>
    </style:style>
    <style:style style:name="ce20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1"/>
    </style:style>
    <style:style style:name="ce20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2"/>
    </style:style>
    <style:style style:name="ce20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3"/>
    </style:style>
    <style:style style:name="ce20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4"/>
    </style:style>
    <style:style style:name="ce21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5"/>
    </style:style>
    <style:style style:name="ce8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]=0)" style:apply-style-name="Cellule_20_grisée" style:base-cell-address="Feuille1.V2"/>
      <style:map style:condition="is-true-formula(AND([.U2]&lt;&gt;0;[.V2]=&quot;&quot;))" style:apply-style-name="Cellule_20_invalide" style:base-cell-address="Feuille1.V2"/>
    </style:style>
    <style:style style:name="ce8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]=0)" style:apply-style-name="Cellule_20_grisée" style:base-cell-address="Feuille1.V3"/>
      <style:map style:condition="is-true-formula(AND([.U3]&lt;&gt;0;[.V3]=&quot;&quot;))" style:apply-style-name="Cellule_20_invalide" style:base-cell-address="Feuille1.V3"/>
    </style:style>
    <style:style style:name="ce14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]=0)" style:apply-style-name="Cellule_20_grisée" style:base-cell-address="Feuille1.V4"/>
      <style:map style:condition="is-true-formula(AND([.U4]&lt;&gt;0;[.V4]=&quot;&quot;))" style:apply-style-name="Cellule_20_invalide" style:base-cell-address="Feuille1.V4"/>
    </style:style>
    <style:style style:name="ce3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]=0)" style:apply-style-name="Cellule_20_grisée" style:base-cell-address="Feuille1.V6"/>
      <style:map style:condition="is-true-formula(AND([.U6]&lt;&gt;0;[.V6]=&quot;&quot;))" style:apply-style-name="Cellule_20_invalide" style:base-cell-address="Feuille1.V6"/>
    </style:style>
    <style:style style:name="ce3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]=0)" style:apply-style-name="Cellule_20_grisée" style:base-cell-address="Feuille1.V7"/>
      <style:map style:condition="is-true-formula(AND([.U7]&lt;&gt;0;[.V7]=&quot;&quot;))" style:apply-style-name="Cellule_20_invalide" style:base-cell-address="Feuille1.V7"/>
    </style:style>
    <style:style style:name="ce3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]=0)" style:apply-style-name="Cellule_20_grisée" style:base-cell-address="Feuille1.V8"/>
      <style:map style:condition="is-true-formula(AND([.U8]&lt;&gt;0;[.V8]=&quot;&quot;))" style:apply-style-name="Cellule_20_invalide" style:base-cell-address="Feuille1.V8"/>
    </style:style>
    <style:style style:name="ce3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]=0)" style:apply-style-name="Cellule_20_grisée" style:base-cell-address="Feuille1.V9"/>
      <style:map style:condition="is-true-formula(AND([.U9]&lt;&gt;0;[.V9]=&quot;&quot;))" style:apply-style-name="Cellule_20_invalide" style:base-cell-address="Feuille1.V9"/>
    </style:style>
    <style:style style:name="ce3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]=0)" style:apply-style-name="Cellule_20_grisée" style:base-cell-address="Feuille1.V10"/>
      <style:map style:condition="is-true-formula(AND([.U10]&lt;&gt;0;[.V10]=&quot;&quot;))" style:apply-style-name="Cellule_20_invalide" style:base-cell-address="Feuille1.V10"/>
    </style:style>
    <style:style style:name="ce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]=0)" style:apply-style-name="Cellule_20_grisée" style:base-cell-address="Feuille1.V11"/>
      <style:map style:condition="is-true-formula(AND([.U11]&lt;&gt;0;[.V11]=&quot;&quot;))" style:apply-style-name="Cellule_20_invalide" style:base-cell-address="Feuille1.V11"/>
    </style:style>
    <style:style style:name="ce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2]=0)" style:apply-style-name="Cellule_20_grisée" style:base-cell-address="Feuille1.V12"/>
      <style:map style:condition="is-true-formula(AND([.U12]&lt;&gt;0;[.V12]=&quot;&quot;))" style:apply-style-name="Cellule_20_invalide" style:base-cell-address="Feuille1.V12"/>
    </style:style>
    <style:style style:name="ce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3]=0)" style:apply-style-name="Cellule_20_grisée" style:base-cell-address="Feuille1.V13"/>
      <style:map style:condition="is-true-formula(AND([.U13]&lt;&gt;0;[.V13]=&quot;&quot;))" style:apply-style-name="Cellule_20_invalide" style:base-cell-address="Feuille1.V13"/>
    </style:style>
    <style:style style:name="ce3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4]=0)" style:apply-style-name="Cellule_20_grisée" style:base-cell-address="Feuille1.V14"/>
      <style:map style:condition="is-true-formula(AND([.U14]&lt;&gt;0;[.V14]=&quot;&quot;))" style:apply-style-name="Cellule_20_invalide" style:base-cell-address="Feuille1.V14"/>
    </style:style>
    <style:style style:name="ce3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5]=0)" style:apply-style-name="Cellule_20_grisée" style:base-cell-address="Feuille1.V15"/>
      <style:map style:condition="is-true-formula(AND([.U15]&lt;&gt;0;[.V15]=&quot;&quot;))" style:apply-style-name="Cellule_20_invalide" style:base-cell-address="Feuille1.V15"/>
    </style:style>
    <style:style style:name="ce3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6]=0)" style:apply-style-name="Cellule_20_grisée" style:base-cell-address="Feuille1.V16"/>
      <style:map style:condition="is-true-formula(AND([.U16]&lt;&gt;0;[.V16]=&quot;&quot;))" style:apply-style-name="Cellule_20_invalide" style:base-cell-address="Feuille1.V16"/>
    </style:style>
    <style:style style:name="ce3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7]=0)" style:apply-style-name="Cellule_20_grisée" style:base-cell-address="Feuille1.V17"/>
      <style:map style:condition="is-true-formula(AND([.U17]&lt;&gt;0;[.V17]=&quot;&quot;))" style:apply-style-name="Cellule_20_invalide" style:base-cell-address="Feuille1.V17"/>
    </style:style>
    <style:style style:name="ce3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8]=0)" style:apply-style-name="Cellule_20_grisée" style:base-cell-address="Feuille1.V18"/>
      <style:map style:condition="is-true-formula(AND([.U18]&lt;&gt;0;[.V18]=&quot;&quot;))" style:apply-style-name="Cellule_20_invalide" style:base-cell-address="Feuille1.V18"/>
    </style:style>
    <style:style style:name="ce3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9]=0)" style:apply-style-name="Cellule_20_grisée" style:base-cell-address="Feuille1.V19"/>
      <style:map style:condition="is-true-formula(AND([.U19]&lt;&gt;0;[.V19]=&quot;&quot;))" style:apply-style-name="Cellule_20_invalide" style:base-cell-address="Feuille1.V19"/>
    </style:style>
    <style:style style:name="ce9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0]=0)" style:apply-style-name="Cellule_20_grisée" style:base-cell-address="Feuille1.V20"/>
      <style:map style:condition="is-true-formula(AND([.U20]&lt;&gt;0;[.V20]=&quot;&quot;))" style:apply-style-name="Cellule_20_invalide" style:base-cell-address="Feuille1.V20"/>
    </style:style>
    <style:style style:name="ce9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1]=0)" style:apply-style-name="Cellule_20_grisée" style:base-cell-address="Feuille1.V21"/>
      <style:map style:condition="is-true-formula(AND([.U21]&lt;&gt;0;[.V21]=&quot;&quot;))" style:apply-style-name="Cellule_20_invalide" style:base-cell-address="Feuille1.V21"/>
    </style:style>
    <style:style style:name="ce3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2]=0)" style:apply-style-name="Cellule_20_grisée" style:base-cell-address="Feuille1.V22"/>
      <style:map style:condition="is-true-formula(AND([.U22]&lt;&gt;0;[.V22]=&quot;&quot;))" style:apply-style-name="Cellule_20_invalide" style:base-cell-address="Feuille1.V22"/>
    </style:style>
    <style:style style:name="ce3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3]=0)" style:apply-style-name="Cellule_20_grisée" style:base-cell-address="Feuille1.V23"/>
      <style:map style:condition="is-true-formula(AND([.U23]&lt;&gt;0;[.V23]=&quot;&quot;))" style:apply-style-name="Cellule_20_invalide" style:base-cell-address="Feuille1.V23"/>
    </style:style>
    <style:style style:name="ce3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4]=0)" style:apply-style-name="Cellule_20_grisée" style:base-cell-address="Feuille1.V24"/>
      <style:map style:condition="is-true-formula(AND([.U24]&lt;&gt;0;[.V24]=&quot;&quot;))" style:apply-style-name="Cellule_20_invalide" style:base-cell-address="Feuille1.V24"/>
    </style:style>
    <style:style style:name="ce3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5]=0)" style:apply-style-name="Cellule_20_grisée" style:base-cell-address="Feuille1.V25"/>
      <style:map style:condition="is-true-formula(AND([.U25]&lt;&gt;0;[.V25]=&quot;&quot;))" style:apply-style-name="Cellule_20_invalide" style:base-cell-address="Feuille1.V25"/>
    </style:style>
    <style:style style:name="ce3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6]=0)" style:apply-style-name="Cellule_20_grisée" style:base-cell-address="Feuille1.V26"/>
      <style:map style:condition="is-true-formula(AND([.U26]&lt;&gt;0;[.V26]=&quot;&quot;))" style:apply-style-name="Cellule_20_invalide" style:base-cell-address="Feuille1.V26"/>
    </style:style>
    <style:style style:name="ce3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7]=0)" style:apply-style-name="Cellule_20_grisée" style:base-cell-address="Feuille1.V27"/>
      <style:map style:condition="is-true-formula(AND([.U27]&lt;&gt;0;[.V27]=&quot;&quot;))" style:apply-style-name="Cellule_20_invalide" style:base-cell-address="Feuille1.V27"/>
    </style:style>
    <style:style style:name="ce3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8]=0)" style:apply-style-name="Cellule_20_grisée" style:base-cell-address="Feuille1.V28"/>
      <style:map style:condition="is-true-formula(AND([.U28]&lt;&gt;0;[.V28]=&quot;&quot;))" style:apply-style-name="Cellule_20_invalide" style:base-cell-address="Feuille1.V28"/>
    </style:style>
    <style:style style:name="ce3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9]=0)" style:apply-style-name="Cellule_20_grisée" style:base-cell-address="Feuille1.V29"/>
      <style:map style:condition="is-true-formula(AND([.U29]&lt;&gt;0;[.V29]=&quot;&quot;))" style:apply-style-name="Cellule_20_invalide" style:base-cell-address="Feuille1.V29"/>
    </style:style>
    <style:style style:name="ce3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0]=0)" style:apply-style-name="Cellule_20_grisée" style:base-cell-address="Feuille1.V30"/>
      <style:map style:condition="is-true-formula(AND([.U30]&lt;&gt;0;[.V30]=&quot;&quot;))" style:apply-style-name="Cellule_20_invalide" style:base-cell-address="Feuille1.V30"/>
    </style:style>
    <style:style style:name="ce3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1]=0)" style:apply-style-name="Cellule_20_grisée" style:base-cell-address="Feuille1.V31"/>
      <style:map style:condition="is-true-formula(AND([.U31]&lt;&gt;0;[.V31]=&quot;&quot;))" style:apply-style-name="Cellule_20_invalide" style:base-cell-address="Feuille1.V31"/>
    </style:style>
    <style:style style:name="ce3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2]=0)" style:apply-style-name="Cellule_20_grisée" style:base-cell-address="Feuille1.V32"/>
      <style:map style:condition="is-true-formula(AND([.U32]&lt;&gt;0;[.V32]=&quot;&quot;))" style:apply-style-name="Cellule_20_invalide" style:base-cell-address="Feuille1.V32"/>
    </style:style>
    <style:style style:name="ce3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3]=0)" style:apply-style-name="Cellule_20_grisée" style:base-cell-address="Feuille1.V33"/>
      <style:map style:condition="is-true-formula(AND([.U33]&lt;&gt;0;[.V33]=&quot;&quot;))" style:apply-style-name="Cellule_20_invalide" style:base-cell-address="Feuille1.V33"/>
    </style:style>
    <style:style style:name="ce3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4]=0)" style:apply-style-name="Cellule_20_grisée" style:base-cell-address="Feuille1.V34"/>
      <style:map style:condition="is-true-formula(AND([.U34]&lt;&gt;0;[.V34]=&quot;&quot;))" style:apply-style-name="Cellule_20_invalide" style:base-cell-address="Feuille1.V34"/>
    </style:style>
    <style:style style:name="ce3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5]=0)" style:apply-style-name="Cellule_20_grisée" style:base-cell-address="Feuille1.V35"/>
      <style:map style:condition="is-true-formula(AND([.U35]&lt;&gt;0;[.V35]=&quot;&quot;))" style:apply-style-name="Cellule_20_invalide" style:base-cell-address="Feuille1.V35"/>
    </style:style>
    <style:style style:name="ce3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6]=0)" style:apply-style-name="Cellule_20_grisée" style:base-cell-address="Feuille1.V36"/>
      <style:map style:condition="is-true-formula(AND([.U36]&lt;&gt;0;[.V36]=&quot;&quot;))" style:apply-style-name="Cellule_20_invalide" style:base-cell-address="Feuille1.V36"/>
    </style:style>
    <style:style style:name="ce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7]=0)" style:apply-style-name="Cellule_20_grisée" style:base-cell-address="Feuille1.V37"/>
      <style:map style:condition="is-true-formula(AND([.U37]&lt;&gt;0;[.V37]=&quot;&quot;))" style:apply-style-name="Cellule_20_invalide" style:base-cell-address="Feuille1.V37"/>
    </style:style>
    <style:style style:name="ce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8]=0)" style:apply-style-name="Cellule_20_grisée" style:base-cell-address="Feuille1.V38"/>
      <style:map style:condition="is-true-formula(AND([.U38]&lt;&gt;0;[.V38]=&quot;&quot;))" style:apply-style-name="Cellule_20_invalide" style:base-cell-address="Feuille1.V38"/>
    </style:style>
    <style:style style:name="ce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9]=0)" style:apply-style-name="Cellule_20_grisée" style:base-cell-address="Feuille1.V39"/>
      <style:map style:condition="is-true-formula(AND([.U39]&lt;&gt;0;[.V39]=&quot;&quot;))" style:apply-style-name="Cellule_20_invalide" style:base-cell-address="Feuille1.V39"/>
    </style:style>
    <style:style style:name="ce3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0]=0)" style:apply-style-name="Cellule_20_grisée" style:base-cell-address="Feuille1.V40"/>
      <style:map style:condition="is-true-formula(AND([.U40]&lt;&gt;0;[.V40]=&quot;&quot;))" style:apply-style-name="Cellule_20_invalide" style:base-cell-address="Feuille1.V40"/>
    </style:style>
    <style:style style:name="ce3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1]=0)" style:apply-style-name="Cellule_20_grisée" style:base-cell-address="Feuille1.V41"/>
      <style:map style:condition="is-true-formula(AND([.U41]&lt;&gt;0;[.V41]=&quot;&quot;))" style:apply-style-name="Cellule_20_invalide" style:base-cell-address="Feuille1.V41"/>
    </style:style>
    <style:style style:name="ce3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2]=0)" style:apply-style-name="Cellule_20_grisée" style:base-cell-address="Feuille1.V42"/>
      <style:map style:condition="is-true-formula(AND([.U42]&lt;&gt;0;[.V42]=&quot;&quot;))" style:apply-style-name="Cellule_20_invalide" style:base-cell-address="Feuille1.V42"/>
    </style:style>
    <style:style style:name="ce3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3]=0)" style:apply-style-name="Cellule_20_grisée" style:base-cell-address="Feuille1.V43"/>
      <style:map style:condition="is-true-formula(AND([.U43]&lt;&gt;0;[.V43]=&quot;&quot;))" style:apply-style-name="Cellule_20_invalide" style:base-cell-address="Feuille1.V43"/>
    </style:style>
    <style:style style:name="ce3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4]=0)" style:apply-style-name="Cellule_20_grisée" style:base-cell-address="Feuille1.V44"/>
      <style:map style:condition="is-true-formula(AND([.U44]&lt;&gt;0;[.V44]=&quot;&quot;))" style:apply-style-name="Cellule_20_invalide" style:base-cell-address="Feuille1.V44"/>
    </style:style>
    <style:style style:name="ce3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5]=0)" style:apply-style-name="Cellule_20_grisée" style:base-cell-address="Feuille1.V45"/>
      <style:map style:condition="is-true-formula(AND([.U45]&lt;&gt;0;[.V45]=&quot;&quot;))" style:apply-style-name="Cellule_20_invalide" style:base-cell-address="Feuille1.V45"/>
    </style:style>
    <style:style style:name="ce3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6]=0)" style:apply-style-name="Cellule_20_grisée" style:base-cell-address="Feuille1.V46"/>
      <style:map style:condition="is-true-formula(AND([.U46]&lt;&gt;0;[.V46]=&quot;&quot;))" style:apply-style-name="Cellule_20_invalide" style:base-cell-address="Feuille1.V46"/>
    </style:style>
    <style:style style:name="ce3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7]=0)" style:apply-style-name="Cellule_20_grisée" style:base-cell-address="Feuille1.V47"/>
      <style:map style:condition="is-true-formula(AND([.U47]&lt;&gt;0;[.V47]=&quot;&quot;))" style:apply-style-name="Cellule_20_invalide" style:base-cell-address="Feuille1.V47"/>
    </style:style>
    <style:style style:name="ce3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8]=0)" style:apply-style-name="Cellule_20_grisée" style:base-cell-address="Feuille1.V48"/>
      <style:map style:condition="is-true-formula(AND([.U48]&lt;&gt;0;[.V48]=&quot;&quot;))" style:apply-style-name="Cellule_20_invalide" style:base-cell-address="Feuille1.V48"/>
    </style:style>
    <style:style style:name="ce3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9]=0)" style:apply-style-name="Cellule_20_grisée" style:base-cell-address="Feuille1.V49"/>
      <style:map style:condition="is-true-formula(AND([.U49]&lt;&gt;0;[.V49]=&quot;&quot;))" style:apply-style-name="Cellule_20_invalide" style:base-cell-address="Feuille1.V49"/>
    </style:style>
    <style:style style:name="ce3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0]=0)" style:apply-style-name="Cellule_20_grisée" style:base-cell-address="Feuille1.V50"/>
      <style:map style:condition="is-true-formula(AND([.U50]&lt;&gt;0;[.V50]=&quot;&quot;))" style:apply-style-name="Cellule_20_invalide" style:base-cell-address="Feuille1.V50"/>
    </style:style>
    <style:style style:name="ce3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1]=0)" style:apply-style-name="Cellule_20_grisée" style:base-cell-address="Feuille1.V51"/>
      <style:map style:condition="is-true-formula(AND([.U51]&lt;&gt;0;[.V51]=&quot;&quot;))" style:apply-style-name="Cellule_20_invalide" style:base-cell-address="Feuille1.V51"/>
    </style:style>
    <style:style style:name="ce3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2]=0)" style:apply-style-name="Cellule_20_grisée" style:base-cell-address="Feuille1.V52"/>
      <style:map style:condition="is-true-formula(AND([.U52]&lt;&gt;0;[.V52]=&quot;&quot;))" style:apply-style-name="Cellule_20_invalide" style:base-cell-address="Feuille1.V52"/>
    </style:style>
    <style:style style:name="ce3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3]=0)" style:apply-style-name="Cellule_20_grisée" style:base-cell-address="Feuille1.V53"/>
      <style:map style:condition="is-true-formula(AND([.U53]&lt;&gt;0;[.V53]=&quot;&quot;))" style:apply-style-name="Cellule_20_invalide" style:base-cell-address="Feuille1.V53"/>
    </style:style>
    <style:style style:name="ce3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4]=0)" style:apply-style-name="Cellule_20_grisée" style:base-cell-address="Feuille1.V54"/>
      <style:map style:condition="is-true-formula(AND([.U54]&lt;&gt;0;[.V54]=&quot;&quot;))" style:apply-style-name="Cellule_20_invalide" style:base-cell-address="Feuille1.V54"/>
    </style:style>
    <style:style style:name="ce3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5]=0)" style:apply-style-name="Cellule_20_grisée" style:base-cell-address="Feuille1.V55"/>
      <style:map style:condition="is-true-formula(AND([.U55]&lt;&gt;0;[.V55]=&quot;&quot;))" style:apply-style-name="Cellule_20_invalide" style:base-cell-address="Feuille1.V55"/>
    </style:style>
    <style:style style:name="ce3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6]=0)" style:apply-style-name="Cellule_20_grisée" style:base-cell-address="Feuille1.V56"/>
      <style:map style:condition="is-true-formula(AND([.U56]&lt;&gt;0;[.V56]=&quot;&quot;))" style:apply-style-name="Cellule_20_invalide" style:base-cell-address="Feuille1.V56"/>
    </style:style>
    <style:style style:name="ce3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7]=0)" style:apply-style-name="Cellule_20_grisée" style:base-cell-address="Feuille1.V57"/>
      <style:map style:condition="is-true-formula(AND([.U57]&lt;&gt;0;[.V57]=&quot;&quot;))" style:apply-style-name="Cellule_20_invalide" style:base-cell-address="Feuille1.V57"/>
    </style:style>
    <style:style style:name="ce3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8]=0)" style:apply-style-name="Cellule_20_grisée" style:base-cell-address="Feuille1.V58"/>
      <style:map style:condition="is-true-formula(AND([.U58]&lt;&gt;0;[.V58]=&quot;&quot;))" style:apply-style-name="Cellule_20_invalide" style:base-cell-address="Feuille1.V58"/>
    </style:style>
    <style:style style:name="ce3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9]=0)" style:apply-style-name="Cellule_20_grisée" style:base-cell-address="Feuille1.V59"/>
      <style:map style:condition="is-true-formula(AND([.U59]&lt;&gt;0;[.V59]=&quot;&quot;))" style:apply-style-name="Cellule_20_invalide" style:base-cell-address="Feuille1.V59"/>
    </style:style>
    <style:style style:name="ce3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0]=0)" style:apply-style-name="Cellule_20_grisée" style:base-cell-address="Feuille1.V60"/>
      <style:map style:condition="is-true-formula(AND([.U60]&lt;&gt;0;[.V60]=&quot;&quot;))" style:apply-style-name="Cellule_20_invalide" style:base-cell-address="Feuille1.V60"/>
    </style:style>
    <style:style style:name="ce3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1]=0)" style:apply-style-name="Cellule_20_grisée" style:base-cell-address="Feuille1.V61"/>
      <style:map style:condition="is-true-formula(AND([.U61]&lt;&gt;0;[.V61]=&quot;&quot;))" style:apply-style-name="Cellule_20_invalide" style:base-cell-address="Feuille1.V61"/>
    </style:style>
    <style:style style:name="ce3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3]=0)" style:apply-style-name="Cellule_20_grisée" style:base-cell-address="Feuille1.V63"/>
      <style:map style:condition="is-true-formula(AND([.U63]&lt;&gt;0;[.V63]=&quot;&quot;))" style:apply-style-name="Cellule_20_invalide" style:base-cell-address="Feuille1.V63"/>
    </style:style>
    <style:style style:name="ce3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4]=0)" style:apply-style-name="Cellule_20_grisée" style:base-cell-address="Feuille1.V64"/>
      <style:map style:condition="is-true-formula(AND([.U64]&lt;&gt;0;[.V64]=&quot;&quot;))" style:apply-style-name="Cellule_20_invalide" style:base-cell-address="Feuille1.V64"/>
    </style:style>
    <style:style style:name="ce3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5]=0)" style:apply-style-name="Cellule_20_grisée" style:base-cell-address="Feuille1.V65"/>
      <style:map style:condition="is-true-formula(AND([.U65]&lt;&gt;0;[.V65]=&quot;&quot;))" style:apply-style-name="Cellule_20_invalide" style:base-cell-address="Feuille1.V65"/>
    </style:style>
    <style:style style:name="ce3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6]=0)" style:apply-style-name="Cellule_20_grisée" style:base-cell-address="Feuille1.V66"/>
      <style:map style:condition="is-true-formula(AND([.U66]&lt;&gt;0;[.V66]=&quot;&quot;))" style:apply-style-name="Cellule_20_invalide" style:base-cell-address="Feuille1.V66"/>
    </style:style>
    <style:style style:name="ce3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7]=0)" style:apply-style-name="Cellule_20_grisée" style:base-cell-address="Feuille1.V67"/>
      <style:map style:condition="is-true-formula(AND([.U67]&lt;&gt;0;[.V67]=&quot;&quot;))" style:apply-style-name="Cellule_20_invalide" style:base-cell-address="Feuille1.V67"/>
    </style:style>
    <style:style style:name="ce4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9]=0)" style:apply-style-name="Cellule_20_grisée" style:base-cell-address="Feuille1.V69"/>
      <style:map style:condition="is-true-formula(AND([.U69]&lt;&gt;0;[.V69]=&quot;&quot;))" style:apply-style-name="Cellule_20_invalide" style:base-cell-address="Feuille1.V69"/>
    </style:style>
    <style:style style:name="ce4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0]=0)" style:apply-style-name="Cellule_20_grisée" style:base-cell-address="Feuille1.V70"/>
      <style:map style:condition="is-true-formula(AND([.U70]&lt;&gt;0;[.V70]=&quot;&quot;))" style:apply-style-name="Cellule_20_invalide" style:base-cell-address="Feuille1.V70"/>
    </style:style>
    <style:style style:name="ce10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1]=0)" style:apply-style-name="Cellule_20_grisée" style:base-cell-address="Feuille1.V71"/>
      <style:map style:condition="is-true-formula(AND([.U71]&lt;&gt;0;[.V71]=&quot;&quot;))" style:apply-style-name="Cellule_20_invalide" style:base-cell-address="Feuille1.V71"/>
    </style:style>
    <style:style style:name="ce10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4]=0)" style:apply-style-name="Cellule_20_grisée" style:base-cell-address="Feuille1.V74"/>
      <style:map style:condition="is-true-formula(AND([.U74]&lt;&gt;0;[.V74]=&quot;&quot;))" style:apply-style-name="Cellule_20_invalide" style:base-cell-address="Feuille1.V74"/>
    </style:style>
    <style:style style:name="ce10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5]=0)" style:apply-style-name="Cellule_20_grisée" style:base-cell-address="Feuille1.V75"/>
      <style:map style:condition="is-true-formula(AND([.U75]&lt;&gt;0;[.V75]=&quot;&quot;))" style:apply-style-name="Cellule_20_invalide" style:base-cell-address="Feuille1.V75"/>
    </style:style>
    <style:style style:name="ce10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6]=0)" style:apply-style-name="Cellule_20_grisée" style:base-cell-address="Feuille1.V76"/>
      <style:map style:condition="is-true-formula(AND([.U76]&lt;&gt;0;[.V76]=&quot;&quot;))" style:apply-style-name="Cellule_20_invalide" style:base-cell-address="Feuille1.V76"/>
    </style:style>
    <style:style style:name="ce10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7]=0)" style:apply-style-name="Cellule_20_grisée" style:base-cell-address="Feuille1.V77"/>
      <style:map style:condition="is-true-formula(AND([.U77]&lt;&gt;0;[.V77]=&quot;&quot;))" style:apply-style-name="Cellule_20_invalide" style:base-cell-address="Feuille1.V77"/>
    </style:style>
    <style:style style:name="ce12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9]=0)" style:apply-style-name="Cellule_20_grisée" style:base-cell-address="Feuille1.V79"/>
      <style:map style:condition="is-true-formula(AND([.U79]&lt;&gt;0;[.V79]=&quot;&quot;))" style:apply-style-name="Cellule_20_invalide" style:base-cell-address="Feuille1.V79"/>
    </style:style>
    <style:style style:name="ce12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0]=0)" style:apply-style-name="Cellule_20_grisée" style:base-cell-address="Feuille1.V80"/>
      <style:map style:condition="is-true-formula(AND([.U80]&lt;&gt;0;[.V80]=&quot;&quot;))" style:apply-style-name="Cellule_20_invalide" style:base-cell-address="Feuille1.V80"/>
    </style:style>
    <style:style style:name="ce12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1]=0)" style:apply-style-name="Cellule_20_grisée" style:base-cell-address="Feuille1.V81"/>
      <style:map style:condition="is-true-formula(AND([.U81]&lt;&gt;0;[.V81]=&quot;&quot;))" style:apply-style-name="Cellule_20_invalide" style:base-cell-address="Feuille1.V81"/>
    </style:style>
    <style:style style:name="ce1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3]=0)" style:apply-style-name="Cellule_20_grisée" style:base-cell-address="Feuille1.V83"/>
      <style:map style:condition="is-true-formula(AND([.U83]&lt;&gt;0;[.V83]=&quot;&quot;))" style:apply-style-name="Cellule_20_invalide" style:base-cell-address="Feuille1.V83"/>
    </style:style>
    <style:style style:name="ce1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4]=0)" style:apply-style-name="Cellule_20_grisée" style:base-cell-address="Feuille1.V84"/>
      <style:map style:condition="is-true-formula(AND([.U84]&lt;&gt;0;[.V84]=&quot;&quot;))" style:apply-style-name="Cellule_20_invalide" style:base-cell-address="Feuille1.V84"/>
    </style:style>
    <style:style style:name="ce1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5]=0)" style:apply-style-name="Cellule_20_grisée" style:base-cell-address="Feuille1.V85"/>
      <style:map style:condition="is-true-formula(AND([.U85]&lt;&gt;0;[.V85]=&quot;&quot;))" style:apply-style-name="Cellule_20_invalide" style:base-cell-address="Feuille1.V85"/>
    </style:style>
    <style:style style:name="ce16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6]=0)" style:apply-style-name="Cellule_20_grisée" style:base-cell-address="Feuille1.V86"/>
      <style:map style:condition="is-true-formula(AND([.U86]&lt;&gt;0;[.V86]=&quot;&quot;))" style:apply-style-name="Cellule_20_invalide" style:base-cell-address="Feuille1.V86"/>
    </style:style>
    <style:style style:name="ce17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7]=0)" style:apply-style-name="Cellule_20_grisée" style:base-cell-address="Feuille1.V87"/>
      <style:map style:condition="is-true-formula(AND([.U87]&lt;&gt;0;[.V87]=&quot;&quot;))" style:apply-style-name="Cellule_20_invalide" style:base-cell-address="Feuille1.V87"/>
    </style:style>
    <style:style style:name="ce18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8]=0)" style:apply-style-name="Cellule_20_grisée" style:base-cell-address="Feuille1.V88"/>
      <style:map style:condition="is-true-formula(AND([.U88]&lt;&gt;0;[.V88]=&quot;&quot;))" style:apply-style-name="Cellule_20_invalide" style:base-cell-address="Feuille1.V88"/>
    </style:style>
    <style:style style:name="ce20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9]=0)" style:apply-style-name="Cellule_20_grisée" style:base-cell-address="Feuille1.V89"/>
      <style:map style:condition="is-true-formula(AND([.U89]&lt;&gt;0;[.V89]=&quot;&quot;))" style:apply-style-name="Cellule_20_invalide" style:base-cell-address="Feuille1.V89"/>
    </style:style>
    <style:style style:name="ce20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0]=0)" style:apply-style-name="Cellule_20_grisée" style:base-cell-address="Feuille1.V90"/>
      <style:map style:condition="is-true-formula(AND([.U90]&lt;&gt;0;[.V90]=&quot;&quot;))" style:apply-style-name="Cellule_20_invalide" style:base-cell-address="Feuille1.V90"/>
    </style:style>
    <style:style style:name="ce21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1]=0)" style:apply-style-name="Cellule_20_grisée" style:base-cell-address="Feuille1.V91"/>
      <style:map style:condition="is-true-formula(AND([.U91]&lt;&gt;0;[.V91]=&quot;&quot;))" style:apply-style-name="Cellule_20_invalide" style:base-cell-address="Feuille1.V91"/>
    </style:style>
    <style:style style:name="ce21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3]=0)" style:apply-style-name="Cellule_20_grisée" style:base-cell-address="Feuille1.V93"/>
      <style:map style:condition="is-true-formula(AND([.U93]&lt;&gt;0;[.V93]=&quot;&quot;))" style:apply-style-name="Cellule_20_invalide" style:base-cell-address="Feuille1.V93"/>
    </style:style>
    <style:style style:name="ce22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5]=0)" style:apply-style-name="Cellule_20_grisée" style:base-cell-address="Feuille1.V95"/>
      <style:map style:condition="is-true-formula(AND([.U95]&lt;&gt;0;[.V95]=&quot;&quot;))" style:apply-style-name="Cellule_20_invalide" style:base-cell-address="Feuille1.V95"/>
    </style:style>
    <style:style style:name="ce9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]=0)" style:apply-style-name="Cellule_20_grisée" style:base-cell-address="Feuille1.W2"/>
      <style:map style:condition="is-true-formula(AND([.U2]&lt;&gt;0;[.W2]=&quot;&quot;))" style:apply-style-name="Cellule_20_invalide" style:base-cell-address="Feuille1.W2"/>
    </style:style>
    <style:style style:name="ce9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]=0)" style:apply-style-name="Cellule_20_grisée" style:base-cell-address="Feuille1.W3"/>
      <style:map style:condition="is-true-formula(AND([.U3]&lt;&gt;0;[.W3]=&quot;&quot;))" style:apply-style-name="Cellule_20_invalide" style:base-cell-address="Feuille1.W3"/>
    </style:style>
    <style:style style:name="ce16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]=0)" style:apply-style-name="Cellule_20_grisée" style:base-cell-address="Feuille1.W4"/>
      <style:map style:condition="is-true-formula(AND([.U4]&lt;&gt;0;[.W4]=&quot;&quot;))" style:apply-style-name="Cellule_20_invalide" style:base-cell-address="Feuille1.W4"/>
    </style:style>
    <style:style style:name="ce4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]=0)" style:apply-style-name="Cellule_20_grisée" style:base-cell-address="Feuille1.W6"/>
      <style:map style:condition="is-true-formula(AND([.U6]&lt;&gt;0;[.W6]=&quot;&quot;))" style:apply-style-name="Cellule_20_invalide" style:base-cell-address="Feuille1.W6"/>
    </style:style>
    <style:style style:name="ce4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]=0)" style:apply-style-name="Cellule_20_grisée" style:base-cell-address="Feuille1.W7"/>
      <style:map style:condition="is-true-formula(AND([.U7]&lt;&gt;0;[.W7]=&quot;&quot;))" style:apply-style-name="Cellule_20_invalide" style:base-cell-address="Feuille1.W7"/>
    </style:style>
    <style:style style:name="ce4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]=0)" style:apply-style-name="Cellule_20_grisée" style:base-cell-address="Feuille1.W8"/>
      <style:map style:condition="is-true-formula(AND([.U8]&lt;&gt;0;[.W8]=&quot;&quot;))" style:apply-style-name="Cellule_20_invalide" style:base-cell-address="Feuille1.W8"/>
    </style:style>
    <style:style style:name="ce4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]=0)" style:apply-style-name="Cellule_20_grisée" style:base-cell-address="Feuille1.W9"/>
      <style:map style:condition="is-true-formula(AND([.U9]&lt;&gt;0;[.W9]=&quot;&quot;))" style:apply-style-name="Cellule_20_invalide" style:base-cell-address="Feuille1.W9"/>
    </style:style>
    <style:style style:name="ce4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]=0)" style:apply-style-name="Cellule_20_grisée" style:base-cell-address="Feuille1.W10"/>
      <style:map style:condition="is-true-formula(AND([.U10]&lt;&gt;0;[.W10]=&quot;&quot;))" style:apply-style-name="Cellule_20_invalide" style:base-cell-address="Feuille1.W10"/>
    </style:style>
    <style:style style:name="ce4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]=0)" style:apply-style-name="Cellule_20_grisée" style:base-cell-address="Feuille1.W11"/>
      <style:map style:condition="is-true-formula(AND([.U11]&lt;&gt;0;[.W11]=&quot;&quot;))" style:apply-style-name="Cellule_20_invalide" style:base-cell-address="Feuille1.W11"/>
    </style:style>
    <style:style style:name="ce4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2]=0)" style:apply-style-name="Cellule_20_grisée" style:base-cell-address="Feuille1.W12"/>
      <style:map style:condition="is-true-formula(AND([.U12]&lt;&gt;0;[.W12]=&quot;&quot;))" style:apply-style-name="Cellule_20_invalide" style:base-cell-address="Feuille1.W12"/>
    </style:style>
    <style:style style:name="ce4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3]=0)" style:apply-style-name="Cellule_20_grisée" style:base-cell-address="Feuille1.W13"/>
      <style:map style:condition="is-true-formula(AND([.U13]&lt;&gt;0;[.W13]=&quot;&quot;))" style:apply-style-name="Cellule_20_invalide" style:base-cell-address="Feuille1.W13"/>
    </style:style>
    <style:style style:name="ce4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4]=0)" style:apply-style-name="Cellule_20_grisée" style:base-cell-address="Feuille1.W14"/>
      <style:map style:condition="is-true-formula(AND([.U14]&lt;&gt;0;[.W14]=&quot;&quot;))" style:apply-style-name="Cellule_20_invalide" style:base-cell-address="Feuille1.W14"/>
    </style:style>
    <style:style style:name="ce4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5]=0)" style:apply-style-name="Cellule_20_grisée" style:base-cell-address="Feuille1.W15"/>
      <style:map style:condition="is-true-formula(AND([.U15]&lt;&gt;0;[.W15]=&quot;&quot;))" style:apply-style-name="Cellule_20_invalide" style:base-cell-address="Feuille1.W15"/>
    </style:style>
    <style:style style:name="ce4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6]=0)" style:apply-style-name="Cellule_20_grisée" style:base-cell-address="Feuille1.W16"/>
      <style:map style:condition="is-true-formula(AND([.U16]&lt;&gt;0;[.W16]=&quot;&quot;))" style:apply-style-name="Cellule_20_invalide" style:base-cell-address="Feuille1.W16"/>
    </style:style>
    <style:style style:name="ce4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7]=0)" style:apply-style-name="Cellule_20_grisée" style:base-cell-address="Feuille1.W17"/>
      <style:map style:condition="is-true-formula(AND([.U17]&lt;&gt;0;[.W17]=&quot;&quot;))" style:apply-style-name="Cellule_20_invalide" style:base-cell-address="Feuille1.W17"/>
    </style:style>
    <style:style style:name="ce4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8]=0)" style:apply-style-name="Cellule_20_grisée" style:base-cell-address="Feuille1.W18"/>
      <style:map style:condition="is-true-formula(AND([.U18]&lt;&gt;0;[.W18]=&quot;&quot;))" style:apply-style-name="Cellule_20_invalide" style:base-cell-address="Feuille1.W18"/>
    </style:style>
    <style:style style:name="ce4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9]=0)" style:apply-style-name="Cellule_20_grisée" style:base-cell-address="Feuille1.W19"/>
      <style:map style:condition="is-true-formula(AND([.U19]&lt;&gt;0;[.W19]=&quot;&quot;))" style:apply-style-name="Cellule_20_invalide" style:base-cell-address="Feuille1.W19"/>
    </style:style>
    <style:style style:name="ce9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0]=0)" style:apply-style-name="Cellule_20_grisée" style:base-cell-address="Feuille1.W20"/>
      <style:map style:condition="is-true-formula(AND([.U20]&lt;&gt;0;[.W20]=&quot;&quot;))" style:apply-style-name="Cellule_20_invalide" style:base-cell-address="Feuille1.W20"/>
    </style:style>
    <style:style style:name="ce9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1]=0)" style:apply-style-name="Cellule_20_grisée" style:base-cell-address="Feuille1.W21"/>
      <style:map style:condition="is-true-formula(AND([.U21]&lt;&gt;0;[.W21]=&quot;&quot;))" style:apply-style-name="Cellule_20_invalide" style:base-cell-address="Feuille1.W21"/>
    </style:style>
    <style:style style:name="ce4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2]=0)" style:apply-style-name="Cellule_20_grisée" style:base-cell-address="Feuille1.W22"/>
      <style:map style:condition="is-true-formula(AND([.U22]&lt;&gt;0;[.W22]=&quot;&quot;))" style:apply-style-name="Cellule_20_invalide" style:base-cell-address="Feuille1.W22"/>
    </style:style>
    <style:style style:name="ce4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3]=0)" style:apply-style-name="Cellule_20_grisée" style:base-cell-address="Feuille1.W23"/>
      <style:map style:condition="is-true-formula(AND([.U23]&lt;&gt;0;[.W23]=&quot;&quot;))" style:apply-style-name="Cellule_20_invalide" style:base-cell-address="Feuille1.W23"/>
    </style:style>
    <style:style style:name="ce4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4]=0)" style:apply-style-name="Cellule_20_grisée" style:base-cell-address="Feuille1.W24"/>
      <style:map style:condition="is-true-formula(AND([.U24]&lt;&gt;0;[.W24]=&quot;&quot;))" style:apply-style-name="Cellule_20_invalide" style:base-cell-address="Feuille1.W24"/>
    </style:style>
    <style:style style:name="ce4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5]=0)" style:apply-style-name="Cellule_20_grisée" style:base-cell-address="Feuille1.W25"/>
      <style:map style:condition="is-true-formula(AND([.U25]&lt;&gt;0;[.W25]=&quot;&quot;))" style:apply-style-name="Cellule_20_invalide" style:base-cell-address="Feuille1.W25"/>
    </style:style>
    <style:style style:name="ce4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6]=0)" style:apply-style-name="Cellule_20_grisée" style:base-cell-address="Feuille1.W26"/>
      <style:map style:condition="is-true-formula(AND([.U26]&lt;&gt;0;[.W26]=&quot;&quot;))" style:apply-style-name="Cellule_20_invalide" style:base-cell-address="Feuille1.W26"/>
    </style:style>
    <style:style style:name="ce4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7]=0)" style:apply-style-name="Cellule_20_grisée" style:base-cell-address="Feuille1.W27"/>
      <style:map style:condition="is-true-formula(AND([.U27]&lt;&gt;0;[.W27]=&quot;&quot;))" style:apply-style-name="Cellule_20_invalide" style:base-cell-address="Feuille1.W27"/>
    </style:style>
    <style:style style:name="ce4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8]=0)" style:apply-style-name="Cellule_20_grisée" style:base-cell-address="Feuille1.W28"/>
      <style:map style:condition="is-true-formula(AND([.U28]&lt;&gt;0;[.W28]=&quot;&quot;))" style:apply-style-name="Cellule_20_invalide" style:base-cell-address="Feuille1.W28"/>
    </style:style>
    <style:style style:name="ce4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9]=0)" style:apply-style-name="Cellule_20_grisée" style:base-cell-address="Feuille1.W29"/>
      <style:map style:condition="is-true-formula(AND([.U29]&lt;&gt;0;[.W29]=&quot;&quot;))" style:apply-style-name="Cellule_20_invalide" style:base-cell-address="Feuille1.W29"/>
    </style:style>
    <style:style style:name="ce4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0]=0)" style:apply-style-name="Cellule_20_grisée" style:base-cell-address="Feuille1.W30"/>
      <style:map style:condition="is-true-formula(AND([.U30]&lt;&gt;0;[.W30]=&quot;&quot;))" style:apply-style-name="Cellule_20_invalide" style:base-cell-address="Feuille1.W30"/>
    </style:style>
    <style:style style:name="ce4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1]=0)" style:apply-style-name="Cellule_20_grisée" style:base-cell-address="Feuille1.W31"/>
      <style:map style:condition="is-true-formula(AND([.U31]&lt;&gt;0;[.W31]=&quot;&quot;))" style:apply-style-name="Cellule_20_invalide" style:base-cell-address="Feuille1.W31"/>
    </style:style>
    <style:style style:name="ce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2]=0)" style:apply-style-name="Cellule_20_grisée" style:base-cell-address="Feuille1.W32"/>
      <style:map style:condition="is-true-formula(AND([.U32]&lt;&gt;0;[.W32]=&quot;&quot;))" style:apply-style-name="Cellule_20_invalide" style:base-cell-address="Feuille1.W32"/>
    </style:style>
    <style:style style:name="ce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3]=0)" style:apply-style-name="Cellule_20_grisée" style:base-cell-address="Feuille1.W33"/>
      <style:map style:condition="is-true-formula(AND([.U33]&lt;&gt;0;[.W33]=&quot;&quot;))" style:apply-style-name="Cellule_20_invalide" style:base-cell-address="Feuille1.W33"/>
    </style:style>
    <style:style style:name="ce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4]=0)" style:apply-style-name="Cellule_20_grisée" style:base-cell-address="Feuille1.W34"/>
      <style:map style:condition="is-true-formula(AND([.U34]&lt;&gt;0;[.W34]=&quot;&quot;))" style:apply-style-name="Cellule_20_invalide" style:base-cell-address="Feuille1.W34"/>
    </style:style>
    <style:style style:name="ce4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5]=0)" style:apply-style-name="Cellule_20_grisée" style:base-cell-address="Feuille1.W35"/>
      <style:map style:condition="is-true-formula(AND([.U35]&lt;&gt;0;[.W35]=&quot;&quot;))" style:apply-style-name="Cellule_20_invalide" style:base-cell-address="Feuille1.W35"/>
    </style:style>
    <style:style style:name="ce4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6]=0)" style:apply-style-name="Cellule_20_grisée" style:base-cell-address="Feuille1.W36"/>
      <style:map style:condition="is-true-formula(AND([.U36]&lt;&gt;0;[.W36]=&quot;&quot;))" style:apply-style-name="Cellule_20_invalide" style:base-cell-address="Feuille1.W36"/>
    </style:style>
    <style:style style:name="ce4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7]=0)" style:apply-style-name="Cellule_20_grisée" style:base-cell-address="Feuille1.W37"/>
      <style:map style:condition="is-true-formula(AND([.U37]&lt;&gt;0;[.W37]=&quot;&quot;))" style:apply-style-name="Cellule_20_invalide" style:base-cell-address="Feuille1.W37"/>
    </style:style>
    <style:style style:name="ce4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8]=0)" style:apply-style-name="Cellule_20_grisée" style:base-cell-address="Feuille1.W38"/>
      <style:map style:condition="is-true-formula(AND([.U38]&lt;&gt;0;[.W38]=&quot;&quot;))" style:apply-style-name="Cellule_20_invalide" style:base-cell-address="Feuille1.W38"/>
    </style:style>
    <style:style style:name="ce4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9]=0)" style:apply-style-name="Cellule_20_grisée" style:base-cell-address="Feuille1.W39"/>
      <style:map style:condition="is-true-formula(AND([.U39]&lt;&gt;0;[.W39]=&quot;&quot;))" style:apply-style-name="Cellule_20_invalide" style:base-cell-address="Feuille1.W39"/>
    </style:style>
    <style:style style:name="ce4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0]=0)" style:apply-style-name="Cellule_20_grisée" style:base-cell-address="Feuille1.W40"/>
      <style:map style:condition="is-true-formula(AND([.U40]&lt;&gt;0;[.W40]=&quot;&quot;))" style:apply-style-name="Cellule_20_invalide" style:base-cell-address="Feuille1.W40"/>
    </style:style>
    <style:style style:name="ce4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1]=0)" style:apply-style-name="Cellule_20_grisée" style:base-cell-address="Feuille1.W41"/>
      <style:map style:condition="is-true-formula(AND([.U41]&lt;&gt;0;[.W41]=&quot;&quot;))" style:apply-style-name="Cellule_20_invalide" style:base-cell-address="Feuille1.W41"/>
    </style:style>
    <style:style style:name="ce4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2]=0)" style:apply-style-name="Cellule_20_grisée" style:base-cell-address="Feuille1.W42"/>
      <style:map style:condition="is-true-formula(AND([.U42]&lt;&gt;0;[.W42]=&quot;&quot;))" style:apply-style-name="Cellule_20_invalide" style:base-cell-address="Feuille1.W42"/>
    </style:style>
    <style:style style:name="ce4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3]=0)" style:apply-style-name="Cellule_20_grisée" style:base-cell-address="Feuille1.W43"/>
      <style:map style:condition="is-true-formula(AND([.U43]&lt;&gt;0;[.W43]=&quot;&quot;))" style:apply-style-name="Cellule_20_invalide" style:base-cell-address="Feuille1.W43"/>
    </style:style>
    <style:style style:name="ce4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4]=0)" style:apply-style-name="Cellule_20_grisée" style:base-cell-address="Feuille1.W44"/>
      <style:map style:condition="is-true-formula(AND([.U44]&lt;&gt;0;[.W44]=&quot;&quot;))" style:apply-style-name="Cellule_20_invalide" style:base-cell-address="Feuille1.W44"/>
    </style:style>
    <style:style style:name="ce4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5]=0)" style:apply-style-name="Cellule_20_grisée" style:base-cell-address="Feuille1.W45"/>
      <style:map style:condition="is-true-formula(AND([.U45]&lt;&gt;0;[.W45]=&quot;&quot;))" style:apply-style-name="Cellule_20_invalide" style:base-cell-address="Feuille1.W45"/>
    </style:style>
    <style:style style:name="ce4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6]=0)" style:apply-style-name="Cellule_20_grisée" style:base-cell-address="Feuille1.W46"/>
      <style:map style:condition="is-true-formula(AND([.U46]&lt;&gt;0;[.W46]=&quot;&quot;))" style:apply-style-name="Cellule_20_invalide" style:base-cell-address="Feuille1.W46"/>
    </style:style>
    <style:style style:name="ce4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7]=0)" style:apply-style-name="Cellule_20_grisée" style:base-cell-address="Feuille1.W47"/>
      <style:map style:condition="is-true-formula(AND([.U47]&lt;&gt;0;[.W47]=&quot;&quot;))" style:apply-style-name="Cellule_20_invalide" style:base-cell-address="Feuille1.W47"/>
    </style:style>
    <style:style style:name="ce4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8]=0)" style:apply-style-name="Cellule_20_grisée" style:base-cell-address="Feuille1.W48"/>
      <style:map style:condition="is-true-formula(AND([.U48]&lt;&gt;0;[.W48]=&quot;&quot;))" style:apply-style-name="Cellule_20_invalide" style:base-cell-address="Feuille1.W48"/>
    </style:style>
    <style:style style:name="ce4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9]=0)" style:apply-style-name="Cellule_20_grisée" style:base-cell-address="Feuille1.W49"/>
      <style:map style:condition="is-true-formula(AND([.U49]&lt;&gt;0;[.W49]=&quot;&quot;))" style:apply-style-name="Cellule_20_invalide" style:base-cell-address="Feuille1.W49"/>
    </style:style>
    <style:style style:name="ce4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0]=0)" style:apply-style-name="Cellule_20_grisée" style:base-cell-address="Feuille1.W50"/>
      <style:map style:condition="is-true-formula(AND([.U50]&lt;&gt;0;[.W50]=&quot;&quot;))" style:apply-style-name="Cellule_20_invalide" style:base-cell-address="Feuille1.W50"/>
    </style:style>
    <style:style style:name="ce4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1]=0)" style:apply-style-name="Cellule_20_grisée" style:base-cell-address="Feuille1.W51"/>
      <style:map style:condition="is-true-formula(AND([.U51]&lt;&gt;0;[.W51]=&quot;&quot;))" style:apply-style-name="Cellule_20_invalide" style:base-cell-address="Feuille1.W51"/>
    </style:style>
    <style:style style:name="ce4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2]=0)" style:apply-style-name="Cellule_20_grisée" style:base-cell-address="Feuille1.W52"/>
      <style:map style:condition="is-true-formula(AND([.U52]&lt;&gt;0;[.W52]=&quot;&quot;))" style:apply-style-name="Cellule_20_invalide" style:base-cell-address="Feuille1.W52"/>
    </style:style>
    <style:style style:name="ce4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3]=0)" style:apply-style-name="Cellule_20_grisée" style:base-cell-address="Feuille1.W53"/>
      <style:map style:condition="is-true-formula(AND([.U53]&lt;&gt;0;[.W53]=&quot;&quot;))" style:apply-style-name="Cellule_20_invalide" style:base-cell-address="Feuille1.W53"/>
    </style:style>
    <style:style style:name="ce4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4]=0)" style:apply-style-name="Cellule_20_grisée" style:base-cell-address="Feuille1.W54"/>
      <style:map style:condition="is-true-formula(AND([.U54]&lt;&gt;0;[.W54]=&quot;&quot;))" style:apply-style-name="Cellule_20_invalide" style:base-cell-address="Feuille1.W54"/>
    </style:style>
    <style:style style:name="ce4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5]=0)" style:apply-style-name="Cellule_20_grisée" style:base-cell-address="Feuille1.W55"/>
      <style:map style:condition="is-true-formula(AND([.U55]&lt;&gt;0;[.W55]=&quot;&quot;))" style:apply-style-name="Cellule_20_invalide" style:base-cell-address="Feuille1.W55"/>
    </style:style>
    <style:style style:name="ce4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6]=0)" style:apply-style-name="Cellule_20_grisée" style:base-cell-address="Feuille1.W56"/>
      <style:map style:condition="is-true-formula(AND([.U56]&lt;&gt;0;[.W56]=&quot;&quot;))" style:apply-style-name="Cellule_20_invalide" style:base-cell-address="Feuille1.W56"/>
    </style:style>
    <style:style style:name="ce4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7]=0)" style:apply-style-name="Cellule_20_grisée" style:base-cell-address="Feuille1.W57"/>
      <style:map style:condition="is-true-formula(AND([.U57]&lt;&gt;0;[.W57]=&quot;&quot;))" style:apply-style-name="Cellule_20_invalide" style:base-cell-address="Feuille1.W57"/>
    </style:style>
    <style:style style:name="ce4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8]=0)" style:apply-style-name="Cellule_20_grisée" style:base-cell-address="Feuille1.W58"/>
      <style:map style:condition="is-true-formula(AND([.U58]&lt;&gt;0;[.W58]=&quot;&quot;))" style:apply-style-name="Cellule_20_invalide" style:base-cell-address="Feuille1.W58"/>
    </style:style>
    <style:style style:name="ce4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9]=0)" style:apply-style-name="Cellule_20_grisée" style:base-cell-address="Feuille1.W59"/>
      <style:map style:condition="is-true-formula(AND([.U59]&lt;&gt;0;[.W59]=&quot;&quot;))" style:apply-style-name="Cellule_20_invalide" style:base-cell-address="Feuille1.W59"/>
    </style:style>
    <style:style style:name="ce4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0]=0)" style:apply-style-name="Cellule_20_grisée" style:base-cell-address="Feuille1.W60"/>
      <style:map style:condition="is-true-formula(AND([.U60]&lt;&gt;0;[.W60]=&quot;&quot;))" style:apply-style-name="Cellule_20_invalide" style:base-cell-address="Feuille1.W60"/>
    </style:style>
    <style:style style:name="ce4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1]=0)" style:apply-style-name="Cellule_20_grisée" style:base-cell-address="Feuille1.W61"/>
      <style:map style:condition="is-true-formula(AND([.U61]&lt;&gt;0;[.W61]=&quot;&quot;))" style:apply-style-name="Cellule_20_invalide" style:base-cell-address="Feuille1.W61"/>
    </style:style>
    <style:style style:name="ce4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3]=0)" style:apply-style-name="Cellule_20_grisée" style:base-cell-address="Feuille1.W63"/>
      <style:map style:condition="is-true-formula(AND([.U63]&lt;&gt;0;[.W63]=&quot;&quot;))" style:apply-style-name="Cellule_20_invalide" style:base-cell-address="Feuille1.W63"/>
    </style:style>
    <style:style style:name="ce4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4]=0)" style:apply-style-name="Cellule_20_grisée" style:base-cell-address="Feuille1.W64"/>
      <style:map style:condition="is-true-formula(AND([.U64]&lt;&gt;0;[.W64]=&quot;&quot;))" style:apply-style-name="Cellule_20_invalide" style:base-cell-address="Feuille1.W64"/>
    </style:style>
    <style:style style:name="ce4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5]=0)" style:apply-style-name="Cellule_20_grisée" style:base-cell-address="Feuille1.W65"/>
      <style:map style:condition="is-true-formula(AND([.U65]&lt;&gt;0;[.W65]=&quot;&quot;))" style:apply-style-name="Cellule_20_invalide" style:base-cell-address="Feuille1.W65"/>
    </style:style>
    <style:style style:name="ce4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6]=0)" style:apply-style-name="Cellule_20_grisée" style:base-cell-address="Feuille1.W66"/>
      <style:map style:condition="is-true-formula(AND([.U66]&lt;&gt;0;[.W66]=&quot;&quot;))" style:apply-style-name="Cellule_20_invalide" style:base-cell-address="Feuille1.W66"/>
    </style:style>
    <style:style style:name="ce4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7]=0)" style:apply-style-name="Cellule_20_grisée" style:base-cell-address="Feuille1.W67"/>
      <style:map style:condition="is-true-formula(AND([.U67]&lt;&gt;0;[.W67]=&quot;&quot;))" style:apply-style-name="Cellule_20_invalide" style:base-cell-address="Feuille1.W67"/>
    </style:style>
    <style:style style:name="ce4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9]=0)" style:apply-style-name="Cellule_20_grisée" style:base-cell-address="Feuille1.W69"/>
      <style:map style:condition="is-true-formula(AND([.U69]&lt;&gt;0;[.W69]=&quot;&quot;))" style:apply-style-name="Cellule_20_invalide" style:base-cell-address="Feuille1.W69"/>
    </style:style>
    <style:style style:name="ce4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0]=0)" style:apply-style-name="Cellule_20_grisée" style:base-cell-address="Feuille1.W70"/>
      <style:map style:condition="is-true-formula(AND([.U70]&lt;&gt;0;[.W70]=&quot;&quot;))" style:apply-style-name="Cellule_20_invalide" style:base-cell-address="Feuille1.W70"/>
    </style:style>
    <style:style style:name="ce10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1]=0)" style:apply-style-name="Cellule_20_grisée" style:base-cell-address="Feuille1.W71"/>
      <style:map style:condition="is-true-formula(AND([.U71]&lt;&gt;0;[.W71]=&quot;&quot;))" style:apply-style-name="Cellule_20_invalide" style:base-cell-address="Feuille1.W71"/>
    </style:style>
    <style:style style:name="ce11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4]=0)" style:apply-style-name="Cellule_20_grisée" style:base-cell-address="Feuille1.W74"/>
      <style:map style:condition="is-true-formula(AND([.U74]&lt;&gt;0;[.W74]=&quot;&quot;))" style:apply-style-name="Cellule_20_invalide" style:base-cell-address="Feuille1.W74"/>
    </style:style>
    <style:style style:name="ce11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5]=0)" style:apply-style-name="Cellule_20_grisée" style:base-cell-address="Feuille1.W75"/>
      <style:map style:condition="is-true-formula(AND([.U75]&lt;&gt;0;[.W75]=&quot;&quot;))" style:apply-style-name="Cellule_20_invalide" style:base-cell-address="Feuille1.W75"/>
    </style:style>
    <style:style style:name="ce11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6]=0)" style:apply-style-name="Cellule_20_grisée" style:base-cell-address="Feuille1.W76"/>
      <style:map style:condition="is-true-formula(AND([.U76]&lt;&gt;0;[.W76]=&quot;&quot;))" style:apply-style-name="Cellule_20_invalide" style:base-cell-address="Feuille1.W76"/>
    </style:style>
    <style:style style:name="ce11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7]=0)" style:apply-style-name="Cellule_20_grisée" style:base-cell-address="Feuille1.W77"/>
      <style:map style:condition="is-true-formula(AND([.U77]&lt;&gt;0;[.W77]=&quot;&quot;))" style:apply-style-name="Cellule_20_invalide" style:base-cell-address="Feuille1.W77"/>
    </style:style>
    <style:style style:name="ce12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9]=0)" style:apply-style-name="Cellule_20_grisée" style:base-cell-address="Feuille1.W79"/>
      <style:map style:condition="is-true-formula(AND([.U79]&lt;&gt;0;[.W79]=&quot;&quot;))" style:apply-style-name="Cellule_20_invalide" style:base-cell-address="Feuille1.W79"/>
    </style:style>
    <style:style style:name="ce12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0]=0)" style:apply-style-name="Cellule_20_grisée" style:base-cell-address="Feuille1.W80"/>
      <style:map style:condition="is-true-formula(AND([.U80]&lt;&gt;0;[.W80]=&quot;&quot;))" style:apply-style-name="Cellule_20_invalide" style:base-cell-address="Feuille1.W80"/>
    </style:style>
    <style:style style:name="ce12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1]=0)" style:apply-style-name="Cellule_20_grisée" style:base-cell-address="Feuille1.W81"/>
      <style:map style:condition="is-true-formula(AND([.U81]&lt;&gt;0;[.W81]=&quot;&quot;))" style:apply-style-name="Cellule_20_invalide" style:base-cell-address="Feuille1.W81"/>
    </style:style>
    <style:style style:name="ce1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3]=0)" style:apply-style-name="Cellule_20_grisée" style:base-cell-address="Feuille1.W83"/>
      <style:map style:condition="is-true-formula(AND([.U83]&lt;&gt;0;[.W83]=&quot;&quot;))" style:apply-style-name="Cellule_20_invalide" style:base-cell-address="Feuille1.W83"/>
    </style:style>
    <style:style style:name="ce1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4]=0)" style:apply-style-name="Cellule_20_grisée" style:base-cell-address="Feuille1.W84"/>
      <style:map style:condition="is-true-formula(AND([.U84]&lt;&gt;0;[.W84]=&quot;&quot;))" style:apply-style-name="Cellule_20_invalide" style:base-cell-address="Feuille1.W84"/>
    </style:style>
    <style:style style:name="ce1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5]=0)" style:apply-style-name="Cellule_20_grisée" style:base-cell-address="Feuille1.W85"/>
      <style:map style:condition="is-true-formula(AND([.U85]&lt;&gt;0;[.W85]=&quot;&quot;))" style:apply-style-name="Cellule_20_invalide" style:base-cell-address="Feuille1.W85"/>
    </style:style>
    <style:style style:name="ce17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6]=0)" style:apply-style-name="Cellule_20_grisée" style:base-cell-address="Feuille1.W86"/>
      <style:map style:condition="is-true-formula(AND([.U86]&lt;&gt;0;[.W86]=&quot;&quot;))" style:apply-style-name="Cellule_20_invalide" style:base-cell-address="Feuille1.W86"/>
    </style:style>
    <style:style style:name="ce18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7]=0)" style:apply-style-name="Cellule_20_grisée" style:base-cell-address="Feuille1.W87"/>
      <style:map style:condition="is-true-formula(AND([.U87]&lt;&gt;0;[.W87]=&quot;&quot;))" style:apply-style-name="Cellule_20_invalide" style:base-cell-address="Feuille1.W87"/>
    </style:style>
    <style:style style:name="ce19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8]=0)" style:apply-style-name="Cellule_20_grisée" style:base-cell-address="Feuille1.W88"/>
      <style:map style:condition="is-true-formula(AND([.U88]&lt;&gt;0;[.W88]=&quot;&quot;))" style:apply-style-name="Cellule_20_invalide" style:base-cell-address="Feuille1.W88"/>
    </style:style>
    <style:style style:name="ce21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9]=0)" style:apply-style-name="Cellule_20_grisée" style:base-cell-address="Feuille1.W89"/>
      <style:map style:condition="is-true-formula(AND([.U89]&lt;&gt;0;[.W89]=&quot;&quot;))" style:apply-style-name="Cellule_20_invalide" style:base-cell-address="Feuille1.W89"/>
    </style:style>
    <style:style style:name="ce21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0]=0)" style:apply-style-name="Cellule_20_grisée" style:base-cell-address="Feuille1.W90"/>
      <style:map style:condition="is-true-formula(AND([.U90]&lt;&gt;0;[.W90]=&quot;&quot;))" style:apply-style-name="Cellule_20_invalide" style:base-cell-address="Feuille1.W90"/>
    </style:style>
    <style:style style:name="ce21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1]=0)" style:apply-style-name="Cellule_20_grisée" style:base-cell-address="Feuille1.W91"/>
      <style:map style:condition="is-true-formula(AND([.U91]&lt;&gt;0;[.W91]=&quot;&quot;))" style:apply-style-name="Cellule_20_invalide" style:base-cell-address="Feuille1.W91"/>
    </style:style>
    <style:style style:name="ce22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3]=0)" style:apply-style-name="Cellule_20_grisée" style:base-cell-address="Feuille1.W93"/>
      <style:map style:condition="is-true-formula(AND([.U93]&lt;&gt;0;[.W93]=&quot;&quot;))" style:apply-style-name="Cellule_20_invalide" style:base-cell-address="Feuille1.W93"/>
    </style:style>
    <style:style style:name="ce23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5]=0)" style:apply-style-name="Cellule_20_grisée" style:base-cell-address="Feuille1.W95"/>
      <style:map style:condition="is-true-formula(AND([.U95]&lt;&gt;0;[.W95]=&quot;&quot;))" style:apply-style-name="Cellule_20_invalide" style:base-cell-address="Feuille1.W95"/>
    </style:style>
    <style:style style:name="ce10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]=0)" style:apply-style-name="Cellule_20_grisée" style:base-cell-address="Feuille1.X2"/>
      <style:map style:condition="is-true-formula(AND([.U2]&lt;&gt;0;[.X2]=&quot;&quot;))" style:apply-style-name="Cellule_20_invalide" style:base-cell-address="Feuille1.X2"/>
    </style:style>
    <style:style style:name="ce10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]=0)" style:apply-style-name="Cellule_20_grisée" style:base-cell-address="Feuille1.X3"/>
      <style:map style:condition="is-true-formula(AND([.U3]&lt;&gt;0;[.X3]=&quot;&quot;))" style:apply-style-name="Cellule_20_invalide" style:base-cell-address="Feuille1.X3"/>
    </style:style>
    <style:style style:name="ce16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]=0)" style:apply-style-name="Cellule_20_grisée" style:base-cell-address="Feuille1.X4"/>
      <style:map style:condition="is-true-formula(AND([.U4]&lt;&gt;0;[.X4]=&quot;&quot;))" style:apply-style-name="Cellule_20_invalide" style:base-cell-address="Feuille1.X4"/>
    </style:style>
    <style:style style:name="ce4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]=0)" style:apply-style-name="Cellule_20_grisée" style:base-cell-address="Feuille1.X6"/>
      <style:map style:condition="is-true-formula(AND([.U6]&lt;&gt;0;[.X6]=&quot;&quot;))" style:apply-style-name="Cellule_20_invalide" style:base-cell-address="Feuille1.X6"/>
    </style:style>
    <style:style style:name="ce4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]=0)" style:apply-style-name="Cellule_20_grisée" style:base-cell-address="Feuille1.X7"/>
      <style:map style:condition="is-true-formula(AND([.U7]&lt;&gt;0;[.X7]=&quot;&quot;))" style:apply-style-name="Cellule_20_invalide" style:base-cell-address="Feuille1.X7"/>
    </style:style>
    <style:style style:name="ce4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]=0)" style:apply-style-name="Cellule_20_grisée" style:base-cell-address="Feuille1.X8"/>
      <style:map style:condition="is-true-formula(AND([.U8]&lt;&gt;0;[.X8]=&quot;&quot;))" style:apply-style-name="Cellule_20_invalide" style:base-cell-address="Feuille1.X8"/>
    </style:style>
    <style:style style:name="ce4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]=0)" style:apply-style-name="Cellule_20_grisée" style:base-cell-address="Feuille1.X9"/>
      <style:map style:condition="is-true-formula(AND([.U9]&lt;&gt;0;[.X9]=&quot;&quot;))" style:apply-style-name="Cellule_20_invalide" style:base-cell-address="Feuille1.X9"/>
    </style:style>
    <style:style style:name="ce4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]=0)" style:apply-style-name="Cellule_20_grisée" style:base-cell-address="Feuille1.X10"/>
      <style:map style:condition="is-true-formula(AND([.U10]&lt;&gt;0;[.X10]=&quot;&quot;))" style:apply-style-name="Cellule_20_invalide" style:base-cell-address="Feuille1.X10"/>
    </style:style>
    <style:style style:name="ce4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]=0)" style:apply-style-name="Cellule_20_grisée" style:base-cell-address="Feuille1.X11"/>
      <style:map style:condition="is-true-formula(AND([.U11]&lt;&gt;0;[.X11]=&quot;&quot;))" style:apply-style-name="Cellule_20_invalide" style:base-cell-address="Feuille1.X11"/>
    </style:style>
    <style:style style:name="ce4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2]=0)" style:apply-style-name="Cellule_20_grisée" style:base-cell-address="Feuille1.X12"/>
      <style:map style:condition="is-true-formula(AND([.U12]&lt;&gt;0;[.X12]=&quot;&quot;))" style:apply-style-name="Cellule_20_invalide" style:base-cell-address="Feuille1.X12"/>
    </style:style>
    <style:style style:name="ce4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3]=0)" style:apply-style-name="Cellule_20_grisée" style:base-cell-address="Feuille1.X13"/>
      <style:map style:condition="is-true-formula(AND([.U13]&lt;&gt;0;[.X13]=&quot;&quot;))" style:apply-style-name="Cellule_20_invalide" style:base-cell-address="Feuille1.X13"/>
    </style:style>
    <style:style style:name="ce4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4]=0)" style:apply-style-name="Cellule_20_grisée" style:base-cell-address="Feuille1.X14"/>
      <style:map style:condition="is-true-formula(AND([.U14]&lt;&gt;0;[.X14]=&quot;&quot;))" style:apply-style-name="Cellule_20_invalide" style:base-cell-address="Feuille1.X14"/>
    </style:style>
    <style:style style:name="ce4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5]=0)" style:apply-style-name="Cellule_20_grisée" style:base-cell-address="Feuille1.X15"/>
      <style:map style:condition="is-true-formula(AND([.U15]&lt;&gt;0;[.X15]=&quot;&quot;))" style:apply-style-name="Cellule_20_invalide" style:base-cell-address="Feuille1.X15"/>
    </style:style>
    <style:style style:name="ce4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6]=0)" style:apply-style-name="Cellule_20_grisée" style:base-cell-address="Feuille1.X16"/>
      <style:map style:condition="is-true-formula(AND([.U16]&lt;&gt;0;[.X16]=&quot;&quot;))" style:apply-style-name="Cellule_20_invalide" style:base-cell-address="Feuille1.X16"/>
    </style:style>
    <style:style style:name="ce4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7]=0)" style:apply-style-name="Cellule_20_grisée" style:base-cell-address="Feuille1.X17"/>
      <style:map style:condition="is-true-formula(AND([.U17]&lt;&gt;0;[.X17]=&quot;&quot;))" style:apply-style-name="Cellule_20_invalide" style:base-cell-address="Feuille1.X17"/>
    </style:style>
    <style:style style:name="ce4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8]=0)" style:apply-style-name="Cellule_20_grisée" style:base-cell-address="Feuille1.X18"/>
      <style:map style:condition="is-true-formula(AND([.U18]&lt;&gt;0;[.X18]=&quot;&quot;))" style:apply-style-name="Cellule_20_invalide" style:base-cell-address="Feuille1.X18"/>
    </style:style>
    <style:style style:name="ce4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9]=0)" style:apply-style-name="Cellule_20_grisée" style:base-cell-address="Feuille1.X19"/>
      <style:map style:condition="is-true-formula(AND([.U19]&lt;&gt;0;[.X19]=&quot;&quot;))" style:apply-style-name="Cellule_20_invalide" style:base-cell-address="Feuille1.X19"/>
    </style:style>
    <style:style style:name="ce10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0]=0)" style:apply-style-name="Cellule_20_grisée" style:base-cell-address="Feuille1.X20"/>
      <style:map style:condition="is-true-formula(AND([.U20]&lt;&gt;0;[.X20]=&quot;&quot;))" style:apply-style-name="Cellule_20_invalide" style:base-cell-address="Feuille1.X20"/>
    </style:style>
    <style:style style:name="ce10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1]=0)" style:apply-style-name="Cellule_20_grisée" style:base-cell-address="Feuille1.X21"/>
      <style:map style:condition="is-true-formula(AND([.U21]&lt;&gt;0;[.X21]=&quot;&quot;))" style:apply-style-name="Cellule_20_invalide" style:base-cell-address="Feuille1.X21"/>
    </style:style>
    <style:style style:name="ce4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2]=0)" style:apply-style-name="Cellule_20_grisée" style:base-cell-address="Feuille1.X22"/>
      <style:map style:condition="is-true-formula(AND([.U22]&lt;&gt;0;[.X22]=&quot;&quot;))" style:apply-style-name="Cellule_20_invalide" style:base-cell-address="Feuille1.X22"/>
    </style:style>
    <style:style style:name="ce4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3]=0)" style:apply-style-name="Cellule_20_grisée" style:base-cell-address="Feuille1.X23"/>
      <style:map style:condition="is-true-formula(AND([.U23]&lt;&gt;0;[.X23]=&quot;&quot;))" style:apply-style-name="Cellule_20_invalide" style:base-cell-address="Feuille1.X23"/>
    </style:style>
    <style:style style:name="ce4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4]=0)" style:apply-style-name="Cellule_20_grisée" style:base-cell-address="Feuille1.X24"/>
      <style:map style:condition="is-true-formula(AND([.U24]&lt;&gt;0;[.X24]=&quot;&quot;))" style:apply-style-name="Cellule_20_invalide" style:base-cell-address="Feuille1.X24"/>
    </style:style>
    <style:style style:name="ce4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5]=0)" style:apply-style-name="Cellule_20_grisée" style:base-cell-address="Feuille1.X25"/>
      <style:map style:condition="is-true-formula(AND([.U25]&lt;&gt;0;[.X25]=&quot;&quot;))" style:apply-style-name="Cellule_20_invalide" style:base-cell-address="Feuille1.X25"/>
    </style:style>
    <style:style style:name="ce4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6]=0)" style:apply-style-name="Cellule_20_grisée" style:base-cell-address="Feuille1.X26"/>
      <style:map style:condition="is-true-formula(AND([.U26]&lt;&gt;0;[.X26]=&quot;&quot;))" style:apply-style-name="Cellule_20_invalide" style:base-cell-address="Feuille1.X26"/>
    </style:style>
    <style:style style:name="ce4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7]=0)" style:apply-style-name="Cellule_20_grisée" style:base-cell-address="Feuille1.X27"/>
      <style:map style:condition="is-true-formula(AND([.U27]&lt;&gt;0;[.X27]=&quot;&quot;))" style:apply-style-name="Cellule_20_invalide" style:base-cell-address="Feuille1.X27"/>
    </style:style>
    <style:style style:name="ce4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8]=0)" style:apply-style-name="Cellule_20_grisée" style:base-cell-address="Feuille1.X28"/>
      <style:map style:condition="is-true-formula(AND([.U28]&lt;&gt;0;[.X28]=&quot;&quot;))" style:apply-style-name="Cellule_20_invalide" style:base-cell-address="Feuille1.X28"/>
    </style:style>
    <style:style style:name="ce4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9]=0)" style:apply-style-name="Cellule_20_grisée" style:base-cell-address="Feuille1.X29"/>
      <style:map style:condition="is-true-formula(AND([.U29]&lt;&gt;0;[.X29]=&quot;&quot;))" style:apply-style-name="Cellule_20_invalide" style:base-cell-address="Feuille1.X29"/>
    </style:style>
    <style:style style:name="ce4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0]=0)" style:apply-style-name="Cellule_20_grisée" style:base-cell-address="Feuille1.X30"/>
      <style:map style:condition="is-true-formula(AND([.U30]&lt;&gt;0;[.X30]=&quot;&quot;))" style:apply-style-name="Cellule_20_invalide" style:base-cell-address="Feuille1.X30"/>
    </style:style>
    <style:style style:name="ce4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1]=0)" style:apply-style-name="Cellule_20_grisée" style:base-cell-address="Feuille1.X31"/>
      <style:map style:condition="is-true-formula(AND([.U31]&lt;&gt;0;[.X31]=&quot;&quot;))" style:apply-style-name="Cellule_20_invalide" style:base-cell-address="Feuille1.X31"/>
    </style:style>
    <style:style style:name="ce4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2]=0)" style:apply-style-name="Cellule_20_grisée" style:base-cell-address="Feuille1.X32"/>
      <style:map style:condition="is-true-formula(AND([.U32]&lt;&gt;0;[.X32]=&quot;&quot;))" style:apply-style-name="Cellule_20_invalide" style:base-cell-address="Feuille1.X32"/>
    </style:style>
    <style:style style:name="ce4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3]=0)" style:apply-style-name="Cellule_20_grisée" style:base-cell-address="Feuille1.X33"/>
      <style:map style:condition="is-true-formula(AND([.U33]&lt;&gt;0;[.X33]=&quot;&quot;))" style:apply-style-name="Cellule_20_invalide" style:base-cell-address="Feuille1.X33"/>
    </style:style>
    <style:style style:name="ce4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4]=0)" style:apply-style-name="Cellule_20_grisée" style:base-cell-address="Feuille1.X34"/>
      <style:map style:condition="is-true-formula(AND([.U34]&lt;&gt;0;[.X34]=&quot;&quot;))" style:apply-style-name="Cellule_20_invalide" style:base-cell-address="Feuille1.X34"/>
    </style:style>
    <style:style style:name="ce4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5]=0)" style:apply-style-name="Cellule_20_grisée" style:base-cell-address="Feuille1.X35"/>
      <style:map style:condition="is-true-formula(AND([.U35]&lt;&gt;0;[.X35]=&quot;&quot;))" style:apply-style-name="Cellule_20_invalide" style:base-cell-address="Feuille1.X35"/>
    </style:style>
    <style:style style:name="ce4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6]=0)" style:apply-style-name="Cellule_20_grisée" style:base-cell-address="Feuille1.X36"/>
      <style:map style:condition="is-true-formula(AND([.U36]&lt;&gt;0;[.X36]=&quot;&quot;))" style:apply-style-name="Cellule_20_invalide" style:base-cell-address="Feuille1.X36"/>
    </style:style>
    <style:style style:name="ce4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7]=0)" style:apply-style-name="Cellule_20_grisée" style:base-cell-address="Feuille1.X37"/>
      <style:map style:condition="is-true-formula(AND([.U37]&lt;&gt;0;[.X37]=&quot;&quot;))" style:apply-style-name="Cellule_20_invalide" style:base-cell-address="Feuille1.X37"/>
    </style:style>
    <style:style style:name="ce4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8]=0)" style:apply-style-name="Cellule_20_grisée" style:base-cell-address="Feuille1.X38"/>
      <style:map style:condition="is-true-formula(AND([.U38]&lt;&gt;0;[.X38]=&quot;&quot;))" style:apply-style-name="Cellule_20_invalide" style:base-cell-address="Feuille1.X38"/>
    </style:style>
    <style:style style:name="ce4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9]=0)" style:apply-style-name="Cellule_20_grisée" style:base-cell-address="Feuille1.X39"/>
      <style:map style:condition="is-true-formula(AND([.U39]&lt;&gt;0;[.X39]=&quot;&quot;))" style:apply-style-name="Cellule_20_invalide" style:base-cell-address="Feuille1.X39"/>
    </style:style>
    <style:style style:name="ce4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0]=0)" style:apply-style-name="Cellule_20_grisée" style:base-cell-address="Feuille1.X40"/>
      <style:map style:condition="is-true-formula(AND([.U40]&lt;&gt;0;[.X40]=&quot;&quot;))" style:apply-style-name="Cellule_20_invalide" style:base-cell-address="Feuille1.X40"/>
    </style:style>
    <style:style style:name="ce4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1]=0)" style:apply-style-name="Cellule_20_grisée" style:base-cell-address="Feuille1.X41"/>
      <style:map style:condition="is-true-formula(AND([.U41]&lt;&gt;0;[.X41]=&quot;&quot;))" style:apply-style-name="Cellule_20_invalide" style:base-cell-address="Feuille1.X41"/>
    </style:style>
    <style:style style:name="ce4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2]=0)" style:apply-style-name="Cellule_20_grisée" style:base-cell-address="Feuille1.X42"/>
      <style:map style:condition="is-true-formula(AND([.U42]&lt;&gt;0;[.X42]=&quot;&quot;))" style:apply-style-name="Cellule_20_invalide" style:base-cell-address="Feuille1.X42"/>
    </style:style>
    <style:style style:name="ce4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3]=0)" style:apply-style-name="Cellule_20_grisée" style:base-cell-address="Feuille1.X43"/>
      <style:map style:condition="is-true-formula(AND([.U43]&lt;&gt;0;[.X43]=&quot;&quot;))" style:apply-style-name="Cellule_20_invalide" style:base-cell-address="Feuille1.X43"/>
    </style:style>
    <style:style style:name="ce4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4]=0)" style:apply-style-name="Cellule_20_grisée" style:base-cell-address="Feuille1.X44"/>
      <style:map style:condition="is-true-formula(AND([.U44]&lt;&gt;0;[.X44]=&quot;&quot;))" style:apply-style-name="Cellule_20_invalide" style:base-cell-address="Feuille1.X44"/>
    </style:style>
    <style:style style:name="ce5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5]=0)" style:apply-style-name="Cellule_20_grisée" style:base-cell-address="Feuille1.X45"/>
      <style:map style:condition="is-true-formula(AND([.U45]&lt;&gt;0;[.X45]=&quot;&quot;))" style:apply-style-name="Cellule_20_invalide" style:base-cell-address="Feuille1.X45"/>
    </style:style>
    <style:style style:name="ce5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6]=0)" style:apply-style-name="Cellule_20_grisée" style:base-cell-address="Feuille1.X46"/>
      <style:map style:condition="is-true-formula(AND([.U46]&lt;&gt;0;[.X46]=&quot;&quot;))" style:apply-style-name="Cellule_20_invalide" style:base-cell-address="Feuille1.X46"/>
    </style:style>
    <style:style style:name="ce5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7]=0)" style:apply-style-name="Cellule_20_grisée" style:base-cell-address="Feuille1.X47"/>
      <style:map style:condition="is-true-formula(AND([.U47]&lt;&gt;0;[.X47]=&quot;&quot;))" style:apply-style-name="Cellule_20_invalide" style:base-cell-address="Feuille1.X47"/>
    </style:style>
    <style:style style:name="ce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8]=0)" style:apply-style-name="Cellule_20_grisée" style:base-cell-address="Feuille1.X48"/>
      <style:map style:condition="is-true-formula(AND([.U48]&lt;&gt;0;[.X48]=&quot;&quot;))" style:apply-style-name="Cellule_20_invalide" style:base-cell-address="Feuille1.X48"/>
    </style:style>
    <style:style style:name="ce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9]=0)" style:apply-style-name="Cellule_20_grisée" style:base-cell-address="Feuille1.X49"/>
      <style:map style:condition="is-true-formula(AND([.U49]&lt;&gt;0;[.X49]=&quot;&quot;))" style:apply-style-name="Cellule_20_invalide" style:base-cell-address="Feuille1.X49"/>
    </style:style>
    <style:style style:name="ce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0]=0)" style:apply-style-name="Cellule_20_grisée" style:base-cell-address="Feuille1.X50"/>
      <style:map style:condition="is-true-formula(AND([.U50]&lt;&gt;0;[.X50]=&quot;&quot;))" style:apply-style-name="Cellule_20_invalide" style:base-cell-address="Feuille1.X50"/>
    </style:style>
    <style:style style:name="ce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1]=0)" style:apply-style-name="Cellule_20_grisée" style:base-cell-address="Feuille1.X51"/>
      <style:map style:condition="is-true-formula(AND([.U51]&lt;&gt;0;[.X51]=&quot;&quot;))" style:apply-style-name="Cellule_20_invalide" style:base-cell-address="Feuille1.X51"/>
    </style:style>
    <style:style style:name="ce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2]=0)" style:apply-style-name="Cellule_20_grisée" style:base-cell-address="Feuille1.X52"/>
      <style:map style:condition="is-true-formula(AND([.U52]&lt;&gt;0;[.X52]=&quot;&quot;))" style:apply-style-name="Cellule_20_invalide" style:base-cell-address="Feuille1.X52"/>
    </style:style>
    <style:style style:name="ce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3]=0)" style:apply-style-name="Cellule_20_grisée" style:base-cell-address="Feuille1.X53"/>
      <style:map style:condition="is-true-formula(AND([.U53]&lt;&gt;0;[.X53]=&quot;&quot;))" style:apply-style-name="Cellule_20_invalide" style:base-cell-address="Feuille1.X53"/>
    </style:style>
    <style:style style:name="ce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4]=0)" style:apply-style-name="Cellule_20_grisée" style:base-cell-address="Feuille1.X54"/>
      <style:map style:condition="is-true-formula(AND([.U54]&lt;&gt;0;[.X54]=&quot;&quot;))" style:apply-style-name="Cellule_20_invalide" style:base-cell-address="Feuille1.X54"/>
    </style:style>
    <style:style style:name="ce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5]=0)" style:apply-style-name="Cellule_20_grisée" style:base-cell-address="Feuille1.X55"/>
      <style:map style:condition="is-true-formula(AND([.U55]&lt;&gt;0;[.X55]=&quot;&quot;))" style:apply-style-name="Cellule_20_invalide" style:base-cell-address="Feuille1.X55"/>
    </style:style>
    <style:style style:name="ce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6]=0)" style:apply-style-name="Cellule_20_grisée" style:base-cell-address="Feuille1.X56"/>
      <style:map style:condition="is-true-formula(AND([.U56]&lt;&gt;0;[.X56]=&quot;&quot;))" style:apply-style-name="Cellule_20_invalide" style:base-cell-address="Feuille1.X56"/>
    </style:style>
    <style:style style:name="ce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7]=0)" style:apply-style-name="Cellule_20_grisée" style:base-cell-address="Feuille1.X57"/>
      <style:map style:condition="is-true-formula(AND([.U57]&lt;&gt;0;[.X57]=&quot;&quot;))" style:apply-style-name="Cellule_20_invalide" style:base-cell-address="Feuille1.X57"/>
    </style:style>
    <style:style style:name="ce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8]=0)" style:apply-style-name="Cellule_20_grisée" style:base-cell-address="Feuille1.X58"/>
      <style:map style:condition="is-true-formula(AND([.U58]&lt;&gt;0;[.X58]=&quot;&quot;))" style:apply-style-name="Cellule_20_invalide" style:base-cell-address="Feuille1.X58"/>
    </style:style>
    <style:style style:name="ce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9]=0)" style:apply-style-name="Cellule_20_grisée" style:base-cell-address="Feuille1.X59"/>
      <style:map style:condition="is-true-formula(AND([.U59]&lt;&gt;0;[.X59]=&quot;&quot;))" style:apply-style-name="Cellule_20_invalide" style:base-cell-address="Feuille1.X59"/>
    </style:style>
    <style:style style:name="ce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0]=0)" style:apply-style-name="Cellule_20_grisée" style:base-cell-address="Feuille1.X60"/>
      <style:map style:condition="is-true-formula(AND([.U60]&lt;&gt;0;[.X60]=&quot;&quot;))" style:apply-style-name="Cellule_20_invalide" style:base-cell-address="Feuille1.X60"/>
    </style:style>
    <style:style style:name="ce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1]=0)" style:apply-style-name="Cellule_20_grisée" style:base-cell-address="Feuille1.X61"/>
      <style:map style:condition="is-true-formula(AND([.U61]&lt;&gt;0;[.X61]=&quot;&quot;))" style:apply-style-name="Cellule_20_invalide" style:base-cell-address="Feuille1.X61"/>
    </style:style>
    <style:style style:name="ce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3]=0)" style:apply-style-name="Cellule_20_grisée" style:base-cell-address="Feuille1.X63"/>
      <style:map style:condition="is-true-formula(AND([.U63]&lt;&gt;0;[.X63]=&quot;&quot;))" style:apply-style-name="Cellule_20_invalide" style:base-cell-address="Feuille1.X63"/>
    </style:style>
    <style:style style:name="ce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4]=0)" style:apply-style-name="Cellule_20_grisée" style:base-cell-address="Feuille1.X64"/>
      <style:map style:condition="is-true-formula(AND([.U64]&lt;&gt;0;[.X64]=&quot;&quot;))" style:apply-style-name="Cellule_20_invalide" style:base-cell-address="Feuille1.X64"/>
    </style:style>
    <style:style style:name="ce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5]=0)" style:apply-style-name="Cellule_20_grisée" style:base-cell-address="Feuille1.X65"/>
      <style:map style:condition="is-true-formula(AND([.U65]&lt;&gt;0;[.X65]=&quot;&quot;))" style:apply-style-name="Cellule_20_invalide" style:base-cell-address="Feuille1.X65"/>
    </style:style>
    <style:style style:name="ce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6]=0)" style:apply-style-name="Cellule_20_grisée" style:base-cell-address="Feuille1.X66"/>
      <style:map style:condition="is-true-formula(AND([.U66]&lt;&gt;0;[.X66]=&quot;&quot;))" style:apply-style-name="Cellule_20_invalide" style:base-cell-address="Feuille1.X66"/>
    </style:style>
    <style:style style:name="ce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7]=0)" style:apply-style-name="Cellule_20_grisée" style:base-cell-address="Feuille1.X67"/>
      <style:map style:condition="is-true-formula(AND([.U67]&lt;&gt;0;[.X67]=&quot;&quot;))" style:apply-style-name="Cellule_20_invalide" style:base-cell-address="Feuille1.X67"/>
    </style:style>
    <style:style style:name="ce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9]=0)" style:apply-style-name="Cellule_20_grisée" style:base-cell-address="Feuille1.X69"/>
      <style:map style:condition="is-true-formula(AND([.U69]&lt;&gt;0;[.X69]=&quot;&quot;))" style:apply-style-name="Cellule_20_invalide" style:base-cell-address="Feuille1.X69"/>
    </style:style>
    <style:style style:name="ce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0]=0)" style:apply-style-name="Cellule_20_grisée" style:base-cell-address="Feuille1.X70"/>
      <style:map style:condition="is-true-formula(AND([.U70]&lt;&gt;0;[.X70]=&quot;&quot;))" style:apply-style-name="Cellule_20_invalide" style:base-cell-address="Feuille1.X70"/>
    </style:style>
    <style:style style:name="ce11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1]=0)" style:apply-style-name="Cellule_20_grisée" style:base-cell-address="Feuille1.X71"/>
      <style:map style:condition="is-true-formula(AND([.U71]&lt;&gt;0;[.X71]=&quot;&quot;))" style:apply-style-name="Cellule_20_invalide" style:base-cell-address="Feuille1.X71"/>
    </style:style>
    <style:style style:name="ce12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4]=0)" style:apply-style-name="Cellule_20_grisée" style:base-cell-address="Feuille1.X74"/>
      <style:map style:condition="is-true-formula(AND([.U74]&lt;&gt;0;[.X74]=&quot;&quot;))" style:apply-style-name="Cellule_20_invalide" style:base-cell-address="Feuille1.X74"/>
    </style:style>
    <style:style style:name="ce12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5]=0)" style:apply-style-name="Cellule_20_grisée" style:base-cell-address="Feuille1.X75"/>
      <style:map style:condition="is-true-formula(AND([.U75]&lt;&gt;0;[.X75]=&quot;&quot;))" style:apply-style-name="Cellule_20_invalide" style:base-cell-address="Feuille1.X75"/>
    </style:style>
    <style:style style:name="ce12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6]=0)" style:apply-style-name="Cellule_20_grisée" style:base-cell-address="Feuille1.X76"/>
      <style:map style:condition="is-true-formula(AND([.U76]&lt;&gt;0;[.X76]=&quot;&quot;))" style:apply-style-name="Cellule_20_invalide" style:base-cell-address="Feuille1.X76"/>
    </style:style>
    <style:style style:name="ce12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7]=0)" style:apply-style-name="Cellule_20_grisée" style:base-cell-address="Feuille1.X77"/>
      <style:map style:condition="is-true-formula(AND([.U77]&lt;&gt;0;[.X77]=&quot;&quot;))" style:apply-style-name="Cellule_20_invalide" style:base-cell-address="Feuille1.X77"/>
    </style:style>
    <style:style style:name="ce1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9]=0)" style:apply-style-name="Cellule_20_grisée" style:base-cell-address="Feuille1.X79"/>
      <style:map style:condition="is-true-formula(AND([.U79]&lt;&gt;0;[.X79]=&quot;&quot;))" style:apply-style-name="Cellule_20_invalide" style:base-cell-address="Feuille1.X79"/>
    </style:style>
    <style:style style:name="ce1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0]=0)" style:apply-style-name="Cellule_20_grisée" style:base-cell-address="Feuille1.X80"/>
      <style:map style:condition="is-true-formula(AND([.U80]&lt;&gt;0;[.X80]=&quot;&quot;))" style:apply-style-name="Cellule_20_invalide" style:base-cell-address="Feuille1.X80"/>
    </style:style>
    <style:style style:name="ce1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1]=0)" style:apply-style-name="Cellule_20_grisée" style:base-cell-address="Feuille1.X81"/>
      <style:map style:condition="is-true-formula(AND([.U81]&lt;&gt;0;[.X81]=&quot;&quot;))" style:apply-style-name="Cellule_20_invalide" style:base-cell-address="Feuille1.X81"/>
    </style:style>
    <style:style style:name="ce1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3]=0)" style:apply-style-name="Cellule_20_grisée" style:base-cell-address="Feuille1.X83"/>
      <style:map style:condition="is-true-formula(AND([.U83]&lt;&gt;0;[.X83]=&quot;&quot;))" style:apply-style-name="Cellule_20_invalide" style:base-cell-address="Feuille1.X83"/>
    </style:style>
    <style:style style:name="ce1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4]=0)" style:apply-style-name="Cellule_20_grisée" style:base-cell-address="Feuille1.X84"/>
      <style:map style:condition="is-true-formula(AND([.U84]&lt;&gt;0;[.X84]=&quot;&quot;))" style:apply-style-name="Cellule_20_invalide" style:base-cell-address="Feuille1.X84"/>
    </style:style>
    <style:style style:name="ce1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5]=0)" style:apply-style-name="Cellule_20_grisée" style:base-cell-address="Feuille1.X85"/>
      <style:map style:condition="is-true-formula(AND([.U85]&lt;&gt;0;[.X85]=&quot;&quot;))" style:apply-style-name="Cellule_20_invalide" style:base-cell-address="Feuille1.X85"/>
    </style:style>
    <style:style style:name="ce17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6]=0)" style:apply-style-name="Cellule_20_grisée" style:base-cell-address="Feuille1.X86"/>
      <style:map style:condition="is-true-formula(AND([.U86]&lt;&gt;0;[.X86]=&quot;&quot;))" style:apply-style-name="Cellule_20_invalide" style:base-cell-address="Feuille1.X86"/>
    </style:style>
    <style:style style:name="ce19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7]=0)" style:apply-style-name="Cellule_20_grisée" style:base-cell-address="Feuille1.X87"/>
      <style:map style:condition="is-true-formula(AND([.U87]&lt;&gt;0;[.X87]=&quot;&quot;))" style:apply-style-name="Cellule_20_invalide" style:base-cell-address="Feuille1.X87"/>
    </style:style>
    <style:style style:name="ce19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8]=0)" style:apply-style-name="Cellule_20_grisée" style:base-cell-address="Feuille1.X88"/>
      <style:map style:condition="is-true-formula(AND([.U88]&lt;&gt;0;[.X88]=&quot;&quot;))" style:apply-style-name="Cellule_20_invalide" style:base-cell-address="Feuille1.X88"/>
    </style:style>
    <style:style style:name="ce22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9]=0)" style:apply-style-name="Cellule_20_grisée" style:base-cell-address="Feuille1.X89"/>
      <style:map style:condition="is-true-formula(AND([.U89]&lt;&gt;0;[.X89]=&quot;&quot;))" style:apply-style-name="Cellule_20_invalide" style:base-cell-address="Feuille1.X89"/>
    </style:style>
    <style:style style:name="ce22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0]=0)" style:apply-style-name="Cellule_20_grisée" style:base-cell-address="Feuille1.X90"/>
      <style:map style:condition="is-true-formula(AND([.U90]&lt;&gt;0;[.X90]=&quot;&quot;))" style:apply-style-name="Cellule_20_invalide" style:base-cell-address="Feuille1.X90"/>
    </style:style>
    <style:style style:name="ce22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1]=0)" style:apply-style-name="Cellule_20_grisée" style:base-cell-address="Feuille1.X91"/>
      <style:map style:condition="is-true-formula(AND([.U91]&lt;&gt;0;[.X91]=&quot;&quot;))" style:apply-style-name="Cellule_20_invalide" style:base-cell-address="Feuille1.X91"/>
    </style:style>
    <style:style style:name="ce2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3]=0)" style:apply-style-name="Cellule_20_grisée" style:base-cell-address="Feuille1.X93"/>
      <style:map style:condition="is-true-formula(AND([.U93]&lt;&gt;0;[.X93]=&quot;&quot;))" style:apply-style-name="Cellule_20_invalide" style:base-cell-address="Feuille1.X93"/>
    </style:style>
    <style:style style:name="ce23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5]=0)" style:apply-style-name="Cellule_20_grisée" style:base-cell-address="Feuille1.X95"/>
      <style:map style:condition="is-true-formula(AND([.U95]&lt;&gt;0;[.X95]=&quot;&quot;))" style:apply-style-name="Cellule_20_invalide" style:base-cell-address="Feuille1.X95"/>
    </style:style>
    <style:style style:name="ce1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]=0)" style:apply-style-name="Cellule_20_grisée" style:base-cell-address="Feuille1.Z2"/>
      <style:map style:condition="is-true-formula(AND([.W2]&lt;&gt;0;[.Z2]=&quot;&quot;))" style:apply-style-name="Cellule_20_invalide" style:base-cell-address="Feuille1.Z2"/>
    </style:style>
    <style:style style:name="ce1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]=0)" style:apply-style-name="Cellule_20_grisée" style:base-cell-address="Feuille1.Z3"/>
      <style:map style:condition="is-true-formula(AND([.W3]&lt;&gt;0;[.Z3]=&quot;&quot;))" style:apply-style-name="Cellule_20_invalide" style:base-cell-address="Feuille1.Z3"/>
    </style:style>
    <style:style style:name="ce17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]=0)" style:apply-style-name="Cellule_20_grisée" style:base-cell-address="Feuille1.Z4"/>
      <style:map style:condition="is-true-formula(AND([.W4]&lt;&gt;0;[.Z4]=&quot;&quot;))" style:apply-style-name="Cellule_20_invalide" style:base-cell-address="Feuille1.Z4"/>
    </style:style>
    <style:style style:name="ce1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]=0)" style:apply-style-name="Cellule_20_grisée" style:base-cell-address="Feuille1.Z6"/>
      <style:map style:condition="is-true-formula(AND([.W6]&lt;&gt;0;[.Z6]=&quot;&quot;))" style:apply-style-name="Cellule_20_invalide" style:base-cell-address="Feuille1.Z6"/>
    </style:style>
    <style:style style:name="ce1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]=0)" style:apply-style-name="Cellule_20_grisée" style:base-cell-address="Feuille1.Z7"/>
      <style:map style:condition="is-true-formula(AND([.W7]&lt;&gt;0;[.Z7]=&quot;&quot;))" style:apply-style-name="Cellule_20_invalide" style:base-cell-address="Feuille1.Z7"/>
    </style:style>
    <style:style style:name="ce1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]=0)" style:apply-style-name="Cellule_20_grisée" style:base-cell-address="Feuille1.Z8"/>
      <style:map style:condition="is-true-formula(AND([.W8]&lt;&gt;0;[.Z8]=&quot;&quot;))" style:apply-style-name="Cellule_20_invalide" style:base-cell-address="Feuille1.Z8"/>
    </style:style>
    <style:style style:name="ce1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]=0)" style:apply-style-name="Cellule_20_grisée" style:base-cell-address="Feuille1.Z9"/>
      <style:map style:condition="is-true-formula(AND([.W9]&lt;&gt;0;[.Z9]=&quot;&quot;))" style:apply-style-name="Cellule_20_invalide" style:base-cell-address="Feuille1.Z9"/>
    </style:style>
    <style:style style:name="ce1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]=0)" style:apply-style-name="Cellule_20_grisée" style:base-cell-address="Feuille1.Z10"/>
      <style:map style:condition="is-true-formula(AND([.W10]&lt;&gt;0;[.Z10]=&quot;&quot;))" style:apply-style-name="Cellule_20_invalide" style:base-cell-address="Feuille1.Z10"/>
    </style:style>
    <style:style style:name="ce1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1]=0)" style:apply-style-name="Cellule_20_grisée" style:base-cell-address="Feuille1.Z11"/>
      <style:map style:condition="is-true-formula(AND([.W11]&lt;&gt;0;[.Z11]=&quot;&quot;))" style:apply-style-name="Cellule_20_invalide" style:base-cell-address="Feuille1.Z11"/>
    </style:style>
    <style:style style:name="ce1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2]=0)" style:apply-style-name="Cellule_20_grisée" style:base-cell-address="Feuille1.Z12"/>
      <style:map style:condition="is-true-formula(AND([.W12]&lt;&gt;0;[.Z12]=&quot;&quot;))" style:apply-style-name="Cellule_20_invalide" style:base-cell-address="Feuille1.Z12"/>
    </style:style>
    <style:style style:name="ce1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3]=0)" style:apply-style-name="Cellule_20_grisée" style:base-cell-address="Feuille1.Z13"/>
      <style:map style:condition="is-true-formula(AND([.W13]&lt;&gt;0;[.Z13]=&quot;&quot;))" style:apply-style-name="Cellule_20_invalide" style:base-cell-address="Feuille1.Z13"/>
    </style:style>
    <style:style style:name="ce1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4]=0)" style:apply-style-name="Cellule_20_grisée" style:base-cell-address="Feuille1.Z14"/>
      <style:map style:condition="is-true-formula(AND([.W14]&lt;&gt;0;[.Z14]=&quot;&quot;))" style:apply-style-name="Cellule_20_invalide" style:base-cell-address="Feuille1.Z14"/>
    </style:style>
    <style:style style:name="ce1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5]=0)" style:apply-style-name="Cellule_20_grisée" style:base-cell-address="Feuille1.Z15"/>
      <style:map style:condition="is-true-formula(AND([.W15]&lt;&gt;0;[.Z15]=&quot;&quot;))" style:apply-style-name="Cellule_20_invalide" style:base-cell-address="Feuille1.Z15"/>
    </style:style>
    <style:style style:name="ce1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6]=0)" style:apply-style-name="Cellule_20_grisée" style:base-cell-address="Feuille1.Z16"/>
      <style:map style:condition="is-true-formula(AND([.W16]&lt;&gt;0;[.Z16]=&quot;&quot;))" style:apply-style-name="Cellule_20_invalide" style:base-cell-address="Feuille1.Z16"/>
    </style:style>
    <style:style style:name="ce1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7]=0)" style:apply-style-name="Cellule_20_grisée" style:base-cell-address="Feuille1.Z17"/>
      <style:map style:condition="is-true-formula(AND([.W17]&lt;&gt;0;[.Z17]=&quot;&quot;))" style:apply-style-name="Cellule_20_invalide" style:base-cell-address="Feuille1.Z17"/>
    </style:style>
    <style:style style:name="ce1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8]=0)" style:apply-style-name="Cellule_20_grisée" style:base-cell-address="Feuille1.Z18"/>
      <style:map style:condition="is-true-formula(AND([.W18]&lt;&gt;0;[.Z18]=&quot;&quot;))" style:apply-style-name="Cellule_20_invalide" style:base-cell-address="Feuille1.Z18"/>
    </style:style>
    <style:style style:name="ce1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9]=0)" style:apply-style-name="Cellule_20_grisée" style:base-cell-address="Feuille1.Z19"/>
      <style:map style:condition="is-true-formula(AND([.W19]&lt;&gt;0;[.Z19]=&quot;&quot;))" style:apply-style-name="Cellule_20_invalide" style:base-cell-address="Feuille1.Z19"/>
    </style:style>
    <style:style style:name="ce1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0]=0)" style:apply-style-name="Cellule_20_grisée" style:base-cell-address="Feuille1.Z20"/>
      <style:map style:condition="is-true-formula(AND([.W20]&lt;&gt;0;[.Z20]=&quot;&quot;))" style:apply-style-name="Cellule_20_invalide" style:base-cell-address="Feuille1.Z20"/>
    </style:style>
    <style:style style:name="ce1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1]=0)" style:apply-style-name="Cellule_20_grisée" style:base-cell-address="Feuille1.Z21"/>
      <style:map style:condition="is-true-formula(AND([.W21]&lt;&gt;0;[.Z21]=&quot;&quot;))" style:apply-style-name="Cellule_20_invalide" style:base-cell-address="Feuille1.Z21"/>
    </style:style>
    <style:style style:name="ce15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2]=0)" style:apply-style-name="Cellule_20_grisée" style:base-cell-address="Feuille1.Z22"/>
      <style:map style:condition="is-true-formula(AND([.W22]&lt;&gt;0;[.Z22]=&quot;&quot;))" style:apply-style-name="Cellule_20_invalide" style:base-cell-address="Feuille1.Z22"/>
    </style:style>
    <style:style style:name="ce15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3]=0)" style:apply-style-name="Cellule_20_grisée" style:base-cell-address="Feuille1.Z23"/>
      <style:map style:condition="is-true-formula(AND([.W23]&lt;&gt;0;[.Z23]=&quot;&quot;))" style:apply-style-name="Cellule_20_invalide" style:base-cell-address="Feuille1.Z23"/>
    </style:style>
    <style:style style:name="ce15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4]=0)" style:apply-style-name="Cellule_20_grisée" style:base-cell-address="Feuille1.Z24"/>
      <style:map style:condition="is-true-formula(AND([.W24]&lt;&gt;0;[.Z24]=&quot;&quot;))" style:apply-style-name="Cellule_20_invalide" style:base-cell-address="Feuille1.Z24"/>
    </style:style>
    <style:style style:name="ce15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5]=0)" style:apply-style-name="Cellule_20_grisée" style:base-cell-address="Feuille1.Z25"/>
      <style:map style:condition="is-true-formula(AND([.W25]&lt;&gt;0;[.Z25]=&quot;&quot;))" style:apply-style-name="Cellule_20_invalide" style:base-cell-address="Feuille1.Z25"/>
    </style:style>
    <style:style style:name="ce15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6]=0)" style:apply-style-name="Cellule_20_grisée" style:base-cell-address="Feuille1.Z26"/>
      <style:map style:condition="is-true-formula(AND([.W26]&lt;&gt;0;[.Z26]=&quot;&quot;))" style:apply-style-name="Cellule_20_invalide" style:base-cell-address="Feuille1.Z26"/>
    </style:style>
    <style:style style:name="ce15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7]=0)" style:apply-style-name="Cellule_20_grisée" style:base-cell-address="Feuille1.Z27"/>
      <style:map style:condition="is-true-formula(AND([.W27]&lt;&gt;0;[.Z27]=&quot;&quot;))" style:apply-style-name="Cellule_20_invalide" style:base-cell-address="Feuille1.Z27"/>
    </style:style>
    <style:style style:name="ce15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8]=0)" style:apply-style-name="Cellule_20_grisée" style:base-cell-address="Feuille1.Z28"/>
      <style:map style:condition="is-true-formula(AND([.W28]&lt;&gt;0;[.Z28]=&quot;&quot;))" style:apply-style-name="Cellule_20_invalide" style:base-cell-address="Feuille1.Z28"/>
    </style:style>
    <style:style style:name="ce15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9]=0)" style:apply-style-name="Cellule_20_grisée" style:base-cell-address="Feuille1.Z29"/>
      <style:map style:condition="is-true-formula(AND([.W29]&lt;&gt;0;[.Z29]=&quot;&quot;))" style:apply-style-name="Cellule_20_invalide" style:base-cell-address="Feuille1.Z29"/>
    </style:style>
    <style:style style:name="ce15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0]=0)" style:apply-style-name="Cellule_20_grisée" style:base-cell-address="Feuille1.Z30"/>
      <style:map style:condition="is-true-formula(AND([.W30]&lt;&gt;0;[.Z30]=&quot;&quot;))" style:apply-style-name="Cellule_20_invalide" style:base-cell-address="Feuille1.Z30"/>
    </style:style>
    <style:style style:name="ce15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1]=0)" style:apply-style-name="Cellule_20_grisée" style:base-cell-address="Feuille1.Z31"/>
      <style:map style:condition="is-true-formula(AND([.W31]&lt;&gt;0;[.Z31]=&quot;&quot;))" style:apply-style-name="Cellule_20_invalide" style:base-cell-address="Feuille1.Z31"/>
    </style:style>
    <style:style style:name="ce15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2]=0)" style:apply-style-name="Cellule_20_grisée" style:base-cell-address="Feuille1.Z32"/>
      <style:map style:condition="is-true-formula(AND([.W32]&lt;&gt;0;[.Z32]=&quot;&quot;))" style:apply-style-name="Cellule_20_invalide" style:base-cell-address="Feuille1.Z32"/>
    </style:style>
    <style:style style:name="ce15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3]=0)" style:apply-style-name="Cellule_20_grisée" style:base-cell-address="Feuille1.Z33"/>
      <style:map style:condition="is-true-formula(AND([.W33]&lt;&gt;0;[.Z33]=&quot;&quot;))" style:apply-style-name="Cellule_20_invalide" style:base-cell-address="Feuille1.Z33"/>
    </style:style>
    <style:style style:name="ce15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4]=0)" style:apply-style-name="Cellule_20_grisée" style:base-cell-address="Feuille1.Z34"/>
      <style:map style:condition="is-true-formula(AND([.W34]&lt;&gt;0;[.Z34]=&quot;&quot;))" style:apply-style-name="Cellule_20_invalide" style:base-cell-address="Feuille1.Z34"/>
    </style:style>
    <style:style style:name="ce15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5]=0)" style:apply-style-name="Cellule_20_grisée" style:base-cell-address="Feuille1.Z35"/>
      <style:map style:condition="is-true-formula(AND([.W35]&lt;&gt;0;[.Z35]=&quot;&quot;))" style:apply-style-name="Cellule_20_invalide" style:base-cell-address="Feuille1.Z35"/>
    </style:style>
    <style:style style:name="ce15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6]=0)" style:apply-style-name="Cellule_20_grisée" style:base-cell-address="Feuille1.Z36"/>
      <style:map style:condition="is-true-formula(AND([.W36]&lt;&gt;0;[.Z36]=&quot;&quot;))" style:apply-style-name="Cellule_20_invalide" style:base-cell-address="Feuille1.Z36"/>
    </style:style>
    <style:style style:name="ce15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7]=0)" style:apply-style-name="Cellule_20_grisée" style:base-cell-address="Feuille1.Z37"/>
      <style:map style:condition="is-true-formula(AND([.W37]&lt;&gt;0;[.Z37]=&quot;&quot;))" style:apply-style-name="Cellule_20_invalide" style:base-cell-address="Feuille1.Z37"/>
    </style:style>
    <style:style style:name="ce15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8]=0)" style:apply-style-name="Cellule_20_grisée" style:base-cell-address="Feuille1.Z38"/>
      <style:map style:condition="is-true-formula(AND([.W38]&lt;&gt;0;[.Z38]=&quot;&quot;))" style:apply-style-name="Cellule_20_invalide" style:base-cell-address="Feuille1.Z38"/>
    </style:style>
    <style:style style:name="ce15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9]=0)" style:apply-style-name="Cellule_20_grisée" style:base-cell-address="Feuille1.Z39"/>
      <style:map style:condition="is-true-formula(AND([.W39]&lt;&gt;0;[.Z39]=&quot;&quot;))" style:apply-style-name="Cellule_20_invalide" style:base-cell-address="Feuille1.Z39"/>
    </style:style>
    <style:style style:name="ce15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0]=0)" style:apply-style-name="Cellule_20_grisée" style:base-cell-address="Feuille1.Z40"/>
      <style:map style:condition="is-true-formula(AND([.W40]&lt;&gt;0;[.Z40]=&quot;&quot;))" style:apply-style-name="Cellule_20_invalide" style:base-cell-address="Feuille1.Z40"/>
    </style:style>
    <style:style style:name="ce15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1]=0)" style:apply-style-name="Cellule_20_grisée" style:base-cell-address="Feuille1.Z41"/>
      <style:map style:condition="is-true-formula(AND([.W41]&lt;&gt;0;[.Z41]=&quot;&quot;))" style:apply-style-name="Cellule_20_invalide" style:base-cell-address="Feuille1.Z41"/>
    </style:style>
    <style:style style:name="ce15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2]=0)" style:apply-style-name="Cellule_20_grisée" style:base-cell-address="Feuille1.Z42"/>
      <style:map style:condition="is-true-formula(AND([.W42]&lt;&gt;0;[.Z42]=&quot;&quot;))" style:apply-style-name="Cellule_20_invalide" style:base-cell-address="Feuille1.Z42"/>
    </style:style>
    <style:style style:name="ce15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3]=0)" style:apply-style-name="Cellule_20_grisée" style:base-cell-address="Feuille1.Z43"/>
      <style:map style:condition="is-true-formula(AND([.W43]&lt;&gt;0;[.Z43]=&quot;&quot;))" style:apply-style-name="Cellule_20_invalide" style:base-cell-address="Feuille1.Z43"/>
    </style:style>
    <style:style style:name="ce15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4]=0)" style:apply-style-name="Cellule_20_grisée" style:base-cell-address="Feuille1.Z44"/>
      <style:map style:condition="is-true-formula(AND([.W44]&lt;&gt;0;[.Z44]=&quot;&quot;))" style:apply-style-name="Cellule_20_invalide" style:base-cell-address="Feuille1.Z44"/>
    </style:style>
    <style:style style:name="ce15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5]=0)" style:apply-style-name="Cellule_20_grisée" style:base-cell-address="Feuille1.Z45"/>
      <style:map style:condition="is-true-formula(AND([.W45]&lt;&gt;0;[.Z45]=&quot;&quot;))" style:apply-style-name="Cellule_20_invalide" style:base-cell-address="Feuille1.Z45"/>
    </style:style>
    <style:style style:name="ce15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6]=0)" style:apply-style-name="Cellule_20_grisée" style:base-cell-address="Feuille1.Z46"/>
      <style:map style:condition="is-true-formula(AND([.W46]&lt;&gt;0;[.Z46]=&quot;&quot;))" style:apply-style-name="Cellule_20_invalide" style:base-cell-address="Feuille1.Z46"/>
    </style:style>
    <style:style style:name="ce15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7]=0)" style:apply-style-name="Cellule_20_grisée" style:base-cell-address="Feuille1.Z47"/>
      <style:map style:condition="is-true-formula(AND([.W47]&lt;&gt;0;[.Z47]=&quot;&quot;))" style:apply-style-name="Cellule_20_invalide" style:base-cell-address="Feuille1.Z47"/>
    </style:style>
    <style:style style:name="ce15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8]=0)" style:apply-style-name="Cellule_20_grisée" style:base-cell-address="Feuille1.Z48"/>
      <style:map style:condition="is-true-formula(AND([.W48]&lt;&gt;0;[.Z48]=&quot;&quot;))" style:apply-style-name="Cellule_20_invalide" style:base-cell-address="Feuille1.Z48"/>
    </style:style>
    <style:style style:name="ce15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9]=0)" style:apply-style-name="Cellule_20_grisée" style:base-cell-address="Feuille1.Z49"/>
      <style:map style:condition="is-true-formula(AND([.W49]&lt;&gt;0;[.Z49]=&quot;&quot;))" style:apply-style-name="Cellule_20_invalide" style:base-cell-address="Feuille1.Z49"/>
    </style:style>
    <style:style style:name="ce15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0]=0)" style:apply-style-name="Cellule_20_grisée" style:base-cell-address="Feuille1.Z50"/>
      <style:map style:condition="is-true-formula(AND([.W50]&lt;&gt;0;[.Z50]=&quot;&quot;))" style:apply-style-name="Cellule_20_invalide" style:base-cell-address="Feuille1.Z50"/>
    </style:style>
    <style:style style:name="ce15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1]=0)" style:apply-style-name="Cellule_20_grisée" style:base-cell-address="Feuille1.Z51"/>
      <style:map style:condition="is-true-formula(AND([.W51]&lt;&gt;0;[.Z51]=&quot;&quot;))" style:apply-style-name="Cellule_20_invalide" style:base-cell-address="Feuille1.Z51"/>
    </style:style>
    <style:style style:name="ce15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2]=0)" style:apply-style-name="Cellule_20_grisée" style:base-cell-address="Feuille1.Z52"/>
      <style:map style:condition="is-true-formula(AND([.W52]&lt;&gt;0;[.Z52]=&quot;&quot;))" style:apply-style-name="Cellule_20_invalide" style:base-cell-address="Feuille1.Z52"/>
    </style:style>
    <style:style style:name="ce15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3]=0)" style:apply-style-name="Cellule_20_grisée" style:base-cell-address="Feuille1.Z53"/>
      <style:map style:condition="is-true-formula(AND([.W53]&lt;&gt;0;[.Z53]=&quot;&quot;))" style:apply-style-name="Cellule_20_invalide" style:base-cell-address="Feuille1.Z53"/>
    </style:style>
    <style:style style:name="ce15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4]=0)" style:apply-style-name="Cellule_20_grisée" style:base-cell-address="Feuille1.Z54"/>
      <style:map style:condition="is-true-formula(AND([.W54]&lt;&gt;0;[.Z54]=&quot;&quot;))" style:apply-style-name="Cellule_20_invalide" style:base-cell-address="Feuille1.Z54"/>
    </style:style>
    <style:style style:name="ce15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5]=0)" style:apply-style-name="Cellule_20_grisée" style:base-cell-address="Feuille1.Z55"/>
      <style:map style:condition="is-true-formula(AND([.W55]&lt;&gt;0;[.Z55]=&quot;&quot;))" style:apply-style-name="Cellule_20_invalide" style:base-cell-address="Feuille1.Z55"/>
    </style:style>
    <style:style style:name="ce15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6]=0)" style:apply-style-name="Cellule_20_grisée" style:base-cell-address="Feuille1.Z56"/>
      <style:map style:condition="is-true-formula(AND([.W56]&lt;&gt;0;[.Z56]=&quot;&quot;))" style:apply-style-name="Cellule_20_invalide" style:base-cell-address="Feuille1.Z56"/>
    </style:style>
    <style:style style:name="ce15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7]=0)" style:apply-style-name="Cellule_20_grisée" style:base-cell-address="Feuille1.Z57"/>
      <style:map style:condition="is-true-formula(AND([.W57]&lt;&gt;0;[.Z57]=&quot;&quot;))" style:apply-style-name="Cellule_20_invalide" style:base-cell-address="Feuille1.Z57"/>
    </style:style>
    <style:style style:name="ce15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8]=0)" style:apply-style-name="Cellule_20_grisée" style:base-cell-address="Feuille1.Z58"/>
      <style:map style:condition="is-true-formula(AND([.W58]&lt;&gt;0;[.Z58]=&quot;&quot;))" style:apply-style-name="Cellule_20_invalide" style:base-cell-address="Feuille1.Z58"/>
    </style:style>
    <style:style style:name="ce15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9]=0)" style:apply-style-name="Cellule_20_grisée" style:base-cell-address="Feuille1.Z59"/>
      <style:map style:condition="is-true-formula(AND([.W59]&lt;&gt;0;[.Z59]=&quot;&quot;))" style:apply-style-name="Cellule_20_invalide" style:base-cell-address="Feuille1.Z59"/>
    </style:style>
    <style:style style:name="ce15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0]=0)" style:apply-style-name="Cellule_20_grisée" style:base-cell-address="Feuille1.Z60"/>
      <style:map style:condition="is-true-formula(AND([.W60]&lt;&gt;0;[.Z60]=&quot;&quot;))" style:apply-style-name="Cellule_20_invalide" style:base-cell-address="Feuille1.Z60"/>
    </style:style>
    <style:style style:name="ce15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1]=0)" style:apply-style-name="Cellule_20_grisée" style:base-cell-address="Feuille1.Z61"/>
      <style:map style:condition="is-true-formula(AND([.W61]&lt;&gt;0;[.Z61]=&quot;&quot;))" style:apply-style-name="Cellule_20_invalide" style:base-cell-address="Feuille1.Z61"/>
    </style:style>
    <style:style style:name="ce15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3]=0)" style:apply-style-name="Cellule_20_grisée" style:base-cell-address="Feuille1.Z63"/>
      <style:map style:condition="is-true-formula(AND([.W63]&lt;&gt;0;[.Z63]=&quot;&quot;))" style:apply-style-name="Cellule_20_invalide" style:base-cell-address="Feuille1.Z63"/>
    </style:style>
    <style:style style:name="ce15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4]=0)" style:apply-style-name="Cellule_20_grisée" style:base-cell-address="Feuille1.Z64"/>
      <style:map style:condition="is-true-formula(AND([.W64]&lt;&gt;0;[.Z64]=&quot;&quot;))" style:apply-style-name="Cellule_20_invalide" style:base-cell-address="Feuille1.Z64"/>
    </style:style>
    <style:style style:name="ce15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5]=0)" style:apply-style-name="Cellule_20_grisée" style:base-cell-address="Feuille1.Z65"/>
      <style:map style:condition="is-true-formula(AND([.W65]&lt;&gt;0;[.Z65]=&quot;&quot;))" style:apply-style-name="Cellule_20_invalide" style:base-cell-address="Feuille1.Z65"/>
    </style:style>
    <style:style style:name="ce15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6]=0)" style:apply-style-name="Cellule_20_grisée" style:base-cell-address="Feuille1.Z66"/>
      <style:map style:condition="is-true-formula(AND([.W66]&lt;&gt;0;[.Z66]=&quot;&quot;))" style:apply-style-name="Cellule_20_invalide" style:base-cell-address="Feuille1.Z66"/>
    </style:style>
    <style:style style:name="ce15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7]=0)" style:apply-style-name="Cellule_20_grisée" style:base-cell-address="Feuille1.Z67"/>
      <style:map style:condition="is-true-formula(AND([.W67]&lt;&gt;0;[.Z67]=&quot;&quot;))" style:apply-style-name="Cellule_20_invalide" style:base-cell-address="Feuille1.Z67"/>
    </style:style>
    <style:style style:name="ce15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9]=0)" style:apply-style-name="Cellule_20_grisée" style:base-cell-address="Feuille1.Z69"/>
      <style:map style:condition="is-true-formula(AND([.W69]&lt;&gt;0;[.Z69]=&quot;&quot;))" style:apply-style-name="Cellule_20_invalide" style:base-cell-address="Feuille1.Z69"/>
    </style:style>
    <style:style style:name="ce15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0]=0)" style:apply-style-name="Cellule_20_grisée" style:base-cell-address="Feuille1.Z70"/>
      <style:map style:condition="is-true-formula(AND([.W70]&lt;&gt;0;[.Z70]=&quot;&quot;))" style:apply-style-name="Cellule_20_invalide" style:base-cell-address="Feuille1.Z70"/>
    </style:style>
    <style:style style:name="ce15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1]=0)" style:apply-style-name="Cellule_20_grisée" style:base-cell-address="Feuille1.Z71"/>
      <style:map style:condition="is-true-formula(AND([.W71]&lt;&gt;0;[.Z71]=&quot;&quot;))" style:apply-style-name="Cellule_20_invalide" style:base-cell-address="Feuille1.Z71"/>
    </style:style>
    <style:style style:name="ce15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4]=0)" style:apply-style-name="Cellule_20_grisée" style:base-cell-address="Feuille1.Z74"/>
      <style:map style:condition="is-true-formula(AND([.W74]&lt;&gt;0;[.Z74]=&quot;&quot;))" style:apply-style-name="Cellule_20_invalide" style:base-cell-address="Feuille1.Z74"/>
    </style:style>
    <style:style style:name="ce15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5]=0)" style:apply-style-name="Cellule_20_grisée" style:base-cell-address="Feuille1.Z75"/>
      <style:map style:condition="is-true-formula(AND([.W75]&lt;&gt;0;[.Z75]=&quot;&quot;))" style:apply-style-name="Cellule_20_invalide" style:base-cell-address="Feuille1.Z75"/>
    </style:style>
    <style:style style:name="ce15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6]=0)" style:apply-style-name="Cellule_20_grisée" style:base-cell-address="Feuille1.Z76"/>
      <style:map style:condition="is-true-formula(AND([.W76]&lt;&gt;0;[.Z76]=&quot;&quot;))" style:apply-style-name="Cellule_20_invalide" style:base-cell-address="Feuille1.Z76"/>
    </style:style>
    <style:style style:name="ce15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7]=0)" style:apply-style-name="Cellule_20_grisée" style:base-cell-address="Feuille1.Z77"/>
      <style:map style:condition="is-true-formula(AND([.W77]&lt;&gt;0;[.Z77]=&quot;&quot;))" style:apply-style-name="Cellule_20_invalide" style:base-cell-address="Feuille1.Z77"/>
    </style:style>
    <style:style style:name="ce15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9]=0)" style:apply-style-name="Cellule_20_grisée" style:base-cell-address="Feuille1.Z79"/>
      <style:map style:condition="is-true-formula(AND([.W79]&lt;&gt;0;[.Z79]=&quot;&quot;))" style:apply-style-name="Cellule_20_invalide" style:base-cell-address="Feuille1.Z79"/>
    </style:style>
    <style:style style:name="ce15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0]=0)" style:apply-style-name="Cellule_20_grisée" style:base-cell-address="Feuille1.Z80"/>
      <style:map style:condition="is-true-formula(AND([.W80]&lt;&gt;0;[.Z80]=&quot;&quot;))" style:apply-style-name="Cellule_20_invalide" style:base-cell-address="Feuille1.Z80"/>
    </style:style>
    <style:style style:name="ce15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1]=0)" style:apply-style-name="Cellule_20_grisée" style:base-cell-address="Feuille1.Z81"/>
      <style:map style:condition="is-true-formula(AND([.W81]&lt;&gt;0;[.Z81]=&quot;&quot;))" style:apply-style-name="Cellule_20_invalide" style:base-cell-address="Feuille1.Z81"/>
    </style:style>
    <style:style style:name="ce15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3]=0)" style:apply-style-name="Cellule_20_grisée" style:base-cell-address="Feuille1.Z83"/>
      <style:map style:condition="is-true-formula(AND([.W83]&lt;&gt;0;[.Z83]=&quot;&quot;))" style:apply-style-name="Cellule_20_invalide" style:base-cell-address="Feuille1.Z83"/>
    </style:style>
    <style:style style:name="ce15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4]=0)" style:apply-style-name="Cellule_20_grisée" style:base-cell-address="Feuille1.Z84"/>
      <style:map style:condition="is-true-formula(AND([.W84]&lt;&gt;0;[.Z84]=&quot;&quot;))" style:apply-style-name="Cellule_20_invalide" style:base-cell-address="Feuille1.Z84"/>
    </style:style>
    <style:style style:name="ce15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5]=0)" style:apply-style-name="Cellule_20_grisée" style:base-cell-address="Feuille1.Z85"/>
      <style:map style:condition="is-true-formula(AND([.W85]&lt;&gt;0;[.Z85]=&quot;&quot;))" style:apply-style-name="Cellule_20_invalide" style:base-cell-address="Feuille1.Z85"/>
    </style:style>
    <style:style style:name="ce18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6]=0)" style:apply-style-name="Cellule_20_grisée" style:base-cell-address="Feuille1.Z86"/>
      <style:map style:condition="is-true-formula(AND([.W86]&lt;&gt;0;[.Z86]=&quot;&quot;))" style:apply-style-name="Cellule_20_invalide" style:base-cell-address="Feuille1.Z86"/>
    </style:style>
    <style:style style:name="ce20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7]=0)" style:apply-style-name="Cellule_20_grisée" style:base-cell-address="Feuille1.Z87"/>
      <style:map style:condition="is-true-formula(AND([.W87]&lt;&gt;0;[.Z87]=&quot;&quot;))" style:apply-style-name="Cellule_20_invalide" style:base-cell-address="Feuille1.Z87"/>
    </style:style>
    <style:style style:name="ce20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8]=0)" style:apply-style-name="Cellule_20_grisée" style:base-cell-address="Feuille1.Z88"/>
      <style:map style:condition="is-true-formula(AND([.W88]&lt;&gt;0;[.Z88]=&quot;&quot;))" style:apply-style-name="Cellule_20_invalide" style:base-cell-address="Feuille1.Z88"/>
    </style:style>
    <style:style style:name="ce22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9]=0)" style:apply-style-name="Cellule_20_grisée" style:base-cell-address="Feuille1.Z89"/>
      <style:map style:condition="is-true-formula(AND([.W89]&lt;&gt;0;[.Z89]=&quot;&quot;))" style:apply-style-name="Cellule_20_invalide" style:base-cell-address="Feuille1.Z89"/>
    </style:style>
    <style:style style:name="ce22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0]=0)" style:apply-style-name="Cellule_20_grisée" style:base-cell-address="Feuille1.Z90"/>
      <style:map style:condition="is-true-formula(AND([.W90]&lt;&gt;0;[.Z90]=&quot;&quot;))" style:apply-style-name="Cellule_20_invalide" style:base-cell-address="Feuille1.Z90"/>
    </style:style>
    <style:style style:name="ce23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1]=0)" style:apply-style-name="Cellule_20_grisée" style:base-cell-address="Feuille1.Z91"/>
      <style:map style:condition="is-true-formula(AND([.W91]&lt;&gt;0;[.Z91]=&quot;&quot;))" style:apply-style-name="Cellule_20_invalide" style:base-cell-address="Feuille1.Z91"/>
    </style:style>
    <style:style style:name="ce24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3]=0)" style:apply-style-name="Cellule_20_grisée" style:base-cell-address="Feuille1.Z93"/>
      <style:map style:condition="is-true-formula(AND([.W93]&lt;&gt;0;[.Z93]=&quot;&quot;))" style:apply-style-name="Cellule_20_invalide" style:base-cell-address="Feuille1.Z93"/>
    </style:style>
    <style:style style:name="ce24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5]=0)" style:apply-style-name="Cellule_20_grisée" style:base-cell-address="Feuille1.Z95"/>
      <style:map style:condition="is-true-formula(AND([.W95]&lt;&gt;0;[.Z95]=&quot;&quot;))" style:apply-style-name="Cellule_20_invalide" style:base-cell-address="Feuille1.Z95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ascending2&quot;;&quot;descending&quot;;&quot;descending2&quot;)" table:allow-empty-cell="false" table:display-list="unsorted" table:base-cell-address="Feuille1.R2"/>
        <table:content-validation table:name="val2" table:condition="of:cell-content-is-in-list(&quot;0&quot;;&quot;semi_seaking&quot;;&quot;seaking&quot;)" table:allow-empty-cell="false" table:display-list="sort-ascending" table:base-cell-address="Feuille1.S7"/>
        <table:content-validation table:name="val3" table:condition="of:cell-content-is-in-list(&quot;0&quot;;&quot;oscillator&quot;;&quot;circle&quot;;&quot;line&quot;;&quot;rectangle&quot;)" table:allow-empty-cell="false" table:display-list="unsorted" table:base-cell-address="Feuille1.K5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00"/>
        <table:table-column table:style-name="co5" table:default-cell-style-name="ce900"/>
        <table:table-column table:style-name="co6" table:default-cell-style-name="ce900"/>
        <table:table-column table:style-name="co7" table:default-cell-style-name="ce1024"/>
        <table:table-column table:style-name="co8" table:default-cell-style-name="ce900"/>
        <table:table-column table:style-name="co9" table:default-cell-style-name="ce900"/>
        <table:table-column table:style-name="co10" table:default-cell-style-name="ce900"/>
        <table:table-column table:style-name="co11" table:default-cell-style-name="ce900"/>
        <table:table-column table:style-name="co12" table:default-cell-style-name="ce900"/>
        <table:table-column table:style-name="co13" table:default-cell-style-name="ce900"/>
        <table:table-column table:style-name="co14" table:default-cell-style-name="ce900"/>
        <table:table-column table:style-name="co15" table:default-cell-style-name="ce900"/>
        <table:table-column table:style-name="co16" table:default-cell-style-name="ce900"/>
        <table:table-column table:style-name="co17" table:default-cell-style-name="ce900"/>
        <table:table-column table:style-name="co18" table:default-cell-style-name="ce1024"/>
        <table:table-column table:style-name="co19" table:default-cell-style-name="ce900"/>
        <table:table-column table:style-name="co20" table:default-cell-style-name="ce1024"/>
        <table:table-column table:style-name="co21" table:default-cell-style-name="ce900"/>
        <table:table-column table:style-name="co22" table:default-cell-style-name="ce900"/>
        <table:table-column table:style-name="co23" table:default-cell-style-name="ce900"/>
        <table:table-column table:style-name="co21" table:number-columns-repeated="2" table:default-cell-style-name="ce900"/>
        <table:table-column table:style-name="co24" table:default-cell-style-name="Default"/>
        <table:table-column table:style-name="co21" table:number-columns-repeated="998" table:default-cell-style-name="Default"/>
        <table:table-row table:style-name="ro1">
          <table:table-cell table:style-name="ce4" office:value-type="string" calcext:value-type="string">
            <text:p>#weapon_name</text:p>
          </table:table-cell>
          <table:table-cell table:style-name="ce4" office:value-type="string" calcext:value-type="string">
            <text:p>display_name</text:p>
          </table:table-cell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frames</text:p>
          </table:table-cell>
          <table:table-cell table:style-name="ce4" office:value-type="string" calcext:value-type="string">
            <text:p>ammo_name</text:p>
          </table:table-cell>
          <table:table-cell table:style-name="ce236" office:value-type="string" calcext:value-type="string">
            <text:p>damage</text:p>
          </table:table-cell>
          <table:table-cell table:style-name="ce236" office:value-type="string" calcext:value-type="string">
            <text:p>vspeed</text:p>
          </table:table-cell>
          <table:table-cell table:style-name="ce236" office:value-type="string" calcext:value-type="string">
            <text:p>range</text:p>
          </table:table-cell>
          <table:table-cell table:style-name="ce236" office:value-type="string" calcext:value-type="string">
            <text:p>time_between_shots</text:p>
          </table:table-cell>
          <table:table-cell table:style-name="ce236" office:value-type="string" calcext:value-type="string">
            <text:p>rafale</text:p>
          </table:table-cell>
          <table:table-cell table:style-name="ce236" office:value-type="string" calcext:value-type="string">
            <text:p>rafale_cooldown</text:p>
          </table:table-cell>
          <table:table-cell table:style-name="ce236" office:value-type="string" calcext:value-type="string">
            <text:p>rafale_locking</text:p>
          </table:table-cell>
          <table:table-cell table:style-name="ce236" office:value-type="string" calcext:value-type="string">
            <text:p>multishot</text:p>
          </table:table-cell>
          <table:table-cell table:style-name="ce236" office:value-type="string" calcext:value-type="string">
            <text:p>xspread</text:p>
          </table:table-cell>
          <table:table-cell table:style-name="ce236" office:value-type="string" calcext:value-type="string">
            <text:p>dispersion</text:p>
          </table:table-cell>
          <table:table-cell table:style-name="ce4" office:value-type="string" calcext:value-type="string">
            <text:p>alternate</text:p>
          </table:table-cell>
          <table:table-cell table:style-name="ce236" office:value-type="string" calcext:value-type="string">
            <text:p>angle_offset</text:p>
          </table:table-cell>
          <table:table-cell table:style-name="ce4" office:value-type="string" calcext:value-type="string">
            <text:p>target_homing</text:p>
          </table:table-cell>
          <table:table-cell table:style-name="ce1089" office:value-type="string" calcext:value-type="string">
            <text:p>pattern_type</text:p>
          </table:table-cell>
          <table:table-cell table:style-name="ce1089" office:value-type="string" calcext:value-type="string">
            <text:p>speed</text:p>
          </table:table-cell>
          <table:table-cell table:style-name="ce1089" office:value-type="string" calcext:value-type="string">
            <text:p>cw</text:p>
          </table:table-cell>
          <table:table-cell table:style-name="ce1089" office:value-type="string" calcext:value-type="string">
            <text:p>start</text:p>
          </table:table-cell>
          <table:table-cell table:style-name="ce1089" office:value-type="string" calcext:value-type="string">
            <text:p>width</text:p>
          </table:table-cell>
          <table:table-cell table:style-name="ce1089" office:value-type="string" calcext:value-type="string">
            <text:p>height</text:p>
          </table:table-cell>
          <table:table-cell table:style-name="ce1" table:number-columns-repeated="998"/>
        </table:table-row>
        <table:table-row table:style-name="ro1">
          <table:table-cell table:style-name="ce6" office:value-type="string" calcext:value-type="string">
            <text:p>laser</text:p>
          </table:table-cell>
          <table:table-cell table:style-name="ce13" office:value-type="string" calcext:value-type="string">
            <text:p>Default_laser</text:p>
          </table:table-cell>
          <table:table-cell table:style-name="ce2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59" office:value-type="string" calcext:value-type="string">
            <text:p>laser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200" calcext:value-type="float">
            <text:p>2200</text:p>
          </table:table-cell>
          <table:table-cell table:style-name="ce165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23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66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71" table:content-validation-name="val3" office:value-type="float" office:value="0" calcext:value-type="float">
            <text:p>0</text:p>
          </table:table-cell>
          <table:table-cell table:style-name="ce881"/>
          <table:table-cell table:style-name="ce952"/>
          <table:table-cell table:style-name="ce1023" table:number-columns-repeated="2"/>
          <table:table-cell table:style-name="ce1506"/>
          <table:table-cell table:number-columns-repeated="998"/>
        </table:table-row>
        <table:table-row table:style-name="ro1">
          <table:table-cell table:style-name="ce11" office:value-type="string" calcext:value-type="string">
            <text:p>laserbeam</text:p>
          </table:table-cell>
          <table:table-cell table:style-name="ce2" office:value-type="string" calcext:value-type="string">
            <text:p>Laser_beam</text:p>
          </table:table-cell>
          <table:table-cell table:style-name="ce10" office:value-type="string" calcext:value-type="string">
            <text:p>2D/Equipment/laser.png</text:p>
          </table:table-cell>
          <table:table-cell table:number-columns-repeated="2" table:style-name="ce51" office:value-type="float" office:value="48" calcext:value-type="float">
            <text:p>48</text:p>
          </table:table-cell>
          <table:table-cell table:style-name="ce51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237" office:value-type="string" calcext:value-type="string">
            <text:p>0.5</text:p>
          </table:table-cell>
          <table:table-cell table:style-name="ce51" office:value-type="float" office:value="-1" calcext:value-type="float">
            <text:p>-1</text:p>
          </table:table-cell>
          <table:table-cell table:style-name="ce244" office:value-type="float" office:value="0" calcext:value-type="float">
            <text:p>0</text:p>
          </table:table-cell>
          <table:table-cell table:style-name="ce1342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style-name="ce1367" table:content-validation-name="val1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1078" table:content-validation-name="val2" office:value-type="string" calcext:value-type="string">
            <text:p>homing</text:p>
          </table:table-cell>
          <table:table-cell table:style-name="ce278" table:content-validation-name="val3" office:value-type="float" office:value="0" calcext:value-type="float">
            <text:p>0</text:p>
          </table:table-cell>
          <table:table-cell table:style-name="ce888"/>
          <table:table-cell table:style-name="ce959"/>
          <table:table-cell table:style-name="ce1030" table:number-columns-repeated="2"/>
          <table:table-cell table:style-name="ce1507"/>
          <table:table-cell table:number-columns-repeated="998"/>
        </table:table-row>
        <table:table-row table:style-name="ro1">
          <table:table-cell table:style-name="ce9" office:value-type="string" calcext:value-type="string">
            <text:p>minirocket</text:p>
          </table:table-cell>
          <table:table-cell table:style-name="ce147" office:value-type="string" calcext:value-type="string">
            <text:p>Mini-rockets</text:p>
          </table:table-cell>
          <table:table-cell table:style-name="ce273" office:value-type="string" calcext:value-type="string">
            <text:p>2D/Equipment/laser.png</text:p>
          </table:table-cell>
          <table:table-cell table:number-columns-repeated="2" table:style-name="ce793" office:value-type="float" office:value="48" calcext:value-type="float">
            <text:p>48</text:p>
          </table:table-cell>
          <table:table-cell table:style-name="ce793" office:value-type="float" office:value="1" calcext:value-type="float">
            <text:p>1</text:p>
          </table:table-cell>
          <table:table-cell table:style-name="ce825" office:value-type="string" calcext:value-type="string">
            <text:p>minirocket</text:p>
          </table:table-cell>
          <table:table-cell table:style-name="ce902" office:value-type="float" office:value="5" calcext:value-type="float">
            <text:p>5</text:p>
          </table:table-cell>
          <table:table-cell table:style-name="ce920" office:value-type="float" office:value="500" calcext:value-type="float">
            <text:p>500</text:p>
          </table:table-cell>
          <table:table-cell table:style-name="ce1148" office:value-type="float" office:value="0" calcext:value-type="float">
            <text:p>0</text:p>
          </table:table-cell>
          <table:table-cell table:style-name="ce793" office:value-type="float" office:value="1" calcext:value-type="float">
            <text:p>1</text:p>
          </table:table-cell>
          <table:table-cell table:style-name="ce793" office:value-type="float" office:value="0" calcext:value-type="float">
            <text:p>0</text:p>
          </table:table-cell>
          <table:table-cell table:number-columns-repeated="2" table:style-name="ce1264" office:value-type="float" office:value="0" calcext:value-type="float">
            <text:p>0</text:p>
          </table:table-cell>
          <table:table-cell table:style-name="ce793" office:value-type="float" office:value="4" calcext:value-type="float">
            <text:p>4</text:p>
          </table:table-cell>
          <table:table-cell table:style-name="ce1284" office:value-type="float" office:value="30" calcext:value-type="float">
            <text:p>30</text:p>
          </table:table-cell>
          <table:table-cell table:style-name="ce1306" office:value-type="float" office:value="40" calcext:value-type="float">
            <text:p>40</text:p>
          </table:table-cell>
          <table:table-cell table:style-name="ce1368" table:content-validation-name="val1" office:value-type="float" office:value="0" calcext:value-type="float">
            <text:p>0</text:p>
          </table:table-cell>
          <table:table-cell table:style-name="ce793" office:value-type="float" office:value="180" calcext:value-type="float">
            <text:p>180</text:p>
          </table:table-cell>
          <table:table-cell table:style-name="ce1341" table:content-validation-name="val2" office:value-type="float" office:value="0" calcext:value-type="float">
            <text:p>0</text:p>
          </table:table-cell>
          <table:table-cell table:style-name="ce1362" table:content-validation-name="val3" office:value-type="float" office:value="0" calcext:value-type="float">
            <text:p>0</text:p>
          </table:table-cell>
          <table:table-cell table:style-name="ce1446"/>
          <table:table-cell table:style-name="ce1602"/>
          <table:table-cell table:style-name="ce1679" table:number-columns-repeated="2"/>
          <table:table-cell table:style-name="ce1756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12" office:value-type="string" calcext:value-type="string">
            <text:p>V_Alpha1_laser</text:p>
          </table:table-cell>
          <table:table-cell table:style-name="ce13" office:value-type="string" calcext:value-type="string">
            <text:p>Vanguard_Alpha1_Laser</text:p>
          </table:table-cell>
          <table:table-cell table:style-name="ce27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0" office:value-type="string" calcext:value-type="string">
            <text:p>V_laserM</text:p>
          </table:table-cell>
          <table:table-cell table:style-name="ce128" office:value-type="float" office:value="20" calcext:value-type="float">
            <text:p>20</text:p>
          </table:table-cell>
          <table:table-cell table:style-name="ce631" office:value-type="float" office:value="370" calcext:value-type="float">
            <text:p>370</text:p>
          </table:table-cell>
          <table:table-cell table:style-name="ce173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string" calcext:value-type="string">
            <text:p>1.5</text:p>
          </table:table-cell>
          <table:table-cell table:style-name="ce13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0" calcext:value-type="float">
            <text:p>0</text:p>
          </table:table-cell>
          <table:table-cell table:style-name="ce1369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79" table:content-validation-name="val3" office:value-type="float" office:value="0" calcext:value-type="float">
            <text:p>0</text:p>
          </table:table-cell>
          <table:table-cell table:style-name="ce341"/>
          <table:table-cell table:style-name="ce402"/>
          <table:table-cell table:style-name="ce463" table:number-columns-repeated="2"/>
          <table:table-cell table:style-name="ce1508"/>
          <table:table-cell table:number-columns-repeated="998"/>
        </table:table-row>
        <table:table-row table:style-name="ro1">
          <table:table-cell table:style-name="ce12" office:value-type="string" calcext:value-type="string">
            <text:p>V_Alpha2_laserInt</text:p>
          </table:table-cell>
          <table:table-cell table:style-name="ce13" office:value-type="string" calcext:value-type="string">
            <text:p>Vanguard_Alpha2_Laser_Interior</text:p>
          </table:table-cell>
          <table:table-cell table:style-name="ce27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2" office:value-type="string" calcext:value-type="string">
            <text:p>V_laserM</text:p>
          </table:table-cell>
          <table:table-cell table:style-name="ce129" office:value-type="float" office:value="20" calcext:value-type="float">
            <text:p>20</text:p>
          </table:table-cell>
          <table:table-cell table:style-name="ce632" office:value-type="float" office:value="370" calcext:value-type="float">
            <text:p>370</text:p>
          </table:table-cell>
          <table:table-cell table:style-name="ce174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1344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374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0" table:content-validation-name="val3" office:value-type="float" office:value="0" calcext:value-type="float">
            <text:p>0</text:p>
          </table:table-cell>
          <table:table-cell table:style-name="ce342"/>
          <table:table-cell table:style-name="ce403"/>
          <table:table-cell table:style-name="ce464" table:number-columns-repeated="2"/>
          <table:table-cell table:style-name="ce1509"/>
          <table:table-cell table:number-columns-repeated="998"/>
        </table:table-row>
        <table:table-row table:style-name="ro1">
          <table:table-cell table:style-name="ce12" office:value-type="string" calcext:value-type="string">
            <text:p>V_Alpha2_laserExt</text:p>
          </table:table-cell>
          <table:table-cell table:style-name="ce13" office:value-type="string" calcext:value-type="string">
            <text:p>Vanguard_Alpha2_Laser_Exterior</text:p>
          </table:table-cell>
          <table:table-cell table:style-name="ce27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3" office:value-type="string" calcext:value-type="string">
            <text:p>V_laserM</text:p>
          </table:table-cell>
          <table:table-cell table:style-name="ce571" office:value-type="float" office:value="20" calcext:value-type="float">
            <text:p>20</text:p>
          </table:table-cell>
          <table:table-cell table:style-name="ce633" office:value-type="float" office:value="370" calcext:value-type="float">
            <text:p>370</text:p>
          </table:table-cell>
          <table:table-cell table:style-name="ce175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134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60" calcext:value-type="float">
            <text:p>60</text:p>
          </table:table-cell>
          <table:table-cell table:style-name="ce252" office:value-type="float" office:value="10" calcext:value-type="float">
            <text:p>10</text:p>
          </table:table-cell>
          <table:table-cell table:style-name="ce137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1" table:content-validation-name="val3" office:value-type="float" office:value="0" calcext:value-type="float">
            <text:p>0</text:p>
          </table:table-cell>
          <table:table-cell table:style-name="ce343"/>
          <table:table-cell table:style-name="ce404"/>
          <table:table-cell table:style-name="ce465" table:number-columns-repeated="2"/>
          <table:table-cell table:style-name="ce1510"/>
          <table:table-cell table:number-columns-repeated="998"/>
        </table:table-row>
        <table:table-row table:style-name="ro1">
          <table:table-cell table:style-name="ce12" office:value-type="string" calcext:value-type="string">
            <text:p>V_Alpha3_laser</text:p>
          </table:table-cell>
          <table:table-cell table:style-name="ce13" office:value-type="string" calcext:value-type="string">
            <text:p>Vanguard_Alpha3_Laser</text:p>
          </table:table-cell>
          <table:table-cell table:style-name="ce27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4" office:value-type="string" calcext:value-type="string">
            <text:p>V_laserM</text:p>
          </table:table-cell>
          <table:table-cell table:style-name="ce572" office:value-type="float" office:value="20" calcext:value-type="float">
            <text:p>20</text:p>
          </table:table-cell>
          <table:table-cell table:style-name="ce634" office:value-type="float" office:value="370" calcext:value-type="float">
            <text:p>370</text:p>
          </table:table-cell>
          <table:table-cell table:style-name="ce17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" calcext:value-type="float">
            <text:p>1</text:p>
          </table:table-cell>
          <table:table-cell table:style-name="ce1349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6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2" table:content-validation-name="val3" office:value-type="float" office:value="0" calcext:value-type="float">
            <text:p>0</text:p>
          </table:table-cell>
          <table:table-cell table:style-name="ce344"/>
          <table:table-cell table:style-name="ce405"/>
          <table:table-cell table:style-name="ce466" table:number-columns-repeated="2"/>
          <table:table-cell table:style-name="ce1511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</text:p>
          </table:table-cell>
          <table:table-cell table:style-name="ce13" office:value-type="string" calcext:value-type="string">
            <text:p>Vanguard_Sigma1_Laser</text:p>
          </table:table-cell>
          <table:table-cell table:style-name="ce33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5" office:value-type="string" calcext:value-type="string">
            <text:p>V_laserM</text:p>
          </table:table-cell>
          <table:table-cell table:style-name="ce131" office:value-type="float" office:value="20" calcext:value-type="float">
            <text:p>20</text:p>
          </table:table-cell>
          <table:table-cell table:style-name="ce635" office:value-type="float" office:value="330" calcext:value-type="float">
            <text:p>330</text:p>
          </table:table-cell>
          <table:table-cell table:style-name="ce17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0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3" table:content-validation-name="val3" office:value-type="float" office:value="0" calcext:value-type="float">
            <text:p>0</text:p>
          </table:table-cell>
          <table:table-cell table:style-name="ce345"/>
          <table:table-cell table:style-name="ce406"/>
          <table:table-cell table:style-name="ce467" table:number-columns-repeated="2"/>
          <table:table-cell table:style-name="ce1512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180</text:p>
          </table:table-cell>
          <table:table-cell table:style-name="ce13" office:value-type="string" calcext:value-type="string">
            <text:p>Vanguard_Sigma1_Laser_180</text:p>
          </table:table-cell>
          <table:table-cell table:style-name="ce34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6" office:value-type="string" calcext:value-type="string">
            <text:p>V_laserM</text:p>
          </table:table-cell>
          <table:table-cell table:style-name="ce574" office:value-type="float" office:value="20" calcext:value-type="float">
            <text:p>20</text:p>
          </table:table-cell>
          <table:table-cell table:style-name="ce636" office:value-type="float" office:value="330" calcext:value-type="float">
            <text:p>330</text:p>
          </table:table-cell>
          <table:table-cell table:style-name="ce178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2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8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4" table:content-validation-name="val3" office:value-type="float" office:value="0" calcext:value-type="float">
            <text:p>0</text:p>
          </table:table-cell>
          <table:table-cell table:style-name="ce346"/>
          <table:table-cell table:style-name="ce407"/>
          <table:table-cell table:style-name="ce468" table:number-columns-repeated="2"/>
          <table:table-cell table:style-name="ce1513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90</text:p>
          </table:table-cell>
          <table:table-cell table:style-name="ce13" office:value-type="string" calcext:value-type="string">
            <text:p>Vanguard_Sigma1_Laser_90</text:p>
          </table:table-cell>
          <table:table-cell table:style-name="ce52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8" office:value-type="string" calcext:value-type="string">
            <text:p>V_laserM</text:p>
          </table:table-cell>
          <table:table-cell table:style-name="ce575" office:value-type="float" office:value="20" calcext:value-type="float">
            <text:p>20</text:p>
          </table:table-cell>
          <table:table-cell table:style-name="ce637" office:value-type="float" office:value="330" calcext:value-type="float">
            <text:p>330</text:p>
          </table:table-cell>
          <table:table-cell table:style-name="ce179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9" table:content-validation-name="val1" office:value-type="float" office:value="0" calcext:value-type="float">
            <text:p>0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5" table:content-validation-name="val3" office:value-type="float" office:value="0" calcext:value-type="float">
            <text:p>0</text:p>
          </table:table-cell>
          <table:table-cell table:style-name="ce347"/>
          <table:table-cell table:style-name="ce408"/>
          <table:table-cell table:style-name="ce469" table:number-columns-repeated="2"/>
          <table:table-cell table:style-name="ce1514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270</text:p>
          </table:table-cell>
          <table:table-cell table:style-name="ce13" office:value-type="string" calcext:value-type="string">
            <text:p>Vanguard_Sigma1_Laser_270</text:p>
          </table:table-cell>
          <table:table-cell table:style-name="ce53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9" office:value-type="string" calcext:value-type="string">
            <text:p>V_laserM</text:p>
          </table:table-cell>
          <table:table-cell table:style-name="ce576" office:value-type="float" office:value="20" calcext:value-type="float">
            <text:p>20</text:p>
          </table:table-cell>
          <table:table-cell table:style-name="ce638" office:value-type="float" office:value="330" calcext:value-type="float">
            <text:p>330</text:p>
          </table:table-cell>
          <table:table-cell table:style-name="ce180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4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80" table:content-validation-name="val1" office:value-type="float" office:value="0" calcext:value-type="float">
            <text:p>0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6" table:content-validation-name="val3" office:value-type="float" office:value="0" calcext:value-type="float">
            <text:p>0</text:p>
          </table:table-cell>
          <table:table-cell table:style-name="ce348"/>
          <table:table-cell table:style-name="ce409"/>
          <table:table-cell table:style-name="ce470" table:number-columns-repeated="2"/>
          <table:table-cell table:style-name="ce1515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</text:p>
          </table:table-cell>
          <table:table-cell table:style-name="ce13" office:value-type="string" calcext:value-type="string">
            <text:p>Vanguard_Sigma2_Laser</text:p>
          </table:table-cell>
          <table:table-cell table:style-name="ce53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0" office:value-type="string" calcext:value-type="string">
            <text:p>V_laserM</text:p>
          </table:table-cell>
          <table:table-cell table:style-name="ce577" office:value-type="float" office:value="20" calcext:value-type="float">
            <text:p>20</text:p>
          </table:table-cell>
          <table:table-cell table:style-name="ce639" office:value-type="float" office:value="330" calcext:value-type="float">
            <text:p>330</text:p>
          </table:table-cell>
          <table:table-cell table:style-name="ce18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1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7" table:content-validation-name="val3" office:value-type="float" office:value="0" calcext:value-type="float">
            <text:p>0</text:p>
          </table:table-cell>
          <table:table-cell table:style-name="ce349"/>
          <table:table-cell table:style-name="ce410"/>
          <table:table-cell table:style-name="ce471" table:number-columns-repeated="2"/>
          <table:table-cell table:style-name="ce1516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180</text:p>
          </table:table-cell>
          <table:table-cell table:style-name="ce13" office:value-type="string" calcext:value-type="string">
            <text:p>Vanguard_Sigma2_Laser_180</text:p>
          </table:table-cell>
          <table:table-cell table:style-name="ce53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1" office:value-type="string" calcext:value-type="string">
            <text:p>V_laserM</text:p>
          </table:table-cell>
          <table:table-cell table:style-name="ce578" office:value-type="float" office:value="20" calcext:value-type="float">
            <text:p>20</text:p>
          </table:table-cell>
          <table:table-cell table:style-name="ce640" office:value-type="float" office:value="330" calcext:value-type="float">
            <text:p>330</text:p>
          </table:table-cell>
          <table:table-cell table:style-name="ce18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8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2" table:content-validation-name="val1" office:value-type="string" calcext:value-type="string">
            <text:p>alternate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8" table:content-validation-name="val3" office:value-type="float" office:value="0" calcext:value-type="float">
            <text:p>0</text:p>
          </table:table-cell>
          <table:table-cell table:style-name="ce350"/>
          <table:table-cell table:style-name="ce411"/>
          <table:table-cell table:style-name="ce472" table:number-columns-repeated="2"/>
          <table:table-cell table:style-name="ce1517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90</text:p>
          </table:table-cell>
          <table:table-cell table:style-name="ce13" office:value-type="string" calcext:value-type="string">
            <text:p>Vanguard_Sigma2_Laser_90</text:p>
          </table:table-cell>
          <table:table-cell table:style-name="ce53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2" office:value-type="string" calcext:value-type="string">
            <text:p>V_laserM</text:p>
          </table:table-cell>
          <table:table-cell table:style-name="ce579" office:value-type="float" office:value="20" calcext:value-type="float">
            <text:p>20</text:p>
          </table:table-cell>
          <table:table-cell table:style-name="ce641" office:value-type="float" office:value="330" calcext:value-type="float">
            <text:p>330</text:p>
          </table:table-cell>
          <table:table-cell table:style-name="ce183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3" table:content-validation-name="val1" office:value-type="string" calcext:value-type="string">
            <text:p>alternate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9" table:content-validation-name="val3" office:value-type="float" office:value="0" calcext:value-type="float">
            <text:p>0</text:p>
          </table:table-cell>
          <table:table-cell table:style-name="ce351"/>
          <table:table-cell table:style-name="ce412"/>
          <table:table-cell table:style-name="ce473" table:number-columns-repeated="2"/>
          <table:table-cell table:style-name="ce1518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270</text:p>
          </table:table-cell>
          <table:table-cell table:style-name="ce13" office:value-type="string" calcext:value-type="string">
            <text:p>Vanguard_Sigma2_Laser_270</text:p>
          </table:table-cell>
          <table:table-cell table:style-name="ce53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3" office:value-type="string" calcext:value-type="string">
            <text:p>V_laserM</text:p>
          </table:table-cell>
          <table:table-cell table:style-name="ce580" office:value-type="float" office:value="20" calcext:value-type="float">
            <text:p>20</text:p>
          </table:table-cell>
          <table:table-cell table:style-name="ce642" office:value-type="float" office:value="330" calcext:value-type="float">
            <text:p>330</text:p>
          </table:table-cell>
          <table:table-cell table:style-name="ce184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60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4" table:content-validation-name="val1" office:value-type="string" calcext:value-type="string">
            <text:p>alternate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0" table:content-validation-name="val3" office:value-type="float" office:value="0" calcext:value-type="float">
            <text:p>0</text:p>
          </table:table-cell>
          <table:table-cell table:style-name="ce352"/>
          <table:table-cell table:style-name="ce413"/>
          <table:table-cell table:style-name="ce474" table:number-columns-repeated="2"/>
          <table:table-cell table:style-name="ce1519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3_laser</text:p>
          </table:table-cell>
          <table:table-cell table:style-name="ce13" office:value-type="string" calcext:value-type="string">
            <text:p>Vanguard_Sigma3_Laser</text:p>
          </table:table-cell>
          <table:table-cell table:style-name="ce53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4" office:value-type="string" calcext:value-type="string">
            <text:p>V_laserM</text:p>
          </table:table-cell>
          <table:table-cell table:style-name="ce581" office:value-type="float" office:value="20" calcext:value-type="float">
            <text:p>20</text:p>
          </table:table-cell>
          <table:table-cell table:style-name="ce643" office:value-type="float" office:value="330" calcext:value-type="float">
            <text:p>330</text:p>
          </table:table-cell>
          <table:table-cell table:style-name="ce18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1361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8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1" table:content-validation-name="val3" office:value-type="float" office:value="0" calcext:value-type="float">
            <text:p>0</text:p>
          </table:table-cell>
          <table:table-cell table:style-name="ce353"/>
          <table:table-cell table:style-name="ce414"/>
          <table:table-cell table:style-name="ce475" table:number-columns-repeated="2"/>
          <table:table-cell table:style-name="ce1520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3_laser180</text:p>
          </table:table-cell>
          <table:table-cell table:style-name="ce13" office:value-type="string" calcext:value-type="string">
            <text:p>Vanguard_Sigma3_Laser_180</text:p>
          </table:table-cell>
          <table:table-cell table:style-name="ce53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5" office:value-type="string" calcext:value-type="string">
            <text:p>V_laserM</text:p>
          </table:table-cell>
          <table:table-cell table:style-name="ce582" office:value-type="float" office:value="20" calcext:value-type="float">
            <text:p>20</text:p>
          </table:table-cell>
          <table:table-cell table:style-name="ce644" office:value-type="float" office:value="330" calcext:value-type="float">
            <text:p>330</text:p>
          </table:table-cell>
          <table:table-cell table:style-name="ce186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1363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86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2" table:content-validation-name="val3" office:value-type="float" office:value="0" calcext:value-type="float">
            <text:p>0</text:p>
          </table:table-cell>
          <table:table-cell table:style-name="ce354"/>
          <table:table-cell table:style-name="ce415"/>
          <table:table-cell table:style-name="ce476" table:number-columns-repeated="2"/>
          <table:table-cell table:style-name="ce1521"/>
          <table:table-cell table:number-columns-repeated="998"/>
        </table:table-row>
        <table:table-row table:style-name="ro1">
          <table:table-cell table:style-name="ce14" office:value-type="string" calcext:value-type="string">
            <text:p>V_Sigma3_laser_slow</text:p>
          </table:table-cell>
          <table:table-cell table:style-name="ce25" office:value-type="string" calcext:value-type="string">
            <text:p>Vanguard_Sigma3_Laser_Slow</text:p>
          </table:table-cell>
          <table:table-cell table:style-name="ce537" office:value-type="string" calcext:value-type="string">
            <text:p>2D/Equipment/laser.png</text:p>
          </table:table-cell>
          <table:table-cell table:number-columns-repeated="2" table:style-name="ce37" office:value-type="float" office:value="48" calcext:value-type="float">
            <text:p>48</text:p>
          </table:table-cell>
          <table:table-cell table:style-name="ce37" office:value-type="float" office:value="1" calcext:value-type="float">
            <text:p>1</text:p>
          </table:table-cell>
          <table:table-cell table:style-name="ce525" office:value-type="string" calcext:value-type="string">
            <text:p>V_laserM</text:p>
          </table:table-cell>
          <table:table-cell table:style-name="ce583" office:value-type="float" office:value="20" calcext:value-type="float">
            <text:p>20</text:p>
          </table:table-cell>
          <table:table-cell table:style-name="ce645" office:value-type="float" office:value="230" calcext:value-type="float">
            <text:p>230</text:p>
          </table:table-cell>
          <table:table-cell table:style-name="ce18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774" office:value-type="float" office:value="2" calcext:value-type="float">
            <text:p>2</text:p>
          </table:table-cell>
          <table:table-cell table:style-name="ce1364" office:value-type="float" office:value="0" calcext:value-type="float">
            <text:p>0</text:p>
          </table:table-cell>
          <table:table-cell table:style-name="ce37" office:value-type="float" office:value="7" calcext:value-type="float">
            <text:p>7</text:p>
          </table:table-cell>
          <table:table-cell table:style-name="ce781" office:value-type="float" office:value="0" calcext:value-type="float">
            <text:p>0</text:p>
          </table:table-cell>
          <table:table-cell table:style-name="ce788" office:value-type="float" office:value="90" calcext:value-type="float">
            <text:p>90</text:p>
          </table:table-cell>
          <table:table-cell table:style-name="ce1387" table:content-validation-name="val1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04" table:content-validation-name="val2" office:value-type="float" office:value="0" calcext:value-type="float">
            <text:p>0</text:p>
          </table:table-cell>
          <table:table-cell table:style-name="ce832" table:content-validation-name="val3" office:value-type="float" office:value="0" calcext:value-type="float">
            <text:p>0</text:p>
          </table:table-cell>
          <table:table-cell table:style-name="ce903"/>
          <table:table-cell table:style-name="ce974"/>
          <table:table-cell table:style-name="ce1045" table:number-columns-repeated="2"/>
          <table:table-cell table:style-name="ce1522"/>
          <table:table-cell table:number-columns-repeated="998"/>
        </table:table-row>
        <table:table-row table:style-name="ro1">
          <table:table-cell table:style-name="ce15" office:value-type="string" calcext:value-type="string">
            <text:p>V_Sigma3_laser180_slow</text:p>
          </table:table-cell>
          <table:table-cell table:style-name="ce34" office:value-type="string" calcext:value-type="string">
            <text:p>Vanguard_Sigma3_Laser_180_Slow</text:p>
          </table:table-cell>
          <table:table-cell table:style-name="ce539" office:value-type="string" calcext:value-type="string">
            <text:p>2D/Equipment/laser.png</text:p>
          </table:table-cell>
          <table:table-cell table:number-columns-repeated="2" table:style-name="ce38" office:value-type="float" office:value="48" calcext:value-type="float">
            <text:p>48</text:p>
          </table:table-cell>
          <table:table-cell table:style-name="ce38" office:value-type="float" office:value="1" calcext:value-type="float">
            <text:p>1</text:p>
          </table:table-cell>
          <table:table-cell table:style-name="ce526" office:value-type="string" calcext:value-type="string">
            <text:p>V_laserM</text:p>
          </table:table-cell>
          <table:table-cell table:style-name="ce584" office:value-type="float" office:value="20" calcext:value-type="float">
            <text:p>20</text:p>
          </table:table-cell>
          <table:table-cell table:style-name="ce646" office:value-type="float" office:value="230" calcext:value-type="float">
            <text:p>230</text:p>
          </table:table-cell>
          <table:table-cell table:style-name="ce18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775" office:value-type="float" office:value="2" calcext:value-type="float">
            <text:p>2</text:p>
          </table:table-cell>
          <table:table-cell table:style-name="ce1365" office:value-type="float" office:value="0" calcext:value-type="float">
            <text:p>0</text:p>
          </table:table-cell>
          <table:table-cell table:style-name="ce38" office:value-type="float" office:value="7" calcext:value-type="float">
            <text:p>7</text:p>
          </table:table-cell>
          <table:table-cell table:style-name="ce782" office:value-type="float" office:value="0" calcext:value-type="float">
            <text:p>0</text:p>
          </table:table-cell>
          <table:table-cell table:style-name="ce789" office:value-type="float" office:value="90" calcext:value-type="float">
            <text:p>90</text:p>
          </table:table-cell>
          <table:table-cell table:style-name="ce1388" table:content-validation-name="val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805" table:content-validation-name="val2" office:value-type="float" office:value="0" calcext:value-type="float">
            <text:p>0</text:p>
          </table:table-cell>
          <table:table-cell table:style-name="ce833" table:content-validation-name="val3" office:value-type="float" office:value="0" calcext:value-type="float">
            <text:p>0</text:p>
          </table:table-cell>
          <table:table-cell table:style-name="ce904"/>
          <table:table-cell table:style-name="ce975"/>
          <table:table-cell table:style-name="ce1046" table:number-columns-repeated="2"/>
          <table:table-cell table:style-name="ce1523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L</text:p>
          </table:table-cell>
          <table:table-cell table:style-name="ce13" office:value-type="string" calcext:value-type="string">
            <text:p>Vanguard_Beta1_Laser_Support_Left</text:p>
          </table:table-cell>
          <table:table-cell table:style-name="ce54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7" office:value-type="string" calcext:value-type="string">
            <text:p>V_laserM</text:p>
          </table:table-cell>
          <table:table-cell table:style-name="ce132" office:value-type="float" office:value="20" calcext:value-type="float">
            <text:p>20</text:p>
          </table:table-cell>
          <table:table-cell table:style-name="ce647" office:value-type="float" office:value="550" calcext:value-type="float">
            <text:p>550</text:p>
          </table:table-cell>
          <table:table-cell table:style-name="ce189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18" office:value-type="float" office:value="0" calcext:value-type="float">
            <text:p>0</text:p>
          </table:table-cell>
          <table:table-cell table:style-name="ce1373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1389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3" table:content-validation-name="val3" office:value-type="float" office:value="0" calcext:value-type="float">
            <text:p>0</text:p>
          </table:table-cell>
          <table:table-cell table:style-name="ce355"/>
          <table:table-cell table:style-name="ce416"/>
          <table:table-cell table:style-name="ce477" table:number-columns-repeated="2"/>
          <table:table-cell table:style-name="ce1524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R</text:p>
          </table:table-cell>
          <table:table-cell table:style-name="ce13" office:value-type="string" calcext:value-type="string">
            <text:p>Vanguard_Beta1_Laser_Support_Right</text:p>
          </table:table-cell>
          <table:table-cell table:style-name="ce54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8" office:value-type="string" calcext:value-type="string">
            <text:p>V_laserM</text:p>
          </table:table-cell>
          <table:table-cell table:style-name="ce586" office:value-type="float" office:value="20" calcext:value-type="float">
            <text:p>20</text:p>
          </table:table-cell>
          <table:table-cell table:style-name="ce648" office:value-type="float" office:value="550" calcext:value-type="float">
            <text:p>550</text:p>
          </table:table-cell>
          <table:table-cell table:style-name="ce190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19" office:value-type="float" office:value="0" calcext:value-type="float">
            <text:p>0</text:p>
          </table:table-cell>
          <table:table-cell table:style-name="ce1457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1390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4" table:content-validation-name="val3" office:value-type="float" office:value="0" calcext:value-type="float">
            <text:p>0</text:p>
          </table:table-cell>
          <table:table-cell table:style-name="ce356"/>
          <table:table-cell table:style-name="ce417"/>
          <table:table-cell table:style-name="ce478" table:number-columns-repeated="2"/>
          <table:table-cell table:style-name="ce1525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L_exit</text:p>
          </table:table-cell>
          <table:table-cell table:style-name="ce13" office:value-type="string" calcext:value-type="string">
            <text:p>Vanguard_Beta1_Laser_Support_Left_Exit</text:p>
          </table:table-cell>
          <table:table-cell table:style-name="ce54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9" office:value-type="string" calcext:value-type="string">
            <text:p>V_laserM</text:p>
          </table:table-cell>
          <table:table-cell table:style-name="ce587" office:value-type="float" office:value="20" calcext:value-type="float">
            <text:p>20</text:p>
          </table:table-cell>
          <table:table-cell table:style-name="ce649" office:value-type="float" office:value="550" calcext:value-type="float">
            <text:p>550</text:p>
          </table:table-cell>
          <table:table-cell table:style-name="ce19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20" office:value-type="float" office:value="0" calcext:value-type="float">
            <text:p>0</text:p>
          </table:table-cell>
          <table:table-cell table:style-name="ce1458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392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5" table:content-validation-name="val3" office:value-type="float" office:value="0" calcext:value-type="float">
            <text:p>0</text:p>
          </table:table-cell>
          <table:table-cell table:style-name="ce357"/>
          <table:table-cell table:style-name="ce418"/>
          <table:table-cell table:style-name="ce479" table:number-columns-repeated="2"/>
          <table:table-cell table:style-name="ce1526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R_exit</text:p>
          </table:table-cell>
          <table:table-cell table:style-name="ce13" office:value-type="string" calcext:value-type="string">
            <text:p>Vanguard_Beta1_Laser_Support_Right_Exit</text:p>
          </table:table-cell>
          <table:table-cell table:style-name="ce54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0" office:value-type="string" calcext:value-type="string">
            <text:p>V_laserM</text:p>
          </table:table-cell>
          <table:table-cell table:style-name="ce588" office:value-type="float" office:value="20" calcext:value-type="float">
            <text:p>20</text:p>
          </table:table-cell>
          <table:table-cell table:style-name="ce650" office:value-type="float" office:value="550" calcext:value-type="float">
            <text:p>550</text:p>
          </table:table-cell>
          <table:table-cell table:style-name="ce19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21" office:value-type="float" office:value="0" calcext:value-type="float">
            <text:p>0</text:p>
          </table:table-cell>
          <table:table-cell table:style-name="ce1459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393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6" table:content-validation-name="val3" office:value-type="float" office:value="0" calcext:value-type="float">
            <text:p>0</text:p>
          </table:table-cell>
          <table:table-cell table:style-name="ce358"/>
          <table:table-cell table:style-name="ce419"/>
          <table:table-cell table:style-name="ce480" table:number-columns-repeated="2"/>
          <table:table-cell table:style-name="ce1527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dragonball</text:p>
          </table:table-cell>
          <table:table-cell table:style-name="ce13" office:value-type="string" calcext:value-type="string">
            <text:p>Vanguard_Beta1_Dragonballs</text:p>
          </table:table-cell>
          <table:table-cell table:style-name="ce54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1" office:value-type="float" office:value="50" calcext:value-type="float">
            <text:p>50</text:p>
          </table:table-cell>
          <table:table-cell table:style-name="ce651" office:value-type="float" office:value="600" calcext:value-type="float">
            <text:p>600</text:p>
          </table:table-cell>
          <table:table-cell table:style-name="ce193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0" calcext:value-type="float">
            <text:p>0</text:p>
          </table:table-cell>
          <table:table-cell table:style-name="ce1460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1394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7" table:content-validation-name="val3" office:value-type="float" office:value="0" calcext:value-type="float">
            <text:p>0</text:p>
          </table:table-cell>
          <table:table-cell table:style-name="ce359"/>
          <table:table-cell table:style-name="ce420"/>
          <table:table-cell table:style-name="ce481" table:number-columns-repeated="2"/>
          <table:table-cell table:style-name="ce1528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dragonballNoLock</text:p>
          </table:table-cell>
          <table:table-cell table:style-name="ce13" office:value-type="string" calcext:value-type="string">
            <text:p>Vanguard_Beta1_Dragonballs_NoLock</text:p>
          </table:table-cell>
          <table:table-cell table:style-name="ce54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2" office:value-type="float" office:value="50" calcext:value-type="float">
            <text:p>50</text:p>
          </table:table-cell>
          <table:table-cell table:style-name="ce652" office:value-type="float" office:value="600" calcext:value-type="float">
            <text:p>600</text:p>
          </table:table-cell>
          <table:table-cell table:style-name="ce19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61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1395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8" table:content-validation-name="val3" office:value-type="float" office:value="0" calcext:value-type="float">
            <text:p>0</text:p>
          </table:table-cell>
          <table:table-cell table:style-name="ce360"/>
          <table:table-cell table:style-name="ce421"/>
          <table:table-cell table:style-name="ce482" table:number-columns-repeated="2"/>
          <table:table-cell table:style-name="ce1529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dragonball</text:p>
          </table:table-cell>
          <table:table-cell table:style-name="ce13" office:value-type="string" calcext:value-type="string">
            <text:p>Vanguard_Beta2_Dragonballs</text:p>
          </table:table-cell>
          <table:table-cell table:style-name="ce54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3" office:value-type="float" office:value="50" calcext:value-type="float">
            <text:p>50</text:p>
          </table:table-cell>
          <table:table-cell table:style-name="ce150" office:value-type="float" office:value="400" calcext:value-type="float">
            <text:p>400</text:p>
          </table:table-cell>
          <table:table-cell table:style-name="ce195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string" calcext:value-type="string">
            <text:p>0.4</text:p>
          </table:table-cell>
          <table:table-cell table:style-name="ce1462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" calcext:value-type="float">
            <text:p>10</text:p>
          </table:table-cell>
          <table:table-cell table:style-name="ce1396" table:content-validation-name="val1" office:value-type="string" calcext:value-type="string">
            <text:p>ascending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9" table:content-validation-name="val3" office:value-type="float" office:value="0" calcext:value-type="float">
            <text:p>0</text:p>
          </table:table-cell>
          <table:table-cell table:style-name="ce361"/>
          <table:table-cell table:style-name="ce422"/>
          <table:table-cell table:style-name="ce483" table:number-columns-repeated="2"/>
          <table:table-cell table:style-name="ce1530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laser_support40</text:p>
          </table:table-cell>
          <table:table-cell table:style-name="ce13" office:value-type="string" calcext:value-type="string">
            <text:p>Vanguard_Beta2_Laser_Support_40</text:p>
          </table:table-cell>
          <table:table-cell table:style-name="ce55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2" office:value-type="string" calcext:value-type="string">
            <text:p>V_laserM</text:p>
          </table:table-cell>
          <table:table-cell table:style-name="ce592" office:value-type="float" office:value="20" calcext:value-type="float">
            <text:p>20</text:p>
          </table:table-cell>
          <table:table-cell table:style-name="ce151" office:value-type="float" office:value="370" calcext:value-type="float">
            <text:p>370</text:p>
          </table:table-cell>
          <table:table-cell table:style-name="ce19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1463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1397" table:content-validation-name="val1" office:value-type="float" office:value="0" calcext:value-type="float">
            <text:p>0</text:p>
          </table:table-cell>
          <table:table-cell table:style-name="ce47" office:value-type="float" office:value="40" calcext:value-type="float">
            <text:p>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0" table:content-validation-name="val3" office:value-type="float" office:value="0" calcext:value-type="float">
            <text:p>0</text:p>
          </table:table-cell>
          <table:table-cell table:style-name="ce362"/>
          <table:table-cell table:style-name="ce423"/>
          <table:table-cell table:style-name="ce484" table:number-columns-repeated="2"/>
          <table:table-cell table:style-name="ce1531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laser_support180</text:p>
          </table:table-cell>
          <table:table-cell table:style-name="ce13" office:value-type="string" calcext:value-type="string">
            <text:p>Vanguard_Beta2_Laser_Support_180</text:p>
          </table:table-cell>
          <table:table-cell table:style-name="ce55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3" office:value-type="string" calcext:value-type="string">
            <text:p>V_laserM</text:p>
          </table:table-cell>
          <table:table-cell table:style-name="ce593" office:value-type="float" office:value="20" calcext:value-type="float">
            <text:p>20</text:p>
          </table:table-cell>
          <table:table-cell table:style-name="ce152" office:value-type="float" office:value="370" calcext:value-type="float">
            <text:p>370</text:p>
          </table:table-cell>
          <table:table-cell table:style-name="ce19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1465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1398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1" table:content-validation-name="val3" office:value-type="float" office:value="0" calcext:value-type="float">
            <text:p>0</text:p>
          </table:table-cell>
          <table:table-cell table:style-name="ce363"/>
          <table:table-cell table:style-name="ce424"/>
          <table:table-cell table:style-name="ce485" table:number-columns-repeated="2"/>
          <table:table-cell table:style-name="ce1532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laser_support320</text:p>
          </table:table-cell>
          <table:table-cell table:style-name="ce13" office:value-type="string" calcext:value-type="string">
            <text:p>Vanguard_Beta2_Laser_Support_320</text:p>
          </table:table-cell>
          <table:table-cell table:style-name="ce55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4" office:value-type="string" calcext:value-type="string">
            <text:p>V_laserM</text:p>
          </table:table-cell>
          <table:table-cell table:style-name="ce594" office:value-type="float" office:value="20" calcext:value-type="float">
            <text:p>20</text:p>
          </table:table-cell>
          <table:table-cell table:style-name="ce153" office:value-type="float" office:value="370" calcext:value-type="float">
            <text:p>370</text:p>
          </table:table-cell>
          <table:table-cell table:style-name="ce19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1466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1399" table:content-validation-name="val1" office:value-type="float" office:value="0" calcext:value-type="float">
            <text:p>0</text:p>
          </table:table-cell>
          <table:table-cell table:style-name="ce47" office:value-type="float" office:value="-40" calcext:value-type="float">
            <text:p>-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2" table:content-validation-name="val3" office:value-type="float" office:value="0" calcext:value-type="float">
            <text:p>0</text:p>
          </table:table-cell>
          <table:table-cell table:style-name="ce364"/>
          <table:table-cell table:style-name="ce425"/>
          <table:table-cell table:style-name="ce486" table:number-columns-repeated="2"/>
          <table:table-cell table:style-name="ce1533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1</text:p>
          </table:table-cell>
          <table:table-cell table:style-name="ce13" office:value-type="string" calcext:value-type="string">
            <text:p>Vanguard_Beta3_Laser_1</text:p>
          </table:table-cell>
          <table:table-cell table:style-name="ce55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5" office:value-type="string" calcext:value-type="string">
            <text:p>V_laserM</text:p>
          </table:table-cell>
          <table:table-cell table:style-name="ce135" office:value-type="float" office:value="20" calcext:value-type="float">
            <text:p>20</text:p>
          </table:table-cell>
          <table:table-cell table:style-name="ce657" office:value-type="float" office:value="330" calcext:value-type="float">
            <text:p>330</text:p>
          </table:table-cell>
          <table:table-cell table:style-name="ce199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67" office:value-type="float" office:value="0" calcext:value-type="float">
            <text:p>0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1400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3" table:content-validation-name="val3" office:value-type="float" office:value="0" calcext:value-type="float">
            <text:p>0</text:p>
          </table:table-cell>
          <table:table-cell table:style-name="ce365"/>
          <table:table-cell table:style-name="ce426"/>
          <table:table-cell table:style-name="ce487" table:number-columns-repeated="2"/>
          <table:table-cell table:style-name="ce1534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2</text:p>
          </table:table-cell>
          <table:table-cell table:style-name="ce13" office:value-type="string" calcext:value-type="string">
            <text:p>Vanguard_Beta3_Laser_2</text:p>
          </table:table-cell>
          <table:table-cell table:style-name="ce55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6" office:value-type="string" calcext:value-type="string">
            <text:p>V_laserM</text:p>
          </table:table-cell>
          <table:table-cell table:style-name="ce136" office:value-type="float" office:value="20" calcext:value-type="float">
            <text:p>20</text:p>
          </table:table-cell>
          <table:table-cell table:style-name="ce658" office:value-type="float" office:value="500" calcext:value-type="float">
            <text:p>500</text:p>
          </table:table-cell>
          <table:table-cell table:style-name="ce200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68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1401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4" table:content-validation-name="val3" office:value-type="float" office:value="0" calcext:value-type="float">
            <text:p>0</text:p>
          </table:table-cell>
          <table:table-cell table:style-name="ce366"/>
          <table:table-cell table:style-name="ce427"/>
          <table:table-cell table:style-name="ce488" table:number-columns-repeated="2"/>
          <table:table-cell table:style-name="ce1535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dragonball</text:p>
          </table:table-cell>
          <table:table-cell table:style-name="ce13" office:value-type="string" calcext:value-type="string">
            <text:p>Vanguard_Beta3_Dragonballs</text:p>
          </table:table-cell>
          <table:table-cell table:style-name="ce55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12" office:value-type="float" office:value="50" calcext:value-type="float">
            <text:p>50</text:p>
          </table:table-cell>
          <table:table-cell table:style-name="ce659" office:value-type="float" office:value="700" calcext:value-type="float">
            <text:p>700</text:p>
          </table:table-cell>
          <table:table-cell table:style-name="ce201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69" office:value-type="float" office:value="0" calcext:value-type="float">
            <text:p>0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1402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5" table:content-validation-name="val3" office:value-type="float" office:value="0" calcext:value-type="float">
            <text:p>0</text:p>
          </table:table-cell>
          <table:table-cell table:style-name="ce367"/>
          <table:table-cell table:style-name="ce428"/>
          <table:table-cell table:style-name="ce489" table:number-columns-repeated="2"/>
          <table:table-cell table:style-name="ce1536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_support</text:p>
          </table:table-cell>
          <table:table-cell table:style-name="ce13" office:value-type="string" calcext:value-type="string">
            <text:p>Vanguard_Beta3_Laser_Support</text:p>
          </table:table-cell>
          <table:table-cell table:style-name="ce56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7" office:value-type="string" calcext:value-type="string">
            <text:p>V_laserM</text:p>
          </table:table-cell>
          <table:table-cell table:style-name="ce598" office:value-type="float" office:value="20" calcext:value-type="float">
            <text:p>20</text:p>
          </table:table-cell>
          <table:table-cell table:style-name="ce660" office:value-type="float" office:value="550" calcext:value-type="float">
            <text:p>550</text:p>
          </table:table-cell>
          <table:table-cell table:style-name="ce202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1" office:value-type="float" office:value="0" calcext:value-type="float">
            <text:p>0</text:p>
          </table:table-cell>
          <table:table-cell table:style-name="ce47" office:value-type="float" office:value="16" calcext:value-type="float">
            <text:p>16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200" calcext:value-type="float">
            <text:p>200</text:p>
          </table:table-cell>
          <table:table-cell table:style-name="ce1403" table:content-validation-name="val1" office:value-type="string" calcext:value-type="string">
            <text:p>descending2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6" table:content-validation-name="val3" office:value-type="float" office:value="0" calcext:value-type="float">
            <text:p>0</text:p>
          </table:table-cell>
          <table:table-cell table:style-name="ce368"/>
          <table:table-cell table:style-name="ce429"/>
          <table:table-cell table:style-name="ce490" table:number-columns-repeated="2"/>
          <table:table-cell table:style-name="ce1537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1NoLock</text:p>
          </table:table-cell>
          <table:table-cell table:style-name="ce13" office:value-type="string" calcext:value-type="string">
            <text:p>Vanguard_Beta3_Laser_1_NoLock</text:p>
          </table:table-cell>
          <table:table-cell table:style-name="ce56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8" office:value-type="string" calcext:value-type="string">
            <text:p>V_laserM</text:p>
          </table:table-cell>
          <table:table-cell table:style-name="ce599" office:value-type="float" office:value="20" calcext:value-type="float">
            <text:p>20</text:p>
          </table:table-cell>
          <table:table-cell table:style-name="ce661" office:value-type="float" office:value="330" calcext:value-type="float">
            <text:p>330</text:p>
          </table:table-cell>
          <table:table-cell table:style-name="ce203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2" office:value-type="float" office:value="0" calcext:value-type="float">
            <text:p>0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1404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7" table:content-validation-name="val3" office:value-type="float" office:value="0" calcext:value-type="float">
            <text:p>0</text:p>
          </table:table-cell>
          <table:table-cell table:style-name="ce369"/>
          <table:table-cell table:style-name="ce430"/>
          <table:table-cell table:style-name="ce491" table:number-columns-repeated="2"/>
          <table:table-cell table:style-name="ce1538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2NoLock</text:p>
          </table:table-cell>
          <table:table-cell table:style-name="ce13" office:value-type="string" calcext:value-type="string">
            <text:p>Vanguard_Beta3_Laser_2_NoLock</text:p>
          </table:table-cell>
          <table:table-cell table:style-name="ce56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9" office:value-type="string" calcext:value-type="string">
            <text:p>V_laserM</text:p>
          </table:table-cell>
          <table:table-cell table:style-name="ce600" office:value-type="float" office:value="20" calcext:value-type="float">
            <text:p>20</text:p>
          </table:table-cell>
          <table:table-cell table:style-name="ce662" office:value-type="float" office:value="500" calcext:value-type="float">
            <text:p>500</text:p>
          </table:table-cell>
          <table:table-cell table:style-name="ce204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3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140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8" table:content-validation-name="val3" office:value-type="float" office:value="0" calcext:value-type="float">
            <text:p>0</text:p>
          </table:table-cell>
          <table:table-cell table:style-name="ce370"/>
          <table:table-cell table:style-name="ce431"/>
          <table:table-cell table:style-name="ce492" table:number-columns-repeated="2"/>
          <table:table-cell table:style-name="ce1539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dragonballNoLock</text:p>
          </table:table-cell>
          <table:table-cell table:style-name="ce13" office:value-type="string" calcext:value-type="string">
            <text:p>Vanguard_Beta3_Dragonballs_NoLock</text:p>
          </table:table-cell>
          <table:table-cell table:style-name="ce56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17" office:value-type="float" office:value="50" calcext:value-type="float">
            <text:p>50</text:p>
          </table:table-cell>
          <table:table-cell table:style-name="ce663" office:value-type="float" office:value="700" calcext:value-type="float">
            <text:p>700</text:p>
          </table:table-cell>
          <table:table-cell table:style-name="ce205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4" office:value-type="float" office:value="0" calcext:value-type="float">
            <text:p>0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1406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9" table:content-validation-name="val3" office:value-type="float" office:value="0" calcext:value-type="float">
            <text:p>0</text:p>
          </table:table-cell>
          <table:table-cell table:style-name="ce371"/>
          <table:table-cell table:style-name="ce432"/>
          <table:table-cell table:style-name="ce493" table:number-columns-repeated="2"/>
          <table:table-cell table:style-name="ce1540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extL</text:p>
          </table:table-cell>
          <table:table-cell table:style-name="ce13" office:value-type="string" calcext:value-type="string">
            <text:p>Vanguard_Delta1_Laser_Exterior_Left</text:p>
          </table:table-cell>
          <table:table-cell table:style-name="ce56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0" office:value-type="string" calcext:value-type="string">
            <text:p>V_laserM</text:p>
          </table:table-cell>
          <table:table-cell table:style-name="ce602" office:value-type="float" office:value="20" calcext:value-type="float">
            <text:p>20</text:p>
          </table:table-cell>
          <table:table-cell table:style-name="ce664" office:value-type="float" office:value="550" calcext:value-type="float">
            <text:p>550</text:p>
          </table:table-cell>
          <table:table-cell table:style-name="ce206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5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07" table:content-validation-name="val1" office:value-type="string" calcext:value-type="string">
            <text:p>ascending2</text:p>
          </table:table-cell>
          <table:table-cell table:style-name="ce47" office:value-type="float" office:value="25" calcext:value-type="float">
            <text:p>2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0" table:content-validation-name="val3" office:value-type="float" office:value="0" calcext:value-type="float">
            <text:p>0</text:p>
          </table:table-cell>
          <table:table-cell table:style-name="ce372"/>
          <table:table-cell table:style-name="ce433"/>
          <table:table-cell table:style-name="ce494" table:number-columns-repeated="2"/>
          <table:table-cell table:style-name="ce1541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extR</text:p>
          </table:table-cell>
          <table:table-cell table:style-name="ce13" office:value-type="string" calcext:value-type="string">
            <text:p>Vanguard_Delta1_Laser_Exterior_Right</text:p>
          </table:table-cell>
          <table:table-cell table:style-name="ce56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1" office:value-type="string" calcext:value-type="string">
            <text:p>V_laserM</text:p>
          </table:table-cell>
          <table:table-cell table:style-name="ce603" office:value-type="float" office:value="20" calcext:value-type="float">
            <text:p>20</text:p>
          </table:table-cell>
          <table:table-cell table:style-name="ce665" office:value-type="float" office:value="550" calcext:value-type="float">
            <text:p>550</text:p>
          </table:table-cell>
          <table:table-cell table:style-name="ce207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6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08" table:content-validation-name="val1" office:value-type="string" calcext:value-type="string">
            <text:p>descending2</text:p>
          </table:table-cell>
          <table:table-cell table:style-name="ce47" office:value-type="float" office:value="335" calcext:value-type="float">
            <text:p>33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1" table:content-validation-name="val3" office:value-type="float" office:value="0" calcext:value-type="float">
            <text:p>0</text:p>
          </table:table-cell>
          <table:table-cell table:style-name="ce373"/>
          <table:table-cell table:style-name="ce434"/>
          <table:table-cell table:style-name="ce495" table:number-columns-repeated="2"/>
          <table:table-cell table:style-name="ce1542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intL</text:p>
          </table:table-cell>
          <table:table-cell table:style-name="ce13" office:value-type="string" calcext:value-type="string">
            <text:p>Vanguard_Delta1_Laser_Interior_Left</text:p>
          </table:table-cell>
          <table:table-cell table:style-name="ce56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2" office:value-type="string" calcext:value-type="string">
            <text:p>V_laserM</text:p>
          </table:table-cell>
          <table:table-cell table:style-name="ce604" office:value-type="float" office:value="20" calcext:value-type="float">
            <text:p>20</text:p>
          </table:table-cell>
          <table:table-cell table:style-name="ce666" office:value-type="float" office:value="550" calcext:value-type="float">
            <text:p>550</text:p>
          </table:table-cell>
          <table:table-cell table:style-name="ce208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7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09" table:content-validation-name="val1" office:value-type="string" calcext:value-type="string">
            <text:p>ascending2</text:p>
          </table:table-cell>
          <table:table-cell table:style-name="ce47" office:value-type="float" office:value="12" calcext:value-type="float">
            <text:p>12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2" table:content-validation-name="val3" office:value-type="float" office:value="0" calcext:value-type="float">
            <text:p>0</text:p>
          </table:table-cell>
          <table:table-cell table:style-name="ce374"/>
          <table:table-cell table:style-name="ce435"/>
          <table:table-cell table:style-name="ce496" table:number-columns-repeated="2"/>
          <table:table-cell table:style-name="ce1543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intR</text:p>
          </table:table-cell>
          <table:table-cell table:style-name="ce13" office:value-type="string" calcext:value-type="string">
            <text:p>Vanguard_Delta1_Laser_Interior_Right</text:p>
          </table:table-cell>
          <table:table-cell table:style-name="ce56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3" office:value-type="string" calcext:value-type="string">
            <text:p>V_laserM</text:p>
          </table:table-cell>
          <table:table-cell table:style-name="ce605" office:value-type="float" office:value="20" calcext:value-type="float">
            <text:p>20</text:p>
          </table:table-cell>
          <table:table-cell table:style-name="ce667" office:value-type="float" office:value="550" calcext:value-type="float">
            <text:p>550</text:p>
          </table:table-cell>
          <table:table-cell table:style-name="ce209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8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10" table:content-validation-name="val1" office:value-type="string" calcext:value-type="string">
            <text:p>descending2</text:p>
          </table:table-cell>
          <table:table-cell table:style-name="ce47" office:value-type="float" office:value="348" calcext:value-type="float">
            <text:p>348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3" table:content-validation-name="val3" office:value-type="float" office:value="0" calcext:value-type="float">
            <text:p>0</text:p>
          </table:table-cell>
          <table:table-cell table:style-name="ce375"/>
          <table:table-cell table:style-name="ce436"/>
          <table:table-cell table:style-name="ce497" table:number-columns-repeated="2"/>
          <table:table-cell table:style-name="ce1544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blast</text:p>
          </table:table-cell>
          <table:table-cell table:style-name="ce13" office:value-type="string" calcext:value-type="string">
            <text:p>Vanguard_Delta1_Blast</text:p>
          </table:table-cell>
          <table:table-cell table:style-name="ce56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138" office:value-type="float" office:value="20" calcext:value-type="float">
            <text:p>20</text:p>
          </table:table-cell>
          <table:table-cell table:style-name="ce156" office:value-type="float" office:value="650" calcext:value-type="float">
            <text:p>650</text:p>
          </table:table-cell>
          <table:table-cell table:style-name="ce210" office:value-type="float" office:value="0" calcext:value-type="float">
            <text:p>0</text:p>
          </table:table-cell>
          <table:table-cell table:style-name="ce238" office:value-type="string" calcext:value-type="string">
            <text:p>2.6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411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14" table:content-validation-name="val3" office:value-type="float" office:value="0" calcext:value-type="float">
            <text:p>0</text:p>
          </table:table-cell>
          <table:table-cell table:style-name="ce376"/>
          <table:table-cell table:style-name="ce437"/>
          <table:table-cell table:style-name="ce498" table:number-columns-repeated="2"/>
          <table:table-cell table:style-name="ce1545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1L</text:p>
          </table:table-cell>
          <table:table-cell table:style-name="ce13" office:value-type="string" calcext:value-type="string">
            <text:p>Vanguard_Delta2_Ring1_Left</text:p>
          </table:table-cell>
          <table:table-cell table:style-name="ce56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4" office:value-type="string" calcext:value-type="string">
            <text:p>V_laserM</text:p>
          </table:table-cell>
          <table:table-cell table:style-name="ce607" office:value-type="float" office:value="20" calcext:value-type="float">
            <text:p>20</text:p>
          </table:table-cell>
          <table:table-cell table:style-name="ce669" office:value-type="float" office:value="370" calcext:value-type="float">
            <text:p>370</text:p>
          </table:table-cell>
          <table:table-cell table:style-name="ce211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1480" office:value-type="float" office:value="0" calcext:value-type="float">
            <text:p>0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1412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5" table:content-validation-name="val3" office:value-type="float" office:value="0" calcext:value-type="float">
            <text:p>0</text:p>
          </table:table-cell>
          <table:table-cell table:style-name="ce377"/>
          <table:table-cell table:style-name="ce438"/>
          <table:table-cell table:style-name="ce499" table:number-columns-repeated="2"/>
          <table:table-cell table:style-name="ce1546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1M</text:p>
          </table:table-cell>
          <table:table-cell table:style-name="ce13" office:value-type="string" calcext:value-type="string">
            <text:p>Vanguard_Delta2_Ring1_Mid</text:p>
          </table:table-cell>
          <table:table-cell table:style-name="ce57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5" office:value-type="string" calcext:value-type="string">
            <text:p>V_laserM</text:p>
          </table:table-cell>
          <table:table-cell table:style-name="ce608" office:value-type="float" office:value="20" calcext:value-type="float">
            <text:p>20</text:p>
          </table:table-cell>
          <table:table-cell table:style-name="ce670" office:value-type="float" office:value="370" calcext:value-type="float">
            <text:p>370</text:p>
          </table:table-cell>
          <table:table-cell table:style-name="ce212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1481" office:value-type="float" office:value="0" calcext:value-type="float">
            <text:p>0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1413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6" table:content-validation-name="val3" office:value-type="float" office:value="0" calcext:value-type="float">
            <text:p>0</text:p>
          </table:table-cell>
          <table:table-cell table:style-name="ce378"/>
          <table:table-cell table:style-name="ce439"/>
          <table:table-cell table:style-name="ce500" table:number-columns-repeated="2"/>
          <table:table-cell table:style-name="ce1547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1R</text:p>
          </table:table-cell>
          <table:table-cell table:style-name="ce13" office:value-type="string" calcext:value-type="string">
            <text:p>Vanguard_Delta2_Ring1_Right</text:p>
          </table:table-cell>
          <table:table-cell table:style-name="ce57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6" office:value-type="string" calcext:value-type="string">
            <text:p>V_laserM</text:p>
          </table:table-cell>
          <table:table-cell table:style-name="ce609" office:value-type="float" office:value="20" calcext:value-type="float">
            <text:p>20</text:p>
          </table:table-cell>
          <table:table-cell table:style-name="ce671" office:value-type="float" office:value="370" calcext:value-type="float">
            <text:p>370</text:p>
          </table:table-cell>
          <table:table-cell table:style-name="ce21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1482" office:value-type="float" office:value="0" calcext:value-type="float">
            <text:p>0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1414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7" table:content-validation-name="val3" office:value-type="float" office:value="0" calcext:value-type="float">
            <text:p>0</text:p>
          </table:table-cell>
          <table:table-cell table:style-name="ce379"/>
          <table:table-cell table:style-name="ce440"/>
          <table:table-cell table:style-name="ce501" table:number-columns-repeated="2"/>
          <table:table-cell table:style-name="ce1548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2L</text:p>
          </table:table-cell>
          <table:table-cell table:style-name="ce13" office:value-type="string" calcext:value-type="string">
            <text:p>Vanguard_Delta2_Ring2_Left</text:p>
          </table:table-cell>
          <table:table-cell table:style-name="ce58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7" office:value-type="string" calcext:value-type="string">
            <text:p>V_laserM</text:p>
          </table:table-cell>
          <table:table-cell table:style-name="ce610" office:value-type="float" office:value="20" calcext:value-type="float">
            <text:p>20</text:p>
          </table:table-cell>
          <table:table-cell table:style-name="ce672" office:value-type="float" office:value="370" calcext:value-type="float">
            <text:p>370</text:p>
          </table:table-cell>
          <table:table-cell table:style-name="ce214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1483" office:value-type="float" office:value="0" calcext:value-type="float">
            <text:p>0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1415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8" table:content-validation-name="val3" office:value-type="float" office:value="0" calcext:value-type="float">
            <text:p>0</text:p>
          </table:table-cell>
          <table:table-cell table:style-name="ce380"/>
          <table:table-cell table:style-name="ce441"/>
          <table:table-cell table:style-name="ce502" table:number-columns-repeated="2"/>
          <table:table-cell table:style-name="ce1549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2M</text:p>
          </table:table-cell>
          <table:table-cell table:style-name="ce13" office:value-type="string" calcext:value-type="string">
            <text:p>Vanguard_Delta2_Ring2_Mid</text:p>
          </table:table-cell>
          <table:table-cell table:style-name="ce58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8" office:value-type="string" calcext:value-type="string">
            <text:p>V_laserM</text:p>
          </table:table-cell>
          <table:table-cell table:style-name="ce611" office:value-type="float" office:value="20" calcext:value-type="float">
            <text:p>20</text:p>
          </table:table-cell>
          <table:table-cell table:style-name="ce673" office:value-type="float" office:value="370" calcext:value-type="float">
            <text:p>370</text:p>
          </table:table-cell>
          <table:table-cell table:style-name="ce215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1484" office:value-type="float" office:value="0" calcext:value-type="float">
            <text:p>0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1416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9" table:content-validation-name="val3" office:value-type="float" office:value="0" calcext:value-type="float">
            <text:p>0</text:p>
          </table:table-cell>
          <table:table-cell table:style-name="ce381"/>
          <table:table-cell table:style-name="ce442"/>
          <table:table-cell table:style-name="ce503" table:number-columns-repeated="2"/>
          <table:table-cell table:style-name="ce1550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2R</text:p>
          </table:table-cell>
          <table:table-cell table:style-name="ce13" office:value-type="string" calcext:value-type="string">
            <text:p>Vanguard_Delta2_Ring2_Right</text:p>
          </table:table-cell>
          <table:table-cell table:style-name="ce59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9" office:value-type="string" calcext:value-type="string">
            <text:p>V_laserM</text:p>
          </table:table-cell>
          <table:table-cell table:style-name="ce612" office:value-type="float" office:value="20" calcext:value-type="float">
            <text:p>20</text:p>
          </table:table-cell>
          <table:table-cell table:style-name="ce674" office:value-type="float" office:value="370" calcext:value-type="float">
            <text:p>370</text:p>
          </table:table-cell>
          <table:table-cell table:style-name="ce216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1485" office:value-type="float" office:value="0" calcext:value-type="float">
            <text:p>0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1417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0" table:content-validation-name="val3" office:value-type="float" office:value="0" calcext:value-type="float">
            <text:p>0</text:p>
          </table:table-cell>
          <table:table-cell table:style-name="ce382"/>
          <table:table-cell table:style-name="ce443"/>
          <table:table-cell table:style-name="ce504" table:number-columns-repeated="2"/>
          <table:table-cell table:style-name="ce1551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blast</text:p>
          </table:table-cell>
          <table:table-cell table:style-name="ce13" office:value-type="string" calcext:value-type="string">
            <text:p>Vanguard_Delta3_Blast</text:p>
          </table:table-cell>
          <table:table-cell table:style-name="ce59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3" office:value-type="float" office:value="20" calcext:value-type="float">
            <text:p>20</text:p>
          </table:table-cell>
          <table:table-cell table:style-name="ce675" office:value-type="float" office:value="650" calcext:value-type="float">
            <text:p>650</text:p>
          </table:table-cell>
          <table:table-cell table:style-name="ce21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4" calcext:value-type="float">
            <text:p>4</text:p>
          </table:table-cell>
          <table:table-cell table:style-name="ce239" office:value-type="float" office:value="3" calcext:value-type="float">
            <text:p>3</text:p>
          </table:table-cell>
          <table:table-cell table:style-name="ce1486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50" calcext:value-type="float">
            <text:p>50</text:p>
          </table:table-cell>
          <table:table-cell table:style-name="ce252" office:value-type="float" office:value="0" calcext:value-type="float">
            <text:p>0</text:p>
          </table:table-cell>
          <table:table-cell table:style-name="ce1418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1" table:content-validation-name="val3" office:value-type="float" office:value="0" calcext:value-type="float">
            <text:p>0</text:p>
          </table:table-cell>
          <table:table-cell table:style-name="ce383"/>
          <table:table-cell table:style-name="ce444"/>
          <table:table-cell table:style-name="ce505" table:number-columns-repeated="2"/>
          <table:table-cell table:style-name="ce1552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1</text:p>
          </table:table-cell>
          <table:table-cell table:style-name="ce13" office:value-type="string" calcext:value-type="string">
            <text:p>Vanguard_Delta3_Laser1</text:p>
          </table:table-cell>
          <table:table-cell table:style-name="ce59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0" office:value-type="string" calcext:value-type="string">
            <text:p>V_laserM</text:p>
          </table:table-cell>
          <table:table-cell table:style-name="ce614" office:value-type="float" office:value="20" calcext:value-type="float">
            <text:p>20</text:p>
          </table:table-cell>
          <table:table-cell table:style-name="ce676" office:value-type="float" office:value="500" calcext:value-type="float">
            <text:p>500</text:p>
          </table:table-cell>
          <table:table-cell table:style-name="ce218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87" office:value-type="float" office:value="0" calcext:value-type="float">
            <text:p>0</text:p>
          </table:table-cell>
          <table:table-cell table:style-name="ce47" office:value-type="float" office:value="15" calcext:value-type="float">
            <text:p>15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60" calcext:value-type="float">
            <text:p>160</text:p>
          </table:table-cell>
          <table:table-cell table:style-name="ce1419" table:content-validation-name="val1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2" table:content-validation-name="val3" office:value-type="float" office:value="0" calcext:value-type="float">
            <text:p>0</text:p>
          </table:table-cell>
          <table:table-cell table:style-name="ce384"/>
          <table:table-cell table:style-name="ce445"/>
          <table:table-cell table:style-name="ce506" table:number-columns-repeated="2"/>
          <table:table-cell table:style-name="ce1553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2L</text:p>
          </table:table-cell>
          <table:table-cell table:style-name="ce13" office:value-type="string" calcext:value-type="string">
            <text:p>Vanguard_Delta3_Laser2_Left</text:p>
          </table:table-cell>
          <table:table-cell table:style-name="ce59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1" office:value-type="string" calcext:value-type="string">
            <text:p>V_laserM</text:p>
          </table:table-cell>
          <table:table-cell table:style-name="ce615" office:value-type="float" office:value="20" calcext:value-type="float">
            <text:p>20</text:p>
          </table:table-cell>
          <table:table-cell table:style-name="ce677" office:value-type="float" office:value="500" calcext:value-type="float">
            <text:p>500</text:p>
          </table:table-cell>
          <table:table-cell table:style-name="ce219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88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0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3" table:content-validation-name="val3" office:value-type="float" office:value="0" calcext:value-type="float">
            <text:p>0</text:p>
          </table:table-cell>
          <table:table-cell table:style-name="ce385"/>
          <table:table-cell table:style-name="ce446"/>
          <table:table-cell table:style-name="ce507" table:number-columns-repeated="2"/>
          <table:table-cell table:style-name="ce1554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2R</text:p>
          </table:table-cell>
          <table:table-cell table:style-name="ce13" office:value-type="string" calcext:value-type="string">
            <text:p>Vanguard_Delta3_Laser2_Right</text:p>
          </table:table-cell>
          <table:table-cell table:style-name="ce59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2" office:value-type="string" calcext:value-type="string">
            <text:p>V_laserM</text:p>
          </table:table-cell>
          <table:table-cell table:style-name="ce616" office:value-type="float" office:value="20" calcext:value-type="float">
            <text:p>20</text:p>
          </table:table-cell>
          <table:table-cell table:style-name="ce678" office:value-type="float" office:value="500" calcext:value-type="float">
            <text:p>500</text:p>
          </table:table-cell>
          <table:table-cell table:style-name="ce220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89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1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4" table:content-validation-name="val3" office:value-type="float" office:value="0" calcext:value-type="float">
            <text:p>0</text:p>
          </table:table-cell>
          <table:table-cell table:style-name="ce386"/>
          <table:table-cell table:style-name="ce447"/>
          <table:table-cell table:style-name="ce508" table:number-columns-repeated="2"/>
          <table:table-cell table:style-name="ce1555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3L</text:p>
          </table:table-cell>
          <table:table-cell table:style-name="ce13" office:value-type="string" calcext:value-type="string">
            <text:p>Vanguard_Delta3_Laser3_Left</text:p>
          </table:table-cell>
          <table:table-cell table:style-name="ce60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3" office:value-type="string" calcext:value-type="string">
            <text:p>V_laserM</text:p>
          </table:table-cell>
          <table:table-cell table:style-name="ce617" office:value-type="float" office:value="20" calcext:value-type="float">
            <text:p>20</text:p>
          </table:table-cell>
          <table:table-cell table:style-name="ce679" office:value-type="float" office:value="500" calcext:value-type="float">
            <text:p>500</text:p>
          </table:table-cell>
          <table:table-cell table:style-name="ce221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90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2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5" table:content-validation-name="val3" office:value-type="float" office:value="0" calcext:value-type="float">
            <text:p>0</text:p>
          </table:table-cell>
          <table:table-cell table:style-name="ce387"/>
          <table:table-cell table:style-name="ce448"/>
          <table:table-cell table:style-name="ce509" table:number-columns-repeated="2"/>
          <table:table-cell table:style-name="ce1556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3R</text:p>
          </table:table-cell>
          <table:table-cell table:style-name="ce13" office:value-type="string" calcext:value-type="string">
            <text:p>Vanguard_Delta3_Laser3_Right</text:p>
          </table:table-cell>
          <table:table-cell table:style-name="ce60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4" office:value-type="string" calcext:value-type="string">
            <text:p>V_laserM</text:p>
          </table:table-cell>
          <table:table-cell table:style-name="ce618" office:value-type="float" office:value="20" calcext:value-type="float">
            <text:p>20</text:p>
          </table:table-cell>
          <table:table-cell table:style-name="ce680" office:value-type="float" office:value="500" calcext:value-type="float">
            <text:p>500</text:p>
          </table:table-cell>
          <table:table-cell table:style-name="ce222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91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3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6" table:content-validation-name="val3" office:value-type="float" office:value="0" calcext:value-type="float">
            <text:p>0</text:p>
          </table:table-cell>
          <table:table-cell table:style-name="ce388"/>
          <table:table-cell table:style-name="ce449"/>
          <table:table-cell table:style-name="ce510" table:number-columns-repeated="2"/>
          <table:table-cell table:style-name="ce1557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blast_exit</text:p>
          </table:table-cell>
          <table:table-cell table:style-name="ce13" office:value-type="string" calcext:value-type="string">
            <text:p>Vanguard_Delta3_Blast_Exit</text:p>
          </table:table-cell>
          <table:table-cell table:style-name="ce62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9" office:value-type="float" office:value="20" calcext:value-type="float">
            <text:p>20</text:p>
          </table:table-cell>
          <table:table-cell table:style-name="ce681" office:value-type="float" office:value="650" calcext:value-type="float">
            <text:p>650</text:p>
          </table:table-cell>
          <table:table-cell table:style-name="ce22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0" calcext:value-type="float">
            <text:p>10</text:p>
          </table:table-cell>
          <table:table-cell table:style-name="ce1492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0" calcext:value-type="float">
            <text:p>0</text:p>
          </table:table-cell>
          <table:table-cell table:style-name="ce1424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7" table:content-validation-name="val3" office:value-type="float" office:value="0" calcext:value-type="float">
            <text:p>0</text:p>
          </table:table-cell>
          <table:table-cell table:style-name="ce389"/>
          <table:table-cell table:style-name="ce450"/>
          <table:table-cell table:style-name="ce511" table:number-columns-repeated="2"/>
          <table:table-cell table:style-name="ce1558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1_laser</text:p>
          </table:table-cell>
          <table:table-cell table:style-name="ce13" office:value-type="string" calcext:value-type="string">
            <text:p>Vanguard_Gamma1_Laser</text:p>
          </table:table-cell>
          <table:table-cell table:style-name="ce62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5" office:value-type="string" calcext:value-type="string">
            <text:p>V_laserM</text:p>
          </table:table-cell>
          <table:table-cell table:style-name="ce620" office:value-type="float" office:value="20" calcext:value-type="float">
            <text:p>20</text:p>
          </table:table-cell>
          <table:table-cell table:style-name="ce682" office:value-type="float" office:value="370" calcext:value-type="float">
            <text:p>370</text:p>
          </table:table-cell>
          <table:table-cell table:style-name="ce22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2" calcext:value-type="float">
            <text:p>12</text:p>
          </table:table-cell>
          <table:table-cell table:style-name="ce239" office:value-type="string" calcext:value-type="string">
            <text:p>1.71</text:p>
          </table:table-cell>
          <table:table-cell table:style-name="ce1493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42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8" table:content-validation-name="val3" office:value-type="float" office:value="0" calcext:value-type="float">
            <text:p>0</text:p>
          </table:table-cell>
          <table:table-cell table:style-name="ce390"/>
          <table:table-cell table:style-name="ce451"/>
          <table:table-cell table:style-name="ce512" table:number-columns-repeated="2"/>
          <table:table-cell table:style-name="ce1559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2_ball</text:p>
          </table:table-cell>
          <table:table-cell table:style-name="ce13" office:value-type="string" calcext:value-type="string">
            <text:p>Vanguard_Gamma2_Ball</text:p>
          </table:table-cell>
          <table:table-cell table:style-name="ce62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6" office:value-type="string" calcext:value-type="string">
            <text:p>V_laserM</text:p>
          </table:table-cell>
          <table:table-cell table:style-name="ce621" office:value-type="float" office:value="20" calcext:value-type="float">
            <text:p>20</text:p>
          </table:table-cell>
          <table:table-cell table:style-name="ce683" office:value-type="float" office:value="230" calcext:value-type="float">
            <text:p>230</text:p>
          </table:table-cell>
          <table:table-cell table:style-name="ce225" office:value-type="float" office:value="0" calcext:value-type="float">
            <text:p>0</text:p>
          </table:table-cell>
          <table:table-cell table:style-name="ce47" office:value-type="string" calcext:value-type="string">
            <text:p>1.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94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0" calcext:value-type="float">
            <text:p>100</text:p>
          </table:table-cell>
          <table:table-cell table:style-name="ce1429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9" table:content-validation-name="val3" office:value-type="float" office:value="0" calcext:value-type="float">
            <text:p>0</text:p>
          </table:table-cell>
          <table:table-cell table:style-name="ce391"/>
          <table:table-cell table:style-name="ce452"/>
          <table:table-cell table:style-name="ce513" table:number-columns-repeated="2"/>
          <table:table-cell table:style-name="ce1560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2_missile</text:p>
          </table:table-cell>
          <table:table-cell table:style-name="ce13" office:value-type="string" calcext:value-type="string">
            <text:p>Vanguard_Gamma2_Missile</text:p>
          </table:table-cell>
          <table:table-cell table:style-name="ce62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missile</text:p>
          </table:table-cell>
          <table:table-cell table:style-name="ce139" office:value-type="float" office:value="100" calcext:value-type="float">
            <text:p>100</text:p>
          </table:table-cell>
          <table:table-cell table:style-name="ce158" office:value-type="float" office:value="750" calcext:value-type="float">
            <text:p>750</text:p>
          </table:table-cell>
          <table:table-cell table:style-name="ce22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149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430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0" table:content-validation-name="val3" office:value-type="float" office:value="0" calcext:value-type="float">
            <text:p>0</text:p>
          </table:table-cell>
          <table:table-cell table:style-name="ce392"/>
          <table:table-cell table:style-name="ce453"/>
          <table:table-cell table:style-name="ce514" table:number-columns-repeated="2"/>
          <table:table-cell table:style-name="ce1561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3_laserL</text:p>
          </table:table-cell>
          <table:table-cell table:style-name="ce13" office:value-type="string" calcext:value-type="string">
            <text:p>Vanguard_Gamma3_Laser_Left</text:p>
          </table:table-cell>
          <table:table-cell table:style-name="ce63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7" office:value-type="string" calcext:value-type="string">
            <text:p>V_laserM</text:p>
          </table:table-cell>
          <table:table-cell table:style-name="ce623" office:value-type="float" office:value="20" calcext:value-type="float">
            <text:p>20</text:p>
          </table:table-cell>
          <table:table-cell table:style-name="ce685" office:value-type="float" office:value="550" calcext:value-type="float">
            <text:p>550</text:p>
          </table:table-cell>
          <table:table-cell table:style-name="ce22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96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431" table:content-validation-name="val1" office:value-type="string" calcext:value-type="string">
            <text:p>ascending2</text:p>
          </table:table-cell>
          <table:table-cell table:style-name="ce47" office:value-type="float" office:value="-15" calcext:value-type="float">
            <text:p>-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1" table:content-validation-name="val3" office:value-type="float" office:value="0" calcext:value-type="float">
            <text:p>0</text:p>
          </table:table-cell>
          <table:table-cell table:style-name="ce393"/>
          <table:table-cell table:style-name="ce454"/>
          <table:table-cell table:style-name="ce515" table:number-columns-repeated="2"/>
          <table:table-cell table:style-name="ce1562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3_laserR</text:p>
          </table:table-cell>
          <table:table-cell table:style-name="ce13" office:value-type="string" calcext:value-type="string">
            <text:p>Vanguard_Gamma3_Laser_Right</text:p>
          </table:table-cell>
          <table:table-cell table:style-name="ce653" office:value-type="string" calcext:value-type="string">
            <text:p>2D/Equipment/laser.png</text:p>
          </table:table-cell>
          <table:table-cell table:number-columns-repeated="2" table:style-name="ce39" office:value-type="float" office:value="48" calcext:value-type="float">
            <text:p>48</text:p>
          </table:table-cell>
          <table:table-cell table:style-name="ce39" office:value-type="float" office:value="1" calcext:value-type="float">
            <text:p>1</text:p>
          </table:table-cell>
          <table:table-cell table:style-name="ce118" office:value-type="string" calcext:value-type="string">
            <text:p>V_laserM</text:p>
          </table:table-cell>
          <table:table-cell table:style-name="ce624" office:value-type="float" office:value="20" calcext:value-type="float">
            <text:p>20</text:p>
          </table:table-cell>
          <table:table-cell table:style-name="ce686" office:value-type="float" office:value="550" calcext:value-type="float">
            <text:p>550</text:p>
          </table:table-cell>
          <table:table-cell table:style-name="ce22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97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432" table:content-validation-name="val1" office:value-type="string" calcext:value-type="string">
            <text:p>descending2</text:p>
          </table:table-cell>
          <table:table-cell table:style-name="ce47" office:value-type="float" office:value="15" calcext:value-type="float">
            <text:p>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2" table:content-validation-name="val3" office:value-type="float" office:value="0" calcext:value-type="float">
            <text:p>0</text:p>
          </table:table-cell>
          <table:table-cell table:style-name="ce394"/>
          <table:table-cell table:style-name="ce455"/>
          <table:table-cell table:style-name="ce516" table:number-columns-repeated="2"/>
          <table:table-cell table:style-name="ce1563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19" office:value-type="string" calcext:value-type="string">
            <text:p>V_AlphaGold_sniper</text:p>
          </table:table-cell>
          <table:table-cell table:style-name="ce13" office:value-type="string" calcext:value-type="string">
            <text:p>Vanguard_AlphaGold_Sniper</text:p>
          </table:table-cell>
          <table:table-cell table:style-name="ce65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L</text:p>
          </table:table-cell>
          <table:table-cell table:style-name="ce140" office:value-type="float" office:value="20" calcext:value-type="float">
            <text:p>20</text:p>
          </table:table-cell>
          <table:table-cell table:style-name="ce159" office:value-type="float" office:value="650" calcext:value-type="float">
            <text:p>650</text:p>
          </table:table-cell>
          <table:table-cell table:style-name="ce22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1.5</text:p>
          </table:table-cell>
          <table:table-cell table:style-name="ce1498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433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3" table:content-validation-name="val3" office:value-type="float" office:value="0" calcext:value-type="float">
            <text:p>0</text:p>
          </table:table-cell>
          <table:table-cell table:style-name="ce395"/>
          <table:table-cell table:style-name="ce456"/>
          <table:table-cell table:style-name="ce517" table:number-columns-repeated="2"/>
          <table:table-cell table:style-name="ce1564"/>
          <table:table-cell table:number-columns-repeated="998"/>
        </table:table-row>
        <table:table-row table:style-name="ro1">
          <table:table-cell table:style-name="ce19" office:value-type="string" calcext:value-type="string">
            <text:p>V_AlphaGold_laser_double</text:p>
          </table:table-cell>
          <table:table-cell table:style-name="ce13" office:value-type="string" calcext:value-type="string">
            <text:p>Vanguard_AlphaGold_Laser_Double</text:p>
          </table:table-cell>
          <table:table-cell table:style-name="ce65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9" office:value-type="string" calcext:value-type="string">
            <text:p>V_laserM</text:p>
          </table:table-cell>
          <table:table-cell table:style-name="ce141" office:value-type="float" office:value="20" calcext:value-type="float">
            <text:p>20</text:p>
          </table:table-cell>
          <table:table-cell table:style-name="ce688" office:value-type="float" office:value="370" calcext:value-type="float">
            <text:p>370</text:p>
          </table:table-cell>
          <table:table-cell table:style-name="ce230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15" calcext:value-type="float">
            <text:p>15</text:p>
          </table:table-cell>
          <table:table-cell table:style-name="ce239" office:value-type="float" office:value="3" calcext:value-type="float">
            <text:p>3</text:p>
          </table:table-cell>
          <table:table-cell table:style-name="ce1499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34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4" table:content-validation-name="val3" office:value-type="float" office:value="0" calcext:value-type="float">
            <text:p>0</text:p>
          </table:table-cell>
          <table:table-cell table:style-name="ce396"/>
          <table:table-cell table:style-name="ce457"/>
          <table:table-cell table:style-name="ce518" table:number-columns-repeated="2"/>
          <table:table-cell table:style-name="ce1565"/>
          <table:table-cell table:number-columns-repeated="998"/>
        </table:table-row>
        <table:table-row table:style-name="ro1">
          <table:table-cell table:style-name="ce19" office:value-type="string" calcext:value-type="string">
            <text:p>V_BetaGold_dragonball_arc</text:p>
          </table:table-cell>
          <table:table-cell table:style-name="ce13" office:value-type="string" calcext:value-type="string">
            <text:p>Vanguard_BetaGold_Dragonballs_Arc</text:p>
          </table:table-cell>
          <table:table-cell table:style-name="ce65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5" office:value-type="float" office:value="50" calcext:value-type="float">
            <text:p>50</text:p>
          </table:table-cell>
          <table:table-cell table:style-name="ce160" office:value-type="float" office:value="400" calcext:value-type="float">
            <text:p>400</text:p>
          </table:table-cell>
          <table:table-cell table:style-name="ce231" office:value-type="float" office:value="0" calcext:value-type="float">
            <text:p>0</text:p>
          </table:table-cell>
          <table:table-cell table:style-name="ce47" office:value-type="string" calcext:value-type="string">
            <text:p>0.8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3" calcext:value-type="float">
            <text:p>3</text:p>
          </table:table-cell>
          <table:table-cell table:style-name="ce1500" office:value-type="float" office:value="0" calcext:value-type="float">
            <text:p>0</text:p>
          </table:table-cell>
          <table:table-cell table:style-name="ce47" office:value-type="float" office:value="12" calcext:value-type="float">
            <text:p>12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43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35" table:content-validation-name="val3" office:value-type="float" office:value="0" calcext:value-type="float">
            <text:p>0</text:p>
          </table:table-cell>
          <table:table-cell table:style-name="ce397"/>
          <table:table-cell table:style-name="ce458"/>
          <table:table-cell table:style-name="ce519" table:number-columns-repeated="2"/>
          <table:table-cell table:style-name="ce1566"/>
          <table:table-cell table:number-columns-repeated="998"/>
        </table:table-row>
        <table:table-row table:style-name="ro1">
          <table:table-cell table:style-name="ce19" office:value-type="string" calcext:value-type="string">
            <text:p>V_BetaGold_dragonball_homing</text:p>
          </table:table-cell>
          <table:table-cell table:style-name="ce13" office:value-type="string" calcext:value-type="string">
            <text:p>Vanguard_BetaGold_Dragonballs_Homing</text:p>
          </table:table-cell>
          <table:table-cell table:style-name="ce66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6" office:value-type="float" office:value="50" calcext:value-type="float">
            <text:p>50</text:p>
          </table:table-cell>
          <table:table-cell table:style-name="ce161" office:value-type="float" office:value="600" calcext:value-type="float">
            <text:p>600</text:p>
          </table:table-cell>
          <table:table-cell table:style-name="ce23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0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1436"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style-name="ce267" table:content-validation-name="val2" office:value-type="string" calcext:value-type="string">
            <text:p>semi_homing</text:p>
          </table:table-cell>
          <table:table-cell table:style-name="ce336" table:content-validation-name="val3" office:value-type="float" office:value="0" calcext:value-type="float">
            <text:p>0</text:p>
          </table:table-cell>
          <table:table-cell table:style-name="ce398"/>
          <table:table-cell table:style-name="ce459"/>
          <table:table-cell table:style-name="ce520" table:number-columns-repeated="2"/>
          <table:table-cell table:style-name="ce1567"/>
          <table:table-cell table:number-columns-repeated="998"/>
        </table:table-row>
        <table:table-row table:style-name="ro1">
          <table:table-cell table:style-name="ce19" office:value-type="string" calcext:value-type="string">
            <text:p>V_BetaGold_dragonball_arc_alt</text:p>
          </table:table-cell>
          <table:table-cell table:style-name="ce13" office:value-type="string" calcext:value-type="string">
            <text:p>Vanguard_BetaGold_Dragonballs_Arc_Alt</text:p>
          </table:table-cell>
          <table:table-cell table:style-name="ce68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7" office:value-type="float" office:value="50" calcext:value-type="float">
            <text:p>50</text:p>
          </table:table-cell>
          <table:table-cell table:style-name="ce162" office:value-type="float" office:value="230" calcext:value-type="float">
            <text:p>230</text:p>
          </table:table-cell>
          <table:table-cell table:style-name="ce976" office:value-type="float" office:value="0" calcext:value-type="float">
            <text:p>0</text:p>
          </table:table-cell>
          <table:table-cell table:style-name="ce992" office:value-type="string" calcext:value-type="string">
            <text:p>0.01</text:p>
          </table:table-cell>
          <table:table-cell table:style-name="ce1008" office:value-type="float" office:value="1" calcext:value-type="float">
            <text:p>1</text:p>
          </table:table-cell>
          <table:table-cell table:style-name="ce1015" office:value-type="string" calcext:value-type="string">
            <text:p>0.2</text:p>
          </table:table-cell>
          <table:table-cell table:style-name="ce1502" office:value-type="float" office:value="0" calcext:value-type="float">
            <text:p>0</text:p>
          </table:table-cell>
          <table:table-cell table:style-name="ce1008" office:value-type="float" office:value="16" calcext:value-type="float">
            <text:p>16</text:p>
          </table:table-cell>
          <table:table-cell table:style-name="ce1039" office:value-type="float" office:value="0" calcext:value-type="float">
            <text:p>0</text:p>
          </table:table-cell>
          <table:table-cell table:style-name="ce1056" office:value-type="float" office:value="150" calcext:value-type="float">
            <text:p>150</text:p>
          </table:table-cell>
          <table:table-cell table:style-name="ce1437" table:content-validation-name="val1" office:value-type="string" calcext:value-type="string">
            <text:p>ascending</text:p>
          </table:table-cell>
          <table:table-cell table:style-name="ce1008" office:value-type="float" office:value="0" calcext:value-type="float">
            <text:p>0</text:p>
          </table:table-cell>
          <table:table-cell table:style-name="ce1086" table:content-validation-name="val2" office:value-type="float" office:value="0" calcext:value-type="float">
            <text:p>0</text:p>
          </table:table-cell>
          <table:table-cell table:style-name="ce1172" table:content-validation-name="val3" office:value-type="float" office:value="0" calcext:value-type="float">
            <text:p>0</text:p>
          </table:table-cell>
          <table:table-cell table:style-name="ce399"/>
          <table:table-cell table:style-name="ce460"/>
          <table:table-cell table:style-name="ce521" table:number-columns-repeated="2"/>
          <table:table-cell table:style-name="ce1568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30" office:value-type="string" calcext:value-type="string">
            <text:p>V_Itsukoi_triple_shot</text:p>
          </table:table-cell>
          <table:table-cell office:value-type="string" calcext:value-type="string">
            <text:p>Vanguard_Itsukoi_Triple_Shot</text:p>
          </table:table-cell>
          <table:table-cell table:style-name="ce687" office:value-type="string" calcext:value-type="string">
            <text:p>2D/Equipment/laser.png</text:p>
          </table:table-cell>
          <table:table-cell table:number-columns-repeated="2" table:style-name="ce56" office:value-type="float" office:value="48" calcext:value-type="float">
            <text:p>48</text:p>
          </table:table-cell>
          <table:table-cell table:style-name="ce56" office:value-type="float" office:value="1" calcext:value-type="float">
            <text:p>1</text:p>
          </table:table-cell>
          <table:table-cell table:style-name="ce120" office:value-type="string" calcext:value-type="string">
            <text:p>V_laserM</text:p>
          </table:table-cell>
          <table:table-cell table:style-name="ce759" office:value-type="float" office:value="50" calcext:value-type="float">
            <text:p>50</text:p>
          </table:table-cell>
          <table:table-cell table:style-name="ce163" office:value-type="float" office:value="600" calcext:value-type="float">
            <text:p>600</text:p>
          </table:table-cell>
          <table:table-cell table:style-name="ce234" office:value-type="float" office:value="0" calcext:value-type="float">
            <text:p>0</text:p>
          </table:table-cell>
          <table:table-cell table:style-name="ce241" office:value-type="string" calcext:value-type="string">
            <text:p>0.2</text:p>
          </table:table-cell>
          <table:table-cell table:style-name="ce56" office:value-type="float" office:value="8" calcext:value-type="float">
            <text:p>8</text:p>
          </table:table-cell>
          <table:table-cell table:style-name="ce245" office:value-type="float" office:value="1" calcext:value-type="float">
            <text:p>1</text:p>
          </table:table-cell>
          <table:table-cell table:style-name="ce1582" office:value-type="float" office:value="0" calcext:value-type="float">
            <text:p>0</text:p>
          </table:table-cell>
          <table:table-cell table:style-name="ce56" office:value-type="float" office:value="5" calcext:value-type="float">
            <text:p>5</text:p>
          </table:table-cell>
          <table:table-cell table:style-name="ce250" office:value-type="float" office:value="0" calcext:value-type="float">
            <text:p>0</text:p>
          </table:table-cell>
          <table:table-cell table:style-name="ce255" office:value-type="float" office:value="100" calcext:value-type="float">
            <text:p>100</text:p>
          </table:table-cell>
          <table:table-cell table:style-name="ce1438" table:content-validation-name="val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68" table:content-validation-name="val2" office:value-type="string" calcext:value-type="string">
            <text:p>semi_homing</text:p>
          </table:table-cell>
          <table:table-cell table:style-name="ce338" table:content-validation-name="val3" office:value-type="float" office:value="0" calcext:value-type="float">
            <text:p>0</text:p>
          </table:table-cell>
          <table:table-cell table:style-name="ce400"/>
          <table:table-cell table:style-name="ce461"/>
          <table:table-cell table:style-name="ce522" table:number-columns-repeated="2"/>
          <table:table-cell table:style-name="ce1569"/>
          <table:table-cell table:number-columns-repeated="998"/>
        </table:table-row>
        <table:table-row table:style-name="ro1">
          <table:table-cell table:style-name="ce30" office:value-type="string" calcext:value-type="string">
            <text:p>V_Itsukoi_laserXL_ascending</text:p>
          </table:table-cell>
          <table:table-cell office:value-type="string" calcext:value-type="string">
            <text:p>Vanguard_Itsukoi_LaserXL_Ascending</text:p>
          </table:table-cell>
          <table:table-cell table:style-name="ce689" office:value-type="string" calcext:value-type="string">
            <text:p>2D/Equipment/laser.png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style-name="ce57" office:value-type="float" office:value="1" calcext:value-type="float">
            <text:p>1</text:p>
          </table:table-cell>
          <table:table-cell table:style-name="ce91" office:value-type="string" calcext:value-type="string">
            <text:p>V_laserXL</text:p>
          </table:table-cell>
          <table:table-cell table:style-name="ce57" office:value-type="float" office:value="50" calcext:value-type="float">
            <text:p>50</text:p>
          </table:table-cell>
          <table:table-cell table:style-name="ce164" office:value-type="float" office:value="800" calcext:value-type="float">
            <text:p>800</text:p>
          </table:table-cell>
          <table:table-cell table:style-name="ce235" office:value-type="float" office:value="0" calcext:value-type="float">
            <text:p>0</text:p>
          </table:table-cell>
          <table:table-cell table:style-name="ce242" office:value-type="string" calcext:value-type="string">
            <text:p>0.1</text:p>
          </table:table-cell>
          <table:table-cell table:style-name="ce57" office:value-type="float" office:value="1" calcext:value-type="float">
            <text:p>1</text:p>
          </table:table-cell>
          <table:table-cell table:style-name="ce246" office:value-type="float" office:value="4" calcext:value-type="float">
            <text:p>4</text:p>
          </table:table-cell>
          <table:table-cell table:style-name="ce1583" office:value-type="float" office:value="0" calcext:value-type="float">
            <text:p>0</text:p>
          </table:table-cell>
          <table:table-cell table:style-name="ce57" office:value-type="float" office:value="9" calcext:value-type="float">
            <text:p>9</text:p>
          </table:table-cell>
          <table:table-cell table:style-name="ce251" office:value-type="float" office:value="0" calcext:value-type="float">
            <text:p>0</text:p>
          </table:table-cell>
          <table:table-cell table:style-name="ce256" office:value-type="float" office:value="80" calcext:value-type="float">
            <text:p>80</text:p>
          </table:table-cell>
          <table:table-cell table:style-name="ce1439" table:content-validation-name="val1" office:value-type="string" calcext:value-type="string">
            <text:p>ascending</text:p>
          </table:table-cell>
          <table:table-cell table:style-name="ce57" office:value-type="float" office:value="0" calcext:value-type="float">
            <text:p>0</text:p>
          </table:table-cell>
          <table:table-cell table:style-name="ce269" table:content-validation-name="val2" office:value-type="string" calcext:value-type="string">
            <text:p>semi_homing</text:p>
          </table:table-cell>
          <table:table-cell table:style-name="ce339" table:content-validation-name="val3" office:value-type="float" office:value="0" calcext:value-type="float">
            <text:p>0</text:p>
          </table:table-cell>
          <table:table-cell table:style-name="ce401"/>
          <table:table-cell table:style-name="ce462"/>
          <table:table-cell table:style-name="ce523" table:number-columns-repeated="2"/>
          <table:table-cell table:style-name="ce1570"/>
          <table:table-cell table:number-columns-repeated="998"/>
        </table:table-row>
        <table:table-row table:style-name="ro1">
          <table:table-cell table:style-name="ce33" office:value-type="string" calcext:value-type="string">
            <text:p>V_Katyusha_dragonball_support</text:p>
          </table:table-cell>
          <table:table-cell table:style-name="ce18" office:value-type="string" calcext:value-type="string">
            <text:p>Vanguard_Katyusha_Dragonball_Support</text:p>
          </table:table-cell>
          <table:table-cell table:style-name="ce690" office:value-type="string" calcext:value-type="string">
            <text:p>2D/Equipment/laser.png</text:p>
          </table:table-cell>
          <table:table-cell table:number-columns-repeated="2" table:style-name="ce54" office:value-type="float" office:value="48" calcext:value-type="float">
            <text:p>48</text:p>
          </table:table-cell>
          <table:table-cell table:style-name="ce54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9" office:value-type="float" office:value="50" calcext:value-type="float">
            <text:p>50</text:p>
          </table:table-cell>
          <table:table-cell table:style-name="ce766" office:value-type="float" office:value="550" calcext:value-type="float">
            <text:p>550</text:p>
          </table:table-cell>
          <table:table-cell table:style-name="ce840" office:value-type="float" office:value="0" calcext:value-type="float">
            <text:p>0</text:p>
          </table:table-cell>
          <table:table-cell table:style-name="ce848" office:value-type="float" office:value="2" calcext:value-type="float">
            <text:p>2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3" calcext:value-type="float">
            <text:p>3</text:p>
          </table:table-cell>
          <table:table-cell table:style-name="ce1584" office:value-type="float" office:value="0" calcext:value-type="float">
            <text:p>0</text:p>
          </table:table-cell>
          <table:table-cell table:style-name="ce848" office:value-type="float" office:value="12" calcext:value-type="float">
            <text:p>12</text:p>
          </table:table-cell>
          <table:table-cell table:style-name="ce861" office:value-type="float" office:value="0" calcext:value-type="float">
            <text:p>0</text:p>
          </table:table-cell>
          <table:table-cell table:style-name="ce868" office:value-type="float" office:value="120" calcext:value-type="float">
            <text:p>120</text:p>
          </table:table-cell>
          <table:table-cell table:style-name="ce1440" table:content-validation-name="val1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98" table:content-validation-name="val2" office:value-type="string" calcext:value-type="string">
            <text:p>semi_homing</text:p>
          </table:table-cell>
          <table:table-cell table:style-name="ce957" table:content-validation-name="val3" office:value-type="float" office:value="0" calcext:value-type="float">
            <text:p>0</text:p>
          </table:table-cell>
          <table:table-cell table:style-name="ce1027"/>
          <table:table-cell table:style-name="ce1096"/>
          <table:table-cell table:style-name="ce1162" table:number-columns-repeated="2"/>
          <table:table-cell table:style-name="ce1571"/>
          <table:table-cell table:number-columns-repeated="998"/>
        </table:table-row>
        <table:table-row table:style-name="ro1">
          <table:table-cell table:style-name="ce30" office:value-type="string" calcext:value-type="string">
            <text:p>V_Itsukoi_carpet_bombing_right</text:p>
          </table:table-cell>
          <table:table-cell table:style-name="ce28" office:value-type="string" calcext:value-type="string">
            <text:p>Vanguard_Itsukoi_Carpet_Bombing</text:p>
          </table:table-cell>
          <table:table-cell table:style-name="ce691" office:value-type="string" calcext:value-type="string">
            <text:p>2D/Equipment/laser.png</text:p>
          </table:table-cell>
          <table:table-cell table:number-columns-repeated="2" table:style-name="ce63" office:value-type="float" office:value="48" calcext:value-type="float">
            <text:p>48</text:p>
          </table:table-cell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6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table:style-name="ce158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441" table:content-validation-name="val1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900"/>
          <table:table-cell table:number-columns-repeated="998"/>
        </table:table-row>
        <table:table-row table:style-name="ro1">
          <table:table-cell table:style-name="ce30" office:value-type="string" calcext:value-type="string">
            <text:p>V_Itsukoi_carpet_bombing_left</text:p>
          </table:table-cell>
          <table:table-cell table:style-name="ce31" office:value-type="string" calcext:value-type="string">
            <text:p>Vanguard_Itsukoi_Carpet_Bombing</text:p>
          </table:table-cell>
          <table:table-cell table:style-name="ce692" office:value-type="string" calcext:value-type="string">
            <text:p>2D/Equipment/laser.png</text:p>
          </table:table-cell>
          <table:table-cell table:number-columns-repeated="2" table:style-name="ce77" office:value-type="float" office:value="48" calcext:value-type="float">
            <text:p>48</text:p>
          </table:table-cell>
          <table:table-cell table:style-name="ce77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9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table:style-name="ce158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442" table:content-validation-name="val1" office:value-type="float" office:value="0" calcext:value-type="float">
            <text:p>0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900"/>
          <table:table-cell table:number-columns-repeated="998"/>
        </table:table-row>
        <table:table-row table:style-name="ro1">
          <table:table-cell table:style-name="ce36" office:value-type="string" calcext:value-type="string">
            <text:p>V_Katyusha_ring1L</text:p>
          </table:table-cell>
          <table:table-cell table:style-name="ce21" office:value-type="string" calcext:value-type="string">
            <text:p>Vanguard_Katyusha_Ring1_Left</text:p>
          </table:table-cell>
          <table:table-cell table:style-name="ce693" office:value-type="string" calcext:value-type="string">
            <text:p>2D/Equipment/laser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2" office:value-type="string" calcext:value-type="string">
            <text:p>V_laserM</text:p>
          </table:table-cell>
          <table:table-cell table:style-name="ce760" office:value-type="float" office:value="20" calcext:value-type="float">
            <text:p>20</text:p>
          </table:table-cell>
          <table:table-cell table:style-name="ce800" office:value-type="float" office:value="370" calcext:value-type="float">
            <text:p>370</text:p>
          </table:table-cell>
          <table:table-cell table:style-name="ce880" office:value-type="float" office:value="0" calcext:value-type="float">
            <text:p>0</text:p>
          </table:table-cell>
          <table:table-cell table:style-name="ce929" office:value-type="string" calcext:value-type="string">
            <text:p>0.4</text:p>
          </table:table-cell>
          <table:table-cell table:style-name="ce929" office:value-type="float" office:value="7" calcext:value-type="float">
            <text:p>7</text:p>
          </table:table-cell>
          <table:table-cell table:style-name="ce937" office:value-type="float" office:value="2" calcext:value-type="float">
            <text:p>2</text:p>
          </table:table-cell>
          <table:table-cell table:style-name="ce1587" office:value-type="float" office:value="0" calcext:value-type="float">
            <text:p>0</text:p>
          </table:table-cell>
          <table:table-cell table:style-name="ce929" office:value-type="float" office:value="9" calcext:value-type="float">
            <text:p>9</text:p>
          </table:table-cell>
          <table:table-cell table:style-name="ce950" office:value-type="float" office:value="8" calcext:value-type="float">
            <text:p>8</text:p>
          </table:table-cell>
          <table:table-cell table:style-name="ce964" office:value-type="float" office:value="120" calcext:value-type="float">
            <text:p>120</text:p>
          </table:table-cell>
          <table:table-cell table:style-name="ce1443" table:content-validation-name="val1" office:value-type="float" office:value="0" calcext:value-type="float">
            <text:p>0</text:p>
          </table:table-cell>
          <table:table-cell table:style-name="ce126" office:value-type="float" office:value="2" calcext:value-type="float">
            <text:p>2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19" table:content-validation-name="val3" office:value-type="float" office:value="0" calcext:value-type="float">
            <text:p>0</text:p>
          </table:table-cell>
          <table:table-cell table:style-name="ce1094"/>
          <table:table-cell table:style-name="ce1166"/>
          <table:table-cell table:style-name="ce1236" table:number-columns-repeated="2"/>
          <table:table-cell table:style-name="ce1572"/>
          <table:table-cell table:number-columns-repeated="998"/>
        </table:table-row>
        <table:table-row table:style-name="ro1">
          <table:table-cell table:style-name="ce36" office:value-type="string" calcext:value-type="string">
            <text:p>V_Katyusha_ring1M</text:p>
          </table:table-cell>
          <table:table-cell table:style-name="ce21" office:value-type="string" calcext:value-type="string">
            <text:p>Vanguard_Katyusha_Ring1_Mid</text:p>
          </table:table-cell>
          <table:table-cell table:style-name="ce694" office:value-type="string" calcext:value-type="string">
            <text:p>2D/Equipment/laser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3" office:value-type="string" calcext:value-type="string">
            <text:p>V_laserM</text:p>
          </table:table-cell>
          <table:table-cell table:style-name="ce761" office:value-type="float" office:value="20" calcext:value-type="float">
            <text:p>20</text:p>
          </table:table-cell>
          <table:table-cell table:style-name="ce801" office:value-type="float" office:value="370" calcext:value-type="float">
            <text:p>370</text:p>
          </table:table-cell>
          <table:table-cell table:style-name="ce882" office:value-type="float" office:value="0" calcext:value-type="float">
            <text:p>0</text:p>
          </table:table-cell>
          <table:table-cell table:style-name="ce930" office:value-type="string" calcext:value-type="string">
            <text:p>0.4</text:p>
          </table:table-cell>
          <table:table-cell table:style-name="ce922" office:value-type="float" office:value="7" calcext:value-type="float">
            <text:p>7</text:p>
          </table:table-cell>
          <table:table-cell table:style-name="ce938" office:value-type="float" office:value="2" calcext:value-type="float">
            <text:p>2</text:p>
          </table:table-cell>
          <table:table-cell table:style-name="ce1588" office:value-type="float" office:value="0" calcext:value-type="float">
            <text:p>0</text:p>
          </table:table-cell>
          <table:table-cell table:style-name="ce922" office:value-type="float" office:value="9" calcext:value-type="float">
            <text:p>9</text:p>
          </table:table-cell>
          <table:table-cell table:style-name="ce951" office:value-type="float" office:value="8" calcext:value-type="float">
            <text:p>8</text:p>
          </table:table-cell>
          <table:table-cell table:style-name="ce965" office:value-type="float" office:value="120" calcext:value-type="float">
            <text:p>120</text:p>
          </table:table-cell>
          <table:table-cell table:style-name="ce1444" table:content-validation-name="val1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20" table:content-validation-name="val3" office:value-type="float" office:value="0" calcext:value-type="float">
            <text:p>0</text:p>
          </table:table-cell>
          <table:table-cell table:style-name="ce1095"/>
          <table:table-cell table:style-name="ce1167"/>
          <table:table-cell table:style-name="ce1237" table:number-columns-repeated="2"/>
          <table:table-cell table:style-name="ce1573"/>
          <table:table-cell table:number-columns-repeated="998"/>
        </table:table-row>
        <table:table-row table:style-name="ro1">
          <table:table-cell table:style-name="ce45" office:value-type="string" calcext:value-type="string">
            <text:p>V_Katyusha_ring2L</text:p>
          </table:table-cell>
          <table:table-cell table:style-name="ce22" office:value-type="string" calcext:value-type="string">
            <text:p>Vanguard_Katyusha_Ring2_Left</text:p>
          </table:table-cell>
          <table:table-cell table:style-name="ce695" office:value-type="string" calcext:value-type="string">
            <text:p>2D/Equipment/laser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4" office:value-type="string" calcext:value-type="string">
            <text:p>V_laserM</text:p>
          </table:table-cell>
          <table:table-cell table:style-name="ce762" office:value-type="float" office:value="20" calcext:value-type="float">
            <text:p>20</text:p>
          </table:table-cell>
          <table:table-cell table:style-name="ce802" office:value-type="float" office:value="370" calcext:value-type="float">
            <text:p>370</text:p>
          </table:table-cell>
          <table:table-cell table:style-name="ce883" office:value-type="float" office:value="0" calcext:value-type="float">
            <text:p>0</text:p>
          </table:table-cell>
          <table:table-cell table:style-name="ce931" office:value-type="string" calcext:value-type="string">
            <text:p>0.4</text:p>
          </table:table-cell>
          <table:table-cell table:style-name="ce923" office:value-type="float" office:value="6" calcext:value-type="float">
            <text:p>6</text:p>
          </table:table-cell>
          <table:table-cell table:style-name="ce939" office:value-type="string" calcext:value-type="string">
            <text:p>2.6</text:p>
          </table:table-cell>
          <table:table-cell table:style-name="ce1589" office:value-type="float" office:value="0" calcext:value-type="float">
            <text:p>0</text:p>
          </table:table-cell>
          <table:table-cell table:style-name="ce923" office:value-type="float" office:value="8" calcext:value-type="float">
            <text:p>8</text:p>
          </table:table-cell>
          <table:table-cell table:style-name="ce953" office:value-type="float" office:value="8" calcext:value-type="float">
            <text:p>8</text:p>
          </table:table-cell>
          <table:table-cell table:style-name="ce966" office:value-type="float" office:value="106" calcext:value-type="float">
            <text:p>106</text:p>
          </table:table-cell>
          <table:table-cell table:style-name="ce1445" table:content-validation-name="val1" office:value-type="float" office:value="0" calcext:value-type="float">
            <text:p>0</text:p>
          </table:table-cell>
          <table:table-cell table:style-name="ce127" office:value-type="float" office:value="2" calcext:value-type="float">
            <text:p>2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1" table:content-validation-name="val3" office:value-type="float" office:value="0" calcext:value-type="float">
            <text:p>0</text:p>
          </table:table-cell>
          <table:table-cell table:style-name="ce1097"/>
          <table:table-cell table:style-name="ce1168"/>
          <table:table-cell table:style-name="ce1238" table:number-columns-repeated="2"/>
          <table:table-cell table:style-name="ce1574"/>
          <table:table-cell table:number-columns-repeated="998"/>
        </table:table-row>
        <table:table-row table:style-name="ro1">
          <table:table-cell table:style-name="ce45" office:value-type="string" calcext:value-type="string">
            <text:p>V_Katyusha_ring2M</text:p>
          </table:table-cell>
          <table:table-cell table:style-name="ce22" office:value-type="string" calcext:value-type="string">
            <text:p>Vanguard_Katyusha_Ring2_Mid</text:p>
          </table:table-cell>
          <table:table-cell table:style-name="ce696" office:value-type="string" calcext:value-type="string">
            <text:p>2D/Equipment/laser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5" office:value-type="string" calcext:value-type="string">
            <text:p>V_laserM</text:p>
          </table:table-cell>
          <table:table-cell table:style-name="ce763" office:value-type="float" office:value="20" calcext:value-type="float">
            <text:p>20</text:p>
          </table:table-cell>
          <table:table-cell table:style-name="ce803" office:value-type="float" office:value="370" calcext:value-type="float">
            <text:p>370</text:p>
          </table:table-cell>
          <table:table-cell table:style-name="ce884" office:value-type="float" office:value="0" calcext:value-type="float">
            <text:p>0</text:p>
          </table:table-cell>
          <table:table-cell table:style-name="ce932" office:value-type="string" calcext:value-type="string">
            <text:p>0.4</text:p>
          </table:table-cell>
          <table:table-cell table:style-name="ce924" office:value-type="float" office:value="6" calcext:value-type="float">
            <text:p>6</text:p>
          </table:table-cell>
          <table:table-cell table:style-name="ce940" office:value-type="string" calcext:value-type="string">
            <text:p>2.6</text:p>
          </table:table-cell>
          <table:table-cell table:style-name="ce1590" office:value-type="float" office:value="0" calcext:value-type="float">
            <text:p>0</text:p>
          </table:table-cell>
          <table:table-cell table:style-name="ce924" office:value-type="float" office:value="8" calcext:value-type="float">
            <text:p>8</text:p>
          </table:table-cell>
          <table:table-cell table:style-name="ce954" office:value-type="float" office:value="8" calcext:value-type="float">
            <text:p>8</text:p>
          </table:table-cell>
          <table:table-cell table:style-name="ce967" office:value-type="float" office:value="106" calcext:value-type="float">
            <text:p>106</text:p>
          </table:table-cell>
          <table:table-cell table:style-name="ce1447" table:content-validation-name="val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2" table:content-validation-name="val3" office:value-type="float" office:value="0" calcext:value-type="float">
            <text:p>0</text:p>
          </table:table-cell>
          <table:table-cell table:style-name="ce1098"/>
          <table:table-cell table:style-name="ce1169"/>
          <table:table-cell table:style-name="ce1239" table:number-columns-repeated="2"/>
          <table:table-cell table:style-name="ce1575"/>
          <table:table-cell table:number-columns-repeated="998"/>
        </table:table-row>
        <table:table-row table:style-name="ro1">
          <table:table-cell table:style-name="ce46" office:value-type="string" calcext:value-type="string">
            <text:p>V_Katyusha_dragonball</text:p>
          </table:table-cell>
          <table:table-cell table:style-name="ce35" office:value-type="string" calcext:value-type="string">
            <text:p>Vanguard_Katyusha_Dragonballs</text:p>
          </table:table-cell>
          <table:table-cell table:style-name="ce697" office:value-type="string" calcext:value-type="string">
            <text:p>2D/Equipment/laser.png</text:p>
          </table:table-cell>
          <table:table-cell table:number-columns-repeated="2" table:style-name="ce157" office:value-type="float" office:value="48" calcext:value-type="float">
            <text:p>48</text:p>
          </table:table-cell>
          <table:table-cell table:style-name="ce15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57" office:value-type="float" office:value="50" calcext:value-type="float">
            <text:p>50</text:p>
          </table:table-cell>
          <table:table-cell table:style-name="ce827" office:value-type="float" office:value="600" calcext:value-type="float">
            <text:p>600</text:p>
          </table:table-cell>
          <table:table-cell table:style-name="ce918" office:value-type="float" office:value="0" calcext:value-type="float">
            <text:p>0</text:p>
          </table:table-cell>
          <table:table-cell table:style-name="ce943" office:value-type="string" calcext:value-type="string">
            <text:p>0.23</text:p>
          </table:table-cell>
          <table:table-cell table:style-name="ce943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1591" office:value-type="float" office:value="0" calcext:value-type="float">
            <text:p>0</text:p>
          </table:table-cell>
          <table:table-cell table:style-name="ce943" office:value-type="float" office:value="3" calcext:value-type="float">
            <text:p>3</text:p>
          </table:table-cell>
          <table:table-cell table:style-name="ce984" office:value-type="float" office:value="30" calcext:value-type="float">
            <text:p>30</text:p>
          </table:table-cell>
          <table:table-cell table:style-name="ce996" office:value-type="float" office:value="8" calcext:value-type="float">
            <text:p>8</text:p>
          </table:table-cell>
          <table:table-cell table:style-name="ce1448" table:content-validation-name="val1" office:value-type="string" calcext:value-type="string">
            <text:p>alternate</text:p>
          </table:table-cell>
          <table:table-cell table:style-name="ce943" office:value-type="float" office:value="0" calcext:value-type="float">
            <text:p>0</text:p>
          </table:table-cell>
          <table:table-cell table:style-name="ce1018" table:content-validation-name="val2" office:value-type="string" calcext:value-type="string">
            <text:p>semi_homing</text:p>
          </table:table-cell>
          <table:table-cell table:style-name="ce1104" table:content-validation-name="val3" office:value-type="float" office:value="0" calcext:value-type="float">
            <text:p>0</text:p>
          </table:table-cell>
          <table:table-cell table:number-columns-repeated="4"/>
          <table:table-cell table:style-name="ce900"/>
          <table:table-cell table:number-columns-repeated="998"/>
        </table:table-row>
        <table:table-row table:style-name="ro1">
          <table:table-cell table:style-name="ce48" office:value-type="string" calcext:value-type="string">
            <text:p>V_Katyusha_break_laser1</text:p>
          </table:table-cell>
          <table:table-cell table:style-name="ce40" office:value-type="string" calcext:value-type="string">
            <text:p>Vanguard_Katyusha_Break_Laser1</text:p>
          </table:table-cell>
          <table:table-cell table:style-name="ce698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5" office:value-type="string" calcext:value-type="string">
            <text:p>V_laserM</text:p>
          </table:table-cell>
          <table:table-cell table:style-name="ce764" office:value-type="float" office:value="20" calcext:value-type="float">
            <text:p>20</text:p>
          </table:table-cell>
          <table:table-cell table:style-name="ce850" office:value-type="float" office:value="330" calcext:value-type="float">
            <text:p>330</text:p>
          </table:table-cell>
          <table:table-cell table:style-name="ce962" office:value-type="float" office:value="0" calcext:value-type="float">
            <text:p>0</text:p>
          </table:table-cell>
          <table:table-cell table:style-name="ce258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1592" office:value-type="float" office:value="0" calcext:value-type="float">
            <text:p>0</text:p>
          </table:table-cell>
          <table:table-cell table:style-name="ce258" office:value-type="float" office:value="6" calcext:value-type="float">
            <text:p>6</text:p>
          </table:table-cell>
          <table:table-cell table:style-name="ce1016" office:value-type="float" office:value="16" calcext:value-type="float">
            <text:p>16</text:p>
          </table:table-cell>
          <table:table-cell table:style-name="ce1037" office:value-type="float" office:value="60" calcext:value-type="float">
            <text:p>60</text:p>
          </table:table-cell>
          <table:table-cell table:style-name="ce1449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2" table:content-validation-name="val3" office:value-type="float" office:value="0" calcext:value-type="float">
            <text:p>0</text:p>
          </table:table-cell>
          <table:table-cell table:style-name="ce1220"/>
          <table:table-cell table:style-name="ce1297"/>
          <table:table-cell table:style-name="ce1370" table:number-columns-repeated="2"/>
          <table:table-cell table:style-name="ce1576"/>
          <table:table-cell table:number-columns-repeated="998"/>
        </table:table-row>
        <table:table-row table:style-name="ro1">
          <table:table-cell table:style-name="ce49" office:value-type="string" calcext:value-type="string">
            <text:p>V_Katyusha_break_laser2</text:p>
          </table:table-cell>
          <table:table-cell table:style-name="ce53" office:value-type="string" calcext:value-type="string">
            <text:p>Vanguard_Katyusha_Break_Laser2</text:p>
          </table:table-cell>
          <table:table-cell table:style-name="ce699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6" office:value-type="string" calcext:value-type="string">
            <text:p>V_laserM</text:p>
          </table:table-cell>
          <table:table-cell table:style-name="ce755" office:value-type="float" office:value="20" calcext:value-type="float">
            <text:p>20</text:p>
          </table:table-cell>
          <table:table-cell table:style-name="ce851" office:value-type="float" office:value="500" calcext:value-type="float">
            <text:p>500</text:p>
          </table:table-cell>
          <table:table-cell table:style-name="ce963" office:value-type="float" office:value="0" calcext:value-type="float">
            <text:p>0</text:p>
          </table:table-cell>
          <table:table-cell table:style-name="ce1005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1593" office:value-type="float" office:value="0" calcext:value-type="float">
            <text:p>0</text:p>
          </table:table-cell>
          <table:table-cell table:style-name="ce258" office:value-type="float" office:value="5" calcext:value-type="float">
            <text:p>5</text:p>
          </table:table-cell>
          <table:table-cell table:style-name="ce1016" office:value-type="float" office:value="8" calcext:value-type="float">
            <text:p>8</text:p>
          </table:table-cell>
          <table:table-cell table:style-name="ce1037" office:value-type="float" office:value="45" calcext:value-type="float">
            <text:p>45</text:p>
          </table:table-cell>
          <table:table-cell table:style-name="ce1450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3" table:content-validation-name="val3" office:value-type="float" office:value="0" calcext:value-type="float">
            <text:p>0</text:p>
          </table:table-cell>
          <table:table-cell table:style-name="ce1221"/>
          <table:table-cell table:style-name="ce1298"/>
          <table:table-cell table:style-name="ce1371" table:number-columns-repeated="2"/>
          <table:table-cell table:style-name="ce1577"/>
          <table:table-cell table:number-columns-repeated="998"/>
        </table:table-row>
        <table:table-row table:style-name="ro1">
          <table:table-cell table:style-name="ce58" office:value-type="string" calcext:value-type="string">
            <text:p>V_Katyusha_break_dragonball</text:p>
          </table:table-cell>
          <table:table-cell table:style-name="ce55" office:value-type="string" calcext:value-type="string">
            <text:p>Vanguard_Katyusha_Break_Dragonballs</text:p>
          </table:table-cell>
          <table:table-cell table:style-name="ce700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65" office:value-type="float" office:value="50" calcext:value-type="float">
            <text:p>50</text:p>
          </table:table-cell>
          <table:table-cell table:style-name="ce852" office:value-type="float" office:value="700" calcext:value-type="float">
            <text:p>700</text:p>
          </table:table-cell>
          <table:table-cell table:style-name="ce968" office:value-type="float" office:value="0" calcext:value-type="float">
            <text:p>0</text:p>
          </table:table-cell>
          <table:table-cell table:style-name="ce1006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1594" office:value-type="float" office:value="0" calcext:value-type="float">
            <text:p>0</text:p>
          </table:table-cell>
          <table:table-cell table:style-name="ce258" office:value-type="float" office:value="4" calcext:value-type="float">
            <text:p>4</text:p>
          </table:table-cell>
          <table:table-cell table:style-name="ce1016" office:value-type="float" office:value="4" calcext:value-type="float">
            <text:p>4</text:p>
          </table:table-cell>
          <table:table-cell table:style-name="ce1037" office:value-type="float" office:value="30" calcext:value-type="float">
            <text:p>30</text:p>
          </table:table-cell>
          <table:table-cell table:style-name="ce1451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4" table:content-validation-name="val3" office:value-type="float" office:value="0" calcext:value-type="float">
            <text:p>0</text:p>
          </table:table-cell>
          <table:table-cell table:style-name="ce1222"/>
          <table:table-cell table:style-name="ce1299"/>
          <table:table-cell table:style-name="ce1372" table:number-columns-repeated="2"/>
          <table:table-cell table:style-name="ce1578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125" office:value-type="string" calcext:value-type="string">
            <text:p>R_Sigma1_laserbeam</text:p>
          </table:table-cell>
          <table:table-cell table:style-name="ce171" office:value-type="string" calcext:value-type="string">
            <text:p>Royale_Sigma1_Laserbeam</text:p>
          </table:table-cell>
          <table:table-cell table:style-name="ce704" office:value-type="string" calcext:value-type="string">
            <text:p>2D/Equipment/laser.png</text:p>
          </table:table-cell>
          <table:table-cell table:number-columns-repeated="2" table:style-name="ce546" office:value-type="float" office:value="48" calcext:value-type="float">
            <text:p>48</text:p>
          </table:table-cell>
          <table:table-cell table:style-name="ce546" office:value-type="float" office:value="1" calcext:value-type="float">
            <text:p>1</text:p>
          </table:table-cell>
          <table:table-cell table:style-name="ce91" office:value-type="string" calcext:value-type="string">
            <text:p>R_laserbeamS</text:p>
          </table:table-cell>
          <table:table-cell table:style-name="ce834" office:value-type="float" office:value="5" calcext:value-type="float">
            <text:p>5</text:p>
          </table:table-cell>
          <table:table-cell table:style-name="ce944" office:value-type="float" office:value="0" calcext:value-type="float">
            <text:p>0</text:p>
          </table:table-cell>
          <table:table-cell table:style-name="ce1068" office:value-type="float" office:value="0" calcext:value-type="float">
            <text:p>0</text:p>
          </table:table-cell>
          <table:table-cell table:style-name="ce1088" office:value-type="float" office:value="1" calcext:value-type="float">
            <text:p>1</text:p>
          </table:table-cell>
          <table:table-cell table:style-name="ce1088" office:value-type="float" office:value="-1" calcext:value-type="float">
            <text:p>-1</text:p>
          </table:table-cell>
          <table:table-cell table:style-name="ce1115" office:value-type="float" office:value="3" calcext:value-type="float">
            <text:p>3</text:p>
          </table:table-cell>
          <table:table-cell table:style-name="ce1595" office:value-type="float" office:value="1" calcext:value-type="float">
            <text:p>1</text:p>
          </table:table-cell>
          <table:table-cell table:style-name="ce1088" office:value-type="float" office:value="1" calcext:value-type="float">
            <text:p>1</text:p>
          </table:table-cell>
          <table:table-cell table:style-name="ce1134" office:value-type="float" office:value="0" calcext:value-type="float">
            <text:p>0</text:p>
          </table:table-cell>
          <table:table-cell table:style-name="ce1156" office:value-type="float" office:value="0" calcext:value-type="float">
            <text:p>0</text:p>
          </table:table-cell>
          <table:table-cell table:style-name="ce1452" table:content-validation-name="val1" office:value-type="float" office:value="0" calcext:value-type="float">
            <text:p>0</text:p>
          </table:table-cell>
          <table:table-cell table:style-name="ce1088" office:value-type="float" office:value="0" calcext:value-type="float">
            <text:p>0</text:p>
          </table:table-cell>
          <table:table-cell table:style-name="ce1198" table:content-validation-name="val2" office:value-type="float" office:value="0" calcext:value-type="float">
            <text:p>0</text:p>
          </table:table-cell>
          <table:table-cell table:style-name="ce1287" table:content-validation-name="val3" office:value-type="float" office:value="0" calcext:value-type="float">
            <text:p>0</text:p>
          </table:table-cell>
          <table:table-cell table:style-name="ce1346"/>
          <table:table-cell table:style-name="ce1426"/>
          <table:table-cell table:style-name="ce1503" table:number-columns-repeated="2"/>
          <table:table-cell table:style-name="ce1579"/>
          <table:table-cell table:number-columns-repeated="998"/>
        </table:table-row>
        <table:table-row table:style-name="ro1">
          <table:table-cell table:style-name="ce133" office:value-type="string" calcext:value-type="string">
            <text:p>R_Gamma1_minirocket</text:p>
          </table:table-cell>
          <table:table-cell table:style-name="ce233" office:value-type="string" calcext:value-type="string">
            <text:p>Royale_Gamma_Minirocket</text:p>
          </table:table-cell>
          <table:table-cell table:style-name="ce705" office:value-type="string" calcext:value-type="string">
            <text:p>2D/Equipment/laser.png</text:p>
          </table:table-cell>
          <table:table-cell table:number-columns-repeated="2" table:style-name="ce547" office:value-type="float" office:value="48" calcext:value-type="float">
            <text:p>48</text:p>
          </table:table-cell>
          <table:table-cell table:style-name="ce547" office:value-type="float" office:value="1" calcext:value-type="float">
            <text:p>1</text:p>
          </table:table-cell>
          <table:table-cell table:style-name="ce909" office:value-type="string" calcext:value-type="string">
            <text:p>R_minirocket</text:p>
          </table:table-cell>
          <table:table-cell table:style-name="ce820" office:value-type="float" office:value="20" calcext:value-type="float">
            <text:p>20</text:p>
          </table:table-cell>
          <table:table-cell table:style-name="ce948" office:value-type="float" office:value="500" calcext:value-type="float">
            <text:p>500</text:p>
          </table:table-cell>
          <table:table-cell table:style-name="ce1055" office:value-type="float" office:value="0" calcext:value-type="float">
            <text:p>0</text:p>
          </table:table-cell>
          <table:table-cell table:style-name="ce547" office:value-type="string" calcext:value-type="string">
            <text:p>0.03</text:p>
          </table:table-cell>
          <table:table-cell table:style-name="ce547" office:value-type="float" office:value="1" calcext:value-type="float">
            <text:p>1</text:p>
          </table:table-cell>
          <table:table-cell table:style-name="ce1102" office:value-type="float" office:value="4" calcext:value-type="float">
            <text:p>4</text:p>
          </table:table-cell>
          <table:table-cell table:style-name="ce1596" office:value-type="float" office:value="0" calcext:value-type="float">
            <text:p>0</text:p>
          </table:table-cell>
          <table:table-cell table:style-name="ce547" office:value-type="float" office:value="12" calcext:value-type="float">
            <text:p>12</text:p>
          </table:table-cell>
          <table:table-cell table:style-name="ce1121" office:value-type="float" office:value="5" calcext:value-type="float">
            <text:p>5</text:p>
          </table:table-cell>
          <table:table-cell table:style-name="ce1140" office:value-type="float" office:value="100" calcext:value-type="float">
            <text:p>100</text:p>
          </table:table-cell>
          <table:table-cell table:style-name="ce1453" table:content-validation-name="val1" office:value-type="string" calcext:value-type="string">
            <text:p>alternate</text:p>
          </table:table-cell>
          <table:table-cell table:style-name="ce547" office:value-type="float" office:value="180" calcext:value-type="float">
            <text:p>180</text:p>
          </table:table-cell>
          <table:table-cell table:style-name="ce1181" table:content-validation-name="val2" office:value-type="string" calcext:value-type="string">
            <text:p>homing</text:p>
          </table:table-cell>
          <table:table-cell table:style-name="ce1267" table:content-validation-name="val3" office:value-type="float" office:value="0" calcext:value-type="float">
            <text:p>0</text:p>
          </table:table-cell>
          <table:table-cell table:style-name="ce1347"/>
          <table:table-cell table:style-name="ce1427"/>
          <table:table-cell table:style-name="ce1504" table:number-columns-repeated="2"/>
          <table:table-cell table:style-name="ce1580"/>
          <table:table-cell table:number-columns-repeated="998"/>
        </table:table-row>
        <table:table-row table:style-name="ro1">
          <table:table-cell table:style-name="ce134" office:value-type="string" calcext:value-type="string">
            <text:p>R_Gamma1_laserbeam</text:p>
          </table:table-cell>
          <table:table-cell table:style-name="ce240" office:value-type="string" calcext:value-type="string">
            <text:p>Royale_Gamma_Laserbeam</text:p>
          </table:table-cell>
          <table:table-cell table:style-name="ce706" office:value-type="string" calcext:value-type="string">
            <text:p>2D/Equipment/laser.png</text:p>
          </table:table-cell>
          <table:table-cell table:number-columns-repeated="2" table:style-name="ce548" office:value-type="float" office:value="48" calcext:value-type="float">
            <text:p>48</text:p>
          </table:table-cell>
          <table:table-cell table:style-name="ce548" office:value-type="float" office:value="1" calcext:value-type="float">
            <text:p>1</text:p>
          </table:table-cell>
          <table:table-cell table:style-name="ce91" office:value-type="string" calcext:value-type="string">
            <text:p>R_laserbeamL</text:p>
          </table:table-cell>
          <table:table-cell table:style-name="ce821" office:value-type="float" office:value="10" calcext:value-type="float">
            <text:p>10</text:p>
          </table:table-cell>
          <table:table-cell table:style-name="ce921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548" office:value-type="float" office:value="3" calcext:value-type="float">
            <text:p>3</text:p>
          </table:table-cell>
          <table:table-cell table:style-name="ce548" office:value-type="float" office:value="-1" calcext:value-type="float">
            <text:p>-1</text:p>
          </table:table-cell>
          <table:table-cell table:style-name="ce1103" office:value-type="float" office:value="3" calcext:value-type="float">
            <text:p>3</text:p>
          </table:table-cell>
          <table:table-cell table:style-name="ce1597" office:value-type="float" office:value="1" calcext:value-type="float">
            <text:p>1</text:p>
          </table:table-cell>
          <table:table-cell table:style-name="ce548" office:value-type="float" office:value="1" calcext:value-type="float">
            <text:p>1</text:p>
          </table:table-cell>
          <table:table-cell table:style-name="ce1122" office:value-type="float" office:value="0" calcext:value-type="float">
            <text:p>0</text:p>
          </table:table-cell>
          <table:table-cell table:style-name="ce1141" office:value-type="float" office:value="0" calcext:value-type="float">
            <text:p>0</text:p>
          </table:table-cell>
          <table:table-cell table:style-name="ce1454" table:content-validation-name="val1" office:value-type="float" office:value="0" calcext:value-type="float">
            <text:p>0</text:p>
          </table:table-cell>
          <table:table-cell table:style-name="ce548" office:value-type="float" office:value="0" calcext:value-type="float">
            <text:p>0</text:p>
          </table:table-cell>
          <table:table-cell table:style-name="ce1652" table:content-validation-name="val2" office:value-type="float" office:value="0" calcext:value-type="float">
            <text:p>0</text:p>
          </table:table-cell>
          <table:table-cell table:style-name="ce1268" table:content-validation-name="val3" office:value-type="float" office:value="0" calcext:value-type="float">
            <text:p>0</text:p>
          </table:table-cell>
          <table:table-cell table:style-name="ce1348"/>
          <table:table-cell table:style-name="ce1428"/>
          <table:table-cell table:style-name="ce1505" table:number-columns-repeated="2"/>
          <table:table-cell table:style-name="ce1581"/>
          <table:table-cell table:number-columns-repeated="998"/>
        </table:table-row>
        <table:table-row table:style-name="ro1">
          <table:table-cell table:style-name="ce65" office:value-type="string" calcext:value-type="string">
            <text:p>R_Alpha1_laserM</text:p>
          </table:table-cell>
          <table:table-cell table:style-name="ce154" office:value-type="string" calcext:value-type="string">
            <text:p>Royale_Alpha1_LaserM</text:p>
          </table:table-cell>
          <table:table-cell table:style-name="ce798" office:value-type="string" calcext:value-type="string">
            <text:p>2D/Equipment/laser.png</text:p>
          </table:table-cell>
          <table:table-cell table:number-columns-repeated="2" table:style-name="ce828" office:value-type="float" office:value="48" calcext:value-type="float">
            <text:p>48</text:p>
          </table:table-cell>
          <table:table-cell table:style-name="ce828" office:value-type="float" office:value="1" calcext:value-type="float">
            <text:p>1</text:p>
          </table:table-cell>
          <table:table-cell table:style-name="ce91" office:value-type="string" calcext:value-type="string">
            <text:p>R_laserM</text:p>
          </table:table-cell>
          <table:table-cell table:style-name="ce1050" office:value-type="float" office:value="20" calcext:value-type="float">
            <text:p>20</text:p>
          </table:table-cell>
          <table:table-cell table:style-name="ce1170" office:value-type="float" office:value="500" calcext:value-type="float">
            <text:p>500</text:p>
          </table:table-cell>
          <table:table-cell table:style-name="ce1261" office:value-type="float" office:value="0" calcext:value-type="float">
            <text:p>0</text:p>
          </table:table-cell>
          <table:table-cell table:style-name="ce1280" office:value-type="string" calcext:value-type="string">
            <text:p>0.6</text:p>
          </table:table-cell>
          <table:table-cell table:style-name="ce1280" office:value-type="float" office:value="0" calcext:value-type="float">
            <text:p>0</text:p>
          </table:table-cell>
          <table:table-cell table:style-name="ce1308" office:value-type="float" office:value="0" calcext:value-type="float">
            <text:p>0</text:p>
          </table:table-cell>
          <table:table-cell table:style-name="ce1598" office:value-type="float" office:value="0" calcext:value-type="float">
            <text:p>0</text:p>
          </table:table-cell>
          <table:table-cell table:style-name="ce1280" office:value-type="float" office:value="2" calcext:value-type="float">
            <text:p>2</text:p>
          </table:table-cell>
          <table:table-cell table:style-name="ce1328" office:value-type="float" office:value="20" calcext:value-type="float">
            <text:p>20</text:p>
          </table:table-cell>
          <table:table-cell table:style-name="ce1351" office:value-type="float" office:value="0" calcext:value-type="float">
            <text:p>0</text:p>
          </table:table-cell>
          <table:table-cell table:style-name="ce1455" table:content-validation-name="val1" office:value-type="float" office:value="0" calcext:value-type="float">
            <text:p>0</text:p>
          </table:table-cell>
          <table:table-cell table:style-name="ce1280" office:value-type="float" office:value="0" calcext:value-type="float">
            <text:p>0</text:p>
          </table:table-cell>
          <table:table-cell table:style-name="ce1391" table:content-validation-name="val2" office:value-type="string" calcext:value-type="string">
            <text:p>homing</text:p>
          </table:table-cell>
          <table:table-cell table:style-name="ce1464" table:content-validation-name="val3" office:value-type="float" office:value="0" calcext:value-type="float">
            <text:p>0</text:p>
          </table:table-cell>
          <table:table-cell table:style-name="ce1634"/>
          <table:table-cell table:style-name="ce1713"/>
          <table:table-cell table:style-name="ce1792" table:number-columns-repeated="2"/>
          <table:table-cell table:style-name="ce1870"/>
          <table:table-cell table:number-columns-repeated="998"/>
        </table:table-row>
        <table:table-row table:style-name="ro1">
          <table:table-cell table:style-name="ce67" office:value-type="string" calcext:value-type="string">
            <text:p>R_Beta1_laserS_machinegun</text:p>
          </table:table-cell>
          <table:table-cell table:style-name="ce168" office:value-type="string" calcext:value-type="string">
            <text:p>Royale_Beta1_LaserS_Machinegun</text:p>
          </table:table-cell>
          <table:table-cell table:style-name="ce796" office:value-type="string" calcext:value-type="string">
            <text:p>2D/Equipment/laser.png</text:p>
          </table:table-cell>
          <table:table-cell table:number-columns-repeated="2" table:style-name="ce829" office:value-type="float" office:value="48" calcext:value-type="float">
            <text:p>48</text:p>
          </table:table-cell>
          <table:table-cell table:style-name="ce829" office:value-type="float" office:value="1" calcext:value-type="float">
            <text:p>1</text:p>
          </table:table-cell>
          <table:table-cell table:style-name="ce91" office:value-type="string" calcext:value-type="string">
            <text:p>R_laserS</text:p>
          </table:table-cell>
          <table:table-cell table:style-name="ce1052" office:value-type="float" office:value="5" calcext:value-type="float">
            <text:p>5</text:p>
          </table:table-cell>
          <table:table-cell table:style-name="ce1179" office:value-type="float" office:value="700" calcext:value-type="float">
            <text:p>700</text:p>
          </table:table-cell>
          <table:table-cell table:style-name="ce1258" office:value-type="float" office:value="0" calcext:value-type="float">
            <text:p>0</text:p>
          </table:table-cell>
          <table:table-cell table:style-name="ce1279" office:value-type="string" calcext:value-type="string">
            <text:p>0.05</text:p>
          </table:table-cell>
          <table:table-cell table:style-name="ce1279" office:value-type="float" office:value="4" calcext:value-type="float">
            <text:p>4</text:p>
          </table:table-cell>
          <table:table-cell table:style-name="ce1310" office:value-type="string" calcext:value-type="string">
            <text:p>0.8</text:p>
          </table:table-cell>
          <table:table-cell table:style-name="ce1599" office:value-type="float" office:value="0" calcext:value-type="float">
            <text:p>0</text:p>
          </table:table-cell>
          <table:table-cell table:style-name="ce1279" office:value-type="float" office:value="4" calcext:value-type="float">
            <text:p>4</text:p>
          </table:table-cell>
          <table:table-cell table:style-name="ce1331" office:value-type="float" office:value="10" calcext:value-type="float">
            <text:p>10</text:p>
          </table:table-cell>
          <table:table-cell table:style-name="ce1356" office:value-type="float" office:value="0" calcext:value-type="float">
            <text:p>0</text:p>
          </table:table-cell>
          <table:table-cell table:style-name="ce1456" table:content-validation-name="val1" office:value-type="string" calcext:value-type="string">
            <text:p>ascending2</text:p>
          </table:table-cell>
          <table:table-cell table:style-name="ce1279" office:value-type="float" office:value="0" calcext:value-type="float">
            <text:p>0</text:p>
          </table:table-cell>
          <table:table-cell table:style-name="ce1629" table:content-validation-name="val2" office:value-type="float" office:value="0" calcext:value-type="float">
            <text:p>0</text:p>
          </table:table-cell>
          <table:table-cell table:style-name="ce1712" table:content-validation-name="val3" office:value-type="float" office:value="0" calcext:value-type="float">
            <text:p>0</text:p>
          </table:table-cell>
          <table:table-cell table:style-name="ce1794"/>
          <table:table-cell table:style-name="ce1874"/>
          <table:table-cell table:style-name="ce1953" table:number-columns-repeated="2"/>
          <table:table-cell table:style-name="ce2032"/>
          <table:table-cell table:number-columns-repeated="998"/>
        </table:table-row>
        <table:table-row table:style-name="ro1">
          <table:table-cell table:style-name="ce86" office:value-type="string" calcext:value-type="string">
            <text:p>R_Beta1_laserM</text:p>
          </table:table-cell>
          <table:table-cell table:style-name="ce248" office:value-type="string" calcext:value-type="string">
            <text:p>Royale_Beta1_LaserM</text:p>
          </table:table-cell>
          <table:table-cell table:style-name="ce809" office:value-type="string" calcext:value-type="string">
            <text:p>2D/Equipment/laser.png</text:p>
          </table:table-cell>
          <table:table-cell table:number-columns-repeated="2" table:style-name="ce841" office:value-type="float" office:value="48" calcext:value-type="float">
            <text:p>48</text:p>
          </table:table-cell>
          <table:table-cell table:style-name="ce841" office:value-type="float" office:value="1" calcext:value-type="float">
            <text:p>1</text:p>
          </table:table-cell>
          <table:table-cell table:style-name="ce91" office:value-type="string" calcext:value-type="string">
            <text:p>R_laserM</text:p>
          </table:table-cell>
          <table:table-cell table:style-name="ce1066" office:value-type="float" office:value="20" calcext:value-type="float">
            <text:p>20</text:p>
          </table:table-cell>
          <table:table-cell table:style-name="ce1175" office:value-type="float" office:value="500" calcext:value-type="float">
            <text:p>500</text:p>
          </table:table-cell>
          <table:table-cell table:style-name="ce1276" office:value-type="float" office:value="0" calcext:value-type="float">
            <text:p>0</text:p>
          </table:table-cell>
          <table:table-cell table:style-name="ce1301" office:value-type="string" calcext:value-type="string">
            <text:p>0.8</text:p>
          </table:table-cell>
          <table:table-cell table:style-name="ce1301" office:value-type="float" office:value="0" calcext:value-type="float">
            <text:p>0</text:p>
          </table:table-cell>
          <table:table-cell table:style-name="ce1329" office:value-type="float" office:value="0" calcext:value-type="float">
            <text:p>0</text:p>
          </table:table-cell>
          <table:table-cell table:style-name="ce1600" office:value-type="float" office:value="0" calcext:value-type="float">
            <text:p>0</text:p>
          </table:table-cell>
          <table:table-cell table:style-name="ce1301" office:value-type="float" office:value="2" calcext:value-type="float">
            <text:p>2</text:p>
          </table:table-cell>
          <table:table-cell table:style-name="ce1357" office:value-type="float" office:value="20" calcext:value-type="float">
            <text:p>20</text:p>
          </table:table-cell>
          <table:table-cell table:style-name="ce1470" office:value-type="float" office:value="0" calcext:value-type="float">
            <text:p>0</text:p>
          </table:table-cell>
          <table:table-cell table:style-name="ce1635" table:content-validation-name="val1" office:value-type="float" office:value="0" calcext:value-type="float">
            <text:p>0</text:p>
          </table:table-cell>
          <table:table-cell table:style-name="ce1301" office:value-type="float" office:value="0" calcext:value-type="float">
            <text:p>0</text:p>
          </table:table-cell>
          <table:table-cell table:style-name="ce1655" table:content-validation-name="val2" office:value-type="float" office:value="0" calcext:value-type="float">
            <text:p>0</text:p>
          </table:table-cell>
          <table:table-cell table:style-name="ce1740" table:content-validation-name="val3" office:value-type="float" office:value="0" calcext:value-type="float">
            <text:p>0</text:p>
          </table:table-cell>
          <table:table-cell table:style-name="ce1823"/>
          <table:table-cell table:style-name="ce1905"/>
          <table:table-cell table:style-name="ce1986" table:number-columns-repeated="2"/>
          <table:table-cell table:style-name="ce2067"/>
          <table:table-cell table:number-columns-repeated="998"/>
        </table:table-row>
        <table:table-row table:style-name="ro1">
          <table:table-cell table:style-name="ce122" office:value-type="string" calcext:value-type="string">
            <text:p>R_Alpha2_laserM_triple</text:p>
          </table:table-cell>
          <table:table-cell table:style-name="ce263" office:value-type="string" calcext:value-type="string">
            <text:p>Royale_Alpha2_LaserM_triple</text:p>
          </table:table-cell>
          <table:table-cell table:style-name="ce817" office:value-type="string" calcext:value-type="string">
            <text:p>2D/Equipment/laser.png</text:p>
          </table:table-cell>
          <table:table-cell table:number-columns-repeated="2" table:style-name="ce857" office:value-type="float" office:value="48" calcext:value-type="float">
            <text:p>48</text:p>
          </table:table-cell>
          <table:table-cell table:style-name="ce857" office:value-type="float" office:value="1" calcext:value-type="float">
            <text:p>1</text:p>
          </table:table-cell>
          <table:table-cell table:style-name="ce91" office:value-type="string" calcext:value-type="string">
            <text:p>R_laserS</text:p>
          </table:table-cell>
          <table:table-cell table:style-name="ce1147" office:value-type="float" office:value="20" calcext:value-type="float">
            <text:p>20</text:p>
          </table:table-cell>
          <table:table-cell table:style-name="ce1259" office:value-type="float" office:value="370" calcext:value-type="float">
            <text:p>370</text:p>
          </table:table-cell>
          <table:table-cell table:style-name="ce1303" office:value-type="float" office:value="0" calcext:value-type="float">
            <text:p>0</text:p>
          </table:table-cell>
          <table:table-cell table:style-name="ce1333" office:value-type="string" calcext:value-type="string">
            <text:p>0.8</text:p>
          </table:table-cell>
          <table:table-cell table:style-name="ce1333" office:value-type="float" office:value="0" calcext:value-type="float">
            <text:p>0</text:p>
          </table:table-cell>
          <table:table-cell table:style-name="ce1624" office:value-type="float" office:value="0" calcext:value-type="float">
            <text:p>0</text:p>
          </table:table-cell>
          <table:table-cell table:style-name="ce1715" office:value-type="float" office:value="0" calcext:value-type="float">
            <text:p>0</text:p>
          </table:table-cell>
          <table:table-cell table:style-name="ce1333" office:value-type="float" office:value="3" calcext:value-type="float">
            <text:p>3</text:p>
          </table:table-cell>
          <table:table-cell table:style-name="ce1738" office:value-type="float" office:value="10" calcext:value-type="float">
            <text:p>10</text:p>
          </table:table-cell>
          <table:table-cell table:style-name="ce1763" office:value-type="float" office:value="60" calcext:value-type="float">
            <text:p>60</text:p>
          </table:table-cell>
          <table:table-cell table:style-name="ce1851" table:content-validation-name="val1" office:value-type="float" office:value="0" calcext:value-type="float">
            <text:p>0</text:p>
          </table:table-cell>
          <table:table-cell table:style-name="ce1333" office:value-type="float" office:value="0" calcext:value-type="float">
            <text:p>0</text:p>
          </table:table-cell>
          <table:table-cell table:style-name="ce1875" table:content-validation-name="val2" office:value-type="string" calcext:value-type="string">
            <text:p>homing</text:p>
          </table:table-cell>
          <table:table-cell table:style-name="ce1961" table:content-validation-name="val3" office:value-type="float" office:value="0" calcext:value-type="float">
            <text:p>0</text:p>
          </table:table-cell>
          <table:table-cell table:style-name="ce2045"/>
          <table:table-cell table:style-name="ce2128"/>
          <table:table-cell table:style-name="ce2210" table:number-columns-repeated="2"/>
          <table:table-cell table:style-name="ce2292"/>
          <table:table-cell table:number-columns-repeated="998"/>
        </table:table-row>
        <table:table-row table:style-name="ro1">
          <table:table-cell table:style-name="ce123" office:value-type="string" calcext:value-type="string">
            <text:p>R_Alpha2_laserM_double</text:p>
          </table:table-cell>
          <table:table-cell table:style-name="ce265" office:value-type="string" calcext:value-type="string">
            <text:p>Royale_Alpha2_LaserM_double</text:p>
          </table:table-cell>
          <table:table-cell table:style-name="ce818" office:value-type="string" calcext:value-type="string">
            <text:p>2D/Equipment/laser.png</text:p>
          </table:table-cell>
          <table:table-cell table:number-columns-repeated="2" table:style-name="ce858" office:value-type="float" office:value="48" calcext:value-type="float">
            <text:p>48</text:p>
          </table:table-cell>
          <table:table-cell table:style-name="ce858" office:value-type="float" office:value="1" calcext:value-type="float">
            <text:p>1</text:p>
          </table:table-cell>
          <table:table-cell table:style-name="ce91" office:value-type="string" calcext:value-type="string">
            <text:p>R_laserM</text:p>
          </table:table-cell>
          <table:table-cell table:style-name="ce1082" office:value-type="float" office:value="20" calcext:value-type="float">
            <text:p>20</text:p>
          </table:table-cell>
          <table:table-cell table:style-name="ce1191" office:value-type="float" office:value="500" calcext:value-type="float">
            <text:p>500</text:p>
          </table:table-cell>
          <table:table-cell table:style-name="ce1304" office:value-type="float" office:value="0" calcext:value-type="float">
            <text:p>0</text:p>
          </table:table-cell>
          <table:table-cell table:style-name="ce1334" office:value-type="string" calcext:value-type="string">
            <text:p>0.8</text:p>
          </table:table-cell>
          <table:table-cell table:style-name="ce1334" office:value-type="float" office:value="0" calcext:value-type="float">
            <text:p>0</text:p>
          </table:table-cell>
          <table:table-cell table:style-name="ce1625" office:value-type="float" office:value="0" calcext:value-type="float">
            <text:p>0</text:p>
          </table:table-cell>
          <table:table-cell table:style-name="ce1716" office:value-type="float" office:value="0" calcext:value-type="float">
            <text:p>0</text:p>
          </table:table-cell>
          <table:table-cell table:style-name="ce1334" office:value-type="float" office:value="2" calcext:value-type="float">
            <text:p>2</text:p>
          </table:table-cell>
          <table:table-cell table:style-name="ce1739" office:value-type="float" office:value="20" calcext:value-type="float">
            <text:p>20</text:p>
          </table:table-cell>
          <table:table-cell table:style-name="ce1764" office:value-type="float" office:value="20" calcext:value-type="float">
            <text:p>20</text:p>
          </table:table-cell>
          <table:table-cell table:style-name="ce1852" table:content-validation-name="val1" office:value-type="float" office:value="0" calcext:value-type="float">
            <text:p>0</text:p>
          </table:table-cell>
          <table:table-cell table:style-name="ce1334" office:value-type="float" office:value="0" calcext:value-type="float">
            <text:p>0</text:p>
          </table:table-cell>
          <table:table-cell table:style-name="ce1902" table:content-validation-name="val2" office:value-type="string" calcext:value-type="string">
            <text:p>homing</text:p>
          </table:table-cell>
          <table:table-cell table:style-name="ce1962" table:content-validation-name="val3" office:value-type="float" office:value="0" calcext:value-type="float">
            <text:p>0</text:p>
          </table:table-cell>
          <table:table-cell table:style-name="ce2046"/>
          <table:table-cell table:style-name="ce2129"/>
          <table:table-cell table:style-name="ce2211" table:number-columns-repeated="2"/>
          <table:table-cell table:style-name="ce2293"/>
          <table:table-cell table:number-columns-repeated="998"/>
        </table:table-row>
        <table:table-row table:style-name="ro1">
          <table:table-cell table:style-name="ce137" office:value-type="string" calcext:value-type="string">
            <text:p>R_Beta2_laserS_machinegun</text:p>
          </table:table-cell>
          <table:table-cell table:style-name="ce538" office:value-type="string" calcext:value-type="string">
            <text:p>Royale_Beta1_LaserS_Machinegun</text:p>
          </table:table-cell>
          <table:table-cell table:style-name="ce838" office:value-type="string" calcext:value-type="string">
            <text:p>2D/Equipment/laser.png</text:p>
          </table:table-cell>
          <table:table-cell table:number-columns-repeated="2" table:style-name="ce875" office:value-type="float" office:value="48" calcext:value-type="float">
            <text:p>48</text:p>
          </table:table-cell>
          <table:table-cell table:style-name="ce875" office:value-type="float" office:value="1" calcext:value-type="float">
            <text:p>1</text:p>
          </table:table-cell>
          <table:table-cell table:style-name="ce91" office:value-type="string" calcext:value-type="string">
            <text:p>R_laserS</text:p>
          </table:table-cell>
          <table:table-cell table:style-name="ce1112" office:value-type="float" office:value="5" calcext:value-type="float">
            <text:p>5</text:p>
          </table:table-cell>
          <table:table-cell table:style-name="ce1260" office:value-type="float" office:value="550" calcext:value-type="float">
            <text:p>550</text:p>
          </table:table-cell>
          <table:table-cell table:style-name="ce1604" office:value-type="float" office:value="0" calcext:value-type="float">
            <text:p>0</text:p>
          </table:table-cell>
          <table:table-cell table:style-name="ce1628" office:value-type="string" calcext:value-type="string">
            <text:p>0.1</text:p>
          </table:table-cell>
          <table:table-cell table:style-name="ce1628" office:value-type="float" office:value="2" calcext:value-type="float">
            <text:p>2</text:p>
          </table:table-cell>
          <table:table-cell table:style-name="ce1665" office:value-type="string" calcext:value-type="string">
            <text:p>0.8</text:p>
          </table:table-cell>
          <table:table-cell table:style-name="ce1759" office:value-type="float" office:value="0" calcext:value-type="float">
            <text:p>0</text:p>
          </table:table-cell>
          <table:table-cell table:style-name="ce1628" office:value-type="float" office:value="4" calcext:value-type="float">
            <text:p>4</text:p>
          </table:table-cell>
          <table:table-cell table:style-name="ce1786" office:value-type="float" office:value="0" calcext:value-type="float">
            <text:p>0</text:p>
          </table:table-cell>
          <table:table-cell table:style-name="ce1813" office:value-type="float" office:value="10" calcext:value-type="float">
            <text:p>10</text:p>
          </table:table-cell>
          <table:table-cell table:style-name="ce1908" table:content-validation-name="val1" office:value-type="string" calcext:value-type="string">
            <text:p>ascending2</text:p>
          </table:table-cell>
          <table:table-cell table:style-name="ce1628" office:value-type="float" office:value="0" calcext:value-type="float">
            <text:p>0</text:p>
          </table:table-cell>
          <table:table-cell table:style-name="ce1932" table:content-validation-name="val2" office:value-type="string" calcext:value-type="string">
            <text:p>semi_homing</text:p>
          </table:table-cell>
          <table:table-cell table:style-name="ce2022" table:content-validation-name="val3" office:value-type="float" office:value="0" calcext:value-type="float">
            <text:p>0</text:p>
          </table:table-cell>
          <table:table-cell table:style-name="ce2110"/>
          <table:table-cell table:style-name="ce2195"/>
          <table:table-cell table:style-name="ce2280" table:number-columns-repeated="2"/>
          <table:table-cell table:style-name="ce2365"/>
          <table:table-cell table:number-columns-repeated="998"/>
        </table:table-row>
        <table:table-row table:style-name="ro1">
          <table:table-cell table:style-name="ce142" office:value-type="string" calcext:value-type="string">
            <text:p>R_Beta2_dragonball</text:p>
          </table:table-cell>
          <table:table-cell table:style-name="ce707" office:value-type="string" calcext:value-type="string">
            <text:p>Royale_Beta2_Dragonball</text:p>
          </table:table-cell>
          <table:table-cell table:style-name="ce839" office:value-type="string" calcext:value-type="string">
            <text:p>2D/Equipment/laser.png</text:p>
          </table:table-cell>
          <table:table-cell table:number-columns-repeated="2" table:style-name="ce876" office:value-type="float" office:value="48" calcext:value-type="float">
            <text:p>48</text:p>
          </table:table-cell>
          <table:table-cell table:style-name="ce876" office:value-type="float" office:value="1" calcext:value-type="float">
            <text:p>1</text:p>
          </table:table-cell>
          <table:table-cell table:style-name="ce91" office:value-type="string" calcext:value-type="string">
            <text:p>R_fireball</text:p>
          </table:table-cell>
          <table:table-cell table:style-name="ce1113" office:value-type="float" office:value="50" calcext:value-type="float">
            <text:p>50</text:p>
          </table:table-cell>
          <table:table-cell table:style-name="ce1265" office:value-type="float" office:value="700" calcext:value-type="float">
            <text:p>700</text:p>
          </table:table-cell>
          <table:table-cell table:style-name="ce1605" office:value-type="float" office:value="0" calcext:value-type="float">
            <text:p>0</text:p>
          </table:table-cell>
          <table:table-cell table:style-name="ce1630" office:value-type="string" calcext:value-type="string">
            <text:p>0.8</text:p>
          </table:table-cell>
          <table:table-cell table:style-name="ce1630" office:value-type="float" office:value="0" calcext:value-type="float">
            <text:p>0</text:p>
          </table:table-cell>
          <table:table-cell table:style-name="ce1666" office:value-type="float" office:value="0" calcext:value-type="float">
            <text:p>0</text:p>
          </table:table-cell>
          <table:table-cell table:style-name="ce1760" office:value-type="float" office:value="0" calcext:value-type="float">
            <text:p>0</text:p>
          </table:table-cell>
          <table:table-cell table:style-name="ce1630" office:value-type="float" office:value="2" calcext:value-type="float">
            <text:p>2</text:p>
          </table:table-cell>
          <table:table-cell table:style-name="ce1787" office:value-type="float" office:value="140" calcext:value-type="float">
            <text:p>140</text:p>
          </table:table-cell>
          <table:table-cell table:style-name="ce1814" office:value-type="float" office:value="0" calcext:value-type="float">
            <text:p>0</text:p>
          </table:table-cell>
          <table:table-cell table:style-name="ce1909" table:content-validation-name="val1" office:value-type="float" office:value="0" calcext:value-type="float">
            <text:p>0</text:p>
          </table:table-cell>
          <table:table-cell table:style-name="ce1630" office:value-type="float" office:value="0" calcext:value-type="float">
            <text:p>0</text:p>
          </table:table-cell>
          <table:table-cell table:style-name="ce1933" table:content-validation-name="val2" office:value-type="string" calcext:value-type="string">
            <text:p>homing</text:p>
          </table:table-cell>
          <table:table-cell table:style-name="ce2023" table:content-validation-name="val3" office:value-type="float" office:value="0" calcext:value-type="float">
            <text:p>0</text:p>
          </table:table-cell>
          <table:table-cell table:number-columns-repeated="4"/>
          <table:table-cell table:style-name="ce900"/>
          <table:table-cell table:number-columns-repeated="998"/>
        </table:table-row>
        <table:table-row table:style-name="ro1">
          <table:table-cell table:style-name="ce145" office:value-type="string" calcext:value-type="string">
            <text:p>R_Delta1_laserM</text:p>
          </table:table-cell>
          <table:table-cell table:style-name="ce715" office:value-type="string" calcext:value-type="string">
            <text:p>Royale_Gamma1_LaserM</text:p>
          </table:table-cell>
          <table:table-cell table:style-name="ce859" office:value-type="string" calcext:value-type="string">
            <text:p>2D/Equipment/laser.png</text:p>
          </table:table-cell>
          <table:table-cell table:number-columns-repeated="2" table:style-name="ce897" office:value-type="float" office:value="48" calcext:value-type="float">
            <text:p>48</text:p>
          </table:table-cell>
          <table:table-cell table:style-name="ce897" office:value-type="float" office:value="1" calcext:value-type="float">
            <text:p>1</text:p>
          </table:table-cell>
          <table:table-cell table:style-name="ce91" office:value-type="string" calcext:value-type="string">
            <text:p>R_laserM</text:p>
          </table:table-cell>
          <table:table-cell table:style-name="ce1136" office:value-type="float" office:value="20" calcext:value-type="float">
            <text:p>20</text:p>
          </table:table-cell>
          <table:table-cell table:style-name="ce1266" office:value-type="float" office:value="330" calcext:value-type="float">
            <text:p>330</text:p>
          </table:table-cell>
          <table:table-cell table:style-name="ce1639" office:value-type="float" office:value="0" calcext:value-type="float">
            <text:p>0</text:p>
          </table:table-cell>
          <table:table-cell table:style-name="ce1667" office:value-type="string" calcext:value-type="string">
            <text:p>0.8</text:p>
          </table:table-cell>
          <table:table-cell table:style-name="ce1667" office:value-type="float" office:value="0" calcext:value-type="float">
            <text:p>0</text:p>
          </table:table-cell>
          <table:table-cell table:style-name="ce1702" office:value-type="float" office:value="0" calcext:value-type="float">
            <text:p>0</text:p>
          </table:table-cell>
          <table:table-cell table:style-name="ce1805" office:value-type="float" office:value="0" calcext:value-type="float">
            <text:p>0</text:p>
          </table:table-cell>
          <table:table-cell table:style-name="ce1667" office:value-type="float" office:value="2" calcext:value-type="float">
            <text:p>2</text:p>
          </table:table-cell>
          <table:table-cell table:style-name="ce1835" office:value-type="float" office:value="20" calcext:value-type="float">
            <text:p>20</text:p>
          </table:table-cell>
          <table:table-cell table:style-name="ce1864" office:value-type="float" office:value="0" calcext:value-type="float">
            <text:p>0</text:p>
          </table:table-cell>
          <table:table-cell table:style-name="ce1965" table:content-validation-name="val1" office:value-type="float" office:value="0" calcext:value-type="float">
            <text:p>0</text:p>
          </table:table-cell>
          <table:table-cell table:style-name="ce1667" office:value-type="float" office:value="0" calcext:value-type="float">
            <text:p>0</text:p>
          </table:table-cell>
          <table:table-cell table:style-name="ce1992" table:content-validation-name="val2" office:value-type="string" calcext:value-type="string">
            <text:p>homing</text:p>
          </table:table-cell>
          <table:table-cell table:style-name="ce2086" table:content-validation-name="val3" office:value-type="float" office:value="0" calcext:value-type="float">
            <text:p>0</text:p>
          </table:table-cell>
          <table:table-cell table:style-name="ce2174"/>
          <table:table-cell table:style-name="ce2261"/>
          <table:table-cell table:style-name="ce2348" table:number-columns-repeated="2"/>
          <table:table-cell table:style-name="ce2433"/>
          <table:table-cell table:number-columns-repeated="998"/>
        </table:table-row>
        <table:table-row table:style-name="ro1">
          <table:table-cell table:style-name="ce146" office:value-type="string" calcext:value-type="string">
            <text:p>R_Delta1_dragonball</text:p>
          </table:table-cell>
          <table:table-cell table:style-name="ce716" office:value-type="string" calcext:value-type="string">
            <text:p>Royale_Gamma1_Dragonball</text:p>
          </table:table-cell>
          <table:table-cell table:style-name="ce860" office:value-type="string" calcext:value-type="string">
            <text:p>2D/Equipment/laser.png</text:p>
          </table:table-cell>
          <table:table-cell table:number-columns-repeated="2" table:style-name="ce899" office:value-type="float" office:value="48" calcext:value-type="float">
            <text:p>48</text:p>
          </table:table-cell>
          <table:table-cell table:style-name="ce899" office:value-type="float" office:value="1" calcext:value-type="float">
            <text:p>1</text:p>
          </table:table-cell>
          <table:table-cell table:style-name="ce91" office:value-type="string" calcext:value-type="string">
            <text:p>R_fireball</text:p>
          </table:table-cell>
          <table:table-cell table:style-name="ce1137" office:value-type="float" office:value="50" calcext:value-type="float">
            <text:p>50</text:p>
          </table:table-cell>
          <table:table-cell table:style-name="ce1247" office:value-type="float" office:value="600" calcext:value-type="float">
            <text:p>600</text:p>
          </table:table-cell>
          <table:table-cell table:style-name="ce1640" office:value-type="float" office:value="0" calcext:value-type="float">
            <text:p>0</text:p>
          </table:table-cell>
          <table:table-cell table:style-name="ce1668" office:value-type="string" calcext:value-type="string">
            <text:p>0.7</text:p>
          </table:table-cell>
          <table:table-cell table:style-name="ce1668" office:value-type="float" office:value="0" calcext:value-type="float">
            <text:p>0</text:p>
          </table:table-cell>
          <table:table-cell table:style-name="ce1703" office:value-type="float" office:value="0" calcext:value-type="float">
            <text:p>0</text:p>
          </table:table-cell>
          <table:table-cell table:style-name="ce1806" office:value-type="float" office:value="0" calcext:value-type="float">
            <text:p>0</text:p>
          </table:table-cell>
          <table:table-cell table:style-name="ce1668" office:value-type="float" office:value="1" calcext:value-type="float">
            <text:p>1</text:p>
          </table:table-cell>
          <table:table-cell table:style-name="ce1836" office:value-type="float" office:value="0" calcext:value-type="float">
            <text:p>0</text:p>
          </table:table-cell>
          <table:table-cell table:style-name="ce1865" office:value-type="float" office:value="0" calcext:value-type="float">
            <text:p>0</text:p>
          </table:table-cell>
          <table:table-cell table:style-name="ce1966" table:content-validation-name="val1" office:value-type="float" office:value="0" calcext:value-type="float">
            <text:p>0</text:p>
          </table:table-cell>
          <table:table-cell table:style-name="ce1668" office:value-type="float" office:value="0" calcext:value-type="float">
            <text:p>0</text:p>
          </table:table-cell>
          <table:table-cell table:style-name="ce1993" table:content-validation-name="val2" office:value-type="string" calcext:value-type="string">
            <text:p>homing</text:p>
          </table:table-cell>
          <table:table-cell table:style-name="ce2087" table:content-validation-name="val3" office:value-type="float" office:value="0" calcext:value-type="float">
            <text:p>0</text:p>
          </table:table-cell>
          <table:table-cell table:number-columns-repeated="4"/>
          <table:table-cell table:style-name="ce900"/>
          <table:table-cell table:number-columns-repeated="998"/>
        </table:table-row>
        <table:table-row table:style-name="ro1">
          <table:table-cell table:style-name="ce155" office:value-type="string" calcext:value-type="string">
            <text:p>R_Sigma2_laserbeam</text:p>
          </table:table-cell>
          <table:table-cell table:style-name="ce721" office:value-type="string" calcext:value-type="string">
            <text:p>Royale_Sigma2_Laserbeam</text:p>
          </table:table-cell>
          <table:table-cell table:style-name="ce871" office:value-type="string" calcext:value-type="string">
            <text:p>2D/Equipment/laser.png</text:p>
          </table:table-cell>
          <table:table-cell table:number-columns-repeated="2" table:style-name="ce916" office:value-type="float" office:value="48" calcext:value-type="float">
            <text:p>48</text:p>
          </table:table-cell>
          <table:table-cell table:style-name="ce916" office:value-type="float" office:value="1" calcext:value-type="float">
            <text:p>1</text:p>
          </table:table-cell>
          <table:table-cell table:style-name="ce91" office:value-type="string" calcext:value-type="string">
            <text:p>R_laserbeamS</text:p>
          </table:table-cell>
          <table:table-cell table:style-name="ce1160" office:value-type="float" office:value="5" calcext:value-type="float">
            <text:p>5</text:p>
          </table:table-cell>
          <table:table-cell table:style-name="ce1278" office:value-type="float" office:value="0" calcext:value-type="float">
            <text:p>0</text:p>
          </table:table-cell>
          <table:table-cell table:style-name="ce1662" office:value-type="float" office:value="0" calcext:value-type="float">
            <text:p>0</text:p>
          </table:table-cell>
          <table:table-cell table:style-name="ce1692" office:value-type="float" office:value="1" calcext:value-type="float">
            <text:p>1</text:p>
          </table:table-cell>
          <table:table-cell table:style-name="ce1692" office:value-type="float" office:value="-1" calcext:value-type="float">
            <text:p>-1</text:p>
          </table:table-cell>
          <table:table-cell table:style-name="ce1733" office:value-type="float" office:value="2" calcext:value-type="float">
            <text:p>2</text:p>
          </table:table-cell>
          <table:table-cell table:style-name="ce1840" office:value-type="float" office:value="1" calcext:value-type="float">
            <text:p>1</text:p>
          </table:table-cell>
          <table:table-cell table:style-name="ce1692" office:value-type="float" office:value="1" calcext:value-type="float">
            <text:p>1</text:p>
          </table:table-cell>
          <table:table-cell table:style-name="ce1873" office:value-type="float" office:value="0" calcext:value-type="float">
            <text:p>0</text:p>
          </table:table-cell>
          <table:table-cell table:style-name="ce1904" office:value-type="float" office:value="0" calcext:value-type="float">
            <text:p>0</text:p>
          </table:table-cell>
          <table:table-cell table:style-name="ce2007" table:content-validation-name="val1" office:value-type="float" office:value="0" calcext:value-type="float">
            <text:p>0</text:p>
          </table:table-cell>
          <table:table-cell table:style-name="ce1692" office:value-type="float" office:value="0" calcext:value-type="float">
            <text:p>0</text:p>
          </table:table-cell>
          <table:table-cell table:style-name="ce2037" table:content-validation-name="val2" office:value-type="float" office:value="0" calcext:value-type="float">
            <text:p>0</text:p>
          </table:table-cell>
          <table:table-cell table:style-name="ce2134" table:content-validation-name="val3" office:value-type="float" office:value="0" calcext:value-type="float">
            <text:p>0</text:p>
          </table:table-cell>
          <table:table-cell table:style-name="ce2223"/>
          <table:table-cell table:style-name="ce2312"/>
          <table:table-cell table:style-name="ce2399" table:number-columns-repeated="2"/>
          <table:table-cell table:style-name="ce2485"/>
          <table:table-cell table:number-columns-repeated="998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D61:Feuille1.F61 Feuille1.O22:Feuille1.O61 Feuille1.S22:Feuille1.T61 Feuille1.L22:Feuille1.L61 Feuille1.K46:Feuille1.K46 Feuille1.K61:Feuille1.K61 Feuille1.K2:Feuille1.L2 Feuille1.O2:Feuille1.O2 Feuille1.S2:Feuille1.T2 Feuille1.A2:Feuille1.F2 Feuille1.D22:Feuille1.F61 Feuille1.O6:Feuille1.O19 Feuille1.S6:Feuille1.T19 Feuille1.K22:Feuille1.K42 Feuille1.D6:Feuille1.F19 Feuille1.K6:Feuille1.L19 Feuille1.K44:Feuille1.K45 Feuille1.K50:Feuille1.K60 Feuille1.D63:Feuille1.F63 Feuille1.K63:Feuille1.L63 Feuille1.K64:Feuille1.L65 Feuille1.D64:Feuille1.F67 Feuille1.O63:Feuille1.O65 Feuille1.S63:Feuille1.T65 Feuille1.H2:Feuille1.I2 Feuille1.A22:Feuille1.B61 Feuille1.A6:Feuille1.B19 Feuille1.A63:Feuille1.B67">
            <calcext:condition calcext:apply-style-name="Cellule invalide" calcext:value="=&quot;&quot;" calcext:base-cell-address="Feuille1.A2"/>
          </calcext:conditional-format>
          <calcext:conditional-format calcext:target-range-address="Feuille1.M26:Feuille1.M61 Feuille1.K47:Feuille1.K49 Feuille1.M2:Feuille1.N2 Feuille1.M6:Feuille1.M19 Feuille1.M63:Feuille1.M65">
            <calcext:condition calcext:apply-style-name="Cellule grisée" calcext:value="formula-is(#REF!=0)" calcext:base-cell-address="Feuille1.K2"/>
          </calcext:conditional-format>
          <calcext:conditional-format calcext:target-range-address="Feuille1.P22:Feuille1.P61 Feuille1.P2:Feuille1.P2 Feuille1.P6:Feuille1.P19 Feuille1.P63:Feuille1.P65">
            <calcext:condition calcext:apply-style-name="Cellule grisée" calcext:value="formula-is(#REF!=1)" calcext:base-cell-address="Feuille1.P2"/>
            <calcext:condition calcext:apply-style-name="Cellule invalide" calcext:value="formula-is(AND(#REF!&gt;1;#REF!=&quot;&quot;))" calcext:base-cell-address="Feuille1.P2"/>
          </calcext:conditional-format>
          <calcext:conditional-format calcext:target-range-address="Feuille1.Q22:Feuille1.Q61 Feuille1.Q2:Feuille1.Q2 Feuille1.Q6:Feuille1.Q19 Feuille1.Q63:Feuille1.Q65">
            <calcext:condition calcext:apply-style-name="Cellule grisée" calcext:value="formula-is(#REF!=1)" calcext:base-cell-address="Feuille1.Q2"/>
            <calcext:condition calcext:apply-style-name="Cellule invalide" calcext:value="formula-is(AND(#REF!&gt;1;#REF!=&quot;&quot;))" calcext:base-cell-address="Feuille1.Q2"/>
          </calcext:conditional-format>
          <calcext:conditional-format calcext:target-range-address="Feuille1.R2:Feuille1.R2">
            <calcext:condition calcext:apply-style-name="Cellule grisée" calcext:value="formula-is(#REF!=1)" calcext:base-cell-address="Feuille1.R2"/>
            <calcext:condition calcext:apply-style-name="Cellule invalide" calcext:value="formula-is(AND(#REF!&gt;1;#REF!=&quot;&quot;))" calcext:base-cell-address="Feuille1.R2"/>
          </calcext:conditional-format>
          <calcext:conditional-format calcext:target-range-address="Feuille1.L3:Feuille1.L3 Feuille1.O3:Feuille1.O3 Feuille1.S3:Feuille1.S3 Feuille1.H3:Feuille1.I3 Feuille1.A3:Feuille1.F3">
            <calcext:condition calcext:apply-style-name="Cellule invalide" calcext:value="=&quot;&quot;" calcext:base-cell-address="Feuille1.A3"/>
          </calcext:conditional-format>
          <calcext:conditional-format calcext:target-range-address="Feuille1.P3:Feuille1.P3">
            <calcext:condition calcext:apply-style-name="Cellule grisée" calcext:value="formula-is([.O3]=1)" calcext:base-cell-address="Feuille1.P3"/>
            <calcext:condition calcext:apply-style-name="Cellule invalide" calcext:value="formula-is(AND([.O3]&gt;1;[.P3]=&quot;&quot;))" calcext:base-cell-address="Feuille1.P3"/>
          </calcext:conditional-format>
          <calcext:conditional-format calcext:target-range-address="Feuille1.Q3:Feuille1.Q3">
            <calcext:condition calcext:apply-style-name="Cellule grisée" calcext:value="formula-is([.O3]=1)" calcext:base-cell-address="Feuille1.Q3"/>
            <calcext:condition calcext:apply-style-name="Cellule invalide" calcext:value="formula-is(AND([.O3]&gt;1;[.Q3]=&quot;&quot;))" calcext:base-cell-address="Feuille1.Q3"/>
          </calcext:conditional-format>
          <calcext:conditional-format calcext:target-range-address="Feuille1.R3:Feuille1.R3">
            <calcext:condition calcext:apply-style-name="Cellule grisée" calcext:value="formula-is([.O3]=1)" calcext:base-cell-address="Feuille1.R3"/>
            <calcext:condition calcext:apply-style-name="Cellule invalide" calcext:value="formula-is(AND([.O3]&gt;1;[.R3]=&quot;&quot;))" calcext:base-cell-address="Feuille1.R3"/>
          </calcext:conditional-format>
          <calcext:conditional-format calcext:target-range-address="Feuille1.K3:Feuille1.K3">
            <calcext:condition calcext:apply-style-name="Cellule invalide" calcext:value="=&quot;&quot;" calcext:base-cell-address="Feuille1.K3"/>
          </calcext:conditional-format>
          <calcext:conditional-format calcext:target-range-address="Feuille1.M3:Feuille1.M3">
            <calcext:condition calcext:apply-style-name="Cellule grisée" calcext:value="formula-is([.L3]=0)" calcext:base-cell-address="Feuille1.M3"/>
          </calcext:conditional-format>
          <calcext:conditional-format calcext:target-range-address="Feuille1.O69:Feuille1.O69 Feuille1.S69:Feuille1.S69 Feuille1.L69:Feuille1.L69 Feuille1.D69:Feuille1.F69">
            <calcext:condition calcext:apply-style-name="Cellule invalide" calcext:value="=&quot;&quot;" calcext:base-cell-address="Feuille1.D69"/>
          </calcext:conditional-format>
          <calcext:conditional-format calcext:target-range-address="Feuille1.M69:Feuille1.M69">
            <calcext:condition calcext:apply-style-name="Cellule grisée" calcext:value="formula-is(#REF!=0)" calcext:base-cell-address="Feuille1.M69"/>
          </calcext:conditional-format>
          <calcext:conditional-format calcext:target-range-address="Feuille1.P69:Feuille1.P69">
            <calcext:condition calcext:apply-style-name="Cellule grisée" calcext:value="formula-is(#REF!=1)" calcext:base-cell-address="Feuille1.P69"/>
            <calcext:condition calcext:apply-style-name="Cellule invalide" calcext:value="formula-is(AND(#REF!&gt;1;#REF!=&quot;&quot;))" calcext:base-cell-address="Feuille1.P69"/>
          </calcext:conditional-format>
          <calcext:conditional-format calcext:target-range-address="Feuille1.Q69:Feuille1.Q69">
            <calcext:condition calcext:apply-style-name="Cellule grisée" calcext:value="formula-is(#REF!=1)" calcext:base-cell-address="Feuille1.Q69"/>
            <calcext:condition calcext:apply-style-name="Cellule invalide" calcext:value="formula-is(AND(#REF!&gt;1;#REF!=&quot;&quot;))" calcext:base-cell-address="Feuille1.Q69"/>
          </calcext:conditional-format>
          <calcext:conditional-format calcext:target-range-address="Feuille1.K69:Feuille1.K69">
            <calcext:condition calcext:apply-style-name="Cellule invalide" calcext:value="=&quot;&quot;" calcext:base-cell-address="Feuille1.K69"/>
          </calcext:conditional-format>
          <calcext:conditional-format calcext:target-range-address="Feuille1.O70:Feuille1.O70 Feuille1.S70:Feuille1.S70 Feuille1.H70:Feuille1.I70 Feuille1.L70:Feuille1.L70 Feuille1.D70:Feuille1.F70">
            <calcext:condition calcext:apply-style-name="Cellule invalide" calcext:value="=&quot;&quot;" calcext:base-cell-address="Feuille1.D70"/>
          </calcext:conditional-format>
          <calcext:conditional-format calcext:target-range-address="Feuille1.M70:Feuille1.M70">
            <calcext:condition calcext:apply-style-name="Cellule grisée" calcext:value="formula-is(#REF!=0)" calcext:base-cell-address="Feuille1.M70"/>
          </calcext:conditional-format>
          <calcext:conditional-format calcext:target-range-address="Feuille1.P70:Feuille1.P70">
            <calcext:condition calcext:apply-style-name="Cellule grisée" calcext:value="formula-is(#REF!=1)" calcext:base-cell-address="Feuille1.P70"/>
            <calcext:condition calcext:apply-style-name="Cellule invalide" calcext:value="formula-is(AND(#REF!&gt;1;#REF!=&quot;&quot;))" calcext:base-cell-address="Feuille1.P70"/>
          </calcext:conditional-format>
          <calcext:conditional-format calcext:target-range-address="Feuille1.Q70:Feuille1.Q70">
            <calcext:condition calcext:apply-style-name="Cellule grisée" calcext:value="formula-is(#REF!=1)" calcext:base-cell-address="Feuille1.Q70"/>
            <calcext:condition calcext:apply-style-name="Cellule invalide" calcext:value="formula-is(AND(#REF!&gt;1;#REF!=&quot;&quot;))" calcext:base-cell-address="Feuille1.Q70"/>
          </calcext:conditional-format>
          <calcext:conditional-format calcext:target-range-address="Feuille1.K70:Feuille1.K70">
            <calcext:condition calcext:apply-style-name="Cellule invalide" calcext:value="=&quot;&quot;" calcext:base-cell-address="Feuille1.K70"/>
          </calcext:conditional-format>
          <calcext:conditional-format calcext:target-range-address="Feuille1.T70:Feuille1.T70">
            <calcext:condition calcext:apply-style-name="Cellule invalide" calcext:value="=&quot;&quot;" calcext:base-cell-address="Feuille1.T70"/>
          </calcext:conditional-format>
          <calcext:conditional-format calcext:target-range-address="Feuille1.T69:Feuille1.T69">
            <calcext:condition calcext:apply-style-name="Cellule invalide" calcext:value="=&quot;&quot;" calcext:base-cell-address="Feuille1.T69"/>
          </calcext:conditional-format>
          <calcext:conditional-format calcext:target-range-address="Feuille1.G2:Feuille1.G2">
            <calcext:condition calcext:apply-style-name="Cellule invalide" calcext:value="=&quot;&quot;" calcext:base-cell-address="Feuille1.G2"/>
          </calcext:conditional-format>
          <calcext:conditional-format calcext:target-range-address="Feuille1.G6:Feuille1.G6">
            <calcext:condition calcext:apply-style-name="Cellule grisée" calcext:value="formula-is([.F6]=0)" calcext:base-cell-address="Feuille1.G6"/>
            <calcext:condition calcext:apply-style-name="Cellule invalide" calcext:value="formula-is(AND([.F6]&lt;&gt;0;[.G6]=&quot;&quot;))" calcext:base-cell-address="Feuille1.G6"/>
          </calcext:conditional-format>
          <calcext:conditional-format calcext:target-range-address="Feuille1.H6:Feuille1.I6">
            <calcext:condition calcext:apply-style-name="Cellule invalide" calcext:value="=&quot;&quot;" calcext:base-cell-address="Feuille1.H6"/>
          </calcext:conditional-format>
          <calcext:conditional-format calcext:target-range-address="Feuille1.U2:Feuille1.U2">
            <calcext:condition calcext:apply-style-name="Cellule invalide" calcext:value="=&quot;&quot;" calcext:base-cell-address="Feuille1.U2"/>
          </calcext:conditional-format>
          <calcext:conditional-format calcext:target-range-address="Feuille1.V2:Feuille1.V2">
            <calcext:condition calcext:apply-style-name="Cellule grisée" calcext:value="formula-is([.U2]=0)" calcext:base-cell-address="Feuille1.V2"/>
            <calcext:condition calcext:apply-style-name="Cellule invalide" calcext:value="formula-is(AND([.U2]&lt;&gt;0;[.V2]=&quot;&quot;))" calcext:base-cell-address="Feuille1.V2"/>
          </calcext:conditional-format>
          <calcext:conditional-format calcext:target-range-address="Feuille1.W2:Feuille1.W2">
            <calcext:condition calcext:apply-style-name="Cellule grisée" calcext:value="formula-is([.U2]=0)" calcext:base-cell-address="Feuille1.W2"/>
            <calcext:condition calcext:apply-style-name="Cellule invalide" calcext:value="formula-is(AND([.U2]&lt;&gt;0;[.W2]=&quot;&quot;))" calcext:base-cell-address="Feuille1.W2"/>
          </calcext:conditional-format>
          <calcext:conditional-format calcext:target-range-address="Feuille1.X2:Feuille1.Y2">
            <calcext:condition calcext:apply-style-name="Cellule grisée" calcext:value="formula-is([.U2]=0)" calcext:base-cell-address="Feuille1.X2"/>
            <calcext:condition calcext:apply-style-name="Cellule invalide" calcext:value="formula-is(AND([.U2]&lt;&gt;0;[.X2]=&quot;&quot;))" calcext:base-cell-address="Feuille1.X2"/>
          </calcext:conditional-format>
          <calcext:conditional-format calcext:target-range-address="Feuille1.U3:Feuille1.U3">
            <calcext:condition calcext:apply-style-name="Cellule invalide" calcext:value="=&quot;&quot;" calcext:base-cell-address="Feuille1.U3"/>
          </calcext:conditional-format>
          <calcext:conditional-format calcext:target-range-address="Feuille1.V3:Feuille1.V3">
            <calcext:condition calcext:apply-style-name="Cellule grisée" calcext:value="formula-is([.U3]=0)" calcext:base-cell-address="Feuille1.V3"/>
            <calcext:condition calcext:apply-style-name="Cellule invalide" calcext:value="formula-is(AND([.U3]&lt;&gt;0;[.V3]=&quot;&quot;))" calcext:base-cell-address="Feuille1.V3"/>
          </calcext:conditional-format>
          <calcext:conditional-format calcext:target-range-address="Feuille1.W3:Feuille1.W3">
            <calcext:condition calcext:apply-style-name="Cellule grisée" calcext:value="formula-is([.U3]=0)" calcext:base-cell-address="Feuille1.W3"/>
            <calcext:condition calcext:apply-style-name="Cellule invalide" calcext:value="formula-is(AND([.U3]&lt;&gt;0;[.W3]=&quot;&quot;))" calcext:base-cell-address="Feuille1.W3"/>
          </calcext:conditional-format>
          <calcext:conditional-format calcext:target-range-address="Feuille1.X3:Feuille1.Y3">
            <calcext:condition calcext:apply-style-name="Cellule grisée" calcext:value="formula-is([.U3]=0)" calcext:base-cell-address="Feuille1.X3"/>
            <calcext:condition calcext:apply-style-name="Cellule invalide" calcext:value="formula-is(AND([.U3]&lt;&gt;0;[.X3]=&quot;&quot;))" calcext:base-cell-address="Feuille1.X3"/>
          </calcext:conditional-format>
          <calcext:conditional-format calcext:target-range-address="Feuille1.U6:Feuille1.U6">
            <calcext:condition calcext:apply-style-name="Cellule invalide" calcext:value="=&quot;&quot;" calcext:base-cell-address="Feuille1.U6"/>
          </calcext:conditional-format>
          <calcext:conditional-format calcext:target-range-address="Feuille1.V6:Feuille1.V6">
            <calcext:condition calcext:apply-style-name="Cellule grisée" calcext:value="formula-is([.U6]=0)" calcext:base-cell-address="Feuille1.V6"/>
            <calcext:condition calcext:apply-style-name="Cellule invalide" calcext:value="formula-is(AND([.U6]&lt;&gt;0;[.V6]=&quot;&quot;))" calcext:base-cell-address="Feuille1.V6"/>
          </calcext:conditional-format>
          <calcext:conditional-format calcext:target-range-address="Feuille1.W6:Feuille1.W6">
            <calcext:condition calcext:apply-style-name="Cellule grisée" calcext:value="formula-is([.U6]=0)" calcext:base-cell-address="Feuille1.W6"/>
            <calcext:condition calcext:apply-style-name="Cellule invalide" calcext:value="formula-is(AND([.U6]&lt;&gt;0;[.W6]=&quot;&quot;))" calcext:base-cell-address="Feuille1.W6"/>
          </calcext:conditional-format>
          <calcext:conditional-format calcext:target-range-address="Feuille1.X6:Feuille1.Y6">
            <calcext:condition calcext:apply-style-name="Cellule grisée" calcext:value="formula-is([.U6]=0)" calcext:base-cell-address="Feuille1.X6"/>
            <calcext:condition calcext:apply-style-name="Cellule invalide" calcext:value="formula-is(AND([.U6]&lt;&gt;0;[.X6]=&quot;&quot;))" calcext:base-cell-address="Feuille1.X6"/>
          </calcext:conditional-format>
          <calcext:conditional-format calcext:target-range-address="Feuille1.U7:Feuille1.U7">
            <calcext:condition calcext:apply-style-name="Cellule invalide" calcext:value="=&quot;&quot;" calcext:base-cell-address="Feuille1.U7"/>
          </calcext:conditional-format>
          <calcext:conditional-format calcext:target-range-address="Feuille1.V7:Feuille1.V7">
            <calcext:condition calcext:apply-style-name="Cellule grisée" calcext:value="formula-is([.U7]=0)" calcext:base-cell-address="Feuille1.V7"/>
            <calcext:condition calcext:apply-style-name="Cellule invalide" calcext:value="formula-is(AND([.U7]&lt;&gt;0;[.V7]=&quot;&quot;))" calcext:base-cell-address="Feuille1.V7"/>
          </calcext:conditional-format>
          <calcext:conditional-format calcext:target-range-address="Feuille1.W7:Feuille1.W7">
            <calcext:condition calcext:apply-style-name="Cellule grisée" calcext:value="formula-is([.U7]=0)" calcext:base-cell-address="Feuille1.W7"/>
            <calcext:condition calcext:apply-style-name="Cellule invalide" calcext:value="formula-is(AND([.U7]&lt;&gt;0;[.W7]=&quot;&quot;))" calcext:base-cell-address="Feuille1.W7"/>
          </calcext:conditional-format>
          <calcext:conditional-format calcext:target-range-address="Feuille1.X7:Feuille1.Y7">
            <calcext:condition calcext:apply-style-name="Cellule grisée" calcext:value="formula-is([.U7]=0)" calcext:base-cell-address="Feuille1.X7"/>
            <calcext:condition calcext:apply-style-name="Cellule invalide" calcext:value="formula-is(AND([.U7]&lt;&gt;0;[.X7]=&quot;&quot;))" calcext:base-cell-address="Feuille1.X7"/>
          </calcext:conditional-format>
          <calcext:conditional-format calcext:target-range-address="Feuille1.U8:Feuille1.U8">
            <calcext:condition calcext:apply-style-name="Cellule invalide" calcext:value="=&quot;&quot;" calcext:base-cell-address="Feuille1.U8"/>
          </calcext:conditional-format>
          <calcext:conditional-format calcext:target-range-address="Feuille1.V8:Feuille1.V8">
            <calcext:condition calcext:apply-style-name="Cellule grisée" calcext:value="formula-is([.U8]=0)" calcext:base-cell-address="Feuille1.V8"/>
            <calcext:condition calcext:apply-style-name="Cellule invalide" calcext:value="formula-is(AND([.U8]&lt;&gt;0;[.V8]=&quot;&quot;))" calcext:base-cell-address="Feuille1.V8"/>
          </calcext:conditional-format>
          <calcext:conditional-format calcext:target-range-address="Feuille1.W8:Feuille1.W8">
            <calcext:condition calcext:apply-style-name="Cellule grisée" calcext:value="formula-is([.U8]=0)" calcext:base-cell-address="Feuille1.W8"/>
            <calcext:condition calcext:apply-style-name="Cellule invalide" calcext:value="formula-is(AND([.U8]&lt;&gt;0;[.W8]=&quot;&quot;))" calcext:base-cell-address="Feuille1.W8"/>
          </calcext:conditional-format>
          <calcext:conditional-format calcext:target-range-address="Feuille1.X8:Feuille1.Y8">
            <calcext:condition calcext:apply-style-name="Cellule grisée" calcext:value="formula-is([.U8]=0)" calcext:base-cell-address="Feuille1.X8"/>
            <calcext:condition calcext:apply-style-name="Cellule invalide" calcext:value="formula-is(AND([.U8]&lt;&gt;0;[.X8]=&quot;&quot;))" calcext:base-cell-address="Feuille1.X8"/>
          </calcext:conditional-format>
          <calcext:conditional-format calcext:target-range-address="Feuille1.U9:Feuille1.U9">
            <calcext:condition calcext:apply-style-name="Cellule invalide" calcext:value="=&quot;&quot;" calcext:base-cell-address="Feuille1.U9"/>
          </calcext:conditional-format>
          <calcext:conditional-format calcext:target-range-address="Feuille1.V9:Feuille1.V9">
            <calcext:condition calcext:apply-style-name="Cellule grisée" calcext:value="formula-is([.U9]=0)" calcext:base-cell-address="Feuille1.V9"/>
            <calcext:condition calcext:apply-style-name="Cellule invalide" calcext:value="formula-is(AND([.U9]&lt;&gt;0;[.V9]=&quot;&quot;))" calcext:base-cell-address="Feuille1.V9"/>
          </calcext:conditional-format>
          <calcext:conditional-format calcext:target-range-address="Feuille1.W9:Feuille1.W9">
            <calcext:condition calcext:apply-style-name="Cellule grisée" calcext:value="formula-is([.U9]=0)" calcext:base-cell-address="Feuille1.W9"/>
            <calcext:condition calcext:apply-style-name="Cellule invalide" calcext:value="formula-is(AND([.U9]&lt;&gt;0;[.W9]=&quot;&quot;))" calcext:base-cell-address="Feuille1.W9"/>
          </calcext:conditional-format>
          <calcext:conditional-format calcext:target-range-address="Feuille1.X9:Feuille1.Y9">
            <calcext:condition calcext:apply-style-name="Cellule grisée" calcext:value="formula-is([.U9]=0)" calcext:base-cell-address="Feuille1.X9"/>
            <calcext:condition calcext:apply-style-name="Cellule invalide" calcext:value="formula-is(AND([.U9]&lt;&gt;0;[.X9]=&quot;&quot;))" calcext:base-cell-address="Feuille1.X9"/>
          </calcext:conditional-format>
          <calcext:conditional-format calcext:target-range-address="Feuille1.U10:Feuille1.U10">
            <calcext:condition calcext:apply-style-name="Cellule invalide" calcext:value="=&quot;&quot;" calcext:base-cell-address="Feuille1.U10"/>
          </calcext:conditional-format>
          <calcext:conditional-format calcext:target-range-address="Feuille1.V10:Feuille1.V10">
            <calcext:condition calcext:apply-style-name="Cellule grisée" calcext:value="formula-is([.U10]=0)" calcext:base-cell-address="Feuille1.V10"/>
            <calcext:condition calcext:apply-style-name="Cellule invalide" calcext:value="formula-is(AND([.U10]&lt;&gt;0;[.V10]=&quot;&quot;))" calcext:base-cell-address="Feuille1.V10"/>
          </calcext:conditional-format>
          <calcext:conditional-format calcext:target-range-address="Feuille1.W10:Feuille1.W10">
            <calcext:condition calcext:apply-style-name="Cellule grisée" calcext:value="formula-is([.U10]=0)" calcext:base-cell-address="Feuille1.W10"/>
            <calcext:condition calcext:apply-style-name="Cellule invalide" calcext:value="formula-is(AND([.U10]&lt;&gt;0;[.W10]=&quot;&quot;))" calcext:base-cell-address="Feuille1.W10"/>
          </calcext:conditional-format>
          <calcext:conditional-format calcext:target-range-address="Feuille1.X10:Feuille1.Y10">
            <calcext:condition calcext:apply-style-name="Cellule grisée" calcext:value="formula-is([.U10]=0)" calcext:base-cell-address="Feuille1.X10"/>
            <calcext:condition calcext:apply-style-name="Cellule invalide" calcext:value="formula-is(AND([.U10]&lt;&gt;0;[.X10]=&quot;&quot;))" calcext:base-cell-address="Feuille1.X10"/>
          </calcext:conditional-format>
          <calcext:conditional-format calcext:target-range-address="Feuille1.U11:Feuille1.U11">
            <calcext:condition calcext:apply-style-name="Cellule invalide" calcext:value="=&quot;&quot;" calcext:base-cell-address="Feuille1.U11"/>
          </calcext:conditional-format>
          <calcext:conditional-format calcext:target-range-address="Feuille1.V11:Feuille1.V11">
            <calcext:condition calcext:apply-style-name="Cellule grisée" calcext:value="formula-is([.U11]=0)" calcext:base-cell-address="Feuille1.V11"/>
            <calcext:condition calcext:apply-style-name="Cellule invalide" calcext:value="formula-is(AND([.U11]&lt;&gt;0;[.V11]=&quot;&quot;))" calcext:base-cell-address="Feuille1.V11"/>
          </calcext:conditional-format>
          <calcext:conditional-format calcext:target-range-address="Feuille1.W11:Feuille1.W11">
            <calcext:condition calcext:apply-style-name="Cellule grisée" calcext:value="formula-is([.U11]=0)" calcext:base-cell-address="Feuille1.W11"/>
            <calcext:condition calcext:apply-style-name="Cellule invalide" calcext:value="formula-is(AND([.U11]&lt;&gt;0;[.W11]=&quot;&quot;))" calcext:base-cell-address="Feuille1.W11"/>
          </calcext:conditional-format>
          <calcext:conditional-format calcext:target-range-address="Feuille1.X11:Feuille1.Y11">
            <calcext:condition calcext:apply-style-name="Cellule grisée" calcext:value="formula-is([.U11]=0)" calcext:base-cell-address="Feuille1.X11"/>
            <calcext:condition calcext:apply-style-name="Cellule invalide" calcext:value="formula-is(AND([.U11]&lt;&gt;0;[.X11]=&quot;&quot;))" calcext:base-cell-address="Feuille1.X11"/>
          </calcext:conditional-format>
          <calcext:conditional-format calcext:target-range-address="Feuille1.U12:Feuille1.U12">
            <calcext:condition calcext:apply-style-name="Cellule invalide" calcext:value="=&quot;&quot;" calcext:base-cell-address="Feuille1.U12"/>
          </calcext:conditional-format>
          <calcext:conditional-format calcext:target-range-address="Feuille1.V12:Feuille1.V12">
            <calcext:condition calcext:apply-style-name="Cellule grisée" calcext:value="formula-is([.U12]=0)" calcext:base-cell-address="Feuille1.V12"/>
            <calcext:condition calcext:apply-style-name="Cellule invalide" calcext:value="formula-is(AND([.U12]&lt;&gt;0;[.V12]=&quot;&quot;))" calcext:base-cell-address="Feuille1.V12"/>
          </calcext:conditional-format>
          <calcext:conditional-format calcext:target-range-address="Feuille1.W12:Feuille1.W12">
            <calcext:condition calcext:apply-style-name="Cellule grisée" calcext:value="formula-is([.U12]=0)" calcext:base-cell-address="Feuille1.W12"/>
            <calcext:condition calcext:apply-style-name="Cellule invalide" calcext:value="formula-is(AND([.U12]&lt;&gt;0;[.W12]=&quot;&quot;))" calcext:base-cell-address="Feuille1.W12"/>
          </calcext:conditional-format>
          <calcext:conditional-format calcext:target-range-address="Feuille1.X12:Feuille1.Y12">
            <calcext:condition calcext:apply-style-name="Cellule grisée" calcext:value="formula-is([.U12]=0)" calcext:base-cell-address="Feuille1.X12"/>
            <calcext:condition calcext:apply-style-name="Cellule invalide" calcext:value="formula-is(AND([.U12]&lt;&gt;0;[.X12]=&quot;&quot;))" calcext:base-cell-address="Feuille1.X12"/>
          </calcext:conditional-format>
          <calcext:conditional-format calcext:target-range-address="Feuille1.U13:Feuille1.U13">
            <calcext:condition calcext:apply-style-name="Cellule invalide" calcext:value="=&quot;&quot;" calcext:base-cell-address="Feuille1.U13"/>
          </calcext:conditional-format>
          <calcext:conditional-format calcext:target-range-address="Feuille1.V13:Feuille1.V13">
            <calcext:condition calcext:apply-style-name="Cellule grisée" calcext:value="formula-is([.U13]=0)" calcext:base-cell-address="Feuille1.V13"/>
            <calcext:condition calcext:apply-style-name="Cellule invalide" calcext:value="formula-is(AND([.U13]&lt;&gt;0;[.V13]=&quot;&quot;))" calcext:base-cell-address="Feuille1.V13"/>
          </calcext:conditional-format>
          <calcext:conditional-format calcext:target-range-address="Feuille1.W13:Feuille1.W13">
            <calcext:condition calcext:apply-style-name="Cellule grisée" calcext:value="formula-is([.U13]=0)" calcext:base-cell-address="Feuille1.W13"/>
            <calcext:condition calcext:apply-style-name="Cellule invalide" calcext:value="formula-is(AND([.U13]&lt;&gt;0;[.W13]=&quot;&quot;))" calcext:base-cell-address="Feuille1.W13"/>
          </calcext:conditional-format>
          <calcext:conditional-format calcext:target-range-address="Feuille1.X13:Feuille1.Y13">
            <calcext:condition calcext:apply-style-name="Cellule grisée" calcext:value="formula-is([.U13]=0)" calcext:base-cell-address="Feuille1.X13"/>
            <calcext:condition calcext:apply-style-name="Cellule invalide" calcext:value="formula-is(AND([.U13]&lt;&gt;0;[.X13]=&quot;&quot;))" calcext:base-cell-address="Feuille1.X13"/>
          </calcext:conditional-format>
          <calcext:conditional-format calcext:target-range-address="Feuille1.U14:Feuille1.U14">
            <calcext:condition calcext:apply-style-name="Cellule invalide" calcext:value="=&quot;&quot;" calcext:base-cell-address="Feuille1.U14"/>
          </calcext:conditional-format>
          <calcext:conditional-format calcext:target-range-address="Feuille1.V14:Feuille1.V14">
            <calcext:condition calcext:apply-style-name="Cellule grisée" calcext:value="formula-is([.U14]=0)" calcext:base-cell-address="Feuille1.V14"/>
            <calcext:condition calcext:apply-style-name="Cellule invalide" calcext:value="formula-is(AND([.U14]&lt;&gt;0;[.V14]=&quot;&quot;))" calcext:base-cell-address="Feuille1.V14"/>
          </calcext:conditional-format>
          <calcext:conditional-format calcext:target-range-address="Feuille1.W14:Feuille1.W14">
            <calcext:condition calcext:apply-style-name="Cellule grisée" calcext:value="formula-is([.U14]=0)" calcext:base-cell-address="Feuille1.W14"/>
            <calcext:condition calcext:apply-style-name="Cellule invalide" calcext:value="formula-is(AND([.U14]&lt;&gt;0;[.W14]=&quot;&quot;))" calcext:base-cell-address="Feuille1.W14"/>
          </calcext:conditional-format>
          <calcext:conditional-format calcext:target-range-address="Feuille1.X14:Feuille1.Y14">
            <calcext:condition calcext:apply-style-name="Cellule grisée" calcext:value="formula-is([.U14]=0)" calcext:base-cell-address="Feuille1.X14"/>
            <calcext:condition calcext:apply-style-name="Cellule invalide" calcext:value="formula-is(AND([.U14]&lt;&gt;0;[.X14]=&quot;&quot;))" calcext:base-cell-address="Feuille1.X14"/>
          </calcext:conditional-format>
          <calcext:conditional-format calcext:target-range-address="Feuille1.U15:Feuille1.U15">
            <calcext:condition calcext:apply-style-name="Cellule invalide" calcext:value="=&quot;&quot;" calcext:base-cell-address="Feuille1.U15"/>
          </calcext:conditional-format>
          <calcext:conditional-format calcext:target-range-address="Feuille1.V15:Feuille1.V15">
            <calcext:condition calcext:apply-style-name="Cellule grisée" calcext:value="formula-is([.U15]=0)" calcext:base-cell-address="Feuille1.V15"/>
            <calcext:condition calcext:apply-style-name="Cellule invalide" calcext:value="formula-is(AND([.U15]&lt;&gt;0;[.V15]=&quot;&quot;))" calcext:base-cell-address="Feuille1.V15"/>
          </calcext:conditional-format>
          <calcext:conditional-format calcext:target-range-address="Feuille1.W15:Feuille1.W15">
            <calcext:condition calcext:apply-style-name="Cellule grisée" calcext:value="formula-is([.U15]=0)" calcext:base-cell-address="Feuille1.W15"/>
            <calcext:condition calcext:apply-style-name="Cellule invalide" calcext:value="formula-is(AND([.U15]&lt;&gt;0;[.W15]=&quot;&quot;))" calcext:base-cell-address="Feuille1.W15"/>
          </calcext:conditional-format>
          <calcext:conditional-format calcext:target-range-address="Feuille1.X15:Feuille1.Y15">
            <calcext:condition calcext:apply-style-name="Cellule grisée" calcext:value="formula-is([.U15]=0)" calcext:base-cell-address="Feuille1.X15"/>
            <calcext:condition calcext:apply-style-name="Cellule invalide" calcext:value="formula-is(AND([.U15]&lt;&gt;0;[.X15]=&quot;&quot;))" calcext:base-cell-address="Feuille1.X15"/>
          </calcext:conditional-format>
          <calcext:conditional-format calcext:target-range-address="Feuille1.U16:Feuille1.U16">
            <calcext:condition calcext:apply-style-name="Cellule invalide" calcext:value="=&quot;&quot;" calcext:base-cell-address="Feuille1.U16"/>
          </calcext:conditional-format>
          <calcext:conditional-format calcext:target-range-address="Feuille1.V16:Feuille1.V16">
            <calcext:condition calcext:apply-style-name="Cellule grisée" calcext:value="formula-is([.U16]=0)" calcext:base-cell-address="Feuille1.V16"/>
            <calcext:condition calcext:apply-style-name="Cellule invalide" calcext:value="formula-is(AND([.U16]&lt;&gt;0;[.V16]=&quot;&quot;))" calcext:base-cell-address="Feuille1.V16"/>
          </calcext:conditional-format>
          <calcext:conditional-format calcext:target-range-address="Feuille1.W16:Feuille1.W16">
            <calcext:condition calcext:apply-style-name="Cellule grisée" calcext:value="formula-is([.U16]=0)" calcext:base-cell-address="Feuille1.W16"/>
            <calcext:condition calcext:apply-style-name="Cellule invalide" calcext:value="formula-is(AND([.U16]&lt;&gt;0;[.W16]=&quot;&quot;))" calcext:base-cell-address="Feuille1.W16"/>
          </calcext:conditional-format>
          <calcext:conditional-format calcext:target-range-address="Feuille1.X16:Feuille1.Y16">
            <calcext:condition calcext:apply-style-name="Cellule grisée" calcext:value="formula-is([.U16]=0)" calcext:base-cell-address="Feuille1.X16"/>
            <calcext:condition calcext:apply-style-name="Cellule invalide" calcext:value="formula-is(AND([.U16]&lt;&gt;0;[.X16]=&quot;&quot;))" calcext:base-cell-address="Feuille1.X16"/>
          </calcext:conditional-format>
          <calcext:conditional-format calcext:target-range-address="Feuille1.U17:Feuille1.U17">
            <calcext:condition calcext:apply-style-name="Cellule invalide" calcext:value="=&quot;&quot;" calcext:base-cell-address="Feuille1.U17"/>
          </calcext:conditional-format>
          <calcext:conditional-format calcext:target-range-address="Feuille1.V17:Feuille1.V17">
            <calcext:condition calcext:apply-style-name="Cellule grisée" calcext:value="formula-is([.U17]=0)" calcext:base-cell-address="Feuille1.V17"/>
            <calcext:condition calcext:apply-style-name="Cellule invalide" calcext:value="formula-is(AND([.U17]&lt;&gt;0;[.V17]=&quot;&quot;))" calcext:base-cell-address="Feuille1.V17"/>
          </calcext:conditional-format>
          <calcext:conditional-format calcext:target-range-address="Feuille1.W17:Feuille1.W17">
            <calcext:condition calcext:apply-style-name="Cellule grisée" calcext:value="formula-is([.U17]=0)" calcext:base-cell-address="Feuille1.W17"/>
            <calcext:condition calcext:apply-style-name="Cellule invalide" calcext:value="formula-is(AND([.U17]&lt;&gt;0;[.W17]=&quot;&quot;))" calcext:base-cell-address="Feuille1.W17"/>
          </calcext:conditional-format>
          <calcext:conditional-format calcext:target-range-address="Feuille1.X17:Feuille1.Y17">
            <calcext:condition calcext:apply-style-name="Cellule grisée" calcext:value="formula-is([.U17]=0)" calcext:base-cell-address="Feuille1.X17"/>
            <calcext:condition calcext:apply-style-name="Cellule invalide" calcext:value="formula-is(AND([.U17]&lt;&gt;0;[.X17]=&quot;&quot;))" calcext:base-cell-address="Feuille1.X17"/>
          </calcext:conditional-format>
          <calcext:conditional-format calcext:target-range-address="Feuille1.U18:Feuille1.U18">
            <calcext:condition calcext:apply-style-name="Cellule invalide" calcext:value="=&quot;&quot;" calcext:base-cell-address="Feuille1.U18"/>
          </calcext:conditional-format>
          <calcext:conditional-format calcext:target-range-address="Feuille1.V18:Feuille1.V18">
            <calcext:condition calcext:apply-style-name="Cellule grisée" calcext:value="formula-is([.U18]=0)" calcext:base-cell-address="Feuille1.V18"/>
            <calcext:condition calcext:apply-style-name="Cellule invalide" calcext:value="formula-is(AND([.U18]&lt;&gt;0;[.V18]=&quot;&quot;))" calcext:base-cell-address="Feuille1.V18"/>
          </calcext:conditional-format>
          <calcext:conditional-format calcext:target-range-address="Feuille1.W18:Feuille1.W18">
            <calcext:condition calcext:apply-style-name="Cellule grisée" calcext:value="formula-is([.U18]=0)" calcext:base-cell-address="Feuille1.W18"/>
            <calcext:condition calcext:apply-style-name="Cellule invalide" calcext:value="formula-is(AND([.U18]&lt;&gt;0;[.W18]=&quot;&quot;))" calcext:base-cell-address="Feuille1.W18"/>
          </calcext:conditional-format>
          <calcext:conditional-format calcext:target-range-address="Feuille1.X18:Feuille1.Y18">
            <calcext:condition calcext:apply-style-name="Cellule grisée" calcext:value="formula-is([.U18]=0)" calcext:base-cell-address="Feuille1.X18"/>
            <calcext:condition calcext:apply-style-name="Cellule invalide" calcext:value="formula-is(AND([.U18]&lt;&gt;0;[.X18]=&quot;&quot;))" calcext:base-cell-address="Feuille1.X18"/>
          </calcext:conditional-format>
          <calcext:conditional-format calcext:target-range-address="Feuille1.U19:Feuille1.U19">
            <calcext:condition calcext:apply-style-name="Cellule invalide" calcext:value="=&quot;&quot;" calcext:base-cell-address="Feuille1.U19"/>
          </calcext:conditional-format>
          <calcext:conditional-format calcext:target-range-address="Feuille1.V19:Feuille1.V19">
            <calcext:condition calcext:apply-style-name="Cellule grisée" calcext:value="formula-is([.U19]=0)" calcext:base-cell-address="Feuille1.V19"/>
            <calcext:condition calcext:apply-style-name="Cellule invalide" calcext:value="formula-is(AND([.U19]&lt;&gt;0;[.V19]=&quot;&quot;))" calcext:base-cell-address="Feuille1.V19"/>
          </calcext:conditional-format>
          <calcext:conditional-format calcext:target-range-address="Feuille1.W19:Feuille1.W19">
            <calcext:condition calcext:apply-style-name="Cellule grisée" calcext:value="formula-is([.U19]=0)" calcext:base-cell-address="Feuille1.W19"/>
            <calcext:condition calcext:apply-style-name="Cellule invalide" calcext:value="formula-is(AND([.U19]&lt;&gt;0;[.W19]=&quot;&quot;))" calcext:base-cell-address="Feuille1.W19"/>
          </calcext:conditional-format>
          <calcext:conditional-format calcext:target-range-address="Feuille1.X19:Feuille1.Y19">
            <calcext:condition calcext:apply-style-name="Cellule grisée" calcext:value="formula-is([.U19]=0)" calcext:base-cell-address="Feuille1.X19"/>
            <calcext:condition calcext:apply-style-name="Cellule invalide" calcext:value="formula-is(AND([.U19]&lt;&gt;0;[.X19]=&quot;&quot;))" calcext:base-cell-address="Feuille1.X19"/>
          </calcext:conditional-format>
          <calcext:conditional-format calcext:target-range-address="Feuille1.U22:Feuille1.U22">
            <calcext:condition calcext:apply-style-name="Cellule invalide" calcext:value="=&quot;&quot;" calcext:base-cell-address="Feuille1.U22"/>
          </calcext:conditional-format>
          <calcext:conditional-format calcext:target-range-address="Feuille1.V22:Feuille1.V22">
            <calcext:condition calcext:apply-style-name="Cellule grisée" calcext:value="formula-is([.U22]=0)" calcext:base-cell-address="Feuille1.V22"/>
            <calcext:condition calcext:apply-style-name="Cellule invalide" calcext:value="formula-is(AND([.U22]&lt;&gt;0;[.V22]=&quot;&quot;))" calcext:base-cell-address="Feuille1.V22"/>
          </calcext:conditional-format>
          <calcext:conditional-format calcext:target-range-address="Feuille1.W22:Feuille1.W22">
            <calcext:condition calcext:apply-style-name="Cellule grisée" calcext:value="formula-is([.U22]=0)" calcext:base-cell-address="Feuille1.W22"/>
            <calcext:condition calcext:apply-style-name="Cellule invalide" calcext:value="formula-is(AND([.U22]&lt;&gt;0;[.W22]=&quot;&quot;))" calcext:base-cell-address="Feuille1.W22"/>
          </calcext:conditional-format>
          <calcext:conditional-format calcext:target-range-address="Feuille1.X22:Feuille1.Y22">
            <calcext:condition calcext:apply-style-name="Cellule grisée" calcext:value="formula-is([.U22]=0)" calcext:base-cell-address="Feuille1.X22"/>
            <calcext:condition calcext:apply-style-name="Cellule invalide" calcext:value="formula-is(AND([.U22]&lt;&gt;0;[.X22]=&quot;&quot;))" calcext:base-cell-address="Feuille1.X22"/>
          </calcext:conditional-format>
          <calcext:conditional-format calcext:target-range-address="Feuille1.U23:Feuille1.U23">
            <calcext:condition calcext:apply-style-name="Cellule invalide" calcext:value="=&quot;&quot;" calcext:base-cell-address="Feuille1.U23"/>
          </calcext:conditional-format>
          <calcext:conditional-format calcext:target-range-address="Feuille1.V23:Feuille1.V23">
            <calcext:condition calcext:apply-style-name="Cellule grisée" calcext:value="formula-is([.U23]=0)" calcext:base-cell-address="Feuille1.V23"/>
            <calcext:condition calcext:apply-style-name="Cellule invalide" calcext:value="formula-is(AND([.U23]&lt;&gt;0;[.V23]=&quot;&quot;))" calcext:base-cell-address="Feuille1.V23"/>
          </calcext:conditional-format>
          <calcext:conditional-format calcext:target-range-address="Feuille1.W23:Feuille1.W23">
            <calcext:condition calcext:apply-style-name="Cellule grisée" calcext:value="formula-is([.U23]=0)" calcext:base-cell-address="Feuille1.W23"/>
            <calcext:condition calcext:apply-style-name="Cellule invalide" calcext:value="formula-is(AND([.U23]&lt;&gt;0;[.W23]=&quot;&quot;))" calcext:base-cell-address="Feuille1.W23"/>
          </calcext:conditional-format>
          <calcext:conditional-format calcext:target-range-address="Feuille1.X23:Feuille1.Y23">
            <calcext:condition calcext:apply-style-name="Cellule grisée" calcext:value="formula-is([.U23]=0)" calcext:base-cell-address="Feuille1.X23"/>
            <calcext:condition calcext:apply-style-name="Cellule invalide" calcext:value="formula-is(AND([.U23]&lt;&gt;0;[.X23]=&quot;&quot;))" calcext:base-cell-address="Feuille1.X23"/>
          </calcext:conditional-format>
          <calcext:conditional-format calcext:target-range-address="Feuille1.U24:Feuille1.U24">
            <calcext:condition calcext:apply-style-name="Cellule invalide" calcext:value="=&quot;&quot;" calcext:base-cell-address="Feuille1.U24"/>
          </calcext:conditional-format>
          <calcext:conditional-format calcext:target-range-address="Feuille1.V24:Feuille1.V24">
            <calcext:condition calcext:apply-style-name="Cellule grisée" calcext:value="formula-is([.U24]=0)" calcext:base-cell-address="Feuille1.V24"/>
            <calcext:condition calcext:apply-style-name="Cellule invalide" calcext:value="formula-is(AND([.U24]&lt;&gt;0;[.V24]=&quot;&quot;))" calcext:base-cell-address="Feuille1.V24"/>
          </calcext:conditional-format>
          <calcext:conditional-format calcext:target-range-address="Feuille1.W24:Feuille1.W24">
            <calcext:condition calcext:apply-style-name="Cellule grisée" calcext:value="formula-is([.U24]=0)" calcext:base-cell-address="Feuille1.W24"/>
            <calcext:condition calcext:apply-style-name="Cellule invalide" calcext:value="formula-is(AND([.U24]&lt;&gt;0;[.W24]=&quot;&quot;))" calcext:base-cell-address="Feuille1.W24"/>
          </calcext:conditional-format>
          <calcext:conditional-format calcext:target-range-address="Feuille1.X24:Feuille1.Y24">
            <calcext:condition calcext:apply-style-name="Cellule grisée" calcext:value="formula-is([.U24]=0)" calcext:base-cell-address="Feuille1.X24"/>
            <calcext:condition calcext:apply-style-name="Cellule invalide" calcext:value="formula-is(AND([.U24]&lt;&gt;0;[.X24]=&quot;&quot;))" calcext:base-cell-address="Feuille1.X24"/>
          </calcext:conditional-format>
          <calcext:conditional-format calcext:target-range-address="Feuille1.U25:Feuille1.U25">
            <calcext:condition calcext:apply-style-name="Cellule invalide" calcext:value="=&quot;&quot;" calcext:base-cell-address="Feuille1.U25"/>
          </calcext:conditional-format>
          <calcext:conditional-format calcext:target-range-address="Feuille1.V25:Feuille1.V25">
            <calcext:condition calcext:apply-style-name="Cellule grisée" calcext:value="formula-is([.U25]=0)" calcext:base-cell-address="Feuille1.V25"/>
            <calcext:condition calcext:apply-style-name="Cellule invalide" calcext:value="formula-is(AND([.U25]&lt;&gt;0;[.V25]=&quot;&quot;))" calcext:base-cell-address="Feuille1.V25"/>
          </calcext:conditional-format>
          <calcext:conditional-format calcext:target-range-address="Feuille1.W25:Feuille1.W25">
            <calcext:condition calcext:apply-style-name="Cellule grisée" calcext:value="formula-is([.U25]=0)" calcext:base-cell-address="Feuille1.W25"/>
            <calcext:condition calcext:apply-style-name="Cellule invalide" calcext:value="formula-is(AND([.U25]&lt;&gt;0;[.W25]=&quot;&quot;))" calcext:base-cell-address="Feuille1.W25"/>
          </calcext:conditional-format>
          <calcext:conditional-format calcext:target-range-address="Feuille1.X25:Feuille1.Y25">
            <calcext:condition calcext:apply-style-name="Cellule grisée" calcext:value="formula-is([.U25]=0)" calcext:base-cell-address="Feuille1.X25"/>
            <calcext:condition calcext:apply-style-name="Cellule invalide" calcext:value="formula-is(AND([.U25]&lt;&gt;0;[.X25]=&quot;&quot;))" calcext:base-cell-address="Feuille1.X25"/>
          </calcext:conditional-format>
          <calcext:conditional-format calcext:target-range-address="Feuille1.U26:Feuille1.U26">
            <calcext:condition calcext:apply-style-name="Cellule invalide" calcext:value="=&quot;&quot;" calcext:base-cell-address="Feuille1.U26"/>
          </calcext:conditional-format>
          <calcext:conditional-format calcext:target-range-address="Feuille1.V26:Feuille1.V26">
            <calcext:condition calcext:apply-style-name="Cellule grisée" calcext:value="formula-is([.U26]=0)" calcext:base-cell-address="Feuille1.V26"/>
            <calcext:condition calcext:apply-style-name="Cellule invalide" calcext:value="formula-is(AND([.U26]&lt;&gt;0;[.V26]=&quot;&quot;))" calcext:base-cell-address="Feuille1.V26"/>
          </calcext:conditional-format>
          <calcext:conditional-format calcext:target-range-address="Feuille1.W26:Feuille1.W26">
            <calcext:condition calcext:apply-style-name="Cellule grisée" calcext:value="formula-is([.U26]=0)" calcext:base-cell-address="Feuille1.W26"/>
            <calcext:condition calcext:apply-style-name="Cellule invalide" calcext:value="formula-is(AND([.U26]&lt;&gt;0;[.W26]=&quot;&quot;))" calcext:base-cell-address="Feuille1.W26"/>
          </calcext:conditional-format>
          <calcext:conditional-format calcext:target-range-address="Feuille1.X26:Feuille1.Y26">
            <calcext:condition calcext:apply-style-name="Cellule grisée" calcext:value="formula-is([.U26]=0)" calcext:base-cell-address="Feuille1.X26"/>
            <calcext:condition calcext:apply-style-name="Cellule invalide" calcext:value="formula-is(AND([.U26]&lt;&gt;0;[.X26]=&quot;&quot;))" calcext:base-cell-address="Feuille1.X26"/>
          </calcext:conditional-format>
          <calcext:conditional-format calcext:target-range-address="Feuille1.U27:Feuille1.U27">
            <calcext:condition calcext:apply-style-name="Cellule invalide" calcext:value="=&quot;&quot;" calcext:base-cell-address="Feuille1.U27"/>
          </calcext:conditional-format>
          <calcext:conditional-format calcext:target-range-address="Feuille1.V27:Feuille1.V27">
            <calcext:condition calcext:apply-style-name="Cellule grisée" calcext:value="formula-is([.U27]=0)" calcext:base-cell-address="Feuille1.V27"/>
            <calcext:condition calcext:apply-style-name="Cellule invalide" calcext:value="formula-is(AND([.U27]&lt;&gt;0;[.V27]=&quot;&quot;))" calcext:base-cell-address="Feuille1.V27"/>
          </calcext:conditional-format>
          <calcext:conditional-format calcext:target-range-address="Feuille1.W27:Feuille1.W27">
            <calcext:condition calcext:apply-style-name="Cellule grisée" calcext:value="formula-is([.U27]=0)" calcext:base-cell-address="Feuille1.W27"/>
            <calcext:condition calcext:apply-style-name="Cellule invalide" calcext:value="formula-is(AND([.U27]&lt;&gt;0;[.W27]=&quot;&quot;))" calcext:base-cell-address="Feuille1.W27"/>
          </calcext:conditional-format>
          <calcext:conditional-format calcext:target-range-address="Feuille1.X27:Feuille1.Y27">
            <calcext:condition calcext:apply-style-name="Cellule grisée" calcext:value="formula-is([.U27]=0)" calcext:base-cell-address="Feuille1.X27"/>
            <calcext:condition calcext:apply-style-name="Cellule invalide" calcext:value="formula-is(AND([.U27]&lt;&gt;0;[.X27]=&quot;&quot;))" calcext:base-cell-address="Feuille1.X27"/>
          </calcext:conditional-format>
          <calcext:conditional-format calcext:target-range-address="Feuille1.U28:Feuille1.U28">
            <calcext:condition calcext:apply-style-name="Cellule invalide" calcext:value="=&quot;&quot;" calcext:base-cell-address="Feuille1.U28"/>
          </calcext:conditional-format>
          <calcext:conditional-format calcext:target-range-address="Feuille1.V28:Feuille1.V28">
            <calcext:condition calcext:apply-style-name="Cellule grisée" calcext:value="formula-is([.U28]=0)" calcext:base-cell-address="Feuille1.V28"/>
            <calcext:condition calcext:apply-style-name="Cellule invalide" calcext:value="formula-is(AND([.U28]&lt;&gt;0;[.V28]=&quot;&quot;))" calcext:base-cell-address="Feuille1.V28"/>
          </calcext:conditional-format>
          <calcext:conditional-format calcext:target-range-address="Feuille1.W28:Feuille1.W28">
            <calcext:condition calcext:apply-style-name="Cellule grisée" calcext:value="formula-is([.U28]=0)" calcext:base-cell-address="Feuille1.W28"/>
            <calcext:condition calcext:apply-style-name="Cellule invalide" calcext:value="formula-is(AND([.U28]&lt;&gt;0;[.W28]=&quot;&quot;))" calcext:base-cell-address="Feuille1.W28"/>
          </calcext:conditional-format>
          <calcext:conditional-format calcext:target-range-address="Feuille1.X28:Feuille1.Y28">
            <calcext:condition calcext:apply-style-name="Cellule grisée" calcext:value="formula-is([.U28]=0)" calcext:base-cell-address="Feuille1.X28"/>
            <calcext:condition calcext:apply-style-name="Cellule invalide" calcext:value="formula-is(AND([.U28]&lt;&gt;0;[.X28]=&quot;&quot;))" calcext:base-cell-address="Feuille1.X28"/>
          </calcext:conditional-format>
          <calcext:conditional-format calcext:target-range-address="Feuille1.U29:Feuille1.U29">
            <calcext:condition calcext:apply-style-name="Cellule invalide" calcext:value="=&quot;&quot;" calcext:base-cell-address="Feuille1.U29"/>
          </calcext:conditional-format>
          <calcext:conditional-format calcext:target-range-address="Feuille1.V29:Feuille1.V29">
            <calcext:condition calcext:apply-style-name="Cellule grisée" calcext:value="formula-is([.U29]=0)" calcext:base-cell-address="Feuille1.V29"/>
            <calcext:condition calcext:apply-style-name="Cellule invalide" calcext:value="formula-is(AND([.U29]&lt;&gt;0;[.V29]=&quot;&quot;))" calcext:base-cell-address="Feuille1.V29"/>
          </calcext:conditional-format>
          <calcext:conditional-format calcext:target-range-address="Feuille1.W29:Feuille1.W29">
            <calcext:condition calcext:apply-style-name="Cellule grisée" calcext:value="formula-is([.U29]=0)" calcext:base-cell-address="Feuille1.W29"/>
            <calcext:condition calcext:apply-style-name="Cellule invalide" calcext:value="formula-is(AND([.U29]&lt;&gt;0;[.W29]=&quot;&quot;))" calcext:base-cell-address="Feuille1.W29"/>
          </calcext:conditional-format>
          <calcext:conditional-format calcext:target-range-address="Feuille1.X29:Feuille1.Y29">
            <calcext:condition calcext:apply-style-name="Cellule grisée" calcext:value="formula-is([.U29]=0)" calcext:base-cell-address="Feuille1.X29"/>
            <calcext:condition calcext:apply-style-name="Cellule invalide" calcext:value="formula-is(AND([.U29]&lt;&gt;0;[.X29]=&quot;&quot;))" calcext:base-cell-address="Feuille1.X29"/>
          </calcext:conditional-format>
          <calcext:conditional-format calcext:target-range-address="Feuille1.U30:Feuille1.U30">
            <calcext:condition calcext:apply-style-name="Cellule invalide" calcext:value="=&quot;&quot;" calcext:base-cell-address="Feuille1.U30"/>
          </calcext:conditional-format>
          <calcext:conditional-format calcext:target-range-address="Feuille1.V30:Feuille1.V30">
            <calcext:condition calcext:apply-style-name="Cellule grisée" calcext:value="formula-is([.U30]=0)" calcext:base-cell-address="Feuille1.V30"/>
            <calcext:condition calcext:apply-style-name="Cellule invalide" calcext:value="formula-is(AND([.U30]&lt;&gt;0;[.V30]=&quot;&quot;))" calcext:base-cell-address="Feuille1.V30"/>
          </calcext:conditional-format>
          <calcext:conditional-format calcext:target-range-address="Feuille1.W30:Feuille1.W30">
            <calcext:condition calcext:apply-style-name="Cellule grisée" calcext:value="formula-is([.U30]=0)" calcext:base-cell-address="Feuille1.W30"/>
            <calcext:condition calcext:apply-style-name="Cellule invalide" calcext:value="formula-is(AND([.U30]&lt;&gt;0;[.W30]=&quot;&quot;))" calcext:base-cell-address="Feuille1.W30"/>
          </calcext:conditional-format>
          <calcext:conditional-format calcext:target-range-address="Feuille1.X30:Feuille1.Y30">
            <calcext:condition calcext:apply-style-name="Cellule grisée" calcext:value="formula-is([.U30]=0)" calcext:base-cell-address="Feuille1.X30"/>
            <calcext:condition calcext:apply-style-name="Cellule invalide" calcext:value="formula-is(AND([.U30]&lt;&gt;0;[.X30]=&quot;&quot;))" calcext:base-cell-address="Feuille1.X30"/>
          </calcext:conditional-format>
          <calcext:conditional-format calcext:target-range-address="Feuille1.U31:Feuille1.U31">
            <calcext:condition calcext:apply-style-name="Cellule invalide" calcext:value="=&quot;&quot;" calcext:base-cell-address="Feuille1.U31"/>
          </calcext:conditional-format>
          <calcext:conditional-format calcext:target-range-address="Feuille1.V31:Feuille1.V31">
            <calcext:condition calcext:apply-style-name="Cellule grisée" calcext:value="formula-is([.U31]=0)" calcext:base-cell-address="Feuille1.V31"/>
            <calcext:condition calcext:apply-style-name="Cellule invalide" calcext:value="formula-is(AND([.U31]&lt;&gt;0;[.V31]=&quot;&quot;))" calcext:base-cell-address="Feuille1.V31"/>
          </calcext:conditional-format>
          <calcext:conditional-format calcext:target-range-address="Feuille1.W31:Feuille1.W31">
            <calcext:condition calcext:apply-style-name="Cellule grisée" calcext:value="formula-is([.U31]=0)" calcext:base-cell-address="Feuille1.W31"/>
            <calcext:condition calcext:apply-style-name="Cellule invalide" calcext:value="formula-is(AND([.U31]&lt;&gt;0;[.W31]=&quot;&quot;))" calcext:base-cell-address="Feuille1.W31"/>
          </calcext:conditional-format>
          <calcext:conditional-format calcext:target-range-address="Feuille1.X31:Feuille1.Y31">
            <calcext:condition calcext:apply-style-name="Cellule grisée" calcext:value="formula-is([.U31]=0)" calcext:base-cell-address="Feuille1.X31"/>
            <calcext:condition calcext:apply-style-name="Cellule invalide" calcext:value="formula-is(AND([.U31]&lt;&gt;0;[.X31]=&quot;&quot;))" calcext:base-cell-address="Feuille1.X31"/>
          </calcext:conditional-format>
          <calcext:conditional-format calcext:target-range-address="Feuille1.U32:Feuille1.U32">
            <calcext:condition calcext:apply-style-name="Cellule invalide" calcext:value="=&quot;&quot;" calcext:base-cell-address="Feuille1.U32"/>
          </calcext:conditional-format>
          <calcext:conditional-format calcext:target-range-address="Feuille1.V32:Feuille1.V32">
            <calcext:condition calcext:apply-style-name="Cellule grisée" calcext:value="formula-is([.U32]=0)" calcext:base-cell-address="Feuille1.V32"/>
            <calcext:condition calcext:apply-style-name="Cellule invalide" calcext:value="formula-is(AND([.U32]&lt;&gt;0;[.V32]=&quot;&quot;))" calcext:base-cell-address="Feuille1.V32"/>
          </calcext:conditional-format>
          <calcext:conditional-format calcext:target-range-address="Feuille1.W32:Feuille1.W32">
            <calcext:condition calcext:apply-style-name="Cellule grisée" calcext:value="formula-is([.U32]=0)" calcext:base-cell-address="Feuille1.W32"/>
            <calcext:condition calcext:apply-style-name="Cellule invalide" calcext:value="formula-is(AND([.U32]&lt;&gt;0;[.W32]=&quot;&quot;))" calcext:base-cell-address="Feuille1.W32"/>
          </calcext:conditional-format>
          <calcext:conditional-format calcext:target-range-address="Feuille1.X32:Feuille1.Y32">
            <calcext:condition calcext:apply-style-name="Cellule grisée" calcext:value="formula-is([.U32]=0)" calcext:base-cell-address="Feuille1.X32"/>
            <calcext:condition calcext:apply-style-name="Cellule invalide" calcext:value="formula-is(AND([.U32]&lt;&gt;0;[.X32]=&quot;&quot;))" calcext:base-cell-address="Feuille1.X32"/>
          </calcext:conditional-format>
          <calcext:conditional-format calcext:target-range-address="Feuille1.U33:Feuille1.U33">
            <calcext:condition calcext:apply-style-name="Cellule invalide" calcext:value="=&quot;&quot;" calcext:base-cell-address="Feuille1.U33"/>
          </calcext:conditional-format>
          <calcext:conditional-format calcext:target-range-address="Feuille1.V33:Feuille1.V33">
            <calcext:condition calcext:apply-style-name="Cellule grisée" calcext:value="formula-is([.U33]=0)" calcext:base-cell-address="Feuille1.V33"/>
            <calcext:condition calcext:apply-style-name="Cellule invalide" calcext:value="formula-is(AND([.U33]&lt;&gt;0;[.V33]=&quot;&quot;))" calcext:base-cell-address="Feuille1.V33"/>
          </calcext:conditional-format>
          <calcext:conditional-format calcext:target-range-address="Feuille1.W33:Feuille1.W33">
            <calcext:condition calcext:apply-style-name="Cellule grisée" calcext:value="formula-is([.U33]=0)" calcext:base-cell-address="Feuille1.W33"/>
            <calcext:condition calcext:apply-style-name="Cellule invalide" calcext:value="formula-is(AND([.U33]&lt;&gt;0;[.W33]=&quot;&quot;))" calcext:base-cell-address="Feuille1.W33"/>
          </calcext:conditional-format>
          <calcext:conditional-format calcext:target-range-address="Feuille1.X33:Feuille1.Y33">
            <calcext:condition calcext:apply-style-name="Cellule grisée" calcext:value="formula-is([.U33]=0)" calcext:base-cell-address="Feuille1.X33"/>
            <calcext:condition calcext:apply-style-name="Cellule invalide" calcext:value="formula-is(AND([.U33]&lt;&gt;0;[.X33]=&quot;&quot;))" calcext:base-cell-address="Feuille1.X33"/>
          </calcext:conditional-format>
          <calcext:conditional-format calcext:target-range-address="Feuille1.U34:Feuille1.U34">
            <calcext:condition calcext:apply-style-name="Cellule invalide" calcext:value="=&quot;&quot;" calcext:base-cell-address="Feuille1.U34"/>
          </calcext:conditional-format>
          <calcext:conditional-format calcext:target-range-address="Feuille1.V34:Feuille1.V34">
            <calcext:condition calcext:apply-style-name="Cellule grisée" calcext:value="formula-is([.U34]=0)" calcext:base-cell-address="Feuille1.V34"/>
            <calcext:condition calcext:apply-style-name="Cellule invalide" calcext:value="formula-is(AND([.U34]&lt;&gt;0;[.V34]=&quot;&quot;))" calcext:base-cell-address="Feuille1.V34"/>
          </calcext:conditional-format>
          <calcext:conditional-format calcext:target-range-address="Feuille1.W34:Feuille1.W34">
            <calcext:condition calcext:apply-style-name="Cellule grisée" calcext:value="formula-is([.U34]=0)" calcext:base-cell-address="Feuille1.W34"/>
            <calcext:condition calcext:apply-style-name="Cellule invalide" calcext:value="formula-is(AND([.U34]&lt;&gt;0;[.W34]=&quot;&quot;))" calcext:base-cell-address="Feuille1.W34"/>
          </calcext:conditional-format>
          <calcext:conditional-format calcext:target-range-address="Feuille1.X34:Feuille1.Y34">
            <calcext:condition calcext:apply-style-name="Cellule grisée" calcext:value="formula-is([.U34]=0)" calcext:base-cell-address="Feuille1.X34"/>
            <calcext:condition calcext:apply-style-name="Cellule invalide" calcext:value="formula-is(AND([.U34]&lt;&gt;0;[.X34]=&quot;&quot;))" calcext:base-cell-address="Feuille1.X34"/>
          </calcext:conditional-format>
          <calcext:conditional-format calcext:target-range-address="Feuille1.U35:Feuille1.U35">
            <calcext:condition calcext:apply-style-name="Cellule invalide" calcext:value="=&quot;&quot;" calcext:base-cell-address="Feuille1.U35"/>
          </calcext:conditional-format>
          <calcext:conditional-format calcext:target-range-address="Feuille1.V35:Feuille1.V35">
            <calcext:condition calcext:apply-style-name="Cellule grisée" calcext:value="formula-is([.U35]=0)" calcext:base-cell-address="Feuille1.V35"/>
            <calcext:condition calcext:apply-style-name="Cellule invalide" calcext:value="formula-is(AND([.U35]&lt;&gt;0;[.V35]=&quot;&quot;))" calcext:base-cell-address="Feuille1.V35"/>
          </calcext:conditional-format>
          <calcext:conditional-format calcext:target-range-address="Feuille1.W35:Feuille1.W35">
            <calcext:condition calcext:apply-style-name="Cellule grisée" calcext:value="formula-is([.U35]=0)" calcext:base-cell-address="Feuille1.W35"/>
            <calcext:condition calcext:apply-style-name="Cellule invalide" calcext:value="formula-is(AND([.U35]&lt;&gt;0;[.W35]=&quot;&quot;))" calcext:base-cell-address="Feuille1.W35"/>
          </calcext:conditional-format>
          <calcext:conditional-format calcext:target-range-address="Feuille1.X35:Feuille1.Y35">
            <calcext:condition calcext:apply-style-name="Cellule grisée" calcext:value="formula-is([.U35]=0)" calcext:base-cell-address="Feuille1.X35"/>
            <calcext:condition calcext:apply-style-name="Cellule invalide" calcext:value="formula-is(AND([.U35]&lt;&gt;0;[.X35]=&quot;&quot;))" calcext:base-cell-address="Feuille1.X35"/>
          </calcext:conditional-format>
          <calcext:conditional-format calcext:target-range-address="Feuille1.U36:Feuille1.U36">
            <calcext:condition calcext:apply-style-name="Cellule invalide" calcext:value="=&quot;&quot;" calcext:base-cell-address="Feuille1.U36"/>
          </calcext:conditional-format>
          <calcext:conditional-format calcext:target-range-address="Feuille1.V36:Feuille1.V36">
            <calcext:condition calcext:apply-style-name="Cellule grisée" calcext:value="formula-is([.U36]=0)" calcext:base-cell-address="Feuille1.V36"/>
            <calcext:condition calcext:apply-style-name="Cellule invalide" calcext:value="formula-is(AND([.U36]&lt;&gt;0;[.V36]=&quot;&quot;))" calcext:base-cell-address="Feuille1.V36"/>
          </calcext:conditional-format>
          <calcext:conditional-format calcext:target-range-address="Feuille1.W36:Feuille1.W36">
            <calcext:condition calcext:apply-style-name="Cellule grisée" calcext:value="formula-is([.U36]=0)" calcext:base-cell-address="Feuille1.W36"/>
            <calcext:condition calcext:apply-style-name="Cellule invalide" calcext:value="formula-is(AND([.U36]&lt;&gt;0;[.W36]=&quot;&quot;))" calcext:base-cell-address="Feuille1.W36"/>
          </calcext:conditional-format>
          <calcext:conditional-format calcext:target-range-address="Feuille1.X36:Feuille1.Y36">
            <calcext:condition calcext:apply-style-name="Cellule grisée" calcext:value="formula-is([.U36]=0)" calcext:base-cell-address="Feuille1.X36"/>
            <calcext:condition calcext:apply-style-name="Cellule invalide" calcext:value="formula-is(AND([.U36]&lt;&gt;0;[.X36]=&quot;&quot;))" calcext:base-cell-address="Feuille1.X36"/>
          </calcext:conditional-format>
          <calcext:conditional-format calcext:target-range-address="Feuille1.U37:Feuille1.U37">
            <calcext:condition calcext:apply-style-name="Cellule invalide" calcext:value="=&quot;&quot;" calcext:base-cell-address="Feuille1.U37"/>
          </calcext:conditional-format>
          <calcext:conditional-format calcext:target-range-address="Feuille1.V37:Feuille1.V37">
            <calcext:condition calcext:apply-style-name="Cellule grisée" calcext:value="formula-is([.U37]=0)" calcext:base-cell-address="Feuille1.V37"/>
            <calcext:condition calcext:apply-style-name="Cellule invalide" calcext:value="formula-is(AND([.U37]&lt;&gt;0;[.V37]=&quot;&quot;))" calcext:base-cell-address="Feuille1.V37"/>
          </calcext:conditional-format>
          <calcext:conditional-format calcext:target-range-address="Feuille1.W37:Feuille1.W37">
            <calcext:condition calcext:apply-style-name="Cellule grisée" calcext:value="formula-is([.U37]=0)" calcext:base-cell-address="Feuille1.W37"/>
            <calcext:condition calcext:apply-style-name="Cellule invalide" calcext:value="formula-is(AND([.U37]&lt;&gt;0;[.W37]=&quot;&quot;))" calcext:base-cell-address="Feuille1.W37"/>
          </calcext:conditional-format>
          <calcext:conditional-format calcext:target-range-address="Feuille1.X37:Feuille1.Y37">
            <calcext:condition calcext:apply-style-name="Cellule grisée" calcext:value="formula-is([.U37]=0)" calcext:base-cell-address="Feuille1.X37"/>
            <calcext:condition calcext:apply-style-name="Cellule invalide" calcext:value="formula-is(AND([.U37]&lt;&gt;0;[.X37]=&quot;&quot;))" calcext:base-cell-address="Feuille1.X37"/>
          </calcext:conditional-format>
          <calcext:conditional-format calcext:target-range-address="Feuille1.U38:Feuille1.U38">
            <calcext:condition calcext:apply-style-name="Cellule invalide" calcext:value="=&quot;&quot;" calcext:base-cell-address="Feuille1.U38"/>
          </calcext:conditional-format>
          <calcext:conditional-format calcext:target-range-address="Feuille1.V38:Feuille1.V38">
            <calcext:condition calcext:apply-style-name="Cellule grisée" calcext:value="formula-is([.U38]=0)" calcext:base-cell-address="Feuille1.V38"/>
            <calcext:condition calcext:apply-style-name="Cellule invalide" calcext:value="formula-is(AND([.U38]&lt;&gt;0;[.V38]=&quot;&quot;))" calcext:base-cell-address="Feuille1.V38"/>
          </calcext:conditional-format>
          <calcext:conditional-format calcext:target-range-address="Feuille1.W38:Feuille1.W38">
            <calcext:condition calcext:apply-style-name="Cellule grisée" calcext:value="formula-is([.U38]=0)" calcext:base-cell-address="Feuille1.W38"/>
            <calcext:condition calcext:apply-style-name="Cellule invalide" calcext:value="formula-is(AND([.U38]&lt;&gt;0;[.W38]=&quot;&quot;))" calcext:base-cell-address="Feuille1.W38"/>
          </calcext:conditional-format>
          <calcext:conditional-format calcext:target-range-address="Feuille1.X38:Feuille1.Y38">
            <calcext:condition calcext:apply-style-name="Cellule grisée" calcext:value="formula-is([.U38]=0)" calcext:base-cell-address="Feuille1.X38"/>
            <calcext:condition calcext:apply-style-name="Cellule invalide" calcext:value="formula-is(AND([.U38]&lt;&gt;0;[.X38]=&quot;&quot;))" calcext:base-cell-address="Feuille1.X38"/>
          </calcext:conditional-format>
          <calcext:conditional-format calcext:target-range-address="Feuille1.U39:Feuille1.U39">
            <calcext:condition calcext:apply-style-name="Cellule invalide" calcext:value="=&quot;&quot;" calcext:base-cell-address="Feuille1.U39"/>
          </calcext:conditional-format>
          <calcext:conditional-format calcext:target-range-address="Feuille1.V39:Feuille1.V39">
            <calcext:condition calcext:apply-style-name="Cellule grisée" calcext:value="formula-is([.U39]=0)" calcext:base-cell-address="Feuille1.V39"/>
            <calcext:condition calcext:apply-style-name="Cellule invalide" calcext:value="formula-is(AND([.U39]&lt;&gt;0;[.V39]=&quot;&quot;))" calcext:base-cell-address="Feuille1.V39"/>
          </calcext:conditional-format>
          <calcext:conditional-format calcext:target-range-address="Feuille1.W39:Feuille1.W39">
            <calcext:condition calcext:apply-style-name="Cellule grisée" calcext:value="formula-is([.U39]=0)" calcext:base-cell-address="Feuille1.W39"/>
            <calcext:condition calcext:apply-style-name="Cellule invalide" calcext:value="formula-is(AND([.U39]&lt;&gt;0;[.W39]=&quot;&quot;))" calcext:base-cell-address="Feuille1.W39"/>
          </calcext:conditional-format>
          <calcext:conditional-format calcext:target-range-address="Feuille1.X39:Feuille1.Y39">
            <calcext:condition calcext:apply-style-name="Cellule grisée" calcext:value="formula-is([.U39]=0)" calcext:base-cell-address="Feuille1.X39"/>
            <calcext:condition calcext:apply-style-name="Cellule invalide" calcext:value="formula-is(AND([.U39]&lt;&gt;0;[.X39]=&quot;&quot;))" calcext:base-cell-address="Feuille1.X39"/>
          </calcext:conditional-format>
          <calcext:conditional-format calcext:target-range-address="Feuille1.U40:Feuille1.U40">
            <calcext:condition calcext:apply-style-name="Cellule invalide" calcext:value="=&quot;&quot;" calcext:base-cell-address="Feuille1.U40"/>
          </calcext:conditional-format>
          <calcext:conditional-format calcext:target-range-address="Feuille1.V40:Feuille1.V40">
            <calcext:condition calcext:apply-style-name="Cellule grisée" calcext:value="formula-is([.U40]=0)" calcext:base-cell-address="Feuille1.V40"/>
            <calcext:condition calcext:apply-style-name="Cellule invalide" calcext:value="formula-is(AND([.U40]&lt;&gt;0;[.V40]=&quot;&quot;))" calcext:base-cell-address="Feuille1.V40"/>
          </calcext:conditional-format>
          <calcext:conditional-format calcext:target-range-address="Feuille1.W40:Feuille1.W40">
            <calcext:condition calcext:apply-style-name="Cellule grisée" calcext:value="formula-is([.U40]=0)" calcext:base-cell-address="Feuille1.W40"/>
            <calcext:condition calcext:apply-style-name="Cellule invalide" calcext:value="formula-is(AND([.U40]&lt;&gt;0;[.W40]=&quot;&quot;))" calcext:base-cell-address="Feuille1.W40"/>
          </calcext:conditional-format>
          <calcext:conditional-format calcext:target-range-address="Feuille1.X40:Feuille1.Y40">
            <calcext:condition calcext:apply-style-name="Cellule grisée" calcext:value="formula-is([.U40]=0)" calcext:base-cell-address="Feuille1.X40"/>
            <calcext:condition calcext:apply-style-name="Cellule invalide" calcext:value="formula-is(AND([.U40]&lt;&gt;0;[.X40]=&quot;&quot;))" calcext:base-cell-address="Feuille1.X40"/>
          </calcext:conditional-format>
          <calcext:conditional-format calcext:target-range-address="Feuille1.U41:Feuille1.U41">
            <calcext:condition calcext:apply-style-name="Cellule invalide" calcext:value="=&quot;&quot;" calcext:base-cell-address="Feuille1.U41"/>
          </calcext:conditional-format>
          <calcext:conditional-format calcext:target-range-address="Feuille1.V41:Feuille1.V41">
            <calcext:condition calcext:apply-style-name="Cellule grisée" calcext:value="formula-is([.U41]=0)" calcext:base-cell-address="Feuille1.V41"/>
            <calcext:condition calcext:apply-style-name="Cellule invalide" calcext:value="formula-is(AND([.U41]&lt;&gt;0;[.V41]=&quot;&quot;))" calcext:base-cell-address="Feuille1.V41"/>
          </calcext:conditional-format>
          <calcext:conditional-format calcext:target-range-address="Feuille1.W41:Feuille1.W41">
            <calcext:condition calcext:apply-style-name="Cellule grisée" calcext:value="formula-is([.U41]=0)" calcext:base-cell-address="Feuille1.W41"/>
            <calcext:condition calcext:apply-style-name="Cellule invalide" calcext:value="formula-is(AND([.U41]&lt;&gt;0;[.W41]=&quot;&quot;))" calcext:base-cell-address="Feuille1.W41"/>
          </calcext:conditional-format>
          <calcext:conditional-format calcext:target-range-address="Feuille1.X41:Feuille1.Y41">
            <calcext:condition calcext:apply-style-name="Cellule grisée" calcext:value="formula-is([.U41]=0)" calcext:base-cell-address="Feuille1.X41"/>
            <calcext:condition calcext:apply-style-name="Cellule invalide" calcext:value="formula-is(AND([.U41]&lt;&gt;0;[.X41]=&quot;&quot;))" calcext:base-cell-address="Feuille1.X41"/>
          </calcext:conditional-format>
          <calcext:conditional-format calcext:target-range-address="Feuille1.U42:Feuille1.U42">
            <calcext:condition calcext:apply-style-name="Cellule invalide" calcext:value="=&quot;&quot;" calcext:base-cell-address="Feuille1.U42"/>
          </calcext:conditional-format>
          <calcext:conditional-format calcext:target-range-address="Feuille1.V42:Feuille1.V42">
            <calcext:condition calcext:apply-style-name="Cellule grisée" calcext:value="formula-is([.U42]=0)" calcext:base-cell-address="Feuille1.V42"/>
            <calcext:condition calcext:apply-style-name="Cellule invalide" calcext:value="formula-is(AND([.U42]&lt;&gt;0;[.V42]=&quot;&quot;))" calcext:base-cell-address="Feuille1.V42"/>
          </calcext:conditional-format>
          <calcext:conditional-format calcext:target-range-address="Feuille1.W42:Feuille1.W42">
            <calcext:condition calcext:apply-style-name="Cellule grisée" calcext:value="formula-is([.U42]=0)" calcext:base-cell-address="Feuille1.W42"/>
            <calcext:condition calcext:apply-style-name="Cellule invalide" calcext:value="formula-is(AND([.U42]&lt;&gt;0;[.W42]=&quot;&quot;))" calcext:base-cell-address="Feuille1.W42"/>
          </calcext:conditional-format>
          <calcext:conditional-format calcext:target-range-address="Feuille1.X42:Feuille1.Y42">
            <calcext:condition calcext:apply-style-name="Cellule grisée" calcext:value="formula-is([.U42]=0)" calcext:base-cell-address="Feuille1.X42"/>
            <calcext:condition calcext:apply-style-name="Cellule invalide" calcext:value="formula-is(AND([.U42]&lt;&gt;0;[.X42]=&quot;&quot;))" calcext:base-cell-address="Feuille1.X42"/>
          </calcext:conditional-format>
          <calcext:conditional-format calcext:target-range-address="Feuille1.U43:Feuille1.U43">
            <calcext:condition calcext:apply-style-name="Cellule invalide" calcext:value="=&quot;&quot;" calcext:base-cell-address="Feuille1.U43"/>
          </calcext:conditional-format>
          <calcext:conditional-format calcext:target-range-address="Feuille1.V43:Feuille1.V43">
            <calcext:condition calcext:apply-style-name="Cellule grisée" calcext:value="formula-is([.U43]=0)" calcext:base-cell-address="Feuille1.V43"/>
            <calcext:condition calcext:apply-style-name="Cellule invalide" calcext:value="formula-is(AND([.U43]&lt;&gt;0;[.V43]=&quot;&quot;))" calcext:base-cell-address="Feuille1.V43"/>
          </calcext:conditional-format>
          <calcext:conditional-format calcext:target-range-address="Feuille1.W43:Feuille1.W43">
            <calcext:condition calcext:apply-style-name="Cellule grisée" calcext:value="formula-is([.U43]=0)" calcext:base-cell-address="Feuille1.W43"/>
            <calcext:condition calcext:apply-style-name="Cellule invalide" calcext:value="formula-is(AND([.U43]&lt;&gt;0;[.W43]=&quot;&quot;))" calcext:base-cell-address="Feuille1.W43"/>
          </calcext:conditional-format>
          <calcext:conditional-format calcext:target-range-address="Feuille1.X43:Feuille1.Y43">
            <calcext:condition calcext:apply-style-name="Cellule grisée" calcext:value="formula-is([.U43]=0)" calcext:base-cell-address="Feuille1.X43"/>
            <calcext:condition calcext:apply-style-name="Cellule invalide" calcext:value="formula-is(AND([.U43]&lt;&gt;0;[.X43]=&quot;&quot;))" calcext:base-cell-address="Feuille1.X43"/>
          </calcext:conditional-format>
          <calcext:conditional-format calcext:target-range-address="Feuille1.U44:Feuille1.U44">
            <calcext:condition calcext:apply-style-name="Cellule invalide" calcext:value="=&quot;&quot;" calcext:base-cell-address="Feuille1.U44"/>
          </calcext:conditional-format>
          <calcext:conditional-format calcext:target-range-address="Feuille1.V44:Feuille1.V44">
            <calcext:condition calcext:apply-style-name="Cellule grisée" calcext:value="formula-is([.U44]=0)" calcext:base-cell-address="Feuille1.V44"/>
            <calcext:condition calcext:apply-style-name="Cellule invalide" calcext:value="formula-is(AND([.U44]&lt;&gt;0;[.V44]=&quot;&quot;))" calcext:base-cell-address="Feuille1.V44"/>
          </calcext:conditional-format>
          <calcext:conditional-format calcext:target-range-address="Feuille1.W44:Feuille1.W44">
            <calcext:condition calcext:apply-style-name="Cellule grisée" calcext:value="formula-is([.U44]=0)" calcext:base-cell-address="Feuille1.W44"/>
            <calcext:condition calcext:apply-style-name="Cellule invalide" calcext:value="formula-is(AND([.U44]&lt;&gt;0;[.W44]=&quot;&quot;))" calcext:base-cell-address="Feuille1.W44"/>
          </calcext:conditional-format>
          <calcext:conditional-format calcext:target-range-address="Feuille1.X44:Feuille1.Y44">
            <calcext:condition calcext:apply-style-name="Cellule grisée" calcext:value="formula-is([.U44]=0)" calcext:base-cell-address="Feuille1.X44"/>
            <calcext:condition calcext:apply-style-name="Cellule invalide" calcext:value="formula-is(AND([.U44]&lt;&gt;0;[.X44]=&quot;&quot;))" calcext:base-cell-address="Feuille1.X44"/>
          </calcext:conditional-format>
          <calcext:conditional-format calcext:target-range-address="Feuille1.U45:Feuille1.U45">
            <calcext:condition calcext:apply-style-name="Cellule invalide" calcext:value="=&quot;&quot;" calcext:base-cell-address="Feuille1.U45"/>
          </calcext:conditional-format>
          <calcext:conditional-format calcext:target-range-address="Feuille1.V45:Feuille1.V45">
            <calcext:condition calcext:apply-style-name="Cellule grisée" calcext:value="formula-is([.U45]=0)" calcext:base-cell-address="Feuille1.V45"/>
            <calcext:condition calcext:apply-style-name="Cellule invalide" calcext:value="formula-is(AND([.U45]&lt;&gt;0;[.V45]=&quot;&quot;))" calcext:base-cell-address="Feuille1.V45"/>
          </calcext:conditional-format>
          <calcext:conditional-format calcext:target-range-address="Feuille1.W45:Feuille1.W45">
            <calcext:condition calcext:apply-style-name="Cellule grisée" calcext:value="formula-is([.U45]=0)" calcext:base-cell-address="Feuille1.W45"/>
            <calcext:condition calcext:apply-style-name="Cellule invalide" calcext:value="formula-is(AND([.U45]&lt;&gt;0;[.W45]=&quot;&quot;))" calcext:base-cell-address="Feuille1.W45"/>
          </calcext:conditional-format>
          <calcext:conditional-format calcext:target-range-address="Feuille1.X45:Feuille1.Y45">
            <calcext:condition calcext:apply-style-name="Cellule grisée" calcext:value="formula-is([.U45]=0)" calcext:base-cell-address="Feuille1.X45"/>
            <calcext:condition calcext:apply-style-name="Cellule invalide" calcext:value="formula-is(AND([.U45]&lt;&gt;0;[.X45]=&quot;&quot;))" calcext:base-cell-address="Feuille1.X45"/>
          </calcext:conditional-format>
          <calcext:conditional-format calcext:target-range-address="Feuille1.U46:Feuille1.U46">
            <calcext:condition calcext:apply-style-name="Cellule invalide" calcext:value="=&quot;&quot;" calcext:base-cell-address="Feuille1.U46"/>
          </calcext:conditional-format>
          <calcext:conditional-format calcext:target-range-address="Feuille1.V46:Feuille1.V46">
            <calcext:condition calcext:apply-style-name="Cellule grisée" calcext:value="formula-is([.U46]=0)" calcext:base-cell-address="Feuille1.V46"/>
            <calcext:condition calcext:apply-style-name="Cellule invalide" calcext:value="formula-is(AND([.U46]&lt;&gt;0;[.V46]=&quot;&quot;))" calcext:base-cell-address="Feuille1.V46"/>
          </calcext:conditional-format>
          <calcext:conditional-format calcext:target-range-address="Feuille1.W46:Feuille1.W46">
            <calcext:condition calcext:apply-style-name="Cellule grisée" calcext:value="formula-is([.U46]=0)" calcext:base-cell-address="Feuille1.W46"/>
            <calcext:condition calcext:apply-style-name="Cellule invalide" calcext:value="formula-is(AND([.U46]&lt;&gt;0;[.W46]=&quot;&quot;))" calcext:base-cell-address="Feuille1.W46"/>
          </calcext:conditional-format>
          <calcext:conditional-format calcext:target-range-address="Feuille1.X46:Feuille1.Y46">
            <calcext:condition calcext:apply-style-name="Cellule grisée" calcext:value="formula-is([.U46]=0)" calcext:base-cell-address="Feuille1.X46"/>
            <calcext:condition calcext:apply-style-name="Cellule invalide" calcext:value="formula-is(AND([.U46]&lt;&gt;0;[.X46]=&quot;&quot;))" calcext:base-cell-address="Feuille1.X46"/>
          </calcext:conditional-format>
          <calcext:conditional-format calcext:target-range-address="Feuille1.U47:Feuille1.U47">
            <calcext:condition calcext:apply-style-name="Cellule invalide" calcext:value="=&quot;&quot;" calcext:base-cell-address="Feuille1.U47"/>
          </calcext:conditional-format>
          <calcext:conditional-format calcext:target-range-address="Feuille1.V47:Feuille1.V47">
            <calcext:condition calcext:apply-style-name="Cellule grisée" calcext:value="formula-is([.U47]=0)" calcext:base-cell-address="Feuille1.V47"/>
            <calcext:condition calcext:apply-style-name="Cellule invalide" calcext:value="formula-is(AND([.U47]&lt;&gt;0;[.V47]=&quot;&quot;))" calcext:base-cell-address="Feuille1.V47"/>
          </calcext:conditional-format>
          <calcext:conditional-format calcext:target-range-address="Feuille1.W47:Feuille1.W47">
            <calcext:condition calcext:apply-style-name="Cellule grisée" calcext:value="formula-is([.U47]=0)" calcext:base-cell-address="Feuille1.W47"/>
            <calcext:condition calcext:apply-style-name="Cellule invalide" calcext:value="formula-is(AND([.U47]&lt;&gt;0;[.W47]=&quot;&quot;))" calcext:base-cell-address="Feuille1.W47"/>
          </calcext:conditional-format>
          <calcext:conditional-format calcext:target-range-address="Feuille1.X47:Feuille1.Y47">
            <calcext:condition calcext:apply-style-name="Cellule grisée" calcext:value="formula-is([.U47]=0)" calcext:base-cell-address="Feuille1.X47"/>
            <calcext:condition calcext:apply-style-name="Cellule invalide" calcext:value="formula-is(AND([.U47]&lt;&gt;0;[.X47]=&quot;&quot;))" calcext:base-cell-address="Feuille1.X47"/>
          </calcext:conditional-format>
          <calcext:conditional-format calcext:target-range-address="Feuille1.U48:Feuille1.U48">
            <calcext:condition calcext:apply-style-name="Cellule invalide" calcext:value="=&quot;&quot;" calcext:base-cell-address="Feuille1.U48"/>
          </calcext:conditional-format>
          <calcext:conditional-format calcext:target-range-address="Feuille1.V48:Feuille1.V48">
            <calcext:condition calcext:apply-style-name="Cellule grisée" calcext:value="formula-is([.U48]=0)" calcext:base-cell-address="Feuille1.V48"/>
            <calcext:condition calcext:apply-style-name="Cellule invalide" calcext:value="formula-is(AND([.U48]&lt;&gt;0;[.V48]=&quot;&quot;))" calcext:base-cell-address="Feuille1.V48"/>
          </calcext:conditional-format>
          <calcext:conditional-format calcext:target-range-address="Feuille1.W48:Feuille1.W48">
            <calcext:condition calcext:apply-style-name="Cellule grisée" calcext:value="formula-is([.U48]=0)" calcext:base-cell-address="Feuille1.W48"/>
            <calcext:condition calcext:apply-style-name="Cellule invalide" calcext:value="formula-is(AND([.U48]&lt;&gt;0;[.W48]=&quot;&quot;))" calcext:base-cell-address="Feuille1.W48"/>
          </calcext:conditional-format>
          <calcext:conditional-format calcext:target-range-address="Feuille1.X48:Feuille1.Y48">
            <calcext:condition calcext:apply-style-name="Cellule grisée" calcext:value="formula-is([.U48]=0)" calcext:base-cell-address="Feuille1.X48"/>
            <calcext:condition calcext:apply-style-name="Cellule invalide" calcext:value="formula-is(AND([.U48]&lt;&gt;0;[.X48]=&quot;&quot;))" calcext:base-cell-address="Feuille1.X48"/>
          </calcext:conditional-format>
          <calcext:conditional-format calcext:target-range-address="Feuille1.U49:Feuille1.U49">
            <calcext:condition calcext:apply-style-name="Cellule invalide" calcext:value="=&quot;&quot;" calcext:base-cell-address="Feuille1.U49"/>
          </calcext:conditional-format>
          <calcext:conditional-format calcext:target-range-address="Feuille1.V49:Feuille1.V49">
            <calcext:condition calcext:apply-style-name="Cellule grisée" calcext:value="formula-is([.U49]=0)" calcext:base-cell-address="Feuille1.V49"/>
            <calcext:condition calcext:apply-style-name="Cellule invalide" calcext:value="formula-is(AND([.U49]&lt;&gt;0;[.V49]=&quot;&quot;))" calcext:base-cell-address="Feuille1.V49"/>
          </calcext:conditional-format>
          <calcext:conditional-format calcext:target-range-address="Feuille1.W49:Feuille1.W49">
            <calcext:condition calcext:apply-style-name="Cellule grisée" calcext:value="formula-is([.U49]=0)" calcext:base-cell-address="Feuille1.W49"/>
            <calcext:condition calcext:apply-style-name="Cellule invalide" calcext:value="formula-is(AND([.U49]&lt;&gt;0;[.W49]=&quot;&quot;))" calcext:base-cell-address="Feuille1.W49"/>
          </calcext:conditional-format>
          <calcext:conditional-format calcext:target-range-address="Feuille1.X49:Feuille1.Y49">
            <calcext:condition calcext:apply-style-name="Cellule grisée" calcext:value="formula-is([.U49]=0)" calcext:base-cell-address="Feuille1.X49"/>
            <calcext:condition calcext:apply-style-name="Cellule invalide" calcext:value="formula-is(AND([.U49]&lt;&gt;0;[.X49]=&quot;&quot;))" calcext:base-cell-address="Feuille1.X49"/>
          </calcext:conditional-format>
          <calcext:conditional-format calcext:target-range-address="Feuille1.U50:Feuille1.U50">
            <calcext:condition calcext:apply-style-name="Cellule invalide" calcext:value="=&quot;&quot;" calcext:base-cell-address="Feuille1.U50"/>
          </calcext:conditional-format>
          <calcext:conditional-format calcext:target-range-address="Feuille1.V50:Feuille1.V50">
            <calcext:condition calcext:apply-style-name="Cellule grisée" calcext:value="formula-is([.U50]=0)" calcext:base-cell-address="Feuille1.V50"/>
            <calcext:condition calcext:apply-style-name="Cellule invalide" calcext:value="formula-is(AND([.U50]&lt;&gt;0;[.V50]=&quot;&quot;))" calcext:base-cell-address="Feuille1.V50"/>
          </calcext:conditional-format>
          <calcext:conditional-format calcext:target-range-address="Feuille1.W50:Feuille1.W50">
            <calcext:condition calcext:apply-style-name="Cellule grisée" calcext:value="formula-is([.U50]=0)" calcext:base-cell-address="Feuille1.W50"/>
            <calcext:condition calcext:apply-style-name="Cellule invalide" calcext:value="formula-is(AND([.U50]&lt;&gt;0;[.W50]=&quot;&quot;))" calcext:base-cell-address="Feuille1.W50"/>
          </calcext:conditional-format>
          <calcext:conditional-format calcext:target-range-address="Feuille1.X50:Feuille1.Y50">
            <calcext:condition calcext:apply-style-name="Cellule grisée" calcext:value="formula-is([.U50]=0)" calcext:base-cell-address="Feuille1.X50"/>
            <calcext:condition calcext:apply-style-name="Cellule invalide" calcext:value="formula-is(AND([.U50]&lt;&gt;0;[.X50]=&quot;&quot;))" calcext:base-cell-address="Feuille1.X50"/>
          </calcext:conditional-format>
          <calcext:conditional-format calcext:target-range-address="Feuille1.U51:Feuille1.U51">
            <calcext:condition calcext:apply-style-name="Cellule invalide" calcext:value="=&quot;&quot;" calcext:base-cell-address="Feuille1.U51"/>
          </calcext:conditional-format>
          <calcext:conditional-format calcext:target-range-address="Feuille1.V51:Feuille1.V51">
            <calcext:condition calcext:apply-style-name="Cellule grisée" calcext:value="formula-is([.U51]=0)" calcext:base-cell-address="Feuille1.V51"/>
            <calcext:condition calcext:apply-style-name="Cellule invalide" calcext:value="formula-is(AND([.U51]&lt;&gt;0;[.V51]=&quot;&quot;))" calcext:base-cell-address="Feuille1.V51"/>
          </calcext:conditional-format>
          <calcext:conditional-format calcext:target-range-address="Feuille1.W51:Feuille1.W51">
            <calcext:condition calcext:apply-style-name="Cellule grisée" calcext:value="formula-is([.U51]=0)" calcext:base-cell-address="Feuille1.W51"/>
            <calcext:condition calcext:apply-style-name="Cellule invalide" calcext:value="formula-is(AND([.U51]&lt;&gt;0;[.W51]=&quot;&quot;))" calcext:base-cell-address="Feuille1.W51"/>
          </calcext:conditional-format>
          <calcext:conditional-format calcext:target-range-address="Feuille1.X51:Feuille1.Y51">
            <calcext:condition calcext:apply-style-name="Cellule grisée" calcext:value="formula-is([.U51]=0)" calcext:base-cell-address="Feuille1.X51"/>
            <calcext:condition calcext:apply-style-name="Cellule invalide" calcext:value="formula-is(AND([.U51]&lt;&gt;0;[.X51]=&quot;&quot;))" calcext:base-cell-address="Feuille1.X51"/>
          </calcext:conditional-format>
          <calcext:conditional-format calcext:target-range-address="Feuille1.U52:Feuille1.U52">
            <calcext:condition calcext:apply-style-name="Cellule invalide" calcext:value="=&quot;&quot;" calcext:base-cell-address="Feuille1.U52"/>
          </calcext:conditional-format>
          <calcext:conditional-format calcext:target-range-address="Feuille1.V52:Feuille1.V52">
            <calcext:condition calcext:apply-style-name="Cellule grisée" calcext:value="formula-is([.U52]=0)" calcext:base-cell-address="Feuille1.V52"/>
            <calcext:condition calcext:apply-style-name="Cellule invalide" calcext:value="formula-is(AND([.U52]&lt;&gt;0;[.V52]=&quot;&quot;))" calcext:base-cell-address="Feuille1.V52"/>
          </calcext:conditional-format>
          <calcext:conditional-format calcext:target-range-address="Feuille1.W52:Feuille1.W52">
            <calcext:condition calcext:apply-style-name="Cellule grisée" calcext:value="formula-is([.U52]=0)" calcext:base-cell-address="Feuille1.W52"/>
            <calcext:condition calcext:apply-style-name="Cellule invalide" calcext:value="formula-is(AND([.U52]&lt;&gt;0;[.W52]=&quot;&quot;))" calcext:base-cell-address="Feuille1.W52"/>
          </calcext:conditional-format>
          <calcext:conditional-format calcext:target-range-address="Feuille1.X52:Feuille1.Y52">
            <calcext:condition calcext:apply-style-name="Cellule grisée" calcext:value="formula-is([.U52]=0)" calcext:base-cell-address="Feuille1.X52"/>
            <calcext:condition calcext:apply-style-name="Cellule invalide" calcext:value="formula-is(AND([.U52]&lt;&gt;0;[.X52]=&quot;&quot;))" calcext:base-cell-address="Feuille1.X52"/>
          </calcext:conditional-format>
          <calcext:conditional-format calcext:target-range-address="Feuille1.U53:Feuille1.U53">
            <calcext:condition calcext:apply-style-name="Cellule invalide" calcext:value="=&quot;&quot;" calcext:base-cell-address="Feuille1.U53"/>
          </calcext:conditional-format>
          <calcext:conditional-format calcext:target-range-address="Feuille1.V53:Feuille1.V53">
            <calcext:condition calcext:apply-style-name="Cellule grisée" calcext:value="formula-is([.U53]=0)" calcext:base-cell-address="Feuille1.V53"/>
            <calcext:condition calcext:apply-style-name="Cellule invalide" calcext:value="formula-is(AND([.U53]&lt;&gt;0;[.V53]=&quot;&quot;))" calcext:base-cell-address="Feuille1.V53"/>
          </calcext:conditional-format>
          <calcext:conditional-format calcext:target-range-address="Feuille1.W53:Feuille1.W53">
            <calcext:condition calcext:apply-style-name="Cellule grisée" calcext:value="formula-is([.U53]=0)" calcext:base-cell-address="Feuille1.W53"/>
            <calcext:condition calcext:apply-style-name="Cellule invalide" calcext:value="formula-is(AND([.U53]&lt;&gt;0;[.W53]=&quot;&quot;))" calcext:base-cell-address="Feuille1.W53"/>
          </calcext:conditional-format>
          <calcext:conditional-format calcext:target-range-address="Feuille1.X53:Feuille1.Y53">
            <calcext:condition calcext:apply-style-name="Cellule grisée" calcext:value="formula-is([.U53]=0)" calcext:base-cell-address="Feuille1.X53"/>
            <calcext:condition calcext:apply-style-name="Cellule invalide" calcext:value="formula-is(AND([.U53]&lt;&gt;0;[.X53]=&quot;&quot;))" calcext:base-cell-address="Feuille1.X53"/>
          </calcext:conditional-format>
          <calcext:conditional-format calcext:target-range-address="Feuille1.U54:Feuille1.U54">
            <calcext:condition calcext:apply-style-name="Cellule invalide" calcext:value="=&quot;&quot;" calcext:base-cell-address="Feuille1.U54"/>
          </calcext:conditional-format>
          <calcext:conditional-format calcext:target-range-address="Feuille1.V54:Feuille1.V54">
            <calcext:condition calcext:apply-style-name="Cellule grisée" calcext:value="formula-is([.U54]=0)" calcext:base-cell-address="Feuille1.V54"/>
            <calcext:condition calcext:apply-style-name="Cellule invalide" calcext:value="formula-is(AND([.U54]&lt;&gt;0;[.V54]=&quot;&quot;))" calcext:base-cell-address="Feuille1.V54"/>
          </calcext:conditional-format>
          <calcext:conditional-format calcext:target-range-address="Feuille1.W54:Feuille1.W54">
            <calcext:condition calcext:apply-style-name="Cellule grisée" calcext:value="formula-is([.U54]=0)" calcext:base-cell-address="Feuille1.W54"/>
            <calcext:condition calcext:apply-style-name="Cellule invalide" calcext:value="formula-is(AND([.U54]&lt;&gt;0;[.W54]=&quot;&quot;))" calcext:base-cell-address="Feuille1.W54"/>
          </calcext:conditional-format>
          <calcext:conditional-format calcext:target-range-address="Feuille1.X54:Feuille1.Y54">
            <calcext:condition calcext:apply-style-name="Cellule grisée" calcext:value="formula-is([.U54]=0)" calcext:base-cell-address="Feuille1.X54"/>
            <calcext:condition calcext:apply-style-name="Cellule invalide" calcext:value="formula-is(AND([.U54]&lt;&gt;0;[.X54]=&quot;&quot;))" calcext:base-cell-address="Feuille1.X54"/>
          </calcext:conditional-format>
          <calcext:conditional-format calcext:target-range-address="Feuille1.U55:Feuille1.U55">
            <calcext:condition calcext:apply-style-name="Cellule invalide" calcext:value="=&quot;&quot;" calcext:base-cell-address="Feuille1.U55"/>
          </calcext:conditional-format>
          <calcext:conditional-format calcext:target-range-address="Feuille1.V55:Feuille1.V55">
            <calcext:condition calcext:apply-style-name="Cellule grisée" calcext:value="formula-is([.U55]=0)" calcext:base-cell-address="Feuille1.V55"/>
            <calcext:condition calcext:apply-style-name="Cellule invalide" calcext:value="formula-is(AND([.U55]&lt;&gt;0;[.V55]=&quot;&quot;))" calcext:base-cell-address="Feuille1.V55"/>
          </calcext:conditional-format>
          <calcext:conditional-format calcext:target-range-address="Feuille1.W55:Feuille1.W55">
            <calcext:condition calcext:apply-style-name="Cellule grisée" calcext:value="formula-is([.U55]=0)" calcext:base-cell-address="Feuille1.W55"/>
            <calcext:condition calcext:apply-style-name="Cellule invalide" calcext:value="formula-is(AND([.U55]&lt;&gt;0;[.W55]=&quot;&quot;))" calcext:base-cell-address="Feuille1.W55"/>
          </calcext:conditional-format>
          <calcext:conditional-format calcext:target-range-address="Feuille1.X55:Feuille1.Y55">
            <calcext:condition calcext:apply-style-name="Cellule grisée" calcext:value="formula-is([.U55]=0)" calcext:base-cell-address="Feuille1.X55"/>
            <calcext:condition calcext:apply-style-name="Cellule invalide" calcext:value="formula-is(AND([.U55]&lt;&gt;0;[.X55]=&quot;&quot;))" calcext:base-cell-address="Feuille1.X55"/>
          </calcext:conditional-format>
          <calcext:conditional-format calcext:target-range-address="Feuille1.U56:Feuille1.U56">
            <calcext:condition calcext:apply-style-name="Cellule invalide" calcext:value="=&quot;&quot;" calcext:base-cell-address="Feuille1.U56"/>
          </calcext:conditional-format>
          <calcext:conditional-format calcext:target-range-address="Feuille1.V56:Feuille1.V56">
            <calcext:condition calcext:apply-style-name="Cellule grisée" calcext:value="formula-is([.U56]=0)" calcext:base-cell-address="Feuille1.V56"/>
            <calcext:condition calcext:apply-style-name="Cellule invalide" calcext:value="formula-is(AND([.U56]&lt;&gt;0;[.V56]=&quot;&quot;))" calcext:base-cell-address="Feuille1.V56"/>
          </calcext:conditional-format>
          <calcext:conditional-format calcext:target-range-address="Feuille1.W56:Feuille1.W56">
            <calcext:condition calcext:apply-style-name="Cellule grisée" calcext:value="formula-is([.U56]=0)" calcext:base-cell-address="Feuille1.W56"/>
            <calcext:condition calcext:apply-style-name="Cellule invalide" calcext:value="formula-is(AND([.U56]&lt;&gt;0;[.W56]=&quot;&quot;))" calcext:base-cell-address="Feuille1.W56"/>
          </calcext:conditional-format>
          <calcext:conditional-format calcext:target-range-address="Feuille1.X56:Feuille1.Y56">
            <calcext:condition calcext:apply-style-name="Cellule grisée" calcext:value="formula-is([.U56]=0)" calcext:base-cell-address="Feuille1.X56"/>
            <calcext:condition calcext:apply-style-name="Cellule invalide" calcext:value="formula-is(AND([.U56]&lt;&gt;0;[.X56]=&quot;&quot;))" calcext:base-cell-address="Feuille1.X56"/>
          </calcext:conditional-format>
          <calcext:conditional-format calcext:target-range-address="Feuille1.U57:Feuille1.U57">
            <calcext:condition calcext:apply-style-name="Cellule invalide" calcext:value="=&quot;&quot;" calcext:base-cell-address="Feuille1.U57"/>
          </calcext:conditional-format>
          <calcext:conditional-format calcext:target-range-address="Feuille1.V57:Feuille1.V57">
            <calcext:condition calcext:apply-style-name="Cellule grisée" calcext:value="formula-is([.U57]=0)" calcext:base-cell-address="Feuille1.V57"/>
            <calcext:condition calcext:apply-style-name="Cellule invalide" calcext:value="formula-is(AND([.U57]&lt;&gt;0;[.V57]=&quot;&quot;))" calcext:base-cell-address="Feuille1.V57"/>
          </calcext:conditional-format>
          <calcext:conditional-format calcext:target-range-address="Feuille1.W57:Feuille1.W57">
            <calcext:condition calcext:apply-style-name="Cellule grisée" calcext:value="formula-is([.U57]=0)" calcext:base-cell-address="Feuille1.W57"/>
            <calcext:condition calcext:apply-style-name="Cellule invalide" calcext:value="formula-is(AND([.U57]&lt;&gt;0;[.W57]=&quot;&quot;))" calcext:base-cell-address="Feuille1.W57"/>
          </calcext:conditional-format>
          <calcext:conditional-format calcext:target-range-address="Feuille1.X57:Feuille1.Y57">
            <calcext:condition calcext:apply-style-name="Cellule grisée" calcext:value="formula-is([.U57]=0)" calcext:base-cell-address="Feuille1.X57"/>
            <calcext:condition calcext:apply-style-name="Cellule invalide" calcext:value="formula-is(AND([.U57]&lt;&gt;0;[.X57]=&quot;&quot;))" calcext:base-cell-address="Feuille1.X57"/>
          </calcext:conditional-format>
          <calcext:conditional-format calcext:target-range-address="Feuille1.U58:Feuille1.U58">
            <calcext:condition calcext:apply-style-name="Cellule invalide" calcext:value="=&quot;&quot;" calcext:base-cell-address="Feuille1.U58"/>
          </calcext:conditional-format>
          <calcext:conditional-format calcext:target-range-address="Feuille1.V58:Feuille1.V58">
            <calcext:condition calcext:apply-style-name="Cellule grisée" calcext:value="formula-is([.U58]=0)" calcext:base-cell-address="Feuille1.V58"/>
            <calcext:condition calcext:apply-style-name="Cellule invalide" calcext:value="formula-is(AND([.U58]&lt;&gt;0;[.V58]=&quot;&quot;))" calcext:base-cell-address="Feuille1.V58"/>
          </calcext:conditional-format>
          <calcext:conditional-format calcext:target-range-address="Feuille1.W58:Feuille1.W58">
            <calcext:condition calcext:apply-style-name="Cellule grisée" calcext:value="formula-is([.U58]=0)" calcext:base-cell-address="Feuille1.W58"/>
            <calcext:condition calcext:apply-style-name="Cellule invalide" calcext:value="formula-is(AND([.U58]&lt;&gt;0;[.W58]=&quot;&quot;))" calcext:base-cell-address="Feuille1.W58"/>
          </calcext:conditional-format>
          <calcext:conditional-format calcext:target-range-address="Feuille1.X58:Feuille1.Y58">
            <calcext:condition calcext:apply-style-name="Cellule grisée" calcext:value="formula-is([.U58]=0)" calcext:base-cell-address="Feuille1.X58"/>
            <calcext:condition calcext:apply-style-name="Cellule invalide" calcext:value="formula-is(AND([.U58]&lt;&gt;0;[.X58]=&quot;&quot;))" calcext:base-cell-address="Feuille1.X58"/>
          </calcext:conditional-format>
          <calcext:conditional-format calcext:target-range-address="Feuille1.U59:Feuille1.U59">
            <calcext:condition calcext:apply-style-name="Cellule invalide" calcext:value="=&quot;&quot;" calcext:base-cell-address="Feuille1.U59"/>
          </calcext:conditional-format>
          <calcext:conditional-format calcext:target-range-address="Feuille1.V59:Feuille1.V59">
            <calcext:condition calcext:apply-style-name="Cellule grisée" calcext:value="formula-is([.U59]=0)" calcext:base-cell-address="Feuille1.V59"/>
            <calcext:condition calcext:apply-style-name="Cellule invalide" calcext:value="formula-is(AND([.U59]&lt;&gt;0;[.V59]=&quot;&quot;))" calcext:base-cell-address="Feuille1.V59"/>
          </calcext:conditional-format>
          <calcext:conditional-format calcext:target-range-address="Feuille1.W59:Feuille1.W59">
            <calcext:condition calcext:apply-style-name="Cellule grisée" calcext:value="formula-is([.U59]=0)" calcext:base-cell-address="Feuille1.W59"/>
            <calcext:condition calcext:apply-style-name="Cellule invalide" calcext:value="formula-is(AND([.U59]&lt;&gt;0;[.W59]=&quot;&quot;))" calcext:base-cell-address="Feuille1.W59"/>
          </calcext:conditional-format>
          <calcext:conditional-format calcext:target-range-address="Feuille1.X59:Feuille1.Y59">
            <calcext:condition calcext:apply-style-name="Cellule grisée" calcext:value="formula-is([.U59]=0)" calcext:base-cell-address="Feuille1.X59"/>
            <calcext:condition calcext:apply-style-name="Cellule invalide" calcext:value="formula-is(AND([.U59]&lt;&gt;0;[.X59]=&quot;&quot;))" calcext:base-cell-address="Feuille1.X59"/>
          </calcext:conditional-format>
          <calcext:conditional-format calcext:target-range-address="Feuille1.U60:Feuille1.U60">
            <calcext:condition calcext:apply-style-name="Cellule invalide" calcext:value="=&quot;&quot;" calcext:base-cell-address="Feuille1.U60"/>
          </calcext:conditional-format>
          <calcext:conditional-format calcext:target-range-address="Feuille1.V60:Feuille1.V60">
            <calcext:condition calcext:apply-style-name="Cellule grisée" calcext:value="formula-is([.U60]=0)" calcext:base-cell-address="Feuille1.V60"/>
            <calcext:condition calcext:apply-style-name="Cellule invalide" calcext:value="formula-is(AND([.U60]&lt;&gt;0;[.V60]=&quot;&quot;))" calcext:base-cell-address="Feuille1.V60"/>
          </calcext:conditional-format>
          <calcext:conditional-format calcext:target-range-address="Feuille1.W60:Feuille1.W60">
            <calcext:condition calcext:apply-style-name="Cellule grisée" calcext:value="formula-is([.U60]=0)" calcext:base-cell-address="Feuille1.W60"/>
            <calcext:condition calcext:apply-style-name="Cellule invalide" calcext:value="formula-is(AND([.U60]&lt;&gt;0;[.W60]=&quot;&quot;))" calcext:base-cell-address="Feuille1.W60"/>
          </calcext:conditional-format>
          <calcext:conditional-format calcext:target-range-address="Feuille1.X60:Feuille1.Y60">
            <calcext:condition calcext:apply-style-name="Cellule grisée" calcext:value="formula-is([.U60]=0)" calcext:base-cell-address="Feuille1.X60"/>
            <calcext:condition calcext:apply-style-name="Cellule invalide" calcext:value="formula-is(AND([.U60]&lt;&gt;0;[.X60]=&quot;&quot;))" calcext:base-cell-address="Feuille1.X60"/>
          </calcext:conditional-format>
          <calcext:conditional-format calcext:target-range-address="Feuille1.U61:Feuille1.U61">
            <calcext:condition calcext:apply-style-name="Cellule invalide" calcext:value="=&quot;&quot;" calcext:base-cell-address="Feuille1.U61"/>
          </calcext:conditional-format>
          <calcext:conditional-format calcext:target-range-address="Feuille1.V61:Feuille1.V61">
            <calcext:condition calcext:apply-style-name="Cellule grisée" calcext:value="formula-is([.U61]=0)" calcext:base-cell-address="Feuille1.V61"/>
            <calcext:condition calcext:apply-style-name="Cellule invalide" calcext:value="formula-is(AND([.U61]&lt;&gt;0;[.V61]=&quot;&quot;))" calcext:base-cell-address="Feuille1.V61"/>
          </calcext:conditional-format>
          <calcext:conditional-format calcext:target-range-address="Feuille1.W61:Feuille1.W61">
            <calcext:condition calcext:apply-style-name="Cellule grisée" calcext:value="formula-is([.U61]=0)" calcext:base-cell-address="Feuille1.W61"/>
            <calcext:condition calcext:apply-style-name="Cellule invalide" calcext:value="formula-is(AND([.U61]&lt;&gt;0;[.W61]=&quot;&quot;))" calcext:base-cell-address="Feuille1.W61"/>
          </calcext:conditional-format>
          <calcext:conditional-format calcext:target-range-address="Feuille1.X61:Feuille1.Y61">
            <calcext:condition calcext:apply-style-name="Cellule grisée" calcext:value="formula-is([.U61]=0)" calcext:base-cell-address="Feuille1.X61"/>
            <calcext:condition calcext:apply-style-name="Cellule invalide" calcext:value="formula-is(AND([.U61]&lt;&gt;0;[.X61]=&quot;&quot;))" calcext:base-cell-address="Feuille1.X61"/>
          </calcext:conditional-format>
          <calcext:conditional-format calcext:target-range-address="Feuille1.U63:Feuille1.U63">
            <calcext:condition calcext:apply-style-name="Cellule invalide" calcext:value="=&quot;&quot;" calcext:base-cell-address="Feuille1.U63"/>
          </calcext:conditional-format>
          <calcext:conditional-format calcext:target-range-address="Feuille1.V63:Feuille1.V63">
            <calcext:condition calcext:apply-style-name="Cellule grisée" calcext:value="formula-is([.U63]=0)" calcext:base-cell-address="Feuille1.V63"/>
            <calcext:condition calcext:apply-style-name="Cellule invalide" calcext:value="formula-is(AND([.U63]&lt;&gt;0;[.V63]=&quot;&quot;))" calcext:base-cell-address="Feuille1.V63"/>
          </calcext:conditional-format>
          <calcext:conditional-format calcext:target-range-address="Feuille1.W63:Feuille1.W63">
            <calcext:condition calcext:apply-style-name="Cellule grisée" calcext:value="formula-is([.U63]=0)" calcext:base-cell-address="Feuille1.W63"/>
            <calcext:condition calcext:apply-style-name="Cellule invalide" calcext:value="formula-is(AND([.U63]&lt;&gt;0;[.W63]=&quot;&quot;))" calcext:base-cell-address="Feuille1.W63"/>
          </calcext:conditional-format>
          <calcext:conditional-format calcext:target-range-address="Feuille1.X63:Feuille1.Y63">
            <calcext:condition calcext:apply-style-name="Cellule grisée" calcext:value="formula-is([.U63]=0)" calcext:base-cell-address="Feuille1.X63"/>
            <calcext:condition calcext:apply-style-name="Cellule invalide" calcext:value="formula-is(AND([.U63]&lt;&gt;0;[.X63]=&quot;&quot;))" calcext:base-cell-address="Feuille1.X63"/>
          </calcext:conditional-format>
          <calcext:conditional-format calcext:target-range-address="Feuille1.U64:Feuille1.U64">
            <calcext:condition calcext:apply-style-name="Cellule invalide" calcext:value="=&quot;&quot;" calcext:base-cell-address="Feuille1.U64"/>
          </calcext:conditional-format>
          <calcext:conditional-format calcext:target-range-address="Feuille1.V64:Feuille1.V64">
            <calcext:condition calcext:apply-style-name="Cellule grisée" calcext:value="formula-is([.U64]=0)" calcext:base-cell-address="Feuille1.V64"/>
            <calcext:condition calcext:apply-style-name="Cellule invalide" calcext:value="formula-is(AND([.U64]&lt;&gt;0;[.V64]=&quot;&quot;))" calcext:base-cell-address="Feuille1.V64"/>
          </calcext:conditional-format>
          <calcext:conditional-format calcext:target-range-address="Feuille1.W64:Feuille1.W64">
            <calcext:condition calcext:apply-style-name="Cellule grisée" calcext:value="formula-is([.U64]=0)" calcext:base-cell-address="Feuille1.W64"/>
            <calcext:condition calcext:apply-style-name="Cellule invalide" calcext:value="formula-is(AND([.U64]&lt;&gt;0;[.W64]=&quot;&quot;))" calcext:base-cell-address="Feuille1.W64"/>
          </calcext:conditional-format>
          <calcext:conditional-format calcext:target-range-address="Feuille1.X64:Feuille1.Y64">
            <calcext:condition calcext:apply-style-name="Cellule grisée" calcext:value="formula-is([.U64]=0)" calcext:base-cell-address="Feuille1.X64"/>
            <calcext:condition calcext:apply-style-name="Cellule invalide" calcext:value="formula-is(AND([.U64]&lt;&gt;0;[.X64]=&quot;&quot;))" calcext:base-cell-address="Feuille1.X64"/>
          </calcext:conditional-format>
          <calcext:conditional-format calcext:target-range-address="Feuille1.U65:Feuille1.U65">
            <calcext:condition calcext:apply-style-name="Cellule invalide" calcext:value="=&quot;&quot;" calcext:base-cell-address="Feuille1.U65"/>
          </calcext:conditional-format>
          <calcext:conditional-format calcext:target-range-address="Feuille1.V65:Feuille1.V65">
            <calcext:condition calcext:apply-style-name="Cellule grisée" calcext:value="formula-is([.U65]=0)" calcext:base-cell-address="Feuille1.V65"/>
            <calcext:condition calcext:apply-style-name="Cellule invalide" calcext:value="formula-is(AND([.U65]&lt;&gt;0;[.V65]=&quot;&quot;))" calcext:base-cell-address="Feuille1.V65"/>
          </calcext:conditional-format>
          <calcext:conditional-format calcext:target-range-address="Feuille1.W65:Feuille1.W65">
            <calcext:condition calcext:apply-style-name="Cellule grisée" calcext:value="formula-is([.U65]=0)" calcext:base-cell-address="Feuille1.W65"/>
            <calcext:condition calcext:apply-style-name="Cellule invalide" calcext:value="formula-is(AND([.U65]&lt;&gt;0;[.W65]=&quot;&quot;))" calcext:base-cell-address="Feuille1.W65"/>
          </calcext:conditional-format>
          <calcext:conditional-format calcext:target-range-address="Feuille1.X65:Feuille1.Y65">
            <calcext:condition calcext:apply-style-name="Cellule grisée" calcext:value="formula-is([.U65]=0)" calcext:base-cell-address="Feuille1.X65"/>
            <calcext:condition calcext:apply-style-name="Cellule invalide" calcext:value="formula-is(AND([.U65]&lt;&gt;0;[.X65]=&quot;&quot;))" calcext:base-cell-address="Feuille1.X65"/>
          </calcext:conditional-format>
          <calcext:conditional-format calcext:target-range-address="Feuille1.U66:Feuille1.U66">
            <calcext:condition calcext:apply-style-name="Cellule invalide" calcext:value="=&quot;&quot;" calcext:base-cell-address="Feuille1.U66"/>
          </calcext:conditional-format>
          <calcext:conditional-format calcext:target-range-address="Feuille1.V66:Feuille1.V66">
            <calcext:condition calcext:apply-style-name="Cellule grisée" calcext:value="formula-is([.U66]=0)" calcext:base-cell-address="Feuille1.V66"/>
            <calcext:condition calcext:apply-style-name="Cellule invalide" calcext:value="formula-is(AND([.U66]&lt;&gt;0;[.V66]=&quot;&quot;))" calcext:base-cell-address="Feuille1.V66"/>
          </calcext:conditional-format>
          <calcext:conditional-format calcext:target-range-address="Feuille1.W66:Feuille1.W66">
            <calcext:condition calcext:apply-style-name="Cellule grisée" calcext:value="formula-is([.U66]=0)" calcext:base-cell-address="Feuille1.W66"/>
            <calcext:condition calcext:apply-style-name="Cellule invalide" calcext:value="formula-is(AND([.U66]&lt;&gt;0;[.W66]=&quot;&quot;))" calcext:base-cell-address="Feuille1.W66"/>
          </calcext:conditional-format>
          <calcext:conditional-format calcext:target-range-address="Feuille1.X66:Feuille1.Y66">
            <calcext:condition calcext:apply-style-name="Cellule grisée" calcext:value="formula-is([.U66]=0)" calcext:base-cell-address="Feuille1.X66"/>
            <calcext:condition calcext:apply-style-name="Cellule invalide" calcext:value="formula-is(AND([.U66]&lt;&gt;0;[.X66]=&quot;&quot;))" calcext:base-cell-address="Feuille1.X66"/>
          </calcext:conditional-format>
          <calcext:conditional-format calcext:target-range-address="Feuille1.V67:Feuille1.V67">
            <calcext:condition calcext:apply-style-name="Cellule grisée" calcext:value="formula-is([.U67]=0)" calcext:base-cell-address="Feuille1.V67"/>
            <calcext:condition calcext:apply-style-name="Cellule invalide" calcext:value="formula-is(AND([.U67]&lt;&gt;0;[.V67]=&quot;&quot;))" calcext:base-cell-address="Feuille1.V67"/>
          </calcext:conditional-format>
          <calcext:conditional-format calcext:target-range-address="Feuille1.W67:Feuille1.W67">
            <calcext:condition calcext:apply-style-name="Cellule grisée" calcext:value="formula-is([.U67]=0)" calcext:base-cell-address="Feuille1.W67"/>
            <calcext:condition calcext:apply-style-name="Cellule invalide" calcext:value="formula-is(AND([.U67]&lt;&gt;0;[.W67]=&quot;&quot;))" calcext:base-cell-address="Feuille1.W67"/>
          </calcext:conditional-format>
          <calcext:conditional-format calcext:target-range-address="Feuille1.X67:Feuille1.Y67">
            <calcext:condition calcext:apply-style-name="Cellule grisée" calcext:value="formula-is([.U67]=0)" calcext:base-cell-address="Feuille1.X67"/>
            <calcext:condition calcext:apply-style-name="Cellule invalide" calcext:value="formula-is(AND([.U67]&lt;&gt;0;[.X67]=&quot;&quot;))" calcext:base-cell-address="Feuille1.X67"/>
          </calcext:conditional-format>
          <calcext:conditional-format calcext:target-range-address="Feuille1.U69:Feuille1.U69">
            <calcext:condition calcext:apply-style-name="Cellule invalide" calcext:value="=&quot;&quot;" calcext:base-cell-address="Feuille1.U69"/>
          </calcext:conditional-format>
          <calcext:conditional-format calcext:target-range-address="Feuille1.V69:Feuille1.V69">
            <calcext:condition calcext:apply-style-name="Cellule grisée" calcext:value="formula-is([.U69]=0)" calcext:base-cell-address="Feuille1.V69"/>
            <calcext:condition calcext:apply-style-name="Cellule invalide" calcext:value="formula-is(AND([.U69]&lt;&gt;0;[.V69]=&quot;&quot;))" calcext:base-cell-address="Feuille1.V69"/>
          </calcext:conditional-format>
          <calcext:conditional-format calcext:target-range-address="Feuille1.W69:Feuille1.W69">
            <calcext:condition calcext:apply-style-name="Cellule grisée" calcext:value="formula-is([.U69]=0)" calcext:base-cell-address="Feuille1.W69"/>
            <calcext:condition calcext:apply-style-name="Cellule invalide" calcext:value="formula-is(AND([.U69]&lt;&gt;0;[.W69]=&quot;&quot;))" calcext:base-cell-address="Feuille1.W69"/>
          </calcext:conditional-format>
          <calcext:conditional-format calcext:target-range-address="Feuille1.X69:Feuille1.Y69">
            <calcext:condition calcext:apply-style-name="Cellule grisée" calcext:value="formula-is([.U69]=0)" calcext:base-cell-address="Feuille1.X69"/>
            <calcext:condition calcext:apply-style-name="Cellule invalide" calcext:value="formula-is(AND([.U69]&lt;&gt;0;[.X69]=&quot;&quot;))" calcext:base-cell-address="Feuille1.X69"/>
          </calcext:conditional-format>
          <calcext:conditional-format calcext:target-range-address="Feuille1.U70:Feuille1.U70">
            <calcext:condition calcext:apply-style-name="Cellule invalide" calcext:value="=&quot;&quot;" calcext:base-cell-address="Feuille1.U70"/>
          </calcext:conditional-format>
          <calcext:conditional-format calcext:target-range-address="Feuille1.V70:Feuille1.V70">
            <calcext:condition calcext:apply-style-name="Cellule grisée" calcext:value="formula-is([.U70]=0)" calcext:base-cell-address="Feuille1.V70"/>
            <calcext:condition calcext:apply-style-name="Cellule invalide" calcext:value="formula-is(AND([.U70]&lt;&gt;0;[.V70]=&quot;&quot;))" calcext:base-cell-address="Feuille1.V70"/>
          </calcext:conditional-format>
          <calcext:conditional-format calcext:target-range-address="Feuille1.W70:Feuille1.W70">
            <calcext:condition calcext:apply-style-name="Cellule grisée" calcext:value="formula-is([.U70]=0)" calcext:base-cell-address="Feuille1.W70"/>
            <calcext:condition calcext:apply-style-name="Cellule invalide" calcext:value="formula-is(AND([.U70]&lt;&gt;0;[.W70]=&quot;&quot;))" calcext:base-cell-address="Feuille1.W70"/>
          </calcext:conditional-format>
          <calcext:conditional-format calcext:target-range-address="Feuille1.X70:Feuille1.Y70">
            <calcext:condition calcext:apply-style-name="Cellule grisée" calcext:value="formula-is([.U70]=0)" calcext:base-cell-address="Feuille1.X70"/>
            <calcext:condition calcext:apply-style-name="Cellule invalide" calcext:value="formula-is(AND([.U70]&lt;&gt;0;[.X70]=&quot;&quot;))" calcext:base-cell-address="Feuille1.X70"/>
          </calcext:conditional-format>
          <calcext:conditional-format calcext:target-range-address="Feuille1.G7:Feuille1.G7">
            <calcext:condition calcext:apply-style-name="Cellule grisée" calcext:value="formula-is([.F7]=0)" calcext:base-cell-address="Feuille1.G7"/>
            <calcext:condition calcext:apply-style-name="Cellule invalide" calcext:value="formula-is(AND([.F7]&lt;&gt;0;[.G7]=&quot;&quot;))" calcext:base-cell-address="Feuille1.G7"/>
          </calcext:conditional-format>
          <calcext:conditional-format calcext:target-range-address="Feuille1.H7:Feuille1.I7">
            <calcext:condition calcext:apply-style-name="Cellule invalide" calcext:value="=&quot;&quot;" calcext:base-cell-address="Feuille1.H7"/>
          </calcext:conditional-format>
          <calcext:conditional-format calcext:target-range-address="Feuille1.G8:Feuille1.G8">
            <calcext:condition calcext:apply-style-name="Cellule grisée" calcext:value="formula-is([.F8]=0)" calcext:base-cell-address="Feuille1.G8"/>
            <calcext:condition calcext:apply-style-name="Cellule invalide" calcext:value="formula-is(AND([.F8]&lt;&gt;0;[.G8]=&quot;&quot;))" calcext:base-cell-address="Feuille1.G8"/>
          </calcext:conditional-format>
          <calcext:conditional-format calcext:target-range-address="Feuille1.H8:Feuille1.I8">
            <calcext:condition calcext:apply-style-name="Cellule invalide" calcext:value="=&quot;&quot;" calcext:base-cell-address="Feuille1.H8"/>
          </calcext:conditional-format>
          <calcext:conditional-format calcext:target-range-address="Feuille1.G9:Feuille1.G9">
            <calcext:condition calcext:apply-style-name="Cellule grisée" calcext:value="formula-is([.F9]=0)" calcext:base-cell-address="Feuille1.G9"/>
            <calcext:condition calcext:apply-style-name="Cellule invalide" calcext:value="formula-is(AND([.F9]&lt;&gt;0;[.G9]=&quot;&quot;))" calcext:base-cell-address="Feuille1.G9"/>
          </calcext:conditional-format>
          <calcext:conditional-format calcext:target-range-address="Feuille1.H9:Feuille1.I9">
            <calcext:condition calcext:apply-style-name="Cellule invalide" calcext:value="=&quot;&quot;" calcext:base-cell-address="Feuille1.H9"/>
          </calcext:conditional-format>
          <calcext:conditional-format calcext:target-range-address="Feuille1.H10:Feuille1.I10">
            <calcext:condition calcext:apply-style-name="Cellule invalide" calcext:value="=&quot;&quot;" calcext:base-cell-address="Feuille1.H10"/>
          </calcext:conditional-format>
          <calcext:conditional-format calcext:target-range-address="Feuille1.G10:Feuille1.G10">
            <calcext:condition calcext:apply-style-name="Cellule grisée" calcext:value="formula-is([.F10]=0)" calcext:base-cell-address="Feuille1.G10"/>
            <calcext:condition calcext:apply-style-name="Cellule invalide" calcext:value="formula-is(AND([.F10]&lt;&gt;0;[.G10]=&quot;&quot;))" calcext:base-cell-address="Feuille1.G10"/>
          </calcext:conditional-format>
          <calcext:conditional-format calcext:target-range-address="Feuille1.H11:Feuille1.I11">
            <calcext:condition calcext:apply-style-name="Cellule invalide" calcext:value="=&quot;&quot;" calcext:base-cell-address="Feuille1.H11"/>
          </calcext:conditional-format>
          <calcext:conditional-format calcext:target-range-address="Feuille1.G11:Feuille1.G11">
            <calcext:condition calcext:apply-style-name="Cellule grisée" calcext:value="formula-is([.F11]=0)" calcext:base-cell-address="Feuille1.G11"/>
            <calcext:condition calcext:apply-style-name="Cellule invalide" calcext:value="formula-is(AND([.F11]&lt;&gt;0;[.G11]=&quot;&quot;))" calcext:base-cell-address="Feuille1.G11"/>
          </calcext:conditional-format>
          <calcext:conditional-format calcext:target-range-address="Feuille1.H12:Feuille1.I12">
            <calcext:condition calcext:apply-style-name="Cellule invalide" calcext:value="=&quot;&quot;" calcext:base-cell-address="Feuille1.H12"/>
          </calcext:conditional-format>
          <calcext:conditional-format calcext:target-range-address="Feuille1.G12:Feuille1.G12">
            <calcext:condition calcext:apply-style-name="Cellule grisée" calcext:value="formula-is([.F12]=0)" calcext:base-cell-address="Feuille1.G12"/>
            <calcext:condition calcext:apply-style-name="Cellule invalide" calcext:value="formula-is(AND([.F12]&lt;&gt;0;[.G12]=&quot;&quot;))" calcext:base-cell-address="Feuille1.G12"/>
          </calcext:conditional-format>
          <calcext:conditional-format calcext:target-range-address="Feuille1.H13:Feuille1.I13">
            <calcext:condition calcext:apply-style-name="Cellule invalide" calcext:value="=&quot;&quot;" calcext:base-cell-address="Feuille1.H13"/>
          </calcext:conditional-format>
          <calcext:conditional-format calcext:target-range-address="Feuille1.G13:Feuille1.G13">
            <calcext:condition calcext:apply-style-name="Cellule grisée" calcext:value="formula-is([.F13]=0)" calcext:base-cell-address="Feuille1.G13"/>
            <calcext:condition calcext:apply-style-name="Cellule invalide" calcext:value="formula-is(AND([.F13]&lt;&gt;0;[.G13]=&quot;&quot;))" calcext:base-cell-address="Feuille1.G13"/>
          </calcext:conditional-format>
          <calcext:conditional-format calcext:target-range-address="Feuille1.H14:Feuille1.I14">
            <calcext:condition calcext:apply-style-name="Cellule invalide" calcext:value="=&quot;&quot;" calcext:base-cell-address="Feuille1.H14"/>
          </calcext:conditional-format>
          <calcext:conditional-format calcext:target-range-address="Feuille1.G14:Feuille1.G14">
            <calcext:condition calcext:apply-style-name="Cellule grisée" calcext:value="formula-is([.F14]=0)" calcext:base-cell-address="Feuille1.G14"/>
            <calcext:condition calcext:apply-style-name="Cellule invalide" calcext:value="formula-is(AND([.F14]&lt;&gt;0;[.G14]=&quot;&quot;))" calcext:base-cell-address="Feuille1.G14"/>
          </calcext:conditional-format>
          <calcext:conditional-format calcext:target-range-address="Feuille1.H15:Feuille1.I15">
            <calcext:condition calcext:apply-style-name="Cellule invalide" calcext:value="=&quot;&quot;" calcext:base-cell-address="Feuille1.H15"/>
          </calcext:conditional-format>
          <calcext:conditional-format calcext:target-range-address="Feuille1.G15:Feuille1.G15">
            <calcext:condition calcext:apply-style-name="Cellule grisée" calcext:value="formula-is([.F15]=0)" calcext:base-cell-address="Feuille1.G15"/>
            <calcext:condition calcext:apply-style-name="Cellule invalide" calcext:value="formula-is(AND([.F15]&lt;&gt;0;[.G15]=&quot;&quot;))" calcext:base-cell-address="Feuille1.G15"/>
          </calcext:conditional-format>
          <calcext:conditional-format calcext:target-range-address="Feuille1.H16:Feuille1.I16">
            <calcext:condition calcext:apply-style-name="Cellule invalide" calcext:value="=&quot;&quot;" calcext:base-cell-address="Feuille1.H16"/>
          </calcext:conditional-format>
          <calcext:conditional-format calcext:target-range-address="Feuille1.G16:Feuille1.G16">
            <calcext:condition calcext:apply-style-name="Cellule grisée" calcext:value="formula-is([.F16]=0)" calcext:base-cell-address="Feuille1.G16"/>
            <calcext:condition calcext:apply-style-name="Cellule invalide" calcext:value="formula-is(AND([.F16]&lt;&gt;0;[.G16]=&quot;&quot;))" calcext:base-cell-address="Feuille1.G16"/>
          </calcext:conditional-format>
          <calcext:conditional-format calcext:target-range-address="Feuille1.H17:Feuille1.I17">
            <calcext:condition calcext:apply-style-name="Cellule invalide" calcext:value="=&quot;&quot;" calcext:base-cell-address="Feuille1.H17"/>
          </calcext:conditional-format>
          <calcext:conditional-format calcext:target-range-address="Feuille1.G17:Feuille1.G17">
            <calcext:condition calcext:apply-style-name="Cellule grisée" calcext:value="formula-is([.F17]=0)" calcext:base-cell-address="Feuille1.G17"/>
            <calcext:condition calcext:apply-style-name="Cellule invalide" calcext:value="formula-is(AND([.F17]&lt;&gt;0;[.G17]=&quot;&quot;))" calcext:base-cell-address="Feuille1.G17"/>
          </calcext:conditional-format>
          <calcext:conditional-format calcext:target-range-address="Feuille1.H18:Feuille1.I18">
            <calcext:condition calcext:apply-style-name="Cellule invalide" calcext:value="=&quot;&quot;" calcext:base-cell-address="Feuille1.H18"/>
          </calcext:conditional-format>
          <calcext:conditional-format calcext:target-range-address="Feuille1.G18:Feuille1.G18">
            <calcext:condition calcext:apply-style-name="Cellule grisée" calcext:value="formula-is([.F18]=0)" calcext:base-cell-address="Feuille1.G18"/>
            <calcext:condition calcext:apply-style-name="Cellule invalide" calcext:value="formula-is(AND([.F18]&lt;&gt;0;[.G18]=&quot;&quot;))" calcext:base-cell-address="Feuille1.G18"/>
          </calcext:conditional-format>
          <calcext:conditional-format calcext:target-range-address="Feuille1.H19:Feuille1.I19">
            <calcext:condition calcext:apply-style-name="Cellule invalide" calcext:value="=&quot;&quot;" calcext:base-cell-address="Feuille1.H19"/>
          </calcext:conditional-format>
          <calcext:conditional-format calcext:target-range-address="Feuille1.G19:Feuille1.G19">
            <calcext:condition calcext:apply-style-name="Cellule grisée" calcext:value="formula-is([.F19]=0)" calcext:base-cell-address="Feuille1.G19"/>
            <calcext:condition calcext:apply-style-name="Cellule invalide" calcext:value="formula-is(AND([.F19]&lt;&gt;0;[.G19]=&quot;&quot;))" calcext:base-cell-address="Feuille1.G19"/>
          </calcext:conditional-format>
          <calcext:conditional-format calcext:target-range-address="Feuille1.H22:Feuille1.I22">
            <calcext:condition calcext:apply-style-name="Cellule invalide" calcext:value="=&quot;&quot;" calcext:base-cell-address="Feuille1.H22"/>
          </calcext:conditional-format>
          <calcext:conditional-format calcext:target-range-address="Feuille1.G22:Feuille1.G22">
            <calcext:condition calcext:apply-style-name="Cellule grisée" calcext:value="formula-is([.F22]=0)" calcext:base-cell-address="Feuille1.G22"/>
            <calcext:condition calcext:apply-style-name="Cellule invalide" calcext:value="formula-is(AND([.F22]&lt;&gt;0;[.G22]=&quot;&quot;))" calcext:base-cell-address="Feuille1.G22"/>
          </calcext:conditional-format>
          <calcext:conditional-format calcext:target-range-address="Feuille1.H23:Feuille1.I23">
            <calcext:condition calcext:apply-style-name="Cellule invalide" calcext:value="=&quot;&quot;" calcext:base-cell-address="Feuille1.H23"/>
          </calcext:conditional-format>
          <calcext:conditional-format calcext:target-range-address="Feuille1.G23:Feuille1.G23">
            <calcext:condition calcext:apply-style-name="Cellule grisée" calcext:value="formula-is([.F23]=0)" calcext:base-cell-address="Feuille1.G23"/>
            <calcext:condition calcext:apply-style-name="Cellule invalide" calcext:value="formula-is(AND([.F23]&lt;&gt;0;[.G23]=&quot;&quot;))" calcext:base-cell-address="Feuille1.G23"/>
          </calcext:conditional-format>
          <calcext:conditional-format calcext:target-range-address="Feuille1.H24:Feuille1.I24">
            <calcext:condition calcext:apply-style-name="Cellule invalide" calcext:value="=&quot;&quot;" calcext:base-cell-address="Feuille1.H24"/>
          </calcext:conditional-format>
          <calcext:conditional-format calcext:target-range-address="Feuille1.G24:Feuille1.G24">
            <calcext:condition calcext:apply-style-name="Cellule grisée" calcext:value="formula-is([.F24]=0)" calcext:base-cell-address="Feuille1.G24"/>
            <calcext:condition calcext:apply-style-name="Cellule invalide" calcext:value="formula-is(AND([.F24]&lt;&gt;0;[.G24]=&quot;&quot;))" calcext:base-cell-address="Feuille1.G24"/>
          </calcext:conditional-format>
          <calcext:conditional-format calcext:target-range-address="Feuille1.H25:Feuille1.I25">
            <calcext:condition calcext:apply-style-name="Cellule invalide" calcext:value="=&quot;&quot;" calcext:base-cell-address="Feuille1.H25"/>
          </calcext:conditional-format>
          <calcext:conditional-format calcext:target-range-address="Feuille1.G25:Feuille1.G25">
            <calcext:condition calcext:apply-style-name="Cellule grisée" calcext:value="formula-is([.F25]=0)" calcext:base-cell-address="Feuille1.G25"/>
            <calcext:condition calcext:apply-style-name="Cellule invalide" calcext:value="formula-is(AND([.F25]&lt;&gt;0;[.G25]=&quot;&quot;))" calcext:base-cell-address="Feuille1.G25"/>
          </calcext:conditional-format>
          <calcext:conditional-format calcext:target-range-address="Feuille1.I26:Feuille1.I26">
            <calcext:condition calcext:apply-style-name="Cellule invalide" calcext:value="=&quot;&quot;" calcext:base-cell-address="Feuille1.I26"/>
          </calcext:conditional-format>
          <calcext:conditional-format calcext:target-range-address="Feuille1.I27:Feuille1.I27">
            <calcext:condition calcext:apply-style-name="Cellule invalide" calcext:value="=&quot;&quot;" calcext:base-cell-address="Feuille1.I27"/>
          </calcext:conditional-format>
          <calcext:conditional-format calcext:target-range-address="Feuille1.G29:Feuille1.G29">
            <calcext:condition calcext:apply-style-name="Cellule grisée" calcext:value="formula-is([.F29]=0)" calcext:base-cell-address="Feuille1.G29"/>
            <calcext:condition calcext:apply-style-name="Cellule invalide" calcext:value="formula-is(AND([.F29]&lt;&gt;0;[.G29]=&quot;&quot;))" calcext:base-cell-address="Feuille1.G29"/>
          </calcext:conditional-format>
          <calcext:conditional-format calcext:target-range-address="Feuille1.H29:Feuille1.H29">
            <calcext:condition calcext:apply-style-name="Cellule invalide" calcext:value="=&quot;&quot;" calcext:base-cell-address="Feuille1.H29"/>
          </calcext:conditional-format>
          <calcext:conditional-format calcext:target-range-address="Feuille1.G30:Feuille1.G30">
            <calcext:condition calcext:apply-style-name="Cellule grisée" calcext:value="formula-is([.F30]=0)" calcext:base-cell-address="Feuille1.G30"/>
            <calcext:condition calcext:apply-style-name="Cellule invalide" calcext:value="formula-is(AND([.F30]&lt;&gt;0;[.G30]=&quot;&quot;))" calcext:base-cell-address="Feuille1.G30"/>
          </calcext:conditional-format>
          <calcext:conditional-format calcext:target-range-address="Feuille1.H30:Feuille1.H30">
            <calcext:condition calcext:apply-style-name="Cellule invalide" calcext:value="=&quot;&quot;" calcext:base-cell-address="Feuille1.H30"/>
          </calcext:conditional-format>
          <calcext:conditional-format calcext:target-range-address="Feuille1.G31:Feuille1.G31">
            <calcext:condition calcext:apply-style-name="Cellule grisée" calcext:value="formula-is([.F31]=0)" calcext:base-cell-address="Feuille1.G31"/>
            <calcext:condition calcext:apply-style-name="Cellule invalide" calcext:value="formula-is(AND([.F31]&lt;&gt;0;[.G31]=&quot;&quot;))" calcext:base-cell-address="Feuille1.G31"/>
          </calcext:conditional-format>
          <calcext:conditional-format calcext:target-range-address="Feuille1.H31:Feuille1.H31">
            <calcext:condition calcext:apply-style-name="Cellule invalide" calcext:value="=&quot;&quot;" calcext:base-cell-address="Feuille1.H31"/>
          </calcext:conditional-format>
          <calcext:conditional-format calcext:target-range-address="Feuille1.I29:Feuille1.I29">
            <calcext:condition calcext:apply-style-name="Cellule invalide" calcext:value="=&quot;&quot;" calcext:base-cell-address="Feuille1.I29"/>
          </calcext:conditional-format>
          <calcext:conditional-format calcext:target-range-address="Feuille1.I30:Feuille1.I30">
            <calcext:condition calcext:apply-style-name="Cellule invalide" calcext:value="=&quot;&quot;" calcext:base-cell-address="Feuille1.I30"/>
          </calcext:conditional-format>
          <calcext:conditional-format calcext:target-range-address="Feuille1.I31:Feuille1.I31">
            <calcext:condition calcext:apply-style-name="Cellule invalide" calcext:value="=&quot;&quot;" calcext:base-cell-address="Feuille1.I31"/>
          </calcext:conditional-format>
          <calcext:conditional-format calcext:target-range-address="Feuille1.H32:Feuille1.I32">
            <calcext:condition calcext:apply-style-name="Cellule invalide" calcext:value="=&quot;&quot;" calcext:base-cell-address="Feuille1.H32"/>
          </calcext:conditional-format>
          <calcext:conditional-format calcext:target-range-address="Feuille1.G32:Feuille1.G32">
            <calcext:condition calcext:apply-style-name="Cellule grisée" calcext:value="formula-is([.F32]=0)" calcext:base-cell-address="Feuille1.G32"/>
            <calcext:condition calcext:apply-style-name="Cellule invalide" calcext:value="formula-is(AND([.F32]&lt;&gt;0;[.G32]=&quot;&quot;))" calcext:base-cell-address="Feuille1.G32"/>
          </calcext:conditional-format>
          <calcext:conditional-format calcext:target-range-address="Feuille1.G33:Feuille1.G33">
            <calcext:condition calcext:apply-style-name="Cellule grisée" calcext:value="formula-is([.F33]=0)" calcext:base-cell-address="Feuille1.G33"/>
            <calcext:condition calcext:apply-style-name="Cellule invalide" calcext:value="formula-is(AND([.F33]&lt;&gt;0;[.G33]=&quot;&quot;))" calcext:base-cell-address="Feuille1.G33"/>
          </calcext:conditional-format>
          <calcext:conditional-format calcext:target-range-address="Feuille1.H33:Feuille1.I33">
            <calcext:condition calcext:apply-style-name="Cellule invalide" calcext:value="=&quot;&quot;" calcext:base-cell-address="Feuille1.H33"/>
          </calcext:conditional-format>
          <calcext:conditional-format calcext:target-range-address="Feuille1.O20:Feuille1.O20 Feuille1.S20:Feuille1.T20 Feuille1.D20:Feuille1.F20 Feuille1.K20:Feuille1.L20 Feuille1.A20:Feuille1.B20">
            <calcext:condition calcext:apply-style-name="Cellule invalide" calcext:value="=&quot;&quot;" calcext:base-cell-address="Feuille1.A20"/>
          </calcext:conditional-format>
          <calcext:conditional-format calcext:target-range-address="Feuille1.M20:Feuille1.M20">
            <calcext:condition calcext:apply-style-name="Cellule grisée" calcext:value="formula-is(#REF!=0)" calcext:base-cell-address="Feuille1.M20"/>
          </calcext:conditional-format>
          <calcext:conditional-format calcext:target-range-address="Feuille1.P20:Feuille1.P20">
            <calcext:condition calcext:apply-style-name="Cellule grisée" calcext:value="formula-is(#REF!=1)" calcext:base-cell-address="Feuille1.P20"/>
            <calcext:condition calcext:apply-style-name="Cellule invalide" calcext:value="formula-is(AND(#REF!&gt;1;#REF!=&quot;&quot;))" calcext:base-cell-address="Feuille1.P20"/>
          </calcext:conditional-format>
          <calcext:conditional-format calcext:target-range-address="Feuille1.Q20:Feuille1.Q20">
            <calcext:condition calcext:apply-style-name="Cellule grisée" calcext:value="formula-is(#REF!=1)" calcext:base-cell-address="Feuille1.Q20"/>
            <calcext:condition calcext:apply-style-name="Cellule invalide" calcext:value="formula-is(AND(#REF!&gt;1;#REF!=&quot;&quot;))" calcext:base-cell-address="Feuille1.Q20"/>
          </calcext:conditional-format>
          <calcext:conditional-format calcext:target-range-address="Feuille1.U20:Feuille1.U20">
            <calcext:condition calcext:apply-style-name="Cellule invalide" calcext:value="=&quot;&quot;" calcext:base-cell-address="Feuille1.U20"/>
          </calcext:conditional-format>
          <calcext:conditional-format calcext:target-range-address="Feuille1.V20:Feuille1.V20">
            <calcext:condition calcext:apply-style-name="Cellule grisée" calcext:value="formula-is([.U20]=0)" calcext:base-cell-address="Feuille1.V20"/>
            <calcext:condition calcext:apply-style-name="Cellule invalide" calcext:value="formula-is(AND([.U20]&lt;&gt;0;[.V20]=&quot;&quot;))" calcext:base-cell-address="Feuille1.V20"/>
          </calcext:conditional-format>
          <calcext:conditional-format calcext:target-range-address="Feuille1.W20:Feuille1.W20">
            <calcext:condition calcext:apply-style-name="Cellule grisée" calcext:value="formula-is([.U20]=0)" calcext:base-cell-address="Feuille1.W20"/>
            <calcext:condition calcext:apply-style-name="Cellule invalide" calcext:value="formula-is(AND([.U20]&lt;&gt;0;[.W20]=&quot;&quot;))" calcext:base-cell-address="Feuille1.W20"/>
          </calcext:conditional-format>
          <calcext:conditional-format calcext:target-range-address="Feuille1.X20:Feuille1.Y20">
            <calcext:condition calcext:apply-style-name="Cellule grisée" calcext:value="formula-is([.U20]=0)" calcext:base-cell-address="Feuille1.X20"/>
            <calcext:condition calcext:apply-style-name="Cellule invalide" calcext:value="formula-is(AND([.U20]&lt;&gt;0;[.X20]=&quot;&quot;))" calcext:base-cell-address="Feuille1.X20"/>
          </calcext:conditional-format>
          <calcext:conditional-format calcext:target-range-address="Feuille1.H20:Feuille1.I20">
            <calcext:condition calcext:apply-style-name="Cellule invalide" calcext:value="=&quot;&quot;" calcext:base-cell-address="Feuille1.H20"/>
          </calcext:conditional-format>
          <calcext:conditional-format calcext:target-range-address="Feuille1.G20:Feuille1.G20">
            <calcext:condition calcext:apply-style-name="Cellule grisée" calcext:value="formula-is([.F20]=0)" calcext:base-cell-address="Feuille1.G20"/>
            <calcext:condition calcext:apply-style-name="Cellule invalide" calcext:value="formula-is(AND([.F20]&lt;&gt;0;[.G20]=&quot;&quot;))" calcext:base-cell-address="Feuille1.G20"/>
          </calcext:conditional-format>
          <calcext:conditional-format calcext:target-range-address="Feuille1.O21:Feuille1.O21 Feuille1.S21:Feuille1.T21 Feuille1.D21:Feuille1.F21 Feuille1.K21:Feuille1.L21">
            <calcext:condition calcext:apply-style-name="Cellule invalide" calcext:value="=&quot;&quot;" calcext:base-cell-address="Feuille1.D21"/>
          </calcext:conditional-format>
          <calcext:conditional-format calcext:target-range-address="Feuille1.M21:Feuille1.M21">
            <calcext:condition calcext:apply-style-name="Cellule grisée" calcext:value="formula-is(#REF!=0)" calcext:base-cell-address="Feuille1.M21"/>
          </calcext:conditional-format>
          <calcext:conditional-format calcext:target-range-address="Feuille1.P21:Feuille1.P21">
            <calcext:condition calcext:apply-style-name="Cellule grisée" calcext:value="formula-is(#REF!=1)" calcext:base-cell-address="Feuille1.P21"/>
            <calcext:condition calcext:apply-style-name="Cellule invalide" calcext:value="formula-is(AND(#REF!&gt;1;#REF!=&quot;&quot;))" calcext:base-cell-address="Feuille1.P21"/>
          </calcext:conditional-format>
          <calcext:conditional-format calcext:target-range-address="Feuille1.Q21:Feuille1.Q21">
            <calcext:condition calcext:apply-style-name="Cellule grisée" calcext:value="formula-is(#REF!=1)" calcext:base-cell-address="Feuille1.Q21"/>
            <calcext:condition calcext:apply-style-name="Cellule invalide" calcext:value="formula-is(AND(#REF!&gt;1;#REF!=&quot;&quot;))" calcext:base-cell-address="Feuille1.Q21"/>
          </calcext:conditional-format>
          <calcext:conditional-format calcext:target-range-address="Feuille1.U21:Feuille1.U21">
            <calcext:condition calcext:apply-style-name="Cellule invalide" calcext:value="=&quot;&quot;" calcext:base-cell-address="Feuille1.U21"/>
          </calcext:conditional-format>
          <calcext:conditional-format calcext:target-range-address="Feuille1.V21:Feuille1.V21">
            <calcext:condition calcext:apply-style-name="Cellule grisée" calcext:value="formula-is([.U21]=0)" calcext:base-cell-address="Feuille1.V21"/>
            <calcext:condition calcext:apply-style-name="Cellule invalide" calcext:value="formula-is(AND([.U21]&lt;&gt;0;[.V21]=&quot;&quot;))" calcext:base-cell-address="Feuille1.V21"/>
          </calcext:conditional-format>
          <calcext:conditional-format calcext:target-range-address="Feuille1.W21:Feuille1.W21">
            <calcext:condition calcext:apply-style-name="Cellule grisée" calcext:value="formula-is([.U21]=0)" calcext:base-cell-address="Feuille1.W21"/>
            <calcext:condition calcext:apply-style-name="Cellule invalide" calcext:value="formula-is(AND([.U21]&lt;&gt;0;[.W21]=&quot;&quot;))" calcext:base-cell-address="Feuille1.W21"/>
          </calcext:conditional-format>
          <calcext:conditional-format calcext:target-range-address="Feuille1.X21:Feuille1.Y21">
            <calcext:condition calcext:apply-style-name="Cellule grisée" calcext:value="formula-is([.U21]=0)" calcext:base-cell-address="Feuille1.X21"/>
            <calcext:condition calcext:apply-style-name="Cellule invalide" calcext:value="formula-is(AND([.U21]&lt;&gt;0;[.X21]=&quot;&quot;))" calcext:base-cell-address="Feuille1.X21"/>
          </calcext:conditional-format>
          <calcext:conditional-format calcext:target-range-address="Feuille1.H21:Feuille1.I21">
            <calcext:condition calcext:apply-style-name="Cellule invalide" calcext:value="=&quot;&quot;" calcext:base-cell-address="Feuille1.H21"/>
          </calcext:conditional-format>
          <calcext:conditional-format calcext:target-range-address="Feuille1.G21:Feuille1.G21">
            <calcext:condition calcext:apply-style-name="Cellule grisée" calcext:value="formula-is([.F21]=0)" calcext:base-cell-address="Feuille1.G21"/>
            <calcext:condition calcext:apply-style-name="Cellule invalide" calcext:value="formula-is(AND([.F21]&lt;&gt;0;[.G21]=&quot;&quot;))" calcext:base-cell-address="Feuille1.G21"/>
          </calcext:conditional-format>
          <calcext:conditional-format calcext:target-range-address="Feuille1.A21:Feuille1.A21">
            <calcext:condition calcext:apply-style-name="Cellule invalide" calcext:value="=&quot;&quot;" calcext:base-cell-address="Feuille1.A21"/>
          </calcext:conditional-format>
          <calcext:conditional-format calcext:target-range-address="Feuille1.B21:Feuille1.B21">
            <calcext:condition calcext:apply-style-name="Cellule invalide" calcext:value="=&quot;&quot;" calcext:base-cell-address="Feuille1.B21"/>
          </calcext:conditional-format>
          <calcext:conditional-format calcext:target-range-address="Feuille1.I28:Feuille1.I28">
            <calcext:condition calcext:apply-style-name="Cellule invalide" calcext:value="=&quot;&quot;" calcext:base-cell-address="Feuille1.I28"/>
          </calcext:conditional-format>
          <calcext:conditional-format calcext:target-range-address="Feuille1.I34:Feuille1.I34">
            <calcext:condition calcext:apply-style-name="Cellule invalide" calcext:value="=&quot;&quot;" calcext:base-cell-address="Feuille1.I34"/>
          </calcext:conditional-format>
          <calcext:conditional-format calcext:target-range-address="Feuille1.H35:Feuille1.I35">
            <calcext:condition calcext:apply-style-name="Cellule invalide" calcext:value="=&quot;&quot;" calcext:base-cell-address="Feuille1.H35"/>
          </calcext:conditional-format>
          <calcext:conditional-format calcext:target-range-address="Feuille1.G35:Feuille1.G35">
            <calcext:condition calcext:apply-style-name="Cellule grisée" calcext:value="formula-is([.F35]=0)" calcext:base-cell-address="Feuille1.G35"/>
            <calcext:condition calcext:apply-style-name="Cellule invalide" calcext:value="formula-is(AND([.F35]&lt;&gt;0;[.G35]=&quot;&quot;))" calcext:base-cell-address="Feuille1.G35"/>
          </calcext:conditional-format>
          <calcext:conditional-format calcext:target-range-address="Feuille1.H36:Feuille1.I36">
            <calcext:condition calcext:apply-style-name="Cellule invalide" calcext:value="=&quot;&quot;" calcext:base-cell-address="Feuille1.H36"/>
          </calcext:conditional-format>
          <calcext:conditional-format calcext:target-range-address="Feuille1.G36:Feuille1.G36">
            <calcext:condition calcext:apply-style-name="Cellule grisée" calcext:value="formula-is([.F36]=0)" calcext:base-cell-address="Feuille1.G36"/>
            <calcext:condition calcext:apply-style-name="Cellule invalide" calcext:value="formula-is(AND([.F36]&lt;&gt;0;[.G36]=&quot;&quot;))" calcext:base-cell-address="Feuille1.G36"/>
          </calcext:conditional-format>
          <calcext:conditional-format calcext:target-range-address="Feuille1.G37:Feuille1.G37">
            <calcext:condition calcext:apply-style-name="Cellule grisée" calcext:value="formula-is([.F37]=0)" calcext:base-cell-address="Feuille1.G37"/>
            <calcext:condition calcext:apply-style-name="Cellule invalide" calcext:value="formula-is(AND([.F37]&lt;&gt;0;[.G37]=&quot;&quot;))" calcext:base-cell-address="Feuille1.G37"/>
          </calcext:conditional-format>
          <calcext:conditional-format calcext:target-range-address="Feuille1.H37:Feuille1.I37">
            <calcext:condition calcext:apply-style-name="Cellule invalide" calcext:value="=&quot;&quot;" calcext:base-cell-address="Feuille1.H37"/>
          </calcext:conditional-format>
          <calcext:conditional-format calcext:target-range-address="Feuille1.I38:Feuille1.I38">
            <calcext:condition calcext:apply-style-name="Cellule invalide" calcext:value="=&quot;&quot;" calcext:base-cell-address="Feuille1.I38"/>
          </calcext:conditional-format>
          <calcext:conditional-format calcext:target-range-address="Feuille1.H39:Feuille1.I39">
            <calcext:condition calcext:apply-style-name="Cellule invalide" calcext:value="=&quot;&quot;" calcext:base-cell-address="Feuille1.H39"/>
          </calcext:conditional-format>
          <calcext:conditional-format calcext:target-range-address="Feuille1.G39:Feuille1.G39">
            <calcext:condition calcext:apply-style-name="Cellule grisée" calcext:value="formula-is([.F39]=0)" calcext:base-cell-address="Feuille1.G39"/>
            <calcext:condition calcext:apply-style-name="Cellule invalide" calcext:value="formula-is(AND([.F39]&lt;&gt;0;[.G39]=&quot;&quot;))" calcext:base-cell-address="Feuille1.G39"/>
          </calcext:conditional-format>
          <calcext:conditional-format calcext:target-range-address="Feuille1.H40:Feuille1.I40">
            <calcext:condition calcext:apply-style-name="Cellule invalide" calcext:value="=&quot;&quot;" calcext:base-cell-address="Feuille1.H40"/>
          </calcext:conditional-format>
          <calcext:conditional-format calcext:target-range-address="Feuille1.G40:Feuille1.G40">
            <calcext:condition calcext:apply-style-name="Cellule grisée" calcext:value="formula-is([.F40]=0)" calcext:base-cell-address="Feuille1.G40"/>
            <calcext:condition calcext:apply-style-name="Cellule invalide" calcext:value="formula-is(AND([.F40]&lt;&gt;0;[.G40]=&quot;&quot;))" calcext:base-cell-address="Feuille1.G40"/>
          </calcext:conditional-format>
          <calcext:conditional-format calcext:target-range-address="Feuille1.H41:Feuille1.I41">
            <calcext:condition calcext:apply-style-name="Cellule invalide" calcext:value="=&quot;&quot;" calcext:base-cell-address="Feuille1.H41"/>
          </calcext:conditional-format>
          <calcext:conditional-format calcext:target-range-address="Feuille1.G41:Feuille1.G41">
            <calcext:condition calcext:apply-style-name="Cellule grisée" calcext:value="formula-is([.F41]=0)" calcext:base-cell-address="Feuille1.G41"/>
            <calcext:condition calcext:apply-style-name="Cellule invalide" calcext:value="formula-is(AND([.F41]&lt;&gt;0;[.G41]=&quot;&quot;))" calcext:base-cell-address="Feuille1.G41"/>
          </calcext:conditional-format>
          <calcext:conditional-format calcext:target-range-address="Feuille1.H42:Feuille1.I42">
            <calcext:condition calcext:apply-style-name="Cellule invalide" calcext:value="=&quot;&quot;" calcext:base-cell-address="Feuille1.H42"/>
          </calcext:conditional-format>
          <calcext:conditional-format calcext:target-range-address="Feuille1.G42:Feuille1.G42">
            <calcext:condition calcext:apply-style-name="Cellule grisée" calcext:value="formula-is([.F42]=0)" calcext:base-cell-address="Feuille1.G42"/>
            <calcext:condition calcext:apply-style-name="Cellule invalide" calcext:value="formula-is(AND([.F42]&lt;&gt;0;[.G42]=&quot;&quot;))" calcext:base-cell-address="Feuille1.G42"/>
          </calcext:conditional-format>
          <calcext:conditional-format calcext:target-range-address="Feuille1.K43:Feuille1.K43">
            <calcext:condition calcext:apply-style-name="Cellule invalide" calcext:value="=&quot;&quot;" calcext:base-cell-address="Feuille1.K43"/>
          </calcext:conditional-format>
          <calcext:conditional-format calcext:target-range-address="Feuille1.H43:Feuille1.I43">
            <calcext:condition calcext:apply-style-name="Cellule invalide" calcext:value="=&quot;&quot;" calcext:base-cell-address="Feuille1.H43"/>
          </calcext:conditional-format>
          <calcext:conditional-format calcext:target-range-address="Feuille1.G44:Feuille1.G44">
            <calcext:condition calcext:apply-style-name="Cellule grisée" calcext:value="formula-is([.F44]=0)" calcext:base-cell-address="Feuille1.G44"/>
            <calcext:condition calcext:apply-style-name="Cellule invalide" calcext:value="formula-is(AND([.F44]&lt;&gt;0;[.G44]=&quot;&quot;))" calcext:base-cell-address="Feuille1.G44"/>
          </calcext:conditional-format>
          <calcext:conditional-format calcext:target-range-address="Feuille1.H44:Feuille1.H44">
            <calcext:condition calcext:apply-style-name="Cellule invalide" calcext:value="=&quot;&quot;" calcext:base-cell-address="Feuille1.H44"/>
          </calcext:conditional-format>
          <calcext:conditional-format calcext:target-range-address="Feuille1.I44:Feuille1.I44">
            <calcext:condition calcext:apply-style-name="Cellule invalide" calcext:value="=&quot;&quot;" calcext:base-cell-address="Feuille1.I44"/>
          </calcext:conditional-format>
          <calcext:conditional-format calcext:target-range-address="Feuille1.G45:Feuille1.G45">
            <calcext:condition calcext:apply-style-name="Cellule grisée" calcext:value="formula-is([.F45]=0)" calcext:base-cell-address="Feuille1.G45"/>
            <calcext:condition calcext:apply-style-name="Cellule invalide" calcext:value="formula-is(AND([.F45]&lt;&gt;0;[.G45]=&quot;&quot;))" calcext:base-cell-address="Feuille1.G45"/>
          </calcext:conditional-format>
          <calcext:conditional-format calcext:target-range-address="Feuille1.H45:Feuille1.H45">
            <calcext:condition calcext:apply-style-name="Cellule invalide" calcext:value="=&quot;&quot;" calcext:base-cell-address="Feuille1.H45"/>
          </calcext:conditional-format>
          <calcext:conditional-format calcext:target-range-address="Feuille1.I45:Feuille1.I45">
            <calcext:condition calcext:apply-style-name="Cellule invalide" calcext:value="=&quot;&quot;" calcext:base-cell-address="Feuille1.I45"/>
          </calcext:conditional-format>
          <calcext:conditional-format calcext:target-range-address="Feuille1.G46:Feuille1.G46">
            <calcext:condition calcext:apply-style-name="Cellule grisée" calcext:value="formula-is([.F46]=0)" calcext:base-cell-address="Feuille1.G46"/>
            <calcext:condition calcext:apply-style-name="Cellule invalide" calcext:value="formula-is(AND([.F46]&lt;&gt;0;[.G46]=&quot;&quot;))" calcext:base-cell-address="Feuille1.G46"/>
          </calcext:conditional-format>
          <calcext:conditional-format calcext:target-range-address="Feuille1.H46:Feuille1.H46">
            <calcext:condition calcext:apply-style-name="Cellule invalide" calcext:value="=&quot;&quot;" calcext:base-cell-address="Feuille1.H46"/>
          </calcext:conditional-format>
          <calcext:conditional-format calcext:target-range-address="Feuille1.I46:Feuille1.I46">
            <calcext:condition calcext:apply-style-name="Cellule invalide" calcext:value="=&quot;&quot;" calcext:base-cell-address="Feuille1.I46"/>
          </calcext:conditional-format>
          <calcext:conditional-format calcext:target-range-address="Feuille1.G47:Feuille1.G47">
            <calcext:condition calcext:apply-style-name="Cellule grisée" calcext:value="formula-is([.F47]=0)" calcext:base-cell-address="Feuille1.G47"/>
            <calcext:condition calcext:apply-style-name="Cellule invalide" calcext:value="formula-is(AND([.F47]&lt;&gt;0;[.G47]=&quot;&quot;))" calcext:base-cell-address="Feuille1.G47"/>
          </calcext:conditional-format>
          <calcext:conditional-format calcext:target-range-address="Feuille1.H47:Feuille1.H47">
            <calcext:condition calcext:apply-style-name="Cellule invalide" calcext:value="=&quot;&quot;" calcext:base-cell-address="Feuille1.H47"/>
          </calcext:conditional-format>
          <calcext:conditional-format calcext:target-range-address="Feuille1.I47:Feuille1.I47">
            <calcext:condition calcext:apply-style-name="Cellule invalide" calcext:value="=&quot;&quot;" calcext:base-cell-address="Feuille1.I47"/>
          </calcext:conditional-format>
          <calcext:conditional-format calcext:target-range-address="Feuille1.G48:Feuille1.G48">
            <calcext:condition calcext:apply-style-name="Cellule grisée" calcext:value="formula-is([.F48]=0)" calcext:base-cell-address="Feuille1.G48"/>
            <calcext:condition calcext:apply-style-name="Cellule invalide" calcext:value="formula-is(AND([.F48]&lt;&gt;0;[.G48]=&quot;&quot;))" calcext:base-cell-address="Feuille1.G48"/>
          </calcext:conditional-format>
          <calcext:conditional-format calcext:target-range-address="Feuille1.H48:Feuille1.H48">
            <calcext:condition calcext:apply-style-name="Cellule invalide" calcext:value="=&quot;&quot;" calcext:base-cell-address="Feuille1.H48"/>
          </calcext:conditional-format>
          <calcext:conditional-format calcext:target-range-address="Feuille1.I48:Feuille1.I48">
            <calcext:condition calcext:apply-style-name="Cellule invalide" calcext:value="=&quot;&quot;" calcext:base-cell-address="Feuille1.I48"/>
          </calcext:conditional-format>
          <calcext:conditional-format calcext:target-range-address="Feuille1.G49:Feuille1.G49">
            <calcext:condition calcext:apply-style-name="Cellule grisée" calcext:value="formula-is([.F49]=0)" calcext:base-cell-address="Feuille1.G49"/>
            <calcext:condition calcext:apply-style-name="Cellule invalide" calcext:value="formula-is(AND([.F49]&lt;&gt;0;[.G49]=&quot;&quot;))" calcext:base-cell-address="Feuille1.G49"/>
          </calcext:conditional-format>
          <calcext:conditional-format calcext:target-range-address="Feuille1.H49:Feuille1.H49">
            <calcext:condition calcext:apply-style-name="Cellule invalide" calcext:value="=&quot;&quot;" calcext:base-cell-address="Feuille1.H49"/>
          </calcext:conditional-format>
          <calcext:conditional-format calcext:target-range-address="Feuille1.I49:Feuille1.I49">
            <calcext:condition calcext:apply-style-name="Cellule invalide" calcext:value="=&quot;&quot;" calcext:base-cell-address="Feuille1.I49"/>
          </calcext:conditional-format>
          <calcext:conditional-format calcext:target-range-address="Feuille1.H50:Feuille1.I50">
            <calcext:condition calcext:apply-style-name="Cellule invalide" calcext:value="=&quot;&quot;" calcext:base-cell-address="Feuille1.H50"/>
          </calcext:conditional-format>
          <calcext:conditional-format calcext:target-range-address="Feuille1.G51:Feuille1.G51">
            <calcext:condition calcext:apply-style-name="Cellule grisée" calcext:value="formula-is([.F51]=0)" calcext:base-cell-address="Feuille1.G51"/>
            <calcext:condition calcext:apply-style-name="Cellule invalide" calcext:value="formula-is(AND([.F51]&lt;&gt;0;[.G51]=&quot;&quot;))" calcext:base-cell-address="Feuille1.G51"/>
          </calcext:conditional-format>
          <calcext:conditional-format calcext:target-range-address="Feuille1.H51:Feuille1.I51">
            <calcext:condition calcext:apply-style-name="Cellule invalide" calcext:value="=&quot;&quot;" calcext:base-cell-address="Feuille1.H51"/>
          </calcext:conditional-format>
          <calcext:conditional-format calcext:target-range-address="Feuille1.G52:Feuille1.G52">
            <calcext:condition calcext:apply-style-name="Cellule grisée" calcext:value="formula-is([.F52]=0)" calcext:base-cell-address="Feuille1.G52"/>
            <calcext:condition calcext:apply-style-name="Cellule invalide" calcext:value="formula-is(AND([.F52]&lt;&gt;0;[.G52]=&quot;&quot;))" calcext:base-cell-address="Feuille1.G52"/>
          </calcext:conditional-format>
          <calcext:conditional-format calcext:target-range-address="Feuille1.H52:Feuille1.I52">
            <calcext:condition calcext:apply-style-name="Cellule invalide" calcext:value="=&quot;&quot;" calcext:base-cell-address="Feuille1.H52"/>
          </calcext:conditional-format>
          <calcext:conditional-format calcext:target-range-address="Feuille1.G53:Feuille1.G53">
            <calcext:condition calcext:apply-style-name="Cellule grisée" calcext:value="formula-is([.F53]=0)" calcext:base-cell-address="Feuille1.G53"/>
            <calcext:condition calcext:apply-style-name="Cellule invalide" calcext:value="formula-is(AND([.F53]&lt;&gt;0;[.G53]=&quot;&quot;))" calcext:base-cell-address="Feuille1.G53"/>
          </calcext:conditional-format>
          <calcext:conditional-format calcext:target-range-address="Feuille1.H53:Feuille1.I53">
            <calcext:condition calcext:apply-style-name="Cellule invalide" calcext:value="=&quot;&quot;" calcext:base-cell-address="Feuille1.H53"/>
          </calcext:conditional-format>
          <calcext:conditional-format calcext:target-range-address="Feuille1.G54:Feuille1.G54">
            <calcext:condition calcext:apply-style-name="Cellule grisée" calcext:value="formula-is([.F54]=0)" calcext:base-cell-address="Feuille1.G54"/>
            <calcext:condition calcext:apply-style-name="Cellule invalide" calcext:value="formula-is(AND([.F54]&lt;&gt;0;[.G54]=&quot;&quot;))" calcext:base-cell-address="Feuille1.G54"/>
          </calcext:conditional-format>
          <calcext:conditional-format calcext:target-range-address="Feuille1.H54:Feuille1.I54">
            <calcext:condition calcext:apply-style-name="Cellule invalide" calcext:value="=&quot;&quot;" calcext:base-cell-address="Feuille1.H54"/>
          </calcext:conditional-format>
          <calcext:conditional-format calcext:target-range-address="Feuille1.G55:Feuille1.G55">
            <calcext:condition calcext:apply-style-name="Cellule grisée" calcext:value="formula-is([.F55]=0)" calcext:base-cell-address="Feuille1.G55"/>
            <calcext:condition calcext:apply-style-name="Cellule invalide" calcext:value="formula-is(AND([.F55]&lt;&gt;0;[.G55]=&quot;&quot;))" calcext:base-cell-address="Feuille1.G55"/>
          </calcext:conditional-format>
          <calcext:conditional-format calcext:target-range-address="Feuille1.H55:Feuille1.I55">
            <calcext:condition calcext:apply-style-name="Cellule invalide" calcext:value="=&quot;&quot;" calcext:base-cell-address="Feuille1.H55"/>
          </calcext:conditional-format>
          <calcext:conditional-format calcext:target-range-address="Feuille1.H56:Feuille1.I56">
            <calcext:condition calcext:apply-style-name="Cellule invalide" calcext:value="=&quot;&quot;" calcext:base-cell-address="Feuille1.H56"/>
          </calcext:conditional-format>
          <calcext:conditional-format calcext:target-range-address="Feuille1.G57:Feuille1.G57">
            <calcext:condition calcext:apply-style-name="Cellule grisée" calcext:value="formula-is([.F57]=0)" calcext:base-cell-address="Feuille1.G57"/>
            <calcext:condition calcext:apply-style-name="Cellule invalide" calcext:value="formula-is(AND([.F57]&lt;&gt;0;[.G57]=&quot;&quot;))" calcext:base-cell-address="Feuille1.G57"/>
          </calcext:conditional-format>
          <calcext:conditional-format calcext:target-range-address="Feuille1.H57:Feuille1.H57">
            <calcext:condition calcext:apply-style-name="Cellule invalide" calcext:value="=&quot;&quot;" calcext:base-cell-address="Feuille1.H57"/>
          </calcext:conditional-format>
          <calcext:conditional-format calcext:target-range-address="Feuille1.I57:Feuille1.I57">
            <calcext:condition calcext:apply-style-name="Cellule invalide" calcext:value="=&quot;&quot;" calcext:base-cell-address="Feuille1.I57"/>
          </calcext:conditional-format>
          <calcext:conditional-format calcext:target-range-address="Feuille1.H58:Feuille1.I58">
            <calcext:condition calcext:apply-style-name="Cellule invalide" calcext:value="=&quot;&quot;" calcext:base-cell-address="Feuille1.H58"/>
          </calcext:conditional-format>
          <calcext:conditional-format calcext:target-range-address="Feuille1.G58:Feuille1.G58">
            <calcext:condition calcext:apply-style-name="Cellule grisée" calcext:value="formula-is([.F58]=0)" calcext:base-cell-address="Feuille1.G58"/>
            <calcext:condition calcext:apply-style-name="Cellule invalide" calcext:value="formula-is(AND([.F58]&lt;&gt;0;[.G58]=&quot;&quot;))" calcext:base-cell-address="Feuille1.G58"/>
          </calcext:conditional-format>
          <calcext:conditional-format calcext:target-range-address="Feuille1.H59:Feuille1.I59">
            <calcext:condition calcext:apply-style-name="Cellule invalide" calcext:value="=&quot;&quot;" calcext:base-cell-address="Feuille1.H59"/>
          </calcext:conditional-format>
          <calcext:conditional-format calcext:target-range-address="Feuille1.H60:Feuille1.I60">
            <calcext:condition calcext:apply-style-name="Cellule invalide" calcext:value="=&quot;&quot;" calcext:base-cell-address="Feuille1.H60"/>
          </calcext:conditional-format>
          <calcext:conditional-format calcext:target-range-address="Feuille1.G60:Feuille1.G60">
            <calcext:condition calcext:apply-style-name="Cellule grisée" calcext:value="formula-is([.F60]=0)" calcext:base-cell-address="Feuille1.G60"/>
            <calcext:condition calcext:apply-style-name="Cellule invalide" calcext:value="formula-is(AND([.F60]&lt;&gt;0;[.G60]=&quot;&quot;))" calcext:base-cell-address="Feuille1.G60"/>
          </calcext:conditional-format>
          <calcext:conditional-format calcext:target-range-address="Feuille1.H61:Feuille1.I61">
            <calcext:condition calcext:apply-style-name="Cellule invalide" calcext:value="=&quot;&quot;" calcext:base-cell-address="Feuille1.H61"/>
          </calcext:conditional-format>
          <calcext:conditional-format calcext:target-range-address="Feuille1.G61:Feuille1.G61">
            <calcext:condition calcext:apply-style-name="Cellule grisée" calcext:value="formula-is([.F61]=0)" calcext:base-cell-address="Feuille1.G61"/>
            <calcext:condition calcext:apply-style-name="Cellule invalide" calcext:value="formula-is(AND([.F61]&lt;&gt;0;[.G61]=&quot;&quot;))" calcext:base-cell-address="Feuille1.G61"/>
          </calcext:conditional-format>
          <calcext:conditional-format calcext:target-range-address="Feuille1.H63:Feuille1.H63">
            <calcext:condition calcext:apply-style-name="Cellule invalide" calcext:value="=&quot;&quot;" calcext:base-cell-address="Feuille1.H63"/>
          </calcext:conditional-format>
          <calcext:conditional-format calcext:target-range-address="Feuille1.I63:Feuille1.I63">
            <calcext:condition calcext:apply-style-name="Cellule invalide" calcext:value="=&quot;&quot;" calcext:base-cell-address="Feuille1.I63"/>
          </calcext:conditional-format>
          <calcext:conditional-format calcext:target-range-address="Feuille1.G64:Feuille1.G64">
            <calcext:condition calcext:apply-style-name="Cellule grisée" calcext:value="formula-is([.F64]=0)" calcext:base-cell-address="Feuille1.G64"/>
            <calcext:condition calcext:apply-style-name="Cellule invalide" calcext:value="formula-is(AND([.F64]&lt;&gt;0;[.G64]=&quot;&quot;))" calcext:base-cell-address="Feuille1.G64"/>
          </calcext:conditional-format>
          <calcext:conditional-format calcext:target-range-address="Feuille1.H64:Feuille1.H64">
            <calcext:condition calcext:apply-style-name="Cellule invalide" calcext:value="=&quot;&quot;" calcext:base-cell-address="Feuille1.H64"/>
          </calcext:conditional-format>
          <calcext:conditional-format calcext:target-range-address="Feuille1.I64:Feuille1.I64">
            <calcext:condition calcext:apply-style-name="Cellule invalide" calcext:value="=&quot;&quot;" calcext:base-cell-address="Feuille1.I64"/>
          </calcext:conditional-format>
          <calcext:conditional-format calcext:target-range-address="Feuille1.I65:Feuille1.I65">
            <calcext:condition calcext:apply-style-name="Cellule invalide" calcext:value="=&quot;&quot;" calcext:base-cell-address="Feuille1.I65"/>
          </calcext:conditional-format>
          <calcext:conditional-format calcext:target-range-address="Feuille1.I67:Feuille1.I67">
            <calcext:condition calcext:apply-style-name="Cellule invalide" calcext:value="=&quot;&quot;" calcext:base-cell-address="Feuille1.I67"/>
          </calcext:conditional-format>
          <calcext:conditional-format calcext:target-range-address="Feuille1.G69:Feuille1.G69">
            <calcext:condition calcext:apply-style-name="Cellule grisée" calcext:value="formula-is([.F69]=0)" calcext:base-cell-address="Feuille1.G69"/>
            <calcext:condition calcext:apply-style-name="Cellule invalide" calcext:value="formula-is(AND([.F69]&lt;&gt;0;[.G69]=&quot;&quot;))" calcext:base-cell-address="Feuille1.G69"/>
          </calcext:conditional-format>
          <calcext:conditional-format calcext:target-range-address="Feuille1.I66:Feuille1.I66">
            <calcext:condition calcext:apply-style-name="Cellule invalide" calcext:value="=&quot;&quot;" calcext:base-cell-address="Feuille1.I66"/>
          </calcext:conditional-format>
          <calcext:conditional-format calcext:target-range-address="Feuille1.T66:Feuille1.T66">
            <calcext:condition calcext:apply-style-name="Cellule invalide" calcext:value="=&quot;&quot;" calcext:base-cell-address="Feuille1.T66"/>
          </calcext:conditional-format>
          <calcext:conditional-format calcext:target-range-address="Feuille1.I69:Feuille1.I69">
            <calcext:condition calcext:apply-style-name="Cellule invalide" calcext:value="=&quot;&quot;" calcext:base-cell-address="Feuille1.I69"/>
          </calcext:conditional-format>
          <calcext:conditional-format calcext:target-range-address="Feuille1.J2:Feuille1.J2">
            <calcext:condition calcext:apply-style-name="Cellule invalide" calcext:value="=&quot;&quot;" calcext:base-cell-address="Feuille1.J2"/>
          </calcext:conditional-format>
          <calcext:conditional-format calcext:target-range-address="Feuille1.J3:Feuille1.J3">
            <calcext:condition calcext:apply-style-name="Cellule invalide" calcext:value="=&quot;&quot;" calcext:base-cell-address="Feuille1.J3"/>
          </calcext:conditional-format>
          <calcext:conditional-format calcext:target-range-address="Feuille1.J6:Feuille1.J6">
            <calcext:condition calcext:apply-style-name="Cellule invalide" calcext:value="=&quot;&quot;" calcext:base-cell-address="Feuille1.J6"/>
          </calcext:conditional-format>
          <calcext:conditional-format calcext:target-range-address="Feuille1.J7:Feuille1.J7">
            <calcext:condition calcext:apply-style-name="Cellule invalide" calcext:value="=&quot;&quot;" calcext:base-cell-address="Feuille1.J7"/>
          </calcext:conditional-format>
          <calcext:conditional-format calcext:target-range-address="Feuille1.J8:Feuille1.J8">
            <calcext:condition calcext:apply-style-name="Cellule invalide" calcext:value="=&quot;&quot;" calcext:base-cell-address="Feuille1.J8"/>
          </calcext:conditional-format>
          <calcext:conditional-format calcext:target-range-address="Feuille1.J9:Feuille1.J9">
            <calcext:condition calcext:apply-style-name="Cellule invalide" calcext:value="=&quot;&quot;" calcext:base-cell-address="Feuille1.J9"/>
          </calcext:conditional-format>
          <calcext:conditional-format calcext:target-range-address="Feuille1.J10:Feuille1.J10">
            <calcext:condition calcext:apply-style-name="Cellule invalide" calcext:value="=&quot;&quot;" calcext:base-cell-address="Feuille1.J10"/>
          </calcext:conditional-format>
          <calcext:conditional-format calcext:target-range-address="Feuille1.J11:Feuille1.J11">
            <calcext:condition calcext:apply-style-name="Cellule invalide" calcext:value="=&quot;&quot;" calcext:base-cell-address="Feuille1.J11"/>
          </calcext:conditional-format>
          <calcext:conditional-format calcext:target-range-address="Feuille1.J12:Feuille1.J12">
            <calcext:condition calcext:apply-style-name="Cellule invalide" calcext:value="=&quot;&quot;" calcext:base-cell-address="Feuille1.J12"/>
          </calcext:conditional-format>
          <calcext:conditional-format calcext:target-range-address="Feuille1.J13:Feuille1.J13">
            <calcext:condition calcext:apply-style-name="Cellule invalide" calcext:value="=&quot;&quot;" calcext:base-cell-address="Feuille1.J13"/>
          </calcext:conditional-format>
          <calcext:conditional-format calcext:target-range-address="Feuille1.J14:Feuille1.J14">
            <calcext:condition calcext:apply-style-name="Cellule invalide" calcext:value="=&quot;&quot;" calcext:base-cell-address="Feuille1.J14"/>
          </calcext:conditional-format>
          <calcext:conditional-format calcext:target-range-address="Feuille1.J15:Feuille1.J15">
            <calcext:condition calcext:apply-style-name="Cellule invalide" calcext:value="=&quot;&quot;" calcext:base-cell-address="Feuille1.J15"/>
          </calcext:conditional-format>
          <calcext:conditional-format calcext:target-range-address="Feuille1.J16:Feuille1.J16">
            <calcext:condition calcext:apply-style-name="Cellule invalide" calcext:value="=&quot;&quot;" calcext:base-cell-address="Feuille1.J16"/>
          </calcext:conditional-format>
          <calcext:conditional-format calcext:target-range-address="Feuille1.J17:Feuille1.J17">
            <calcext:condition calcext:apply-style-name="Cellule invalide" calcext:value="=&quot;&quot;" calcext:base-cell-address="Feuille1.J17"/>
          </calcext:conditional-format>
          <calcext:conditional-format calcext:target-range-address="Feuille1.J18:Feuille1.J18">
            <calcext:condition calcext:apply-style-name="Cellule invalide" calcext:value="=&quot;&quot;" calcext:base-cell-address="Feuille1.J18"/>
          </calcext:conditional-format>
          <calcext:conditional-format calcext:target-range-address="Feuille1.J19:Feuille1.J19">
            <calcext:condition calcext:apply-style-name="Cellule invalide" calcext:value="=&quot;&quot;" calcext:base-cell-address="Feuille1.J19"/>
          </calcext:conditional-format>
          <calcext:conditional-format calcext:target-range-address="Feuille1.J20:Feuille1.J20">
            <calcext:condition calcext:apply-style-name="Cellule invalide" calcext:value="=&quot;&quot;" calcext:base-cell-address="Feuille1.J20"/>
          </calcext:conditional-format>
          <calcext:conditional-format calcext:target-range-address="Feuille1.J21:Feuille1.J21">
            <calcext:condition calcext:apply-style-name="Cellule invalide" calcext:value="=&quot;&quot;" calcext:base-cell-address="Feuille1.J21"/>
          </calcext:conditional-format>
          <calcext:conditional-format calcext:target-range-address="Feuille1.J22:Feuille1.J22">
            <calcext:condition calcext:apply-style-name="Cellule invalide" calcext:value="=&quot;&quot;" calcext:base-cell-address="Feuille1.J22"/>
          </calcext:conditional-format>
          <calcext:conditional-format calcext:target-range-address="Feuille1.J23:Feuille1.J23">
            <calcext:condition calcext:apply-style-name="Cellule invalide" calcext:value="=&quot;&quot;" calcext:base-cell-address="Feuille1.J23"/>
          </calcext:conditional-format>
          <calcext:conditional-format calcext:target-range-address="Feuille1.J24:Feuille1.J24">
            <calcext:condition calcext:apply-style-name="Cellule invalide" calcext:value="=&quot;&quot;" calcext:base-cell-address="Feuille1.J24"/>
          </calcext:conditional-format>
          <calcext:conditional-format calcext:target-range-address="Feuille1.J25:Feuille1.J25">
            <calcext:condition calcext:apply-style-name="Cellule invalide" calcext:value="=&quot;&quot;" calcext:base-cell-address="Feuille1.J25"/>
          </calcext:conditional-format>
          <calcext:conditional-format calcext:target-range-address="Feuille1.J26:Feuille1.J26">
            <calcext:condition calcext:apply-style-name="Cellule invalide" calcext:value="=&quot;&quot;" calcext:base-cell-address="Feuille1.J26"/>
          </calcext:conditional-format>
          <calcext:conditional-format calcext:target-range-address="Feuille1.J27:Feuille1.J27">
            <calcext:condition calcext:apply-style-name="Cellule invalide" calcext:value="=&quot;&quot;" calcext:base-cell-address="Feuille1.J27"/>
          </calcext:conditional-format>
          <calcext:conditional-format calcext:target-range-address="Feuille1.J28:Feuille1.J28">
            <calcext:condition calcext:apply-style-name="Cellule invalide" calcext:value="=&quot;&quot;" calcext:base-cell-address="Feuille1.J28"/>
          </calcext:conditional-format>
          <calcext:conditional-format calcext:target-range-address="Feuille1.J29:Feuille1.J29">
            <calcext:condition calcext:apply-style-name="Cellule invalide" calcext:value="=&quot;&quot;" calcext:base-cell-address="Feuille1.J29"/>
          </calcext:conditional-format>
          <calcext:conditional-format calcext:target-range-address="Feuille1.J30:Feuille1.J30">
            <calcext:condition calcext:apply-style-name="Cellule invalide" calcext:value="=&quot;&quot;" calcext:base-cell-address="Feuille1.J30"/>
          </calcext:conditional-format>
          <calcext:conditional-format calcext:target-range-address="Feuille1.J31:Feuille1.J31">
            <calcext:condition calcext:apply-style-name="Cellule invalide" calcext:value="=&quot;&quot;" calcext:base-cell-address="Feuille1.J31"/>
          </calcext:conditional-format>
          <calcext:conditional-format calcext:target-range-address="Feuille1.J32:Feuille1.J32">
            <calcext:condition calcext:apply-style-name="Cellule invalide" calcext:value="=&quot;&quot;" calcext:base-cell-address="Feuille1.J32"/>
          </calcext:conditional-format>
          <calcext:conditional-format calcext:target-range-address="Feuille1.J33:Feuille1.J33">
            <calcext:condition calcext:apply-style-name="Cellule invalide" calcext:value="=&quot;&quot;" calcext:base-cell-address="Feuille1.J33"/>
          </calcext:conditional-format>
          <calcext:conditional-format calcext:target-range-address="Feuille1.J34:Feuille1.J34">
            <calcext:condition calcext:apply-style-name="Cellule invalide" calcext:value="=&quot;&quot;" calcext:base-cell-address="Feuille1.J34"/>
          </calcext:conditional-format>
          <calcext:conditional-format calcext:target-range-address="Feuille1.J35:Feuille1.J35">
            <calcext:condition calcext:apply-style-name="Cellule invalide" calcext:value="=&quot;&quot;" calcext:base-cell-address="Feuille1.J35"/>
          </calcext:conditional-format>
          <calcext:conditional-format calcext:target-range-address="Feuille1.J36:Feuille1.J36">
            <calcext:condition calcext:apply-style-name="Cellule invalide" calcext:value="=&quot;&quot;" calcext:base-cell-address="Feuille1.J36"/>
          </calcext:conditional-format>
          <calcext:conditional-format calcext:target-range-address="Feuille1.J37:Feuille1.J37">
            <calcext:condition calcext:apply-style-name="Cellule invalide" calcext:value="=&quot;&quot;" calcext:base-cell-address="Feuille1.J37"/>
          </calcext:conditional-format>
          <calcext:conditional-format calcext:target-range-address="Feuille1.J38:Feuille1.J38">
            <calcext:condition calcext:apply-style-name="Cellule invalide" calcext:value="=&quot;&quot;" calcext:base-cell-address="Feuille1.J38"/>
          </calcext:conditional-format>
          <calcext:conditional-format calcext:target-range-address="Feuille1.J39:Feuille1.J39">
            <calcext:condition calcext:apply-style-name="Cellule invalide" calcext:value="=&quot;&quot;" calcext:base-cell-address="Feuille1.J39"/>
          </calcext:conditional-format>
          <calcext:conditional-format calcext:target-range-address="Feuille1.J40:Feuille1.J40">
            <calcext:condition calcext:apply-style-name="Cellule invalide" calcext:value="=&quot;&quot;" calcext:base-cell-address="Feuille1.J40"/>
          </calcext:conditional-format>
          <calcext:conditional-format calcext:target-range-address="Feuille1.J41:Feuille1.J41">
            <calcext:condition calcext:apply-style-name="Cellule invalide" calcext:value="=&quot;&quot;" calcext:base-cell-address="Feuille1.J41"/>
          </calcext:conditional-format>
          <calcext:conditional-format calcext:target-range-address="Feuille1.J42:Feuille1.J42">
            <calcext:condition calcext:apply-style-name="Cellule invalide" calcext:value="=&quot;&quot;" calcext:base-cell-address="Feuille1.J42"/>
          </calcext:conditional-format>
          <calcext:conditional-format calcext:target-range-address="Feuille1.J43:Feuille1.J43">
            <calcext:condition calcext:apply-style-name="Cellule invalide" calcext:value="=&quot;&quot;" calcext:base-cell-address="Feuille1.J43"/>
          </calcext:conditional-format>
          <calcext:conditional-format calcext:target-range-address="Feuille1.J44:Feuille1.J44">
            <calcext:condition calcext:apply-style-name="Cellule invalide" calcext:value="=&quot;&quot;" calcext:base-cell-address="Feuille1.J44"/>
          </calcext:conditional-format>
          <calcext:conditional-format calcext:target-range-address="Feuille1.J45:Feuille1.J45">
            <calcext:condition calcext:apply-style-name="Cellule invalide" calcext:value="=&quot;&quot;" calcext:base-cell-address="Feuille1.J45"/>
          </calcext:conditional-format>
          <calcext:conditional-format calcext:target-range-address="Feuille1.J46:Feuille1.J46">
            <calcext:condition calcext:apply-style-name="Cellule invalide" calcext:value="=&quot;&quot;" calcext:base-cell-address="Feuille1.J46"/>
          </calcext:conditional-format>
          <calcext:conditional-format calcext:target-range-address="Feuille1.J47:Feuille1.J47">
            <calcext:condition calcext:apply-style-name="Cellule invalide" calcext:value="=&quot;&quot;" calcext:base-cell-address="Feuille1.J47"/>
          </calcext:conditional-format>
          <calcext:conditional-format calcext:target-range-address="Feuille1.J48:Feuille1.J48">
            <calcext:condition calcext:apply-style-name="Cellule invalide" calcext:value="=&quot;&quot;" calcext:base-cell-address="Feuille1.J48"/>
          </calcext:conditional-format>
          <calcext:conditional-format calcext:target-range-address="Feuille1.J49:Feuille1.J49">
            <calcext:condition calcext:apply-style-name="Cellule invalide" calcext:value="=&quot;&quot;" calcext:base-cell-address="Feuille1.J49"/>
          </calcext:conditional-format>
          <calcext:conditional-format calcext:target-range-address="Feuille1.J50:Feuille1.J50">
            <calcext:condition calcext:apply-style-name="Cellule invalide" calcext:value="=&quot;&quot;" calcext:base-cell-address="Feuille1.J50"/>
          </calcext:conditional-format>
          <calcext:conditional-format calcext:target-range-address="Feuille1.J51:Feuille1.J51">
            <calcext:condition calcext:apply-style-name="Cellule invalide" calcext:value="=&quot;&quot;" calcext:base-cell-address="Feuille1.J51"/>
          </calcext:conditional-format>
          <calcext:conditional-format calcext:target-range-address="Feuille1.J52:Feuille1.J52">
            <calcext:condition calcext:apply-style-name="Cellule invalide" calcext:value="=&quot;&quot;" calcext:base-cell-address="Feuille1.J52"/>
          </calcext:conditional-format>
          <calcext:conditional-format calcext:target-range-address="Feuille1.J53:Feuille1.J53">
            <calcext:condition calcext:apply-style-name="Cellule invalide" calcext:value="=&quot;&quot;" calcext:base-cell-address="Feuille1.J53"/>
          </calcext:conditional-format>
          <calcext:conditional-format calcext:target-range-address="Feuille1.J54:Feuille1.J54">
            <calcext:condition calcext:apply-style-name="Cellule invalide" calcext:value="=&quot;&quot;" calcext:base-cell-address="Feuille1.J54"/>
          </calcext:conditional-format>
          <calcext:conditional-format calcext:target-range-address="Feuille1.J55:Feuille1.J55">
            <calcext:condition calcext:apply-style-name="Cellule invalide" calcext:value="=&quot;&quot;" calcext:base-cell-address="Feuille1.J55"/>
          </calcext:conditional-format>
          <calcext:conditional-format calcext:target-range-address="Feuille1.J56:Feuille1.J56">
            <calcext:condition calcext:apply-style-name="Cellule invalide" calcext:value="=&quot;&quot;" calcext:base-cell-address="Feuille1.J56"/>
          </calcext:conditional-format>
          <calcext:conditional-format calcext:target-range-address="Feuille1.J57:Feuille1.J57">
            <calcext:condition calcext:apply-style-name="Cellule invalide" calcext:value="=&quot;&quot;" calcext:base-cell-address="Feuille1.J57"/>
          </calcext:conditional-format>
          <calcext:conditional-format calcext:target-range-address="Feuille1.J58:Feuille1.J58">
            <calcext:condition calcext:apply-style-name="Cellule invalide" calcext:value="=&quot;&quot;" calcext:base-cell-address="Feuille1.J58"/>
          </calcext:conditional-format>
          <calcext:conditional-format calcext:target-range-address="Feuille1.J59:Feuille1.J59">
            <calcext:condition calcext:apply-style-name="Cellule invalide" calcext:value="=&quot;&quot;" calcext:base-cell-address="Feuille1.J59"/>
          </calcext:conditional-format>
          <calcext:conditional-format calcext:target-range-address="Feuille1.J60:Feuille1.J60">
            <calcext:condition calcext:apply-style-name="Cellule invalide" calcext:value="=&quot;&quot;" calcext:base-cell-address="Feuille1.J60"/>
          </calcext:conditional-format>
          <calcext:conditional-format calcext:target-range-address="Feuille1.J61:Feuille1.J61">
            <calcext:condition calcext:apply-style-name="Cellule invalide" calcext:value="=&quot;&quot;" calcext:base-cell-address="Feuille1.J61"/>
          </calcext:conditional-format>
          <calcext:conditional-format calcext:target-range-address="Feuille1.J63:Feuille1.J63">
            <calcext:condition calcext:apply-style-name="Cellule invalide" calcext:value="=&quot;&quot;" calcext:base-cell-address="Feuille1.J63"/>
          </calcext:conditional-format>
          <calcext:conditional-format calcext:target-range-address="Feuille1.J64:Feuille1.J64">
            <calcext:condition calcext:apply-style-name="Cellule invalide" calcext:value="=&quot;&quot;" calcext:base-cell-address="Feuille1.J64"/>
          </calcext:conditional-format>
          <calcext:conditional-format calcext:target-range-address="Feuille1.J65:Feuille1.J65">
            <calcext:condition calcext:apply-style-name="Cellule invalide" calcext:value="=&quot;&quot;" calcext:base-cell-address="Feuille1.J65"/>
          </calcext:conditional-format>
          <calcext:conditional-format calcext:target-range-address="Feuille1.J66:Feuille1.J66">
            <calcext:condition calcext:apply-style-name="Cellule invalide" calcext:value="=&quot;&quot;" calcext:base-cell-address="Feuille1.J66"/>
          </calcext:conditional-format>
          <calcext:conditional-format calcext:target-range-address="Feuille1.J69:Feuille1.J69">
            <calcext:condition calcext:apply-style-name="Cellule invalide" calcext:value="=&quot;&quot;" calcext:base-cell-address="Feuille1.J69"/>
          </calcext:conditional-format>
          <calcext:conditional-format calcext:target-range-address="Feuille1.J70:Feuille1.J70">
            <calcext:condition calcext:apply-style-name="Cellule invalide" calcext:value="=&quot;&quot;" calcext:base-cell-address="Feuille1.J70"/>
          </calcext:conditional-format>
          <calcext:conditional-format calcext:target-range-address="Feuille1.D71:Feuille1.F71 Feuille1.A71:Feuille1.B71">
            <calcext:condition calcext:apply-style-name="Cellule invalide" calcext:value="=&quot;&quot;" calcext:base-cell-address="Feuille1.A71"/>
          </calcext:conditional-format>
          <calcext:conditional-format calcext:target-range-address="Feuille1.V71:Feuille1.V71">
            <calcext:condition calcext:apply-style-name="Cellule grisée" calcext:value="formula-is([.U71]=0)" calcext:base-cell-address="Feuille1.V71"/>
            <calcext:condition calcext:apply-style-name="Cellule invalide" calcext:value="formula-is(AND([.U71]&lt;&gt;0;[.V71]=&quot;&quot;))" calcext:base-cell-address="Feuille1.V71"/>
          </calcext:conditional-format>
          <calcext:conditional-format calcext:target-range-address="Feuille1.W71:Feuille1.W71">
            <calcext:condition calcext:apply-style-name="Cellule grisée" calcext:value="formula-is([.U71]=0)" calcext:base-cell-address="Feuille1.W71"/>
            <calcext:condition calcext:apply-style-name="Cellule invalide" calcext:value="formula-is(AND([.U71]&lt;&gt;0;[.W71]=&quot;&quot;))" calcext:base-cell-address="Feuille1.W71"/>
          </calcext:conditional-format>
          <calcext:conditional-format calcext:target-range-address="Feuille1.X71:Feuille1.Y71">
            <calcext:condition calcext:apply-style-name="Cellule grisée" calcext:value="formula-is([.U71]=0)" calcext:base-cell-address="Feuille1.X71"/>
            <calcext:condition calcext:apply-style-name="Cellule invalide" calcext:value="formula-is(AND([.U71]&lt;&gt;0;[.X71]=&quot;&quot;))" calcext:base-cell-address="Feuille1.X71"/>
          </calcext:conditional-format>
          <calcext:conditional-format calcext:target-range-address="Feuille1.K71:Feuille1.L71 Feuille1.O71:Feuille1.O71 Feuille1.S71:Feuille1.S71">
            <calcext:condition calcext:apply-style-name="Cellule invalide" calcext:value="=&quot;&quot;" calcext:base-cell-address="Feuille1.K71"/>
          </calcext:conditional-format>
          <calcext:conditional-format calcext:target-range-address="Feuille1.M71:Feuille1.M71">
            <calcext:condition calcext:apply-style-name="Cellule grisée" calcext:value="formula-is(#REF!=0)" calcext:base-cell-address="Feuille1.M71"/>
          </calcext:conditional-format>
          <calcext:conditional-format calcext:target-range-address="Feuille1.P71:Feuille1.P71">
            <calcext:condition calcext:apply-style-name="Cellule grisée" calcext:value="formula-is(#REF!=1)" calcext:base-cell-address="Feuille1.P71"/>
            <calcext:condition calcext:apply-style-name="Cellule invalide" calcext:value="formula-is(AND(#REF!&gt;1;#REF!=&quot;&quot;))" calcext:base-cell-address="Feuille1.P71"/>
          </calcext:conditional-format>
          <calcext:conditional-format calcext:target-range-address="Feuille1.Q71:Feuille1.Q71">
            <calcext:condition calcext:apply-style-name="Cellule grisée" calcext:value="formula-is(#REF!=1)" calcext:base-cell-address="Feuille1.Q71"/>
            <calcext:condition calcext:apply-style-name="Cellule invalide" calcext:value="formula-is(AND(#REF!&gt;1;#REF!=&quot;&quot;))" calcext:base-cell-address="Feuille1.Q71"/>
          </calcext:conditional-format>
          <calcext:conditional-format calcext:target-range-address="Feuille1.U71:Feuille1.U71">
            <calcext:condition calcext:apply-style-name="Cellule invalide" calcext:value="=&quot;&quot;" calcext:base-cell-address="Feuille1.U71"/>
          </calcext:conditional-format>
          <calcext:conditional-format calcext:target-range-address="Feuille1.J71:Feuille1.J71">
            <calcext:condition calcext:apply-style-name="Cellule invalide" calcext:value="=&quot;&quot;" calcext:base-cell-address="Feuille1.J71"/>
          </calcext:conditional-format>
          <calcext:conditional-format calcext:target-range-address="Feuille1.I71:Feuille1.I71">
            <calcext:condition calcext:apply-style-name="Cellule invalide" calcext:value="=&quot;&quot;" calcext:base-cell-address="Feuille1.I71"/>
          </calcext:conditional-format>
          <calcext:conditional-format calcext:target-range-address="Feuille1.T71:Feuille1.T71">
            <calcext:condition calcext:apply-style-name="Cellule invalide" calcext:value="=&quot;&quot;" calcext:base-cell-address="Feuille1.T71"/>
          </calcext:conditional-format>
          <calcext:conditional-format calcext:target-range-address="Feuille1.B72:Feuille1.B72">
            <calcext:condition calcext:apply-style-name="Cellule invalide" calcext:value="=&quot;&quot;" calcext:base-cell-address="Feuille1.B72"/>
          </calcext:conditional-format>
          <calcext:conditional-format calcext:target-range-address="Feuille1.D72:Feuille1.F72">
            <calcext:condition calcext:apply-style-name="Cellule invalide" calcext:value="=&quot;&quot;" calcext:base-cell-address="Feuille1.D72"/>
          </calcext:conditional-format>
          <calcext:conditional-format calcext:target-range-address="Feuille1.B73:Feuille1.B73">
            <calcext:condition calcext:apply-style-name="Cellule invalide" calcext:value="=&quot;&quot;" calcext:base-cell-address="Feuille1.B73"/>
          </calcext:conditional-format>
          <calcext:conditional-format calcext:target-range-address="Feuille1.D73:Feuille1.F73">
            <calcext:condition calcext:apply-style-name="Cellule invalide" calcext:value="=&quot;&quot;" calcext:base-cell-address="Feuille1.D73"/>
          </calcext:conditional-format>
          <calcext:conditional-format calcext:target-range-address="Feuille1.I72:Feuille1.I72">
            <calcext:condition calcext:apply-style-name="Cellule invalide" calcext:value="=&quot;&quot;" calcext:base-cell-address="Feuille1.I72"/>
          </calcext:conditional-format>
          <calcext:conditional-format calcext:target-range-address="Feuille1.I73:Feuille1.I73">
            <calcext:condition calcext:apply-style-name="Cellule invalide" calcext:value="=&quot;&quot;" calcext:base-cell-address="Feuille1.I73"/>
          </calcext:conditional-format>
          <calcext:conditional-format calcext:target-range-address="Feuille1.S74:Feuille1.T75 Feuille1.D74:Feuille1.F75 Feuille1.A74:Feuille1.B75">
            <calcext:condition calcext:apply-style-name="Cellule invalide" calcext:value="=&quot;&quot;" calcext:base-cell-address="Feuille1.A74"/>
          </calcext:conditional-format>
          <calcext:conditional-format calcext:target-range-address="Feuille1.U74:Feuille1.U74">
            <calcext:condition calcext:apply-style-name="Cellule invalide" calcext:value="=&quot;&quot;" calcext:base-cell-address="Feuille1.U74"/>
          </calcext:conditional-format>
          <calcext:conditional-format calcext:target-range-address="Feuille1.V74:Feuille1.V74">
            <calcext:condition calcext:apply-style-name="Cellule grisée" calcext:value="formula-is([.U74]=0)" calcext:base-cell-address="Feuille1.V74"/>
            <calcext:condition calcext:apply-style-name="Cellule invalide" calcext:value="formula-is(AND([.U74]&lt;&gt;0;[.V74]=&quot;&quot;))" calcext:base-cell-address="Feuille1.V74"/>
          </calcext:conditional-format>
          <calcext:conditional-format calcext:target-range-address="Feuille1.W74:Feuille1.W74">
            <calcext:condition calcext:apply-style-name="Cellule grisée" calcext:value="formula-is([.U74]=0)" calcext:base-cell-address="Feuille1.W74"/>
            <calcext:condition calcext:apply-style-name="Cellule invalide" calcext:value="formula-is(AND([.U74]&lt;&gt;0;[.W74]=&quot;&quot;))" calcext:base-cell-address="Feuille1.W74"/>
          </calcext:conditional-format>
          <calcext:conditional-format calcext:target-range-address="Feuille1.X74:Feuille1.Y74">
            <calcext:condition calcext:apply-style-name="Cellule grisée" calcext:value="formula-is([.U74]=0)" calcext:base-cell-address="Feuille1.X74"/>
            <calcext:condition calcext:apply-style-name="Cellule invalide" calcext:value="formula-is(AND([.U74]&lt;&gt;0;[.X74]=&quot;&quot;))" calcext:base-cell-address="Feuille1.X74"/>
          </calcext:conditional-format>
          <calcext:conditional-format calcext:target-range-address="Feuille1.U75:Feuille1.U75">
            <calcext:condition calcext:apply-style-name="Cellule invalide" calcext:value="=&quot;&quot;" calcext:base-cell-address="Feuille1.U75"/>
          </calcext:conditional-format>
          <calcext:conditional-format calcext:target-range-address="Feuille1.V75:Feuille1.V75">
            <calcext:condition calcext:apply-style-name="Cellule grisée" calcext:value="formula-is([.U75]=0)" calcext:base-cell-address="Feuille1.V75"/>
            <calcext:condition calcext:apply-style-name="Cellule invalide" calcext:value="formula-is(AND([.U75]&lt;&gt;0;[.V75]=&quot;&quot;))" calcext:base-cell-address="Feuille1.V75"/>
          </calcext:conditional-format>
          <calcext:conditional-format calcext:target-range-address="Feuille1.W75:Feuille1.W75">
            <calcext:condition calcext:apply-style-name="Cellule grisée" calcext:value="formula-is([.U75]=0)" calcext:base-cell-address="Feuille1.W75"/>
            <calcext:condition calcext:apply-style-name="Cellule invalide" calcext:value="formula-is(AND([.U75]&lt;&gt;0;[.W75]=&quot;&quot;))" calcext:base-cell-address="Feuille1.W75"/>
          </calcext:conditional-format>
          <calcext:conditional-format calcext:target-range-address="Feuille1.X75:Feuille1.Y75">
            <calcext:condition calcext:apply-style-name="Cellule grisée" calcext:value="formula-is([.U75]=0)" calcext:base-cell-address="Feuille1.X75"/>
            <calcext:condition calcext:apply-style-name="Cellule invalide" calcext:value="formula-is(AND([.U75]&lt;&gt;0;[.X75]=&quot;&quot;))" calcext:base-cell-address="Feuille1.X75"/>
          </calcext:conditional-format>
          <calcext:conditional-format calcext:target-range-address="Feuille1.G74:Feuille1.G74">
            <calcext:condition calcext:apply-style-name="Cellule grisée" calcext:value="formula-is([.F74]=0)" calcext:base-cell-address="Feuille1.G74"/>
            <calcext:condition calcext:apply-style-name="Cellule invalide" calcext:value="formula-is(AND([.F74]&lt;&gt;0;[.G74]=&quot;&quot;))" calcext:base-cell-address="Feuille1.G74"/>
          </calcext:conditional-format>
          <calcext:conditional-format calcext:target-range-address="Feuille1.I74:Feuille1.I74">
            <calcext:condition calcext:apply-style-name="Cellule invalide" calcext:value="=&quot;&quot;" calcext:base-cell-address="Feuille1.I74"/>
          </calcext:conditional-format>
          <calcext:conditional-format calcext:target-range-address="Feuille1.G75:Feuille1.G75">
            <calcext:condition calcext:apply-style-name="Cellule grisée" calcext:value="formula-is([.F75]=0)" calcext:base-cell-address="Feuille1.G75"/>
            <calcext:condition calcext:apply-style-name="Cellule invalide" calcext:value="formula-is(AND([.F75]&lt;&gt;0;[.G75]=&quot;&quot;))" calcext:base-cell-address="Feuille1.G75"/>
          </calcext:conditional-format>
          <calcext:conditional-format calcext:target-range-address="Feuille1.I75:Feuille1.I75">
            <calcext:condition calcext:apply-style-name="Cellule invalide" calcext:value="=&quot;&quot;" calcext:base-cell-address="Feuille1.I75"/>
          </calcext:conditional-format>
          <calcext:conditional-format calcext:target-range-address="Feuille1.J74:Feuille1.J74">
            <calcext:condition calcext:apply-style-name="Cellule invalide" calcext:value="=&quot;&quot;" calcext:base-cell-address="Feuille1.J74"/>
          </calcext:conditional-format>
          <calcext:conditional-format calcext:target-range-address="Feuille1.J75:Feuille1.J75">
            <calcext:condition calcext:apply-style-name="Cellule invalide" calcext:value="=&quot;&quot;" calcext:base-cell-address="Feuille1.J75"/>
          </calcext:conditional-format>
          <calcext:conditional-format calcext:target-range-address="Feuille1.S76:Feuille1.T77 Feuille1.D76:Feuille1.F77 Feuille1.A76:Feuille1.B77">
            <calcext:condition calcext:apply-style-name="Cellule invalide" calcext:value="=&quot;&quot;" calcext:base-cell-address="Feuille1.A76"/>
          </calcext:conditional-format>
          <calcext:conditional-format calcext:target-range-address="Feuille1.U76:Feuille1.U76">
            <calcext:condition calcext:apply-style-name="Cellule invalide" calcext:value="=&quot;&quot;" calcext:base-cell-address="Feuille1.U76"/>
          </calcext:conditional-format>
          <calcext:conditional-format calcext:target-range-address="Feuille1.V76:Feuille1.V76">
            <calcext:condition calcext:apply-style-name="Cellule grisée" calcext:value="formula-is([.U76]=0)" calcext:base-cell-address="Feuille1.V76"/>
            <calcext:condition calcext:apply-style-name="Cellule invalide" calcext:value="formula-is(AND([.U76]&lt;&gt;0;[.V76]=&quot;&quot;))" calcext:base-cell-address="Feuille1.V76"/>
          </calcext:conditional-format>
          <calcext:conditional-format calcext:target-range-address="Feuille1.W76:Feuille1.W76">
            <calcext:condition calcext:apply-style-name="Cellule grisée" calcext:value="formula-is([.U76]=0)" calcext:base-cell-address="Feuille1.W76"/>
            <calcext:condition calcext:apply-style-name="Cellule invalide" calcext:value="formula-is(AND([.U76]&lt;&gt;0;[.W76]=&quot;&quot;))" calcext:base-cell-address="Feuille1.W76"/>
          </calcext:conditional-format>
          <calcext:conditional-format calcext:target-range-address="Feuille1.X76:Feuille1.Y76">
            <calcext:condition calcext:apply-style-name="Cellule grisée" calcext:value="formula-is([.U76]=0)" calcext:base-cell-address="Feuille1.X76"/>
            <calcext:condition calcext:apply-style-name="Cellule invalide" calcext:value="formula-is(AND([.U76]&lt;&gt;0;[.X76]=&quot;&quot;))" calcext:base-cell-address="Feuille1.X76"/>
          </calcext:conditional-format>
          <calcext:conditional-format calcext:target-range-address="Feuille1.U77:Feuille1.U77">
            <calcext:condition calcext:apply-style-name="Cellule invalide" calcext:value="=&quot;&quot;" calcext:base-cell-address="Feuille1.U77"/>
          </calcext:conditional-format>
          <calcext:conditional-format calcext:target-range-address="Feuille1.V77:Feuille1.V77">
            <calcext:condition calcext:apply-style-name="Cellule grisée" calcext:value="formula-is([.U77]=0)" calcext:base-cell-address="Feuille1.V77"/>
            <calcext:condition calcext:apply-style-name="Cellule invalide" calcext:value="formula-is(AND([.U77]&lt;&gt;0;[.V77]=&quot;&quot;))" calcext:base-cell-address="Feuille1.V77"/>
          </calcext:conditional-format>
          <calcext:conditional-format calcext:target-range-address="Feuille1.W77:Feuille1.W77">
            <calcext:condition calcext:apply-style-name="Cellule grisée" calcext:value="formula-is([.U77]=0)" calcext:base-cell-address="Feuille1.W77"/>
            <calcext:condition calcext:apply-style-name="Cellule invalide" calcext:value="formula-is(AND([.U77]&lt;&gt;0;[.W77]=&quot;&quot;))" calcext:base-cell-address="Feuille1.W77"/>
          </calcext:conditional-format>
          <calcext:conditional-format calcext:target-range-address="Feuille1.X77:Feuille1.Y77">
            <calcext:condition calcext:apply-style-name="Cellule grisée" calcext:value="formula-is([.U77]=0)" calcext:base-cell-address="Feuille1.X77"/>
            <calcext:condition calcext:apply-style-name="Cellule invalide" calcext:value="formula-is(AND([.U77]&lt;&gt;0;[.X77]=&quot;&quot;))" calcext:base-cell-address="Feuille1.X77"/>
          </calcext:conditional-format>
          <calcext:conditional-format calcext:target-range-address="Feuille1.G76:Feuille1.G76">
            <calcext:condition calcext:apply-style-name="Cellule grisée" calcext:value="formula-is([.F76]=0)" calcext:base-cell-address="Feuille1.G76"/>
            <calcext:condition calcext:apply-style-name="Cellule invalide" calcext:value="formula-is(AND([.F76]&lt;&gt;0;[.G76]=&quot;&quot;))" calcext:base-cell-address="Feuille1.G76"/>
          </calcext:conditional-format>
          <calcext:conditional-format calcext:target-range-address="Feuille1.I76:Feuille1.I76">
            <calcext:condition calcext:apply-style-name="Cellule invalide" calcext:value="=&quot;&quot;" calcext:base-cell-address="Feuille1.I76"/>
          </calcext:conditional-format>
          <calcext:conditional-format calcext:target-range-address="Feuille1.G77:Feuille1.G77">
            <calcext:condition calcext:apply-style-name="Cellule grisée" calcext:value="formula-is([.F77]=0)" calcext:base-cell-address="Feuille1.G77"/>
            <calcext:condition calcext:apply-style-name="Cellule invalide" calcext:value="formula-is(AND([.F77]&lt;&gt;0;[.G77]=&quot;&quot;))" calcext:base-cell-address="Feuille1.G77"/>
          </calcext:conditional-format>
          <calcext:conditional-format calcext:target-range-address="Feuille1.I77:Feuille1.I77">
            <calcext:condition calcext:apply-style-name="Cellule invalide" calcext:value="=&quot;&quot;" calcext:base-cell-address="Feuille1.I77"/>
          </calcext:conditional-format>
          <calcext:conditional-format calcext:target-range-address="Feuille1.J76:Feuille1.J76">
            <calcext:condition calcext:apply-style-name="Cellule invalide" calcext:value="=&quot;&quot;" calcext:base-cell-address="Feuille1.J76"/>
          </calcext:conditional-format>
          <calcext:conditional-format calcext:target-range-address="Feuille1.J77:Feuille1.J77">
            <calcext:condition calcext:apply-style-name="Cellule invalide" calcext:value="=&quot;&quot;" calcext:base-cell-address="Feuille1.J77"/>
          </calcext:conditional-format>
          <calcext:conditional-format calcext:target-range-address="Feuille1.O74:Feuille1.O74 Feuille1.K74:Feuille1.L74">
            <calcext:condition calcext:apply-style-name="Cellule invalide" calcext:value="=&quot;&quot;" calcext:base-cell-address="Feuille1.K74"/>
          </calcext:conditional-format>
          <calcext:conditional-format calcext:target-range-address="Feuille1.M74:Feuille1.M74">
            <calcext:condition calcext:apply-style-name="Cellule grisée" calcext:value="formula-is(#REF!=0)" calcext:base-cell-address="Feuille1.M74"/>
          </calcext:conditional-format>
          <calcext:conditional-format calcext:target-range-address="Feuille1.P74:Feuille1.P74">
            <calcext:condition calcext:apply-style-name="Cellule grisée" calcext:value="formula-is(#REF!=1)" calcext:base-cell-address="Feuille1.P74"/>
            <calcext:condition calcext:apply-style-name="Cellule invalide" calcext:value="formula-is(AND(#REF!&gt;1;#REF!=&quot;&quot;))" calcext:base-cell-address="Feuille1.P74"/>
          </calcext:conditional-format>
          <calcext:conditional-format calcext:target-range-address="Feuille1.Q74:Feuille1.Q74">
            <calcext:condition calcext:apply-style-name="Cellule grisée" calcext:value="formula-is(#REF!=1)" calcext:base-cell-address="Feuille1.Q74"/>
            <calcext:condition calcext:apply-style-name="Cellule invalide" calcext:value="formula-is(AND(#REF!&gt;1;#REF!=&quot;&quot;))" calcext:base-cell-address="Feuille1.Q74"/>
          </calcext:conditional-format>
          <calcext:conditional-format calcext:target-range-address="Feuille1.O75:Feuille1.O75 Feuille1.L75:Feuille1.L75">
            <calcext:condition calcext:apply-style-name="Cellule invalide" calcext:value="=&quot;&quot;" calcext:base-cell-address="Feuille1.L75"/>
          </calcext:conditional-format>
          <calcext:conditional-format calcext:target-range-address="Feuille1.M75:Feuille1.M75">
            <calcext:condition calcext:apply-style-name="Cellule grisée" calcext:value="formula-is(#REF!=0)" calcext:base-cell-address="Feuille1.M75"/>
          </calcext:conditional-format>
          <calcext:conditional-format calcext:target-range-address="Feuille1.P75:Feuille1.P75">
            <calcext:condition calcext:apply-style-name="Cellule grisée" calcext:value="formula-is(#REF!=1)" calcext:base-cell-address="Feuille1.P75"/>
            <calcext:condition calcext:apply-style-name="Cellule invalide" calcext:value="formula-is(AND(#REF!&gt;1;#REF!=&quot;&quot;))" calcext:base-cell-address="Feuille1.P75"/>
          </calcext:conditional-format>
          <calcext:conditional-format calcext:target-range-address="Feuille1.Q75:Feuille1.Q75">
            <calcext:condition calcext:apply-style-name="Cellule grisée" calcext:value="formula-is(#REF!=1)" calcext:base-cell-address="Feuille1.Q75"/>
            <calcext:condition calcext:apply-style-name="Cellule invalide" calcext:value="formula-is(AND(#REF!&gt;1;#REF!=&quot;&quot;))" calcext:base-cell-address="Feuille1.Q75"/>
          </calcext:conditional-format>
          <calcext:conditional-format calcext:target-range-address="Feuille1.O76:Feuille1.O76 Feuille1.L76:Feuille1.L76">
            <calcext:condition calcext:apply-style-name="Cellule invalide" calcext:value="=&quot;&quot;" calcext:base-cell-address="Feuille1.L76"/>
          </calcext:conditional-format>
          <calcext:conditional-format calcext:target-range-address="Feuille1.M76:Feuille1.M76">
            <calcext:condition calcext:apply-style-name="Cellule grisée" calcext:value="formula-is(#REF!=0)" calcext:base-cell-address="Feuille1.M76"/>
          </calcext:conditional-format>
          <calcext:conditional-format calcext:target-range-address="Feuille1.P76:Feuille1.P76">
            <calcext:condition calcext:apply-style-name="Cellule grisée" calcext:value="formula-is(#REF!=1)" calcext:base-cell-address="Feuille1.P76"/>
            <calcext:condition calcext:apply-style-name="Cellule invalide" calcext:value="formula-is(AND(#REF!&gt;1;#REF!=&quot;&quot;))" calcext:base-cell-address="Feuille1.P76"/>
          </calcext:conditional-format>
          <calcext:conditional-format calcext:target-range-address="Feuille1.Q76:Feuille1.Q76">
            <calcext:condition calcext:apply-style-name="Cellule grisée" calcext:value="formula-is(#REF!=1)" calcext:base-cell-address="Feuille1.Q76"/>
            <calcext:condition calcext:apply-style-name="Cellule invalide" calcext:value="formula-is(AND(#REF!&gt;1;#REF!=&quot;&quot;))" calcext:base-cell-address="Feuille1.Q76"/>
          </calcext:conditional-format>
          <calcext:conditional-format calcext:target-range-address="Feuille1.O77:Feuille1.O77 Feuille1.L77:Feuille1.L77">
            <calcext:condition calcext:apply-style-name="Cellule invalide" calcext:value="=&quot;&quot;" calcext:base-cell-address="Feuille1.L77"/>
          </calcext:conditional-format>
          <calcext:conditional-format calcext:target-range-address="Feuille1.M77:Feuille1.M77">
            <calcext:condition calcext:apply-style-name="Cellule grisée" calcext:value="formula-is(#REF!=0)" calcext:base-cell-address="Feuille1.M77"/>
          </calcext:conditional-format>
          <calcext:conditional-format calcext:target-range-address="Feuille1.P77:Feuille1.P77">
            <calcext:condition calcext:apply-style-name="Cellule grisée" calcext:value="formula-is(#REF!=1)" calcext:base-cell-address="Feuille1.P77"/>
            <calcext:condition calcext:apply-style-name="Cellule invalide" calcext:value="formula-is(AND(#REF!&gt;1;#REF!=&quot;&quot;))" calcext:base-cell-address="Feuille1.P77"/>
          </calcext:conditional-format>
          <calcext:conditional-format calcext:target-range-address="Feuille1.Q77:Feuille1.Q77">
            <calcext:condition calcext:apply-style-name="Cellule grisée" calcext:value="formula-is(#REF!=1)" calcext:base-cell-address="Feuille1.Q77"/>
            <calcext:condition calcext:apply-style-name="Cellule invalide" calcext:value="formula-is(AND(#REF!&gt;1;#REF!=&quot;&quot;))" calcext:base-cell-address="Feuille1.Q77"/>
          </calcext:conditional-format>
          <calcext:conditional-format calcext:target-range-address="Feuille1.K75:Feuille1.K75">
            <calcext:condition calcext:apply-style-name="Cellule invalide" calcext:value="=&quot;&quot;" calcext:base-cell-address="Feuille1.K75"/>
          </calcext:conditional-format>
          <calcext:conditional-format calcext:target-range-address="Feuille1.K76:Feuille1.K76">
            <calcext:condition calcext:apply-style-name="Cellule invalide" calcext:value="=&quot;&quot;" calcext:base-cell-address="Feuille1.K76"/>
          </calcext:conditional-format>
          <calcext:conditional-format calcext:target-range-address="Feuille1.K77:Feuille1.K77">
            <calcext:condition calcext:apply-style-name="Cellule invalide" calcext:value="=&quot;&quot;" calcext:base-cell-address="Feuille1.K77"/>
          </calcext:conditional-format>
          <calcext:conditional-format calcext:target-range-address="Feuille1.D78:Feuille1.F78 Feuille1.A78:Feuille1.B78">
            <calcext:condition calcext:apply-style-name="Cellule invalide" calcext:value="=&quot;&quot;" calcext:base-cell-address="Feuille1.A78"/>
          </calcext:conditional-format>
          <calcext:conditional-format calcext:target-range-address="Feuille1.O78:Feuille1.O78 Feuille1.S78:Feuille1.T78 Feuille1.K78:Feuille1.L78">
            <calcext:condition calcext:apply-style-name="Cellule invalide" calcext:value="=&quot;&quot;" calcext:base-cell-address="Feuille1.K78"/>
          </calcext:conditional-format>
          <calcext:conditional-format calcext:target-range-address="Feuille1.M78:Feuille1.M78">
            <calcext:condition calcext:apply-style-name="Cellule grisée" calcext:value="formula-is(#REF!=0)" calcext:base-cell-address="Feuille1.M78"/>
          </calcext:conditional-format>
          <calcext:conditional-format calcext:target-range-address="Feuille1.P78:Feuille1.P78">
            <calcext:condition calcext:apply-style-name="Cellule grisée" calcext:value="formula-is(#REF!=1)" calcext:base-cell-address="Feuille1.P78"/>
            <calcext:condition calcext:apply-style-name="Cellule invalide" calcext:value="formula-is(AND(#REF!&gt;1;#REF!=&quot;&quot;))" calcext:base-cell-address="Feuille1.P78"/>
          </calcext:conditional-format>
          <calcext:conditional-format calcext:target-range-address="Feuille1.Q78:Feuille1.Q78">
            <calcext:condition calcext:apply-style-name="Cellule grisée" calcext:value="formula-is(#REF!=1)" calcext:base-cell-address="Feuille1.Q78"/>
            <calcext:condition calcext:apply-style-name="Cellule invalide" calcext:value="formula-is(AND(#REF!&gt;1;#REF!=&quot;&quot;))" calcext:base-cell-address="Feuille1.Q78"/>
          </calcext:conditional-format>
          <calcext:conditional-format calcext:target-range-address="Feuille1.U78:Feuille1.U78">
            <calcext:condition calcext:apply-style-name="Cellule invalide" calcext:value="=&quot;&quot;" calcext:base-cell-address="Feuille1.U78"/>
          </calcext:conditional-format>
          <calcext:conditional-format calcext:target-range-address="Feuille1.I78:Feuille1.I78">
            <calcext:condition calcext:apply-style-name="Cellule invalide" calcext:value="=&quot;&quot;" calcext:base-cell-address="Feuille1.I78"/>
          </calcext:conditional-format>
          <calcext:conditional-format calcext:target-range-address="Feuille1.J78:Feuille1.J78">
            <calcext:condition calcext:apply-style-name="Cellule invalide" calcext:value="=&quot;&quot;" calcext:base-cell-address="Feuille1.J78"/>
          </calcext:conditional-format>
          <calcext:conditional-format calcext:target-range-address="Feuille1.O79:Feuille1.O81 Feuille1.S79:Feuille1.T81 Feuille1.L79:Feuille1.L81 Feuille1.D79:Feuille1.F81 Feuille1.A79:Feuille1.B79 Feuille1.K79:Feuille1.K79">
            <calcext:condition calcext:apply-style-name="Cellule invalide" calcext:value="=&quot;&quot;" calcext:base-cell-address="Feuille1.A79"/>
          </calcext:conditional-format>
          <calcext:conditional-format calcext:target-range-address="Feuille1.M79:Feuille1.M81">
            <calcext:condition calcext:apply-style-name="Cellule grisée" calcext:value="formula-is(#REF!=0)" calcext:base-cell-address="Feuille1.M79"/>
          </calcext:conditional-format>
          <calcext:conditional-format calcext:target-range-address="Feuille1.P79:Feuille1.P81">
            <calcext:condition calcext:apply-style-name="Cellule grisée" calcext:value="formula-is(#REF!=1)" calcext:base-cell-address="Feuille1.P79"/>
            <calcext:condition calcext:apply-style-name="Cellule invalide" calcext:value="formula-is(AND(#REF!&gt;1;#REF!=&quot;&quot;))" calcext:base-cell-address="Feuille1.P79"/>
          </calcext:conditional-format>
          <calcext:conditional-format calcext:target-range-address="Feuille1.Q79:Feuille1.Q81">
            <calcext:condition calcext:apply-style-name="Cellule grisée" calcext:value="formula-is(#REF!=1)" calcext:base-cell-address="Feuille1.Q79"/>
            <calcext:condition calcext:apply-style-name="Cellule invalide" calcext:value="formula-is(AND(#REF!&gt;1;#REF!=&quot;&quot;))" calcext:base-cell-address="Feuille1.Q79"/>
          </calcext:conditional-format>
          <calcext:conditional-format calcext:target-range-address="Feuille1.U79:Feuille1.U79">
            <calcext:condition calcext:apply-style-name="Cellule invalide" calcext:value="=&quot;&quot;" calcext:base-cell-address="Feuille1.U79"/>
          </calcext:conditional-format>
          <calcext:conditional-format calcext:target-range-address="Feuille1.V79:Feuille1.V79">
            <calcext:condition calcext:apply-style-name="Cellule grisée" calcext:value="formula-is([.U79]=0)" calcext:base-cell-address="Feuille1.V79"/>
            <calcext:condition calcext:apply-style-name="Cellule invalide" calcext:value="formula-is(AND([.U79]&lt;&gt;0;[.V79]=&quot;&quot;))" calcext:base-cell-address="Feuille1.V79"/>
          </calcext:conditional-format>
          <calcext:conditional-format calcext:target-range-address="Feuille1.W79:Feuille1.W79">
            <calcext:condition calcext:apply-style-name="Cellule grisée" calcext:value="formula-is([.U79]=0)" calcext:base-cell-address="Feuille1.W79"/>
            <calcext:condition calcext:apply-style-name="Cellule invalide" calcext:value="formula-is(AND([.U79]&lt;&gt;0;[.W79]=&quot;&quot;))" calcext:base-cell-address="Feuille1.W79"/>
          </calcext:conditional-format>
          <calcext:conditional-format calcext:target-range-address="Feuille1.X79:Feuille1.Y79">
            <calcext:condition calcext:apply-style-name="Cellule grisée" calcext:value="formula-is([.U79]=0)" calcext:base-cell-address="Feuille1.X79"/>
            <calcext:condition calcext:apply-style-name="Cellule invalide" calcext:value="formula-is(AND([.U79]&lt;&gt;0;[.X79]=&quot;&quot;))" calcext:base-cell-address="Feuille1.X79"/>
          </calcext:conditional-format>
          <calcext:conditional-format calcext:target-range-address="Feuille1.U80:Feuille1.U80">
            <calcext:condition calcext:apply-style-name="Cellule invalide" calcext:value="=&quot;&quot;" calcext:base-cell-address="Feuille1.U80"/>
          </calcext:conditional-format>
          <calcext:conditional-format calcext:target-range-address="Feuille1.V80:Feuille1.V80">
            <calcext:condition calcext:apply-style-name="Cellule grisée" calcext:value="formula-is([.U80]=0)" calcext:base-cell-address="Feuille1.V80"/>
            <calcext:condition calcext:apply-style-name="Cellule invalide" calcext:value="formula-is(AND([.U80]&lt;&gt;0;[.V80]=&quot;&quot;))" calcext:base-cell-address="Feuille1.V80"/>
          </calcext:conditional-format>
          <calcext:conditional-format calcext:target-range-address="Feuille1.W80:Feuille1.W80">
            <calcext:condition calcext:apply-style-name="Cellule grisée" calcext:value="formula-is([.U80]=0)" calcext:base-cell-address="Feuille1.W80"/>
            <calcext:condition calcext:apply-style-name="Cellule invalide" calcext:value="formula-is(AND([.U80]&lt;&gt;0;[.W80]=&quot;&quot;))" calcext:base-cell-address="Feuille1.W80"/>
          </calcext:conditional-format>
          <calcext:conditional-format calcext:target-range-address="Feuille1.X80:Feuille1.Y80">
            <calcext:condition calcext:apply-style-name="Cellule grisée" calcext:value="formula-is([.U80]=0)" calcext:base-cell-address="Feuille1.X80"/>
            <calcext:condition calcext:apply-style-name="Cellule invalide" calcext:value="formula-is(AND([.U80]&lt;&gt;0;[.X80]=&quot;&quot;))" calcext:base-cell-address="Feuille1.X80"/>
          </calcext:conditional-format>
          <calcext:conditional-format calcext:target-range-address="Feuille1.U81:Feuille1.U81">
            <calcext:condition calcext:apply-style-name="Cellule invalide" calcext:value="=&quot;&quot;" calcext:base-cell-address="Feuille1.U81"/>
          </calcext:conditional-format>
          <calcext:conditional-format calcext:target-range-address="Feuille1.V81:Feuille1.V81">
            <calcext:condition calcext:apply-style-name="Cellule grisée" calcext:value="formula-is([.U81]=0)" calcext:base-cell-address="Feuille1.V81"/>
            <calcext:condition calcext:apply-style-name="Cellule invalide" calcext:value="formula-is(AND([.U81]&lt;&gt;0;[.V81]=&quot;&quot;))" calcext:base-cell-address="Feuille1.V81"/>
          </calcext:conditional-format>
          <calcext:conditional-format calcext:target-range-address="Feuille1.W81:Feuille1.W81">
            <calcext:condition calcext:apply-style-name="Cellule grisée" calcext:value="formula-is([.U81]=0)" calcext:base-cell-address="Feuille1.W81"/>
            <calcext:condition calcext:apply-style-name="Cellule invalide" calcext:value="formula-is(AND([.U81]&lt;&gt;0;[.W81]=&quot;&quot;))" calcext:base-cell-address="Feuille1.W81"/>
          </calcext:conditional-format>
          <calcext:conditional-format calcext:target-range-address="Feuille1.X81:Feuille1.Y81">
            <calcext:condition calcext:apply-style-name="Cellule grisée" calcext:value="formula-is([.U81]=0)" calcext:base-cell-address="Feuille1.X81"/>
            <calcext:condition calcext:apply-style-name="Cellule invalide" calcext:value="formula-is(AND([.U81]&lt;&gt;0;[.X81]=&quot;&quot;))" calcext:base-cell-address="Feuille1.X81"/>
          </calcext:conditional-format>
          <calcext:conditional-format calcext:target-range-address="Feuille1.I79:Feuille1.I79">
            <calcext:condition calcext:apply-style-name="Cellule invalide" calcext:value="=&quot;&quot;" calcext:base-cell-address="Feuille1.I79"/>
          </calcext:conditional-format>
          <calcext:conditional-format calcext:target-range-address="Feuille1.G79:Feuille1.G79">
            <calcext:condition calcext:apply-style-name="Cellule grisée" calcext:value="formula-is([.F79]=0)" calcext:base-cell-address="Feuille1.G79"/>
            <calcext:condition calcext:apply-style-name="Cellule invalide" calcext:value="formula-is(AND([.F79]&lt;&gt;0;[.G79]=&quot;&quot;))" calcext:base-cell-address="Feuille1.G79"/>
          </calcext:conditional-format>
          <calcext:conditional-format calcext:target-range-address="Feuille1.G80:Feuille1.G80">
            <calcext:condition calcext:apply-style-name="Cellule grisée" calcext:value="formula-is([.F80]=0)" calcext:base-cell-address="Feuille1.G80"/>
            <calcext:condition calcext:apply-style-name="Cellule invalide" calcext:value="formula-is(AND([.F80]&lt;&gt;0;[.G80]=&quot;&quot;))" calcext:base-cell-address="Feuille1.G80"/>
          </calcext:conditional-format>
          <calcext:conditional-format calcext:target-range-address="Feuille1.H80:Feuille1.I80">
            <calcext:condition calcext:apply-style-name="Cellule invalide" calcext:value="=&quot;&quot;" calcext:base-cell-address="Feuille1.H80"/>
          </calcext:conditional-format>
          <calcext:conditional-format calcext:target-range-address="Feuille1.I81:Feuille1.I81">
            <calcext:condition calcext:apply-style-name="Cellule invalide" calcext:value="=&quot;&quot;" calcext:base-cell-address="Feuille1.I81"/>
          </calcext:conditional-format>
          <calcext:conditional-format calcext:target-range-address="Feuille1.J79:Feuille1.J79">
            <calcext:condition calcext:apply-style-name="Cellule invalide" calcext:value="=&quot;&quot;" calcext:base-cell-address="Feuille1.J79"/>
          </calcext:conditional-format>
          <calcext:conditional-format calcext:target-range-address="Feuille1.J80:Feuille1.J80">
            <calcext:condition calcext:apply-style-name="Cellule invalide" calcext:value="=&quot;&quot;" calcext:base-cell-address="Feuille1.J80"/>
          </calcext:conditional-format>
          <calcext:conditional-format calcext:target-range-address="Feuille1.J81:Feuille1.J81">
            <calcext:condition calcext:apply-style-name="Cellule invalide" calcext:value="=&quot;&quot;" calcext:base-cell-address="Feuille1.J81"/>
          </calcext:conditional-format>
          <calcext:conditional-format calcext:target-range-address="Feuille1.A80:Feuille1.A80">
            <calcext:condition calcext:apply-style-name="Cellule invalide" calcext:value="=&quot;&quot;" calcext:base-cell-address="Feuille1.A80"/>
          </calcext:conditional-format>
          <calcext:conditional-format calcext:target-range-address="Feuille1.A81:Feuille1.A81">
            <calcext:condition calcext:apply-style-name="Cellule invalide" calcext:value="=&quot;&quot;" calcext:base-cell-address="Feuille1.A81"/>
          </calcext:conditional-format>
          <calcext:conditional-format calcext:target-range-address="Feuille1.B80:Feuille1.B80">
            <calcext:condition calcext:apply-style-name="Cellule invalide" calcext:value="=&quot;&quot;" calcext:base-cell-address="Feuille1.B80"/>
          </calcext:conditional-format>
          <calcext:conditional-format calcext:target-range-address="Feuille1.B81:Feuille1.B81">
            <calcext:condition calcext:apply-style-name="Cellule invalide" calcext:value="=&quot;&quot;" calcext:base-cell-address="Feuille1.B81"/>
          </calcext:conditional-format>
          <calcext:conditional-format calcext:target-range-address="Feuille1.H79:Feuille1.H79">
            <calcext:condition calcext:apply-style-name="Cellule invalide" calcext:value="=&quot;&quot;" calcext:base-cell-address="Feuille1.H79"/>
          </calcext:conditional-format>
          <calcext:conditional-format calcext:target-range-address="Feuille1.H77:Feuille1.H77">
            <calcext:condition calcext:apply-style-name="Cellule invalide" calcext:value="=&quot;&quot;" calcext:base-cell-address="Feuille1.H77"/>
          </calcext:conditional-format>
          <calcext:conditional-format calcext:target-range-address="Feuille1.H76:Feuille1.H76">
            <calcext:condition calcext:apply-style-name="Cellule invalide" calcext:value="=&quot;&quot;" calcext:base-cell-address="Feuille1.H76"/>
          </calcext:conditional-format>
          <calcext:conditional-format calcext:target-range-address="Feuille1.H75:Feuille1.H75">
            <calcext:condition calcext:apply-style-name="Cellule invalide" calcext:value="=&quot;&quot;" calcext:base-cell-address="Feuille1.H75"/>
          </calcext:conditional-format>
          <calcext:conditional-format calcext:target-range-address="Feuille1.H74:Feuille1.H74">
            <calcext:condition calcext:apply-style-name="Cellule invalide" calcext:value="=&quot;&quot;" calcext:base-cell-address="Feuille1.H74"/>
          </calcext:conditional-format>
          <calcext:conditional-format calcext:target-range-address="Feuille1.H69:Feuille1.H69">
            <calcext:condition calcext:apply-style-name="Cellule invalide" calcext:value="=&quot;&quot;" calcext:base-cell-address="Feuille1.H69"/>
          </calcext:conditional-format>
          <calcext:conditional-format calcext:target-range-address="Feuille1.H81:Feuille1.H81">
            <calcext:condition calcext:apply-style-name="Cellule invalide" calcext:value="=&quot;&quot;" calcext:base-cell-address="Feuille1.H81"/>
          </calcext:conditional-format>
          <calcext:conditional-format calcext:target-range-address="Feuille1.K80:Feuille1.K80">
            <calcext:condition calcext:apply-style-name="Cellule invalide" calcext:value="=&quot;&quot;" calcext:base-cell-address="Feuille1.K80"/>
          </calcext:conditional-format>
          <calcext:conditional-format calcext:target-range-address="Feuille1.K81:Feuille1.K81">
            <calcext:condition calcext:apply-style-name="Cellule invalide" calcext:value="=&quot;&quot;" calcext:base-cell-address="Feuille1.K81"/>
          </calcext:conditional-format>
          <calcext:conditional-format calcext:target-range-address="Feuille1.T3:Feuille1.T3">
            <calcext:condition calcext:apply-style-name="Cellule invalide" calcext:value="=&quot;&quot;" calcext:base-cell-address="Feuille1.T3"/>
          </calcext:conditional-format>
          <calcext:conditional-format calcext:target-range-address="Feuille1.H78:Feuille1.H78">
            <calcext:condition calcext:apply-style-name="Cellule invalide" calcext:value="=&quot;&quot;" calcext:base-cell-address="Feuille1.H78"/>
          </calcext:conditional-format>
          <calcext:conditional-format calcext:target-range-address="Feuille1.H71:Feuille1.H71">
            <calcext:condition calcext:apply-style-name="Cellule invalide" calcext:value="=&quot;&quot;" calcext:base-cell-address="Feuille1.H71"/>
          </calcext:conditional-format>
          <calcext:conditional-format calcext:target-range-address="Feuille1.H67:Feuille1.H67">
            <calcext:condition calcext:apply-style-name="Cellule invalide" calcext:value="=&quot;&quot;" calcext:base-cell-address="Feuille1.H67"/>
          </calcext:conditional-format>
          <calcext:conditional-format calcext:target-range-address="Feuille1.H66:Feuille1.H66">
            <calcext:condition calcext:apply-style-name="Cellule invalide" calcext:value="=&quot;&quot;" calcext:base-cell-address="Feuille1.H66"/>
          </calcext:conditional-format>
          <calcext:conditional-format calcext:target-range-address="Feuille1.H65:Feuille1.H65">
            <calcext:condition calcext:apply-style-name="Cellule invalide" calcext:value="=&quot;&quot;" calcext:base-cell-address="Feuille1.H65"/>
          </calcext:conditional-format>
          <calcext:conditional-format calcext:target-range-address="Feuille1.H38:Feuille1.H38">
            <calcext:condition calcext:apply-style-name="Cellule invalide" calcext:value="=&quot;&quot;" calcext:base-cell-address="Feuille1.H38"/>
          </calcext:conditional-format>
          <calcext:conditional-format calcext:target-range-address="Feuille1.H34:Feuille1.H34">
            <calcext:condition calcext:apply-style-name="Cellule invalide" calcext:value="=&quot;&quot;" calcext:base-cell-address="Feuille1.H34"/>
          </calcext:conditional-format>
          <calcext:conditional-format calcext:target-range-address="Feuille1.H28:Feuille1.H28">
            <calcext:condition calcext:apply-style-name="Cellule invalide" calcext:value="=&quot;&quot;" calcext:base-cell-address="Feuille1.H28"/>
          </calcext:conditional-format>
          <calcext:conditional-format calcext:target-range-address="Feuille1.H27:Feuille1.H27">
            <calcext:condition calcext:apply-style-name="Cellule invalide" calcext:value="=&quot;&quot;" calcext:base-cell-address="Feuille1.H27"/>
          </calcext:conditional-format>
          <calcext:conditional-format calcext:target-range-address="Feuille1.H26:Feuille1.H26">
            <calcext:condition calcext:apply-style-name="Cellule invalide" calcext:value="=&quot;&quot;" calcext:base-cell-address="Feuille1.H26"/>
          </calcext:conditional-format>
          <calcext:conditional-format calcext:target-range-address="Feuille1.J67:Feuille1.J67">
            <calcext:condition calcext:apply-style-name="Cellule invalide" calcext:value="=&quot;&quot;" calcext:base-cell-address="Feuille1.J67"/>
          </calcext:conditional-format>
          <calcext:conditional-format calcext:target-range-address="Feuille1.U67:Feuille1.U67">
            <calcext:condition calcext:apply-style-name="Cellule invalide" calcext:value="=&quot;&quot;" calcext:base-cell-address="Feuille1.U67"/>
          </calcext:conditional-format>
          <calcext:conditional-format calcext:target-range-address="Feuille1.O67:Feuille1.O67 Feuille1.S67:Feuille1.T67 Feuille1.L67:Feuille1.L67">
            <calcext:condition calcext:apply-style-name="Cellule invalide" calcext:value="=&quot;&quot;" calcext:base-cell-address="Feuille1.L67"/>
          </calcext:conditional-format>
          <calcext:conditional-format calcext:target-range-address="Feuille1.M67:Feuille1.M67">
            <calcext:condition calcext:apply-style-name="Cellule grisée" calcext:value="formula-is(#REF!=0)" calcext:base-cell-address="Feuille1.M67"/>
          </calcext:conditional-format>
          <calcext:conditional-format calcext:target-range-address="Feuille1.P67:Feuille1.P67">
            <calcext:condition calcext:apply-style-name="Cellule grisée" calcext:value="formula-is(#REF!=1)" calcext:base-cell-address="Feuille1.P67"/>
            <calcext:condition calcext:apply-style-name="Cellule invalide" calcext:value="formula-is(AND(#REF!&gt;1;#REF!=&quot;&quot;))" calcext:base-cell-address="Feuille1.P67"/>
          </calcext:conditional-format>
          <calcext:conditional-format calcext:target-range-address="Feuille1.Q67:Feuille1.Q67">
            <calcext:condition calcext:apply-style-name="Cellule grisée" calcext:value="formula-is(#REF!=1)" calcext:base-cell-address="Feuille1.Q67"/>
            <calcext:condition calcext:apply-style-name="Cellule invalide" calcext:value="formula-is(AND(#REF!&gt;1;#REF!=&quot;&quot;))" calcext:base-cell-address="Feuille1.Q67"/>
          </calcext:conditional-format>
          <calcext:conditional-format calcext:target-range-address="Feuille1.K67:Feuille1.K67">
            <calcext:condition calcext:apply-style-name="Cellule invalide" calcext:value="=&quot;&quot;" calcext:base-cell-address="Feuille1.K67"/>
          </calcext:conditional-format>
          <calcext:conditional-format calcext:target-range-address="Feuille1.Z2:Feuille1.Z2">
            <calcext:condition calcext:apply-style-name="Cellule grisée" calcext:value="formula-is([.W2]=0)" calcext:base-cell-address="Feuille1.Z2"/>
            <calcext:condition calcext:apply-style-name="Cellule invalide" calcext:value="formula-is(AND([.W2]&lt;&gt;0;[.Z2]=&quot;&quot;))" calcext:base-cell-address="Feuille1.Z2"/>
          </calcext:conditional-format>
          <calcext:conditional-format calcext:target-range-address="Feuille1.Z3:Feuille1.Z3">
            <calcext:condition calcext:apply-style-name="Cellule grisée" calcext:value="formula-is([.W3]=0)" calcext:base-cell-address="Feuille1.Z3"/>
            <calcext:condition calcext:apply-style-name="Cellule invalide" calcext:value="formula-is(AND([.W3]&lt;&gt;0;[.Z3]=&quot;&quot;))" calcext:base-cell-address="Feuille1.Z3"/>
          </calcext:conditional-format>
          <calcext:conditional-format calcext:target-range-address="Feuille1.Z6:Feuille1.Z6">
            <calcext:condition calcext:apply-style-name="Cellule grisée" calcext:value="formula-is([.W6]=0)" calcext:base-cell-address="Feuille1.Z6"/>
            <calcext:condition calcext:apply-style-name="Cellule invalide" calcext:value="formula-is(AND([.W6]&lt;&gt;0;[.Z6]=&quot;&quot;))" calcext:base-cell-address="Feuille1.Z6"/>
          </calcext:conditional-format>
          <calcext:conditional-format calcext:target-range-address="Feuille1.Z7:Feuille1.Z7">
            <calcext:condition calcext:apply-style-name="Cellule grisée" calcext:value="formula-is([.W7]=0)" calcext:base-cell-address="Feuille1.Z7"/>
            <calcext:condition calcext:apply-style-name="Cellule invalide" calcext:value="formula-is(AND([.W7]&lt;&gt;0;[.Z7]=&quot;&quot;))" calcext:base-cell-address="Feuille1.Z7"/>
          </calcext:conditional-format>
          <calcext:conditional-format calcext:target-range-address="Feuille1.Z8:Feuille1.Z8">
            <calcext:condition calcext:apply-style-name="Cellule grisée" calcext:value="formula-is([.W8]=0)" calcext:base-cell-address="Feuille1.Z8"/>
            <calcext:condition calcext:apply-style-name="Cellule invalide" calcext:value="formula-is(AND([.W8]&lt;&gt;0;[.Z8]=&quot;&quot;))" calcext:base-cell-address="Feuille1.Z8"/>
          </calcext:conditional-format>
          <calcext:conditional-format calcext:target-range-address="Feuille1.Z9:Feuille1.Z9">
            <calcext:condition calcext:apply-style-name="Cellule grisée" calcext:value="formula-is([.W9]=0)" calcext:base-cell-address="Feuille1.Z9"/>
            <calcext:condition calcext:apply-style-name="Cellule invalide" calcext:value="formula-is(AND([.W9]&lt;&gt;0;[.Z9]=&quot;&quot;))" calcext:base-cell-address="Feuille1.Z9"/>
          </calcext:conditional-format>
          <calcext:conditional-format calcext:target-range-address="Feuille1.Z10:Feuille1.Z10">
            <calcext:condition calcext:apply-style-name="Cellule grisée" calcext:value="formula-is([.W10]=0)" calcext:base-cell-address="Feuille1.Z10"/>
            <calcext:condition calcext:apply-style-name="Cellule invalide" calcext:value="formula-is(AND([.W10]&lt;&gt;0;[.Z10]=&quot;&quot;))" calcext:base-cell-address="Feuille1.Z10"/>
          </calcext:conditional-format>
          <calcext:conditional-format calcext:target-range-address="Feuille1.Z11:Feuille1.Z11">
            <calcext:condition calcext:apply-style-name="Cellule grisée" calcext:value="formula-is([.W11]=0)" calcext:base-cell-address="Feuille1.Z11"/>
            <calcext:condition calcext:apply-style-name="Cellule invalide" calcext:value="formula-is(AND([.W11]&lt;&gt;0;[.Z11]=&quot;&quot;))" calcext:base-cell-address="Feuille1.Z11"/>
          </calcext:conditional-format>
          <calcext:conditional-format calcext:target-range-address="Feuille1.Z12:Feuille1.Z12">
            <calcext:condition calcext:apply-style-name="Cellule grisée" calcext:value="formula-is([.W12]=0)" calcext:base-cell-address="Feuille1.Z12"/>
            <calcext:condition calcext:apply-style-name="Cellule invalide" calcext:value="formula-is(AND([.W12]&lt;&gt;0;[.Z12]=&quot;&quot;))" calcext:base-cell-address="Feuille1.Z12"/>
          </calcext:conditional-format>
          <calcext:conditional-format calcext:target-range-address="Feuille1.Z13:Feuille1.Z13">
            <calcext:condition calcext:apply-style-name="Cellule grisée" calcext:value="formula-is([.W13]=0)" calcext:base-cell-address="Feuille1.Z13"/>
            <calcext:condition calcext:apply-style-name="Cellule invalide" calcext:value="formula-is(AND([.W13]&lt;&gt;0;[.Z13]=&quot;&quot;))" calcext:base-cell-address="Feuille1.Z13"/>
          </calcext:conditional-format>
          <calcext:conditional-format calcext:target-range-address="Feuille1.Z14:Feuille1.Z14">
            <calcext:condition calcext:apply-style-name="Cellule grisée" calcext:value="formula-is([.W14]=0)" calcext:base-cell-address="Feuille1.Z14"/>
            <calcext:condition calcext:apply-style-name="Cellule invalide" calcext:value="formula-is(AND([.W14]&lt;&gt;0;[.Z14]=&quot;&quot;))" calcext:base-cell-address="Feuille1.Z14"/>
          </calcext:conditional-format>
          <calcext:conditional-format calcext:target-range-address="Feuille1.Z15:Feuille1.Z15">
            <calcext:condition calcext:apply-style-name="Cellule grisée" calcext:value="formula-is([.W15]=0)" calcext:base-cell-address="Feuille1.Z15"/>
            <calcext:condition calcext:apply-style-name="Cellule invalide" calcext:value="formula-is(AND([.W15]&lt;&gt;0;[.Z15]=&quot;&quot;))" calcext:base-cell-address="Feuille1.Z15"/>
          </calcext:conditional-format>
          <calcext:conditional-format calcext:target-range-address="Feuille1.Z16:Feuille1.Z16">
            <calcext:condition calcext:apply-style-name="Cellule grisée" calcext:value="formula-is([.W16]=0)" calcext:base-cell-address="Feuille1.Z16"/>
            <calcext:condition calcext:apply-style-name="Cellule invalide" calcext:value="formula-is(AND([.W16]&lt;&gt;0;[.Z16]=&quot;&quot;))" calcext:base-cell-address="Feuille1.Z16"/>
          </calcext:conditional-format>
          <calcext:conditional-format calcext:target-range-address="Feuille1.Z17:Feuille1.Z17">
            <calcext:condition calcext:apply-style-name="Cellule grisée" calcext:value="formula-is([.W17]=0)" calcext:base-cell-address="Feuille1.Z17"/>
            <calcext:condition calcext:apply-style-name="Cellule invalide" calcext:value="formula-is(AND([.W17]&lt;&gt;0;[.Z17]=&quot;&quot;))" calcext:base-cell-address="Feuille1.Z17"/>
          </calcext:conditional-format>
          <calcext:conditional-format calcext:target-range-address="Feuille1.Z18:Feuille1.Z18">
            <calcext:condition calcext:apply-style-name="Cellule grisée" calcext:value="formula-is([.W18]=0)" calcext:base-cell-address="Feuille1.Z18"/>
            <calcext:condition calcext:apply-style-name="Cellule invalide" calcext:value="formula-is(AND([.W18]&lt;&gt;0;[.Z18]=&quot;&quot;))" calcext:base-cell-address="Feuille1.Z18"/>
          </calcext:conditional-format>
          <calcext:conditional-format calcext:target-range-address="Feuille1.Z19:Feuille1.Z19">
            <calcext:condition calcext:apply-style-name="Cellule grisée" calcext:value="formula-is([.W19]=0)" calcext:base-cell-address="Feuille1.Z19"/>
            <calcext:condition calcext:apply-style-name="Cellule invalide" calcext:value="formula-is(AND([.W19]&lt;&gt;0;[.Z19]=&quot;&quot;))" calcext:base-cell-address="Feuille1.Z19"/>
          </calcext:conditional-format>
          <calcext:conditional-format calcext:target-range-address="Feuille1.Z22:Feuille1.Z22">
            <calcext:condition calcext:apply-style-name="Cellule grisée" calcext:value="formula-is([.W22]=0)" calcext:base-cell-address="Feuille1.Z22"/>
            <calcext:condition calcext:apply-style-name="Cellule invalide" calcext:value="formula-is(AND([.W22]&lt;&gt;0;[.Z22]=&quot;&quot;))" calcext:base-cell-address="Feuille1.Z22"/>
          </calcext:conditional-format>
          <calcext:conditional-format calcext:target-range-address="Feuille1.Z23:Feuille1.Z23">
            <calcext:condition calcext:apply-style-name="Cellule grisée" calcext:value="formula-is([.W23]=0)" calcext:base-cell-address="Feuille1.Z23"/>
            <calcext:condition calcext:apply-style-name="Cellule invalide" calcext:value="formula-is(AND([.W23]&lt;&gt;0;[.Z23]=&quot;&quot;))" calcext:base-cell-address="Feuille1.Z23"/>
          </calcext:conditional-format>
          <calcext:conditional-format calcext:target-range-address="Feuille1.Z24:Feuille1.Z24">
            <calcext:condition calcext:apply-style-name="Cellule grisée" calcext:value="formula-is([.W24]=0)" calcext:base-cell-address="Feuille1.Z24"/>
            <calcext:condition calcext:apply-style-name="Cellule invalide" calcext:value="formula-is(AND([.W24]&lt;&gt;0;[.Z24]=&quot;&quot;))" calcext:base-cell-address="Feuille1.Z24"/>
          </calcext:conditional-format>
          <calcext:conditional-format calcext:target-range-address="Feuille1.Z25:Feuille1.Z25">
            <calcext:condition calcext:apply-style-name="Cellule grisée" calcext:value="formula-is([.W25]=0)" calcext:base-cell-address="Feuille1.Z25"/>
            <calcext:condition calcext:apply-style-name="Cellule invalide" calcext:value="formula-is(AND([.W25]&lt;&gt;0;[.Z25]=&quot;&quot;))" calcext:base-cell-address="Feuille1.Z25"/>
          </calcext:conditional-format>
          <calcext:conditional-format calcext:target-range-address="Feuille1.Z26:Feuille1.Z26">
            <calcext:condition calcext:apply-style-name="Cellule grisée" calcext:value="formula-is([.W26]=0)" calcext:base-cell-address="Feuille1.Z26"/>
            <calcext:condition calcext:apply-style-name="Cellule invalide" calcext:value="formula-is(AND([.W26]&lt;&gt;0;[.Z26]=&quot;&quot;))" calcext:base-cell-address="Feuille1.Z26"/>
          </calcext:conditional-format>
          <calcext:conditional-format calcext:target-range-address="Feuille1.Z27:Feuille1.Z27">
            <calcext:condition calcext:apply-style-name="Cellule grisée" calcext:value="formula-is([.W27]=0)" calcext:base-cell-address="Feuille1.Z27"/>
            <calcext:condition calcext:apply-style-name="Cellule invalide" calcext:value="formula-is(AND([.W27]&lt;&gt;0;[.Z27]=&quot;&quot;))" calcext:base-cell-address="Feuille1.Z27"/>
          </calcext:conditional-format>
          <calcext:conditional-format calcext:target-range-address="Feuille1.Z28:Feuille1.Z28">
            <calcext:condition calcext:apply-style-name="Cellule grisée" calcext:value="formula-is([.W28]=0)" calcext:base-cell-address="Feuille1.Z28"/>
            <calcext:condition calcext:apply-style-name="Cellule invalide" calcext:value="formula-is(AND([.W28]&lt;&gt;0;[.Z28]=&quot;&quot;))" calcext:base-cell-address="Feuille1.Z28"/>
          </calcext:conditional-format>
          <calcext:conditional-format calcext:target-range-address="Feuille1.Z29:Feuille1.Z29">
            <calcext:condition calcext:apply-style-name="Cellule grisée" calcext:value="formula-is([.W29]=0)" calcext:base-cell-address="Feuille1.Z29"/>
            <calcext:condition calcext:apply-style-name="Cellule invalide" calcext:value="formula-is(AND([.W29]&lt;&gt;0;[.Z29]=&quot;&quot;))" calcext:base-cell-address="Feuille1.Z29"/>
          </calcext:conditional-format>
          <calcext:conditional-format calcext:target-range-address="Feuille1.Z30:Feuille1.Z30">
            <calcext:condition calcext:apply-style-name="Cellule grisée" calcext:value="formula-is([.W30]=0)" calcext:base-cell-address="Feuille1.Z30"/>
            <calcext:condition calcext:apply-style-name="Cellule invalide" calcext:value="formula-is(AND([.W30]&lt;&gt;0;[.Z30]=&quot;&quot;))" calcext:base-cell-address="Feuille1.Z30"/>
          </calcext:conditional-format>
          <calcext:conditional-format calcext:target-range-address="Feuille1.Z31:Feuille1.Z31">
            <calcext:condition calcext:apply-style-name="Cellule grisée" calcext:value="formula-is([.W31]=0)" calcext:base-cell-address="Feuille1.Z31"/>
            <calcext:condition calcext:apply-style-name="Cellule invalide" calcext:value="formula-is(AND([.W31]&lt;&gt;0;[.Z31]=&quot;&quot;))" calcext:base-cell-address="Feuille1.Z31"/>
          </calcext:conditional-format>
          <calcext:conditional-format calcext:target-range-address="Feuille1.Z32:Feuille1.Z32">
            <calcext:condition calcext:apply-style-name="Cellule grisée" calcext:value="formula-is([.W32]=0)" calcext:base-cell-address="Feuille1.Z32"/>
            <calcext:condition calcext:apply-style-name="Cellule invalide" calcext:value="formula-is(AND([.W32]&lt;&gt;0;[.Z32]=&quot;&quot;))" calcext:base-cell-address="Feuille1.Z32"/>
          </calcext:conditional-format>
          <calcext:conditional-format calcext:target-range-address="Feuille1.Z33:Feuille1.Z33">
            <calcext:condition calcext:apply-style-name="Cellule grisée" calcext:value="formula-is([.W33]=0)" calcext:base-cell-address="Feuille1.Z33"/>
            <calcext:condition calcext:apply-style-name="Cellule invalide" calcext:value="formula-is(AND([.W33]&lt;&gt;0;[.Z33]=&quot;&quot;))" calcext:base-cell-address="Feuille1.Z33"/>
          </calcext:conditional-format>
          <calcext:conditional-format calcext:target-range-address="Feuille1.Z34:Feuille1.Z34">
            <calcext:condition calcext:apply-style-name="Cellule grisée" calcext:value="formula-is([.W34]=0)" calcext:base-cell-address="Feuille1.Z34"/>
            <calcext:condition calcext:apply-style-name="Cellule invalide" calcext:value="formula-is(AND([.W34]&lt;&gt;0;[.Z34]=&quot;&quot;))" calcext:base-cell-address="Feuille1.Z34"/>
          </calcext:conditional-format>
          <calcext:conditional-format calcext:target-range-address="Feuille1.Z35:Feuille1.Z35">
            <calcext:condition calcext:apply-style-name="Cellule grisée" calcext:value="formula-is([.W35]=0)" calcext:base-cell-address="Feuille1.Z35"/>
            <calcext:condition calcext:apply-style-name="Cellule invalide" calcext:value="formula-is(AND([.W35]&lt;&gt;0;[.Z35]=&quot;&quot;))" calcext:base-cell-address="Feuille1.Z35"/>
          </calcext:conditional-format>
          <calcext:conditional-format calcext:target-range-address="Feuille1.Z36:Feuille1.Z36">
            <calcext:condition calcext:apply-style-name="Cellule grisée" calcext:value="formula-is([.W36]=0)" calcext:base-cell-address="Feuille1.Z36"/>
            <calcext:condition calcext:apply-style-name="Cellule invalide" calcext:value="formula-is(AND([.W36]&lt;&gt;0;[.Z36]=&quot;&quot;))" calcext:base-cell-address="Feuille1.Z36"/>
          </calcext:conditional-format>
          <calcext:conditional-format calcext:target-range-address="Feuille1.Z37:Feuille1.Z37">
            <calcext:condition calcext:apply-style-name="Cellule grisée" calcext:value="formula-is([.W37]=0)" calcext:base-cell-address="Feuille1.Z37"/>
            <calcext:condition calcext:apply-style-name="Cellule invalide" calcext:value="formula-is(AND([.W37]&lt;&gt;0;[.Z37]=&quot;&quot;))" calcext:base-cell-address="Feuille1.Z37"/>
          </calcext:conditional-format>
          <calcext:conditional-format calcext:target-range-address="Feuille1.Z38:Feuille1.Z38">
            <calcext:condition calcext:apply-style-name="Cellule grisée" calcext:value="formula-is([.W38]=0)" calcext:base-cell-address="Feuille1.Z38"/>
            <calcext:condition calcext:apply-style-name="Cellule invalide" calcext:value="formula-is(AND([.W38]&lt;&gt;0;[.Z38]=&quot;&quot;))" calcext:base-cell-address="Feuille1.Z38"/>
          </calcext:conditional-format>
          <calcext:conditional-format calcext:target-range-address="Feuille1.Z39:Feuille1.Z39">
            <calcext:condition calcext:apply-style-name="Cellule grisée" calcext:value="formula-is([.W39]=0)" calcext:base-cell-address="Feuille1.Z39"/>
            <calcext:condition calcext:apply-style-name="Cellule invalide" calcext:value="formula-is(AND([.W39]&lt;&gt;0;[.Z39]=&quot;&quot;))" calcext:base-cell-address="Feuille1.Z39"/>
          </calcext:conditional-format>
          <calcext:conditional-format calcext:target-range-address="Feuille1.Z40:Feuille1.Z40">
            <calcext:condition calcext:apply-style-name="Cellule grisée" calcext:value="formula-is([.W40]=0)" calcext:base-cell-address="Feuille1.Z40"/>
            <calcext:condition calcext:apply-style-name="Cellule invalide" calcext:value="formula-is(AND([.W40]&lt;&gt;0;[.Z40]=&quot;&quot;))" calcext:base-cell-address="Feuille1.Z40"/>
          </calcext:conditional-format>
          <calcext:conditional-format calcext:target-range-address="Feuille1.Z41:Feuille1.Z41">
            <calcext:condition calcext:apply-style-name="Cellule grisée" calcext:value="formula-is([.W41]=0)" calcext:base-cell-address="Feuille1.Z41"/>
            <calcext:condition calcext:apply-style-name="Cellule invalide" calcext:value="formula-is(AND([.W41]&lt;&gt;0;[.Z41]=&quot;&quot;))" calcext:base-cell-address="Feuille1.Z41"/>
          </calcext:conditional-format>
          <calcext:conditional-format calcext:target-range-address="Feuille1.Z42:Feuille1.Z42">
            <calcext:condition calcext:apply-style-name="Cellule grisée" calcext:value="formula-is([.W42]=0)" calcext:base-cell-address="Feuille1.Z42"/>
            <calcext:condition calcext:apply-style-name="Cellule invalide" calcext:value="formula-is(AND([.W42]&lt;&gt;0;[.Z42]=&quot;&quot;))" calcext:base-cell-address="Feuille1.Z42"/>
          </calcext:conditional-format>
          <calcext:conditional-format calcext:target-range-address="Feuille1.Z43:Feuille1.Z43">
            <calcext:condition calcext:apply-style-name="Cellule grisée" calcext:value="formula-is([.W43]=0)" calcext:base-cell-address="Feuille1.Z43"/>
            <calcext:condition calcext:apply-style-name="Cellule invalide" calcext:value="formula-is(AND([.W43]&lt;&gt;0;[.Z43]=&quot;&quot;))" calcext:base-cell-address="Feuille1.Z43"/>
          </calcext:conditional-format>
          <calcext:conditional-format calcext:target-range-address="Feuille1.Z44:Feuille1.Z44">
            <calcext:condition calcext:apply-style-name="Cellule grisée" calcext:value="formula-is([.W44]=0)" calcext:base-cell-address="Feuille1.Z44"/>
            <calcext:condition calcext:apply-style-name="Cellule invalide" calcext:value="formula-is(AND([.W44]&lt;&gt;0;[.Z44]=&quot;&quot;))" calcext:base-cell-address="Feuille1.Z44"/>
          </calcext:conditional-format>
          <calcext:conditional-format calcext:target-range-address="Feuille1.Z45:Feuille1.Z45">
            <calcext:condition calcext:apply-style-name="Cellule grisée" calcext:value="formula-is([.W45]=0)" calcext:base-cell-address="Feuille1.Z45"/>
            <calcext:condition calcext:apply-style-name="Cellule invalide" calcext:value="formula-is(AND([.W45]&lt;&gt;0;[.Z45]=&quot;&quot;))" calcext:base-cell-address="Feuille1.Z45"/>
          </calcext:conditional-format>
          <calcext:conditional-format calcext:target-range-address="Feuille1.Z46:Feuille1.Z46">
            <calcext:condition calcext:apply-style-name="Cellule grisée" calcext:value="formula-is([.W46]=0)" calcext:base-cell-address="Feuille1.Z46"/>
            <calcext:condition calcext:apply-style-name="Cellule invalide" calcext:value="formula-is(AND([.W46]&lt;&gt;0;[.Z46]=&quot;&quot;))" calcext:base-cell-address="Feuille1.Z46"/>
          </calcext:conditional-format>
          <calcext:conditional-format calcext:target-range-address="Feuille1.Z47:Feuille1.Z47">
            <calcext:condition calcext:apply-style-name="Cellule grisée" calcext:value="formula-is([.W47]=0)" calcext:base-cell-address="Feuille1.Z47"/>
            <calcext:condition calcext:apply-style-name="Cellule invalide" calcext:value="formula-is(AND([.W47]&lt;&gt;0;[.Z47]=&quot;&quot;))" calcext:base-cell-address="Feuille1.Z47"/>
          </calcext:conditional-format>
          <calcext:conditional-format calcext:target-range-address="Feuille1.Z48:Feuille1.Z48">
            <calcext:condition calcext:apply-style-name="Cellule grisée" calcext:value="formula-is([.W48]=0)" calcext:base-cell-address="Feuille1.Z48"/>
            <calcext:condition calcext:apply-style-name="Cellule invalide" calcext:value="formula-is(AND([.W48]&lt;&gt;0;[.Z48]=&quot;&quot;))" calcext:base-cell-address="Feuille1.Z48"/>
          </calcext:conditional-format>
          <calcext:conditional-format calcext:target-range-address="Feuille1.Z49:Feuille1.Z49">
            <calcext:condition calcext:apply-style-name="Cellule grisée" calcext:value="formula-is([.W49]=0)" calcext:base-cell-address="Feuille1.Z49"/>
            <calcext:condition calcext:apply-style-name="Cellule invalide" calcext:value="formula-is(AND([.W49]&lt;&gt;0;[.Z49]=&quot;&quot;))" calcext:base-cell-address="Feuille1.Z49"/>
          </calcext:conditional-format>
          <calcext:conditional-format calcext:target-range-address="Feuille1.Z50:Feuille1.Z50">
            <calcext:condition calcext:apply-style-name="Cellule grisée" calcext:value="formula-is([.W50]=0)" calcext:base-cell-address="Feuille1.Z50"/>
            <calcext:condition calcext:apply-style-name="Cellule invalide" calcext:value="formula-is(AND([.W50]&lt;&gt;0;[.Z50]=&quot;&quot;))" calcext:base-cell-address="Feuille1.Z50"/>
          </calcext:conditional-format>
          <calcext:conditional-format calcext:target-range-address="Feuille1.Z51:Feuille1.Z51">
            <calcext:condition calcext:apply-style-name="Cellule grisée" calcext:value="formula-is([.W51]=0)" calcext:base-cell-address="Feuille1.Z51"/>
            <calcext:condition calcext:apply-style-name="Cellule invalide" calcext:value="formula-is(AND([.W51]&lt;&gt;0;[.Z51]=&quot;&quot;))" calcext:base-cell-address="Feuille1.Z51"/>
          </calcext:conditional-format>
          <calcext:conditional-format calcext:target-range-address="Feuille1.Z52:Feuille1.Z52">
            <calcext:condition calcext:apply-style-name="Cellule grisée" calcext:value="formula-is([.W52]=0)" calcext:base-cell-address="Feuille1.Z52"/>
            <calcext:condition calcext:apply-style-name="Cellule invalide" calcext:value="formula-is(AND([.W52]&lt;&gt;0;[.Z52]=&quot;&quot;))" calcext:base-cell-address="Feuille1.Z52"/>
          </calcext:conditional-format>
          <calcext:conditional-format calcext:target-range-address="Feuille1.Z53:Feuille1.Z53">
            <calcext:condition calcext:apply-style-name="Cellule grisée" calcext:value="formula-is([.W53]=0)" calcext:base-cell-address="Feuille1.Z53"/>
            <calcext:condition calcext:apply-style-name="Cellule invalide" calcext:value="formula-is(AND([.W53]&lt;&gt;0;[.Z53]=&quot;&quot;))" calcext:base-cell-address="Feuille1.Z53"/>
          </calcext:conditional-format>
          <calcext:conditional-format calcext:target-range-address="Feuille1.Z54:Feuille1.Z54">
            <calcext:condition calcext:apply-style-name="Cellule grisée" calcext:value="formula-is([.W54]=0)" calcext:base-cell-address="Feuille1.Z54"/>
            <calcext:condition calcext:apply-style-name="Cellule invalide" calcext:value="formula-is(AND([.W54]&lt;&gt;0;[.Z54]=&quot;&quot;))" calcext:base-cell-address="Feuille1.Z54"/>
          </calcext:conditional-format>
          <calcext:conditional-format calcext:target-range-address="Feuille1.Z55:Feuille1.Z55">
            <calcext:condition calcext:apply-style-name="Cellule grisée" calcext:value="formula-is([.W55]=0)" calcext:base-cell-address="Feuille1.Z55"/>
            <calcext:condition calcext:apply-style-name="Cellule invalide" calcext:value="formula-is(AND([.W55]&lt;&gt;0;[.Z55]=&quot;&quot;))" calcext:base-cell-address="Feuille1.Z55"/>
          </calcext:conditional-format>
          <calcext:conditional-format calcext:target-range-address="Feuille1.Z56:Feuille1.Z56">
            <calcext:condition calcext:apply-style-name="Cellule grisée" calcext:value="formula-is([.W56]=0)" calcext:base-cell-address="Feuille1.Z56"/>
            <calcext:condition calcext:apply-style-name="Cellule invalide" calcext:value="formula-is(AND([.W56]&lt;&gt;0;[.Z56]=&quot;&quot;))" calcext:base-cell-address="Feuille1.Z56"/>
          </calcext:conditional-format>
          <calcext:conditional-format calcext:target-range-address="Feuille1.Z57:Feuille1.Z57">
            <calcext:condition calcext:apply-style-name="Cellule grisée" calcext:value="formula-is([.W57]=0)" calcext:base-cell-address="Feuille1.Z57"/>
            <calcext:condition calcext:apply-style-name="Cellule invalide" calcext:value="formula-is(AND([.W57]&lt;&gt;0;[.Z57]=&quot;&quot;))" calcext:base-cell-address="Feuille1.Z57"/>
          </calcext:conditional-format>
          <calcext:conditional-format calcext:target-range-address="Feuille1.Z58:Feuille1.Z58">
            <calcext:condition calcext:apply-style-name="Cellule grisée" calcext:value="formula-is([.W58]=0)" calcext:base-cell-address="Feuille1.Z58"/>
            <calcext:condition calcext:apply-style-name="Cellule invalide" calcext:value="formula-is(AND([.W58]&lt;&gt;0;[.Z58]=&quot;&quot;))" calcext:base-cell-address="Feuille1.Z58"/>
          </calcext:conditional-format>
          <calcext:conditional-format calcext:target-range-address="Feuille1.Z59:Feuille1.Z59">
            <calcext:condition calcext:apply-style-name="Cellule grisée" calcext:value="formula-is([.W59]=0)" calcext:base-cell-address="Feuille1.Z59"/>
            <calcext:condition calcext:apply-style-name="Cellule invalide" calcext:value="formula-is(AND([.W59]&lt;&gt;0;[.Z59]=&quot;&quot;))" calcext:base-cell-address="Feuille1.Z59"/>
          </calcext:conditional-format>
          <calcext:conditional-format calcext:target-range-address="Feuille1.Z60:Feuille1.Z60">
            <calcext:condition calcext:apply-style-name="Cellule grisée" calcext:value="formula-is([.W60]=0)" calcext:base-cell-address="Feuille1.Z60"/>
            <calcext:condition calcext:apply-style-name="Cellule invalide" calcext:value="formula-is(AND([.W60]&lt;&gt;0;[.Z60]=&quot;&quot;))" calcext:base-cell-address="Feuille1.Z60"/>
          </calcext:conditional-format>
          <calcext:conditional-format calcext:target-range-address="Feuille1.Z61:Feuille1.Z61">
            <calcext:condition calcext:apply-style-name="Cellule grisée" calcext:value="formula-is([.W61]=0)" calcext:base-cell-address="Feuille1.Z61"/>
            <calcext:condition calcext:apply-style-name="Cellule invalide" calcext:value="formula-is(AND([.W61]&lt;&gt;0;[.Z61]=&quot;&quot;))" calcext:base-cell-address="Feuille1.Z61"/>
          </calcext:conditional-format>
          <calcext:conditional-format calcext:target-range-address="Feuille1.Z63:Feuille1.Z63">
            <calcext:condition calcext:apply-style-name="Cellule grisée" calcext:value="formula-is([.W63]=0)" calcext:base-cell-address="Feuille1.Z63"/>
            <calcext:condition calcext:apply-style-name="Cellule invalide" calcext:value="formula-is(AND([.W63]&lt;&gt;0;[.Z63]=&quot;&quot;))" calcext:base-cell-address="Feuille1.Z63"/>
          </calcext:conditional-format>
          <calcext:conditional-format calcext:target-range-address="Feuille1.Z64:Feuille1.Z64">
            <calcext:condition calcext:apply-style-name="Cellule grisée" calcext:value="formula-is([.W64]=0)" calcext:base-cell-address="Feuille1.Z64"/>
            <calcext:condition calcext:apply-style-name="Cellule invalide" calcext:value="formula-is(AND([.W64]&lt;&gt;0;[.Z64]=&quot;&quot;))" calcext:base-cell-address="Feuille1.Z64"/>
          </calcext:conditional-format>
          <calcext:conditional-format calcext:target-range-address="Feuille1.Z65:Feuille1.Z65">
            <calcext:condition calcext:apply-style-name="Cellule grisée" calcext:value="formula-is([.W65]=0)" calcext:base-cell-address="Feuille1.Z65"/>
            <calcext:condition calcext:apply-style-name="Cellule invalide" calcext:value="formula-is(AND([.W65]&lt;&gt;0;[.Z65]=&quot;&quot;))" calcext:base-cell-address="Feuille1.Z65"/>
          </calcext:conditional-format>
          <calcext:conditional-format calcext:target-range-address="Feuille1.Z66:Feuille1.Z66">
            <calcext:condition calcext:apply-style-name="Cellule grisée" calcext:value="formula-is([.W66]=0)" calcext:base-cell-address="Feuille1.Z66"/>
            <calcext:condition calcext:apply-style-name="Cellule invalide" calcext:value="formula-is(AND([.W66]&lt;&gt;0;[.Z66]=&quot;&quot;))" calcext:base-cell-address="Feuille1.Z66"/>
          </calcext:conditional-format>
          <calcext:conditional-format calcext:target-range-address="Feuille1.Z67:Feuille1.Z67">
            <calcext:condition calcext:apply-style-name="Cellule grisée" calcext:value="formula-is([.W67]=0)" calcext:base-cell-address="Feuille1.Z67"/>
            <calcext:condition calcext:apply-style-name="Cellule invalide" calcext:value="formula-is(AND([.W67]&lt;&gt;0;[.Z67]=&quot;&quot;))" calcext:base-cell-address="Feuille1.Z67"/>
          </calcext:conditional-format>
          <calcext:conditional-format calcext:target-range-address="Feuille1.Z69:Feuille1.Z69">
            <calcext:condition calcext:apply-style-name="Cellule grisée" calcext:value="formula-is([.W69]=0)" calcext:base-cell-address="Feuille1.Z69"/>
            <calcext:condition calcext:apply-style-name="Cellule invalide" calcext:value="formula-is(AND([.W69]&lt;&gt;0;[.Z69]=&quot;&quot;))" calcext:base-cell-address="Feuille1.Z69"/>
          </calcext:conditional-format>
          <calcext:conditional-format calcext:target-range-address="Feuille1.Z70:Feuille1.Z70">
            <calcext:condition calcext:apply-style-name="Cellule grisée" calcext:value="formula-is([.W70]=0)" calcext:base-cell-address="Feuille1.Z70"/>
            <calcext:condition calcext:apply-style-name="Cellule invalide" calcext:value="formula-is(AND([.W70]&lt;&gt;0;[.Z70]=&quot;&quot;))" calcext:base-cell-address="Feuille1.Z70"/>
          </calcext:conditional-format>
          <calcext:conditional-format calcext:target-range-address="Feuille1.Z20:Feuille1.Z20">
            <calcext:condition calcext:apply-style-name="Cellule grisée" calcext:value="formula-is([.W20]=0)" calcext:base-cell-address="Feuille1.Z20"/>
            <calcext:condition calcext:apply-style-name="Cellule invalide" calcext:value="formula-is(AND([.W20]&lt;&gt;0;[.Z20]=&quot;&quot;))" calcext:base-cell-address="Feuille1.Z20"/>
          </calcext:conditional-format>
          <calcext:conditional-format calcext:target-range-address="Feuille1.Z21:Feuille1.Z21">
            <calcext:condition calcext:apply-style-name="Cellule grisée" calcext:value="formula-is([.W21]=0)" calcext:base-cell-address="Feuille1.Z21"/>
            <calcext:condition calcext:apply-style-name="Cellule invalide" calcext:value="formula-is(AND([.W21]&lt;&gt;0;[.Z21]=&quot;&quot;))" calcext:base-cell-address="Feuille1.Z21"/>
          </calcext:conditional-format>
          <calcext:conditional-format calcext:target-range-address="Feuille1.Z71:Feuille1.Z71">
            <calcext:condition calcext:apply-style-name="Cellule grisée" calcext:value="formula-is([.W71]=0)" calcext:base-cell-address="Feuille1.Z71"/>
            <calcext:condition calcext:apply-style-name="Cellule invalide" calcext:value="formula-is(AND([.W71]&lt;&gt;0;[.Z71]=&quot;&quot;))" calcext:base-cell-address="Feuille1.Z71"/>
          </calcext:conditional-format>
          <calcext:conditional-format calcext:target-range-address="Feuille1.Z74:Feuille1.Z74">
            <calcext:condition calcext:apply-style-name="Cellule grisée" calcext:value="formula-is([.W74]=0)" calcext:base-cell-address="Feuille1.Z74"/>
            <calcext:condition calcext:apply-style-name="Cellule invalide" calcext:value="formula-is(AND([.W74]&lt;&gt;0;[.Z74]=&quot;&quot;))" calcext:base-cell-address="Feuille1.Z74"/>
          </calcext:conditional-format>
          <calcext:conditional-format calcext:target-range-address="Feuille1.Z75:Feuille1.Z75">
            <calcext:condition calcext:apply-style-name="Cellule grisée" calcext:value="formula-is([.W75]=0)" calcext:base-cell-address="Feuille1.Z75"/>
            <calcext:condition calcext:apply-style-name="Cellule invalide" calcext:value="formula-is(AND([.W75]&lt;&gt;0;[.Z75]=&quot;&quot;))" calcext:base-cell-address="Feuille1.Z75"/>
          </calcext:conditional-format>
          <calcext:conditional-format calcext:target-range-address="Feuille1.Z76:Feuille1.Z76">
            <calcext:condition calcext:apply-style-name="Cellule grisée" calcext:value="formula-is([.W76]=0)" calcext:base-cell-address="Feuille1.Z76"/>
            <calcext:condition calcext:apply-style-name="Cellule invalide" calcext:value="formula-is(AND([.W76]&lt;&gt;0;[.Z76]=&quot;&quot;))" calcext:base-cell-address="Feuille1.Z76"/>
          </calcext:conditional-format>
          <calcext:conditional-format calcext:target-range-address="Feuille1.Z77:Feuille1.Z77">
            <calcext:condition calcext:apply-style-name="Cellule grisée" calcext:value="formula-is([.W77]=0)" calcext:base-cell-address="Feuille1.Z77"/>
            <calcext:condition calcext:apply-style-name="Cellule invalide" calcext:value="formula-is(AND([.W77]&lt;&gt;0;[.Z77]=&quot;&quot;))" calcext:base-cell-address="Feuille1.Z77"/>
          </calcext:conditional-format>
          <calcext:conditional-format calcext:target-range-address="Feuille1.Z79:Feuille1.Z79">
            <calcext:condition calcext:apply-style-name="Cellule grisée" calcext:value="formula-is([.W79]=0)" calcext:base-cell-address="Feuille1.Z79"/>
            <calcext:condition calcext:apply-style-name="Cellule invalide" calcext:value="formula-is(AND([.W79]&lt;&gt;0;[.Z79]=&quot;&quot;))" calcext:base-cell-address="Feuille1.Z79"/>
          </calcext:conditional-format>
          <calcext:conditional-format calcext:target-range-address="Feuille1.Z80:Feuille1.Z80">
            <calcext:condition calcext:apply-style-name="Cellule grisée" calcext:value="formula-is([.W80]=0)" calcext:base-cell-address="Feuille1.Z80"/>
            <calcext:condition calcext:apply-style-name="Cellule invalide" calcext:value="formula-is(AND([.W80]&lt;&gt;0;[.Z80]=&quot;&quot;))" calcext:base-cell-address="Feuille1.Z80"/>
          </calcext:conditional-format>
          <calcext:conditional-format calcext:target-range-address="Feuille1.Z81:Feuille1.Z81">
            <calcext:condition calcext:apply-style-name="Cellule grisée" calcext:value="formula-is([.W81]=0)" calcext:base-cell-address="Feuille1.Z81"/>
            <calcext:condition calcext:apply-style-name="Cellule invalide" calcext:value="formula-is(AND([.W81]&lt;&gt;0;[.Z81]=&quot;&quot;))" calcext:base-cell-address="Feuille1.Z81"/>
          </calcext:conditional-format>
          <calcext:conditional-format calcext:target-range-address="Feuille1.O84:Feuille1.O84 Feuille1.S84:Feuille1.T84 Feuille1.D84:Feuille1.F84 Feuille1.K84:Feuille1.L84 Feuille1.A84:Feuille1.B84">
            <calcext:condition calcext:apply-style-name="Cellule invalide" calcext:value="=&quot;&quot;" calcext:base-cell-address="Feuille1.A84"/>
          </calcext:conditional-format>
          <calcext:conditional-format calcext:target-range-address="Feuille1.M84:Feuille1.M84">
            <calcext:condition calcext:apply-style-name="Cellule grisée" calcext:value="formula-is(#REF!=0)" calcext:base-cell-address="Feuille1.M84"/>
          </calcext:conditional-format>
          <calcext:conditional-format calcext:target-range-address="Feuille1.P84:Feuille1.P84">
            <calcext:condition calcext:apply-style-name="Cellule grisée" calcext:value="formula-is(#REF!=1)" calcext:base-cell-address="Feuille1.P84"/>
            <calcext:condition calcext:apply-style-name="Cellule invalide" calcext:value="formula-is(AND(#REF!&gt;1;#REF!=&quot;&quot;))" calcext:base-cell-address="Feuille1.P84"/>
          </calcext:conditional-format>
          <calcext:conditional-format calcext:target-range-address="Feuille1.Q84:Feuille1.Q84">
            <calcext:condition calcext:apply-style-name="Cellule grisée" calcext:value="formula-is(#REF!=1)" calcext:base-cell-address="Feuille1.Q84"/>
            <calcext:condition calcext:apply-style-name="Cellule invalide" calcext:value="formula-is(AND(#REF!&gt;1;#REF!=&quot;&quot;))" calcext:base-cell-address="Feuille1.Q84"/>
          </calcext:conditional-format>
          <calcext:conditional-format calcext:target-range-address="Feuille1.H84:Feuille1.H84">
            <calcext:condition calcext:apply-style-name="Cellule invalide" calcext:value="=&quot;&quot;" calcext:base-cell-address="Feuille1.H84"/>
          </calcext:conditional-format>
          <calcext:conditional-format calcext:target-range-address="Feuille1.U84:Feuille1.U84">
            <calcext:condition calcext:apply-style-name="Cellule invalide" calcext:value="=&quot;&quot;" calcext:base-cell-address="Feuille1.U84"/>
          </calcext:conditional-format>
          <calcext:conditional-format calcext:target-range-address="Feuille1.V84:Feuille1.V84">
            <calcext:condition calcext:apply-style-name="Cellule grisée" calcext:value="formula-is([.U84]=0)" calcext:base-cell-address="Feuille1.V84"/>
            <calcext:condition calcext:apply-style-name="Cellule invalide" calcext:value="formula-is(AND([.U84]&lt;&gt;0;[.V84]=&quot;&quot;))" calcext:base-cell-address="Feuille1.V84"/>
          </calcext:conditional-format>
          <calcext:conditional-format calcext:target-range-address="Feuille1.W84:Feuille1.W84">
            <calcext:condition calcext:apply-style-name="Cellule grisée" calcext:value="formula-is([.U84]=0)" calcext:base-cell-address="Feuille1.W84"/>
            <calcext:condition calcext:apply-style-name="Cellule invalide" calcext:value="formula-is(AND([.U84]&lt;&gt;0;[.W84]=&quot;&quot;))" calcext:base-cell-address="Feuille1.W84"/>
          </calcext:conditional-format>
          <calcext:conditional-format calcext:target-range-address="Feuille1.X84:Feuille1.Y84">
            <calcext:condition calcext:apply-style-name="Cellule grisée" calcext:value="formula-is([.U84]=0)" calcext:base-cell-address="Feuille1.X84"/>
            <calcext:condition calcext:apply-style-name="Cellule invalide" calcext:value="formula-is(AND([.U84]&lt;&gt;0;[.X84]=&quot;&quot;))" calcext:base-cell-address="Feuille1.X84"/>
          </calcext:conditional-format>
          <calcext:conditional-format calcext:target-range-address="Feuille1.J84:Feuille1.J84">
            <calcext:condition calcext:apply-style-name="Cellule invalide" calcext:value="=&quot;&quot;" calcext:base-cell-address="Feuille1.J84"/>
          </calcext:conditional-format>
          <calcext:conditional-format calcext:target-range-address="Feuille1.Z84:Feuille1.Z84">
            <calcext:condition calcext:apply-style-name="Cellule grisée" calcext:value="formula-is([.W84]=0)" calcext:base-cell-address="Feuille1.Z84"/>
            <calcext:condition calcext:apply-style-name="Cellule invalide" calcext:value="formula-is(AND([.W84]&lt;&gt;0;[.Z84]=&quot;&quot;))" calcext:base-cell-address="Feuille1.Z84"/>
          </calcext:conditional-format>
          <calcext:conditional-format calcext:target-range-address="Feuille1.D83:Feuille1.F83 Feuille1.A83:Feuille1.B83">
            <calcext:condition calcext:apply-style-name="Cellule invalide" calcext:value="=&quot;&quot;" calcext:base-cell-address="Feuille1.A83"/>
          </calcext:conditional-format>
          <calcext:conditional-format calcext:target-range-address="Feuille1.V83:Feuille1.V83">
            <calcext:condition calcext:apply-style-name="Cellule grisée" calcext:value="formula-is([.U83]=0)" calcext:base-cell-address="Feuille1.V83"/>
            <calcext:condition calcext:apply-style-name="Cellule invalide" calcext:value="formula-is(AND([.U83]&lt;&gt;0;[.V83]=&quot;&quot;))" calcext:base-cell-address="Feuille1.V83"/>
          </calcext:conditional-format>
          <calcext:conditional-format calcext:target-range-address="Feuille1.W83:Feuille1.W83">
            <calcext:condition calcext:apply-style-name="Cellule grisée" calcext:value="formula-is([.U83]=0)" calcext:base-cell-address="Feuille1.W83"/>
            <calcext:condition calcext:apply-style-name="Cellule invalide" calcext:value="formula-is(AND([.U83]&lt;&gt;0;[.W83]=&quot;&quot;))" calcext:base-cell-address="Feuille1.W83"/>
          </calcext:conditional-format>
          <calcext:conditional-format calcext:target-range-address="Feuille1.X83:Feuille1.Y83">
            <calcext:condition calcext:apply-style-name="Cellule grisée" calcext:value="formula-is([.U83]=0)" calcext:base-cell-address="Feuille1.X83"/>
            <calcext:condition calcext:apply-style-name="Cellule invalide" calcext:value="formula-is(AND([.U83]&lt;&gt;0;[.X83]=&quot;&quot;))" calcext:base-cell-address="Feuille1.X83"/>
          </calcext:conditional-format>
          <calcext:conditional-format calcext:target-range-address="Feuille1.Z83:Feuille1.Z83">
            <calcext:condition calcext:apply-style-name="Cellule grisée" calcext:value="formula-is([.W83]=0)" calcext:base-cell-address="Feuille1.Z83"/>
            <calcext:condition calcext:apply-style-name="Cellule invalide" calcext:value="formula-is(AND([.W83]&lt;&gt;0;[.Z83]=&quot;&quot;))" calcext:base-cell-address="Feuille1.Z83"/>
          </calcext:conditional-format>
          <calcext:conditional-format calcext:target-range-address="Feuille1.O85:Feuille1.O85 Feuille1.S85:Feuille1.S85 Feuille1.D85:Feuille1.F85 Feuille1.K85:Feuille1.L85 Feuille1.A85:Feuille1.B85">
            <calcext:condition calcext:apply-style-name="Cellule invalide" calcext:value="=&quot;&quot;" calcext:base-cell-address="Feuille1.A85"/>
          </calcext:conditional-format>
          <calcext:conditional-format calcext:target-range-address="Feuille1.M85:Feuille1.M85">
            <calcext:condition calcext:apply-style-name="Cellule grisée" calcext:value="formula-is(#REF!=0)" calcext:base-cell-address="Feuille1.M85"/>
          </calcext:conditional-format>
          <calcext:conditional-format calcext:target-range-address="Feuille1.P85:Feuille1.P85">
            <calcext:condition calcext:apply-style-name="Cellule grisée" calcext:value="formula-is(#REF!=1)" calcext:base-cell-address="Feuille1.P85"/>
            <calcext:condition calcext:apply-style-name="Cellule invalide" calcext:value="formula-is(AND(#REF!&gt;1;#REF!=&quot;&quot;))" calcext:base-cell-address="Feuille1.P85"/>
          </calcext:conditional-format>
          <calcext:conditional-format calcext:target-range-address="Feuille1.Q85:Feuille1.Q85">
            <calcext:condition calcext:apply-style-name="Cellule grisée" calcext:value="formula-is(#REF!=1)" calcext:base-cell-address="Feuille1.Q85"/>
            <calcext:condition calcext:apply-style-name="Cellule invalide" calcext:value="formula-is(AND(#REF!&gt;1;#REF!=&quot;&quot;))" calcext:base-cell-address="Feuille1.Q85"/>
          </calcext:conditional-format>
          <calcext:conditional-format calcext:target-range-address="Feuille1.H85:Feuille1.H85">
            <calcext:condition calcext:apply-style-name="Cellule invalide" calcext:value="=&quot;&quot;" calcext:base-cell-address="Feuille1.H85"/>
          </calcext:conditional-format>
          <calcext:conditional-format calcext:target-range-address="Feuille1.U85:Feuille1.U85">
            <calcext:condition calcext:apply-style-name="Cellule invalide" calcext:value="=&quot;&quot;" calcext:base-cell-address="Feuille1.U85"/>
          </calcext:conditional-format>
          <calcext:conditional-format calcext:target-range-address="Feuille1.V85:Feuille1.V85">
            <calcext:condition calcext:apply-style-name="Cellule grisée" calcext:value="formula-is([.U85]=0)" calcext:base-cell-address="Feuille1.V85"/>
            <calcext:condition calcext:apply-style-name="Cellule invalide" calcext:value="formula-is(AND([.U85]&lt;&gt;0;[.V85]=&quot;&quot;))" calcext:base-cell-address="Feuille1.V85"/>
          </calcext:conditional-format>
          <calcext:conditional-format calcext:target-range-address="Feuille1.W85:Feuille1.W85">
            <calcext:condition calcext:apply-style-name="Cellule grisée" calcext:value="formula-is([.U85]=0)" calcext:base-cell-address="Feuille1.W85"/>
            <calcext:condition calcext:apply-style-name="Cellule invalide" calcext:value="formula-is(AND([.U85]&lt;&gt;0;[.W85]=&quot;&quot;))" calcext:base-cell-address="Feuille1.W85"/>
          </calcext:conditional-format>
          <calcext:conditional-format calcext:target-range-address="Feuille1.X85:Feuille1.Y85">
            <calcext:condition calcext:apply-style-name="Cellule grisée" calcext:value="formula-is([.U85]=0)" calcext:base-cell-address="Feuille1.X85"/>
            <calcext:condition calcext:apply-style-name="Cellule invalide" calcext:value="formula-is(AND([.U85]&lt;&gt;0;[.X85]=&quot;&quot;))" calcext:base-cell-address="Feuille1.X85"/>
          </calcext:conditional-format>
          <calcext:conditional-format calcext:target-range-address="Feuille1.J85:Feuille1.J85">
            <calcext:condition calcext:apply-style-name="Cellule invalide" calcext:value="=&quot;&quot;" calcext:base-cell-address="Feuille1.J85"/>
          </calcext:conditional-format>
          <calcext:conditional-format calcext:target-range-address="Feuille1.Z85:Feuille1.Z85">
            <calcext:condition calcext:apply-style-name="Cellule grisée" calcext:value="formula-is([.W85]=0)" calcext:base-cell-address="Feuille1.Z85"/>
            <calcext:condition calcext:apply-style-name="Cellule invalide" calcext:value="formula-is(AND([.W85]&lt;&gt;0;[.Z85]=&quot;&quot;))" calcext:base-cell-address="Feuille1.Z85"/>
          </calcext:conditional-format>
          <calcext:conditional-format calcext:target-range-address="Feuille1.I85:Feuille1.I85">
            <calcext:condition calcext:apply-style-name="Cellule invalide" calcext:value="=&quot;&quot;" calcext:base-cell-address="Feuille1.I85"/>
          </calcext:conditional-format>
          <calcext:conditional-format calcext:target-range-address="Feuille1.O83:Feuille1.O83 Feuille1.S83:Feuille1.T83 Feuille1.K83:Feuille1.L83">
            <calcext:condition calcext:apply-style-name="Cellule invalide" calcext:value="=&quot;&quot;" calcext:base-cell-address="Feuille1.K83"/>
          </calcext:conditional-format>
          <calcext:conditional-format calcext:target-range-address="Feuille1.M83:Feuille1.M83">
            <calcext:condition calcext:apply-style-name="Cellule grisée" calcext:value="formula-is(#REF!=0)" calcext:base-cell-address="Feuille1.M83"/>
          </calcext:conditional-format>
          <calcext:conditional-format calcext:target-range-address="Feuille1.P83:Feuille1.P83">
            <calcext:condition calcext:apply-style-name="Cellule grisée" calcext:value="formula-is(#REF!=1)" calcext:base-cell-address="Feuille1.P83"/>
            <calcext:condition calcext:apply-style-name="Cellule invalide" calcext:value="formula-is(AND(#REF!&gt;1;#REF!=&quot;&quot;))" calcext:base-cell-address="Feuille1.P83"/>
          </calcext:conditional-format>
          <calcext:conditional-format calcext:target-range-address="Feuille1.Q83:Feuille1.Q83">
            <calcext:condition calcext:apply-style-name="Cellule grisée" calcext:value="formula-is(#REF!=1)" calcext:base-cell-address="Feuille1.Q83"/>
            <calcext:condition calcext:apply-style-name="Cellule invalide" calcext:value="formula-is(AND(#REF!&gt;1;#REF!=&quot;&quot;))" calcext:base-cell-address="Feuille1.Q83"/>
          </calcext:conditional-format>
          <calcext:conditional-format calcext:target-range-address="Feuille1.H83:Feuille1.H83">
            <calcext:condition calcext:apply-style-name="Cellule invalide" calcext:value="=&quot;&quot;" calcext:base-cell-address="Feuille1.H83"/>
          </calcext:conditional-format>
          <calcext:conditional-format calcext:target-range-address="Feuille1.U83:Feuille1.U83">
            <calcext:condition calcext:apply-style-name="Cellule invalide" calcext:value="=&quot;&quot;" calcext:base-cell-address="Feuille1.U83"/>
          </calcext:conditional-format>
          <calcext:conditional-format calcext:target-range-address="Feuille1.J83:Feuille1.J83">
            <calcext:condition calcext:apply-style-name="Cellule invalide" calcext:value="=&quot;&quot;" calcext:base-cell-address="Feuille1.J83"/>
          </calcext:conditional-format>
          <calcext:conditional-format calcext:target-range-address="Feuille1.I83:Feuille1.I83">
            <calcext:condition calcext:apply-style-name="Cellule invalide" calcext:value="=&quot;&quot;" calcext:base-cell-address="Feuille1.I83"/>
          </calcext:conditional-format>
          <calcext:conditional-format calcext:target-range-address="Feuille1.I84:Feuille1.I84">
            <calcext:condition calcext:apply-style-name="Cellule invalide" calcext:value="=&quot;&quot;" calcext:base-cell-address="Feuille1.I84"/>
          </calcext:conditional-format>
          <calcext:conditional-format calcext:target-range-address="Feuille1.O4:Feuille1.O4 Feuille1.S4:Feuille1.T4 Feuille1.D4:Feuille1.F4 Feuille1.K4:Feuille1.L4 Feuille1.B4:Feuille1.B4">
            <calcext:condition calcext:apply-style-name="Cellule invalide" calcext:value="=&quot;&quot;" calcext:base-cell-address="Feuille1.B4"/>
          </calcext:conditional-format>
          <calcext:conditional-format calcext:target-range-address="Feuille1.M4:Feuille1.N4">
            <calcext:condition calcext:apply-style-name="Cellule grisée" calcext:value="formula-is(#REF!=0)" calcext:base-cell-address="Feuille1.M4"/>
          </calcext:conditional-format>
          <calcext:conditional-format calcext:target-range-address="Feuille1.P4:Feuille1.P4">
            <calcext:condition calcext:apply-style-name="Cellule grisée" calcext:value="formula-is(#REF!=1)" calcext:base-cell-address="Feuille1.P4"/>
            <calcext:condition calcext:apply-style-name="Cellule invalide" calcext:value="formula-is(AND(#REF!&gt;1;#REF!=&quot;&quot;))" calcext:base-cell-address="Feuille1.P4"/>
          </calcext:conditional-format>
          <calcext:conditional-format calcext:target-range-address="Feuille1.Q4:Feuille1.Q4">
            <calcext:condition calcext:apply-style-name="Cellule grisée" calcext:value="formula-is(#REF!=1)" calcext:base-cell-address="Feuille1.Q4"/>
            <calcext:condition calcext:apply-style-name="Cellule invalide" calcext:value="formula-is(AND(#REF!&gt;1;#REF!=&quot;&quot;))" calcext:base-cell-address="Feuille1.Q4"/>
          </calcext:conditional-format>
          <calcext:conditional-format calcext:target-range-address="Feuille1.R4:Feuille1.R4">
            <calcext:condition calcext:apply-style-name="Cellule grisée" calcext:value="formula-is(#REF!=1)" calcext:base-cell-address="Feuille1.R4"/>
            <calcext:condition calcext:apply-style-name="Cellule invalide" calcext:value="formula-is(AND(#REF!&gt;1;#REF!=&quot;&quot;))" calcext:base-cell-address="Feuille1.R4"/>
          </calcext:conditional-format>
          <calcext:conditional-format calcext:target-range-address="Feuille1.H4:Feuille1.H4">
            <calcext:condition calcext:apply-style-name="Cellule invalide" calcext:value="=&quot;&quot;" calcext:base-cell-address="Feuille1.H4"/>
          </calcext:conditional-format>
          <calcext:conditional-format calcext:target-range-address="Feuille1.U4:Feuille1.U4">
            <calcext:condition calcext:apply-style-name="Cellule invalide" calcext:value="=&quot;&quot;" calcext:base-cell-address="Feuille1.U4"/>
          </calcext:conditional-format>
          <calcext:conditional-format calcext:target-range-address="Feuille1.V4:Feuille1.V4">
            <calcext:condition calcext:apply-style-name="Cellule grisée" calcext:value="formula-is([.U4]=0)" calcext:base-cell-address="Feuille1.V4"/>
            <calcext:condition calcext:apply-style-name="Cellule invalide" calcext:value="formula-is(AND([.U4]&lt;&gt;0;[.V4]=&quot;&quot;))" calcext:base-cell-address="Feuille1.V4"/>
          </calcext:conditional-format>
          <calcext:conditional-format calcext:target-range-address="Feuille1.W4:Feuille1.W4">
            <calcext:condition calcext:apply-style-name="Cellule grisée" calcext:value="formula-is([.U4]=0)" calcext:base-cell-address="Feuille1.W4"/>
            <calcext:condition calcext:apply-style-name="Cellule invalide" calcext:value="formula-is(AND([.U4]&lt;&gt;0;[.W4]=&quot;&quot;))" calcext:base-cell-address="Feuille1.W4"/>
          </calcext:conditional-format>
          <calcext:conditional-format calcext:target-range-address="Feuille1.X4:Feuille1.Y4">
            <calcext:condition calcext:apply-style-name="Cellule grisée" calcext:value="formula-is([.U4]=0)" calcext:base-cell-address="Feuille1.X4"/>
            <calcext:condition calcext:apply-style-name="Cellule invalide" calcext:value="formula-is(AND([.U4]&lt;&gt;0;[.X4]=&quot;&quot;))" calcext:base-cell-address="Feuille1.X4"/>
          </calcext:conditional-format>
          <calcext:conditional-format calcext:target-range-address="Feuille1.J4:Feuille1.J4">
            <calcext:condition calcext:apply-style-name="Cellule invalide" calcext:value="=&quot;&quot;" calcext:base-cell-address="Feuille1.J4"/>
          </calcext:conditional-format>
          <calcext:conditional-format calcext:target-range-address="Feuille1.Z4:Feuille1.Z4">
            <calcext:condition calcext:apply-style-name="Cellule grisée" calcext:value="formula-is([.W4]=0)" calcext:base-cell-address="Feuille1.Z4"/>
            <calcext:condition calcext:apply-style-name="Cellule invalide" calcext:value="formula-is(AND([.W4]&lt;&gt;0;[.Z4]=&quot;&quot;))" calcext:base-cell-address="Feuille1.Z4"/>
          </calcext:conditional-format>
          <calcext:conditional-format calcext:target-range-address="Feuille1.I4:Feuille1.I4">
            <calcext:condition calcext:apply-style-name="Cellule invalide" calcext:value="=&quot;&quot;" calcext:base-cell-address="Feuille1.I4"/>
          </calcext:conditional-format>
          <calcext:conditional-format calcext:target-range-address="Feuille1.A4:Feuille1.A4">
            <calcext:condition calcext:apply-style-name="Cellule invalide" calcext:value="=&quot;&quot;" calcext:base-cell-address="Feuille1.A4"/>
          </calcext:conditional-format>
          <calcext:conditional-format calcext:target-range-address="Feuille1.C4:Feuille1.C4">
            <calcext:condition calcext:apply-style-name="Cellule invalide" calcext:value="=&quot;&quot;" calcext:base-cell-address="Feuille1.C4"/>
          </calcext:conditional-format>
          <calcext:conditional-format calcext:target-range-address="Feuille1.C6:Feuille1.C6">
            <calcext:condition calcext:apply-style-name="Cellule invalide" calcext:value="=&quot;&quot;" calcext:base-cell-address="Feuille1.C6"/>
          </calcext:conditional-format>
          <calcext:conditional-format calcext:target-range-address="Feuille1.C7:Feuille1.C7">
            <calcext:condition calcext:apply-style-name="Cellule invalide" calcext:value="=&quot;&quot;" calcext:base-cell-address="Feuille1.C7"/>
          </calcext:conditional-format>
          <calcext:conditional-format calcext:target-range-address="Feuille1.C8:Feuille1.C8">
            <calcext:condition calcext:apply-style-name="Cellule invalide" calcext:value="=&quot;&quot;" calcext:base-cell-address="Feuille1.C8"/>
          </calcext:conditional-format>
          <calcext:conditional-format calcext:target-range-address="Feuille1.C9:Feuille1.C9">
            <calcext:condition calcext:apply-style-name="Cellule invalide" calcext:value="=&quot;&quot;" calcext:base-cell-address="Feuille1.C9"/>
          </calcext:conditional-format>
          <calcext:conditional-format calcext:target-range-address="Feuille1.C10:Feuille1.C10">
            <calcext:condition calcext:apply-style-name="Cellule invalide" calcext:value="=&quot;&quot;" calcext:base-cell-address="Feuille1.C10"/>
          </calcext:conditional-format>
          <calcext:conditional-format calcext:target-range-address="Feuille1.C11:Feuille1.C11">
            <calcext:condition calcext:apply-style-name="Cellule invalide" calcext:value="=&quot;&quot;" calcext:base-cell-address="Feuille1.C11"/>
          </calcext:conditional-format>
          <calcext:conditional-format calcext:target-range-address="Feuille1.C12:Feuille1.C12">
            <calcext:condition calcext:apply-style-name="Cellule invalide" calcext:value="=&quot;&quot;" calcext:base-cell-address="Feuille1.C12"/>
          </calcext:conditional-format>
          <calcext:conditional-format calcext:target-range-address="Feuille1.C13:Feuille1.C13">
            <calcext:condition calcext:apply-style-name="Cellule invalide" calcext:value="=&quot;&quot;" calcext:base-cell-address="Feuille1.C13"/>
          </calcext:conditional-format>
          <calcext:conditional-format calcext:target-range-address="Feuille1.C14:Feuille1.C14">
            <calcext:condition calcext:apply-style-name="Cellule invalide" calcext:value="=&quot;&quot;" calcext:base-cell-address="Feuille1.C14"/>
          </calcext:conditional-format>
          <calcext:conditional-format calcext:target-range-address="Feuille1.C15:Feuille1.C15">
            <calcext:condition calcext:apply-style-name="Cellule invalide" calcext:value="=&quot;&quot;" calcext:base-cell-address="Feuille1.C15"/>
          </calcext:conditional-format>
          <calcext:conditional-format calcext:target-range-address="Feuille1.C16:Feuille1.C16">
            <calcext:condition calcext:apply-style-name="Cellule invalide" calcext:value="=&quot;&quot;" calcext:base-cell-address="Feuille1.C16"/>
          </calcext:conditional-format>
          <calcext:conditional-format calcext:target-range-address="Feuille1.C17:Feuille1.C17">
            <calcext:condition calcext:apply-style-name="Cellule invalide" calcext:value="=&quot;&quot;" calcext:base-cell-address="Feuille1.C17"/>
          </calcext:conditional-format>
          <calcext:conditional-format calcext:target-range-address="Feuille1.C18:Feuille1.C18">
            <calcext:condition calcext:apply-style-name="Cellule invalide" calcext:value="=&quot;&quot;" calcext:base-cell-address="Feuille1.C18"/>
          </calcext:conditional-format>
          <calcext:conditional-format calcext:target-range-address="Feuille1.C19:Feuille1.C19">
            <calcext:condition calcext:apply-style-name="Cellule invalide" calcext:value="=&quot;&quot;" calcext:base-cell-address="Feuille1.C19"/>
          </calcext:conditional-format>
          <calcext:conditional-format calcext:target-range-address="Feuille1.C20:Feuille1.C20">
            <calcext:condition calcext:apply-style-name="Cellule invalide" calcext:value="=&quot;&quot;" calcext:base-cell-address="Feuille1.C20"/>
          </calcext:conditional-format>
          <calcext:conditional-format calcext:target-range-address="Feuille1.C21:Feuille1.C21">
            <calcext:condition calcext:apply-style-name="Cellule invalide" calcext:value="=&quot;&quot;" calcext:base-cell-address="Feuille1.C21"/>
          </calcext:conditional-format>
          <calcext:conditional-format calcext:target-range-address="Feuille1.C22:Feuille1.C22">
            <calcext:condition calcext:apply-style-name="Cellule invalide" calcext:value="=&quot;&quot;" calcext:base-cell-address="Feuille1.C22"/>
          </calcext:conditional-format>
          <calcext:conditional-format calcext:target-range-address="Feuille1.C23:Feuille1.C23">
            <calcext:condition calcext:apply-style-name="Cellule invalide" calcext:value="=&quot;&quot;" calcext:base-cell-address="Feuille1.C23"/>
          </calcext:conditional-format>
          <calcext:conditional-format calcext:target-range-address="Feuille1.C24:Feuille1.C24">
            <calcext:condition calcext:apply-style-name="Cellule invalide" calcext:value="=&quot;&quot;" calcext:base-cell-address="Feuille1.C24"/>
          </calcext:conditional-format>
          <calcext:conditional-format calcext:target-range-address="Feuille1.C25:Feuille1.C25">
            <calcext:condition calcext:apply-style-name="Cellule invalide" calcext:value="=&quot;&quot;" calcext:base-cell-address="Feuille1.C25"/>
          </calcext:conditional-format>
          <calcext:conditional-format calcext:target-range-address="Feuille1.C26:Feuille1.C26">
            <calcext:condition calcext:apply-style-name="Cellule invalide" calcext:value="=&quot;&quot;" calcext:base-cell-address="Feuille1.C26"/>
          </calcext:conditional-format>
          <calcext:conditional-format calcext:target-range-address="Feuille1.C27:Feuille1.C27">
            <calcext:condition calcext:apply-style-name="Cellule invalide" calcext:value="=&quot;&quot;" calcext:base-cell-address="Feuille1.C27"/>
          </calcext:conditional-format>
          <calcext:conditional-format calcext:target-range-address="Feuille1.C28:Feuille1.C28">
            <calcext:condition calcext:apply-style-name="Cellule invalide" calcext:value="=&quot;&quot;" calcext:base-cell-address="Feuille1.C28"/>
          </calcext:conditional-format>
          <calcext:conditional-format calcext:target-range-address="Feuille1.C29:Feuille1.C29">
            <calcext:condition calcext:apply-style-name="Cellule invalide" calcext:value="=&quot;&quot;" calcext:base-cell-address="Feuille1.C29"/>
          </calcext:conditional-format>
          <calcext:conditional-format calcext:target-range-address="Feuille1.C30:Feuille1.C30">
            <calcext:condition calcext:apply-style-name="Cellule invalide" calcext:value="=&quot;&quot;" calcext:base-cell-address="Feuille1.C30"/>
          </calcext:conditional-format>
          <calcext:conditional-format calcext:target-range-address="Feuille1.C31:Feuille1.C31">
            <calcext:condition calcext:apply-style-name="Cellule invalide" calcext:value="=&quot;&quot;" calcext:base-cell-address="Feuille1.C31"/>
          </calcext:conditional-format>
          <calcext:conditional-format calcext:target-range-address="Feuille1.C32:Feuille1.C32">
            <calcext:condition calcext:apply-style-name="Cellule invalide" calcext:value="=&quot;&quot;" calcext:base-cell-address="Feuille1.C32"/>
          </calcext:conditional-format>
          <calcext:conditional-format calcext:target-range-address="Feuille1.C33:Feuille1.C33">
            <calcext:condition calcext:apply-style-name="Cellule invalide" calcext:value="=&quot;&quot;" calcext:base-cell-address="Feuille1.C33"/>
          </calcext:conditional-format>
          <calcext:conditional-format calcext:target-range-address="Feuille1.C34:Feuille1.C34">
            <calcext:condition calcext:apply-style-name="Cellule invalide" calcext:value="=&quot;&quot;" calcext:base-cell-address="Feuille1.C34"/>
          </calcext:conditional-format>
          <calcext:conditional-format calcext:target-range-address="Feuille1.C35:Feuille1.C35">
            <calcext:condition calcext:apply-style-name="Cellule invalide" calcext:value="=&quot;&quot;" calcext:base-cell-address="Feuille1.C35"/>
          </calcext:conditional-format>
          <calcext:conditional-format calcext:target-range-address="Feuille1.C36:Feuille1.C36">
            <calcext:condition calcext:apply-style-name="Cellule invalide" calcext:value="=&quot;&quot;" calcext:base-cell-address="Feuille1.C36"/>
          </calcext:conditional-format>
          <calcext:conditional-format calcext:target-range-address="Feuille1.C37:Feuille1.C37">
            <calcext:condition calcext:apply-style-name="Cellule invalide" calcext:value="=&quot;&quot;" calcext:base-cell-address="Feuille1.C37"/>
          </calcext:conditional-format>
          <calcext:conditional-format calcext:target-range-address="Feuille1.C38:Feuille1.C38">
            <calcext:condition calcext:apply-style-name="Cellule invalide" calcext:value="=&quot;&quot;" calcext:base-cell-address="Feuille1.C38"/>
          </calcext:conditional-format>
          <calcext:conditional-format calcext:target-range-address="Feuille1.C39:Feuille1.C39">
            <calcext:condition calcext:apply-style-name="Cellule invalide" calcext:value="=&quot;&quot;" calcext:base-cell-address="Feuille1.C39"/>
          </calcext:conditional-format>
          <calcext:conditional-format calcext:target-range-address="Feuille1.C40:Feuille1.C40">
            <calcext:condition calcext:apply-style-name="Cellule invalide" calcext:value="=&quot;&quot;" calcext:base-cell-address="Feuille1.C40"/>
          </calcext:conditional-format>
          <calcext:conditional-format calcext:target-range-address="Feuille1.C41:Feuille1.C41">
            <calcext:condition calcext:apply-style-name="Cellule invalide" calcext:value="=&quot;&quot;" calcext:base-cell-address="Feuille1.C41"/>
          </calcext:conditional-format>
          <calcext:conditional-format calcext:target-range-address="Feuille1.C42:Feuille1.C42">
            <calcext:condition calcext:apply-style-name="Cellule invalide" calcext:value="=&quot;&quot;" calcext:base-cell-address="Feuille1.C42"/>
          </calcext:conditional-format>
          <calcext:conditional-format calcext:target-range-address="Feuille1.C43:Feuille1.C43">
            <calcext:condition calcext:apply-style-name="Cellule invalide" calcext:value="=&quot;&quot;" calcext:base-cell-address="Feuille1.C43"/>
          </calcext:conditional-format>
          <calcext:conditional-format calcext:target-range-address="Feuille1.C44:Feuille1.C44">
            <calcext:condition calcext:apply-style-name="Cellule invalide" calcext:value="=&quot;&quot;" calcext:base-cell-address="Feuille1.C44"/>
          </calcext:conditional-format>
          <calcext:conditional-format calcext:target-range-address="Feuille1.C45:Feuille1.C45">
            <calcext:condition calcext:apply-style-name="Cellule invalide" calcext:value="=&quot;&quot;" calcext:base-cell-address="Feuille1.C45"/>
          </calcext:conditional-format>
          <calcext:conditional-format calcext:target-range-address="Feuille1.C46:Feuille1.C46">
            <calcext:condition calcext:apply-style-name="Cellule invalide" calcext:value="=&quot;&quot;" calcext:base-cell-address="Feuille1.C46"/>
          </calcext:conditional-format>
          <calcext:conditional-format calcext:target-range-address="Feuille1.C47:Feuille1.C47">
            <calcext:condition calcext:apply-style-name="Cellule invalide" calcext:value="=&quot;&quot;" calcext:base-cell-address="Feuille1.C47"/>
          </calcext:conditional-format>
          <calcext:conditional-format calcext:target-range-address="Feuille1.C48:Feuille1.C48">
            <calcext:condition calcext:apply-style-name="Cellule invalide" calcext:value="=&quot;&quot;" calcext:base-cell-address="Feuille1.C48"/>
          </calcext:conditional-format>
          <calcext:conditional-format calcext:target-range-address="Feuille1.C49:Feuille1.C49">
            <calcext:condition calcext:apply-style-name="Cellule invalide" calcext:value="=&quot;&quot;" calcext:base-cell-address="Feuille1.C49"/>
          </calcext:conditional-format>
          <calcext:conditional-format calcext:target-range-address="Feuille1.C50:Feuille1.C50">
            <calcext:condition calcext:apply-style-name="Cellule invalide" calcext:value="=&quot;&quot;" calcext:base-cell-address="Feuille1.C50"/>
          </calcext:conditional-format>
          <calcext:conditional-format calcext:target-range-address="Feuille1.C51:Feuille1.C51">
            <calcext:condition calcext:apply-style-name="Cellule invalide" calcext:value="=&quot;&quot;" calcext:base-cell-address="Feuille1.C51"/>
          </calcext:conditional-format>
          <calcext:conditional-format calcext:target-range-address="Feuille1.C52:Feuille1.C52">
            <calcext:condition calcext:apply-style-name="Cellule invalide" calcext:value="=&quot;&quot;" calcext:base-cell-address="Feuille1.C52"/>
          </calcext:conditional-format>
          <calcext:conditional-format calcext:target-range-address="Feuille1.C53:Feuille1.C53">
            <calcext:condition calcext:apply-style-name="Cellule invalide" calcext:value="=&quot;&quot;" calcext:base-cell-address="Feuille1.C53"/>
          </calcext:conditional-format>
          <calcext:conditional-format calcext:target-range-address="Feuille1.C54:Feuille1.C54">
            <calcext:condition calcext:apply-style-name="Cellule invalide" calcext:value="=&quot;&quot;" calcext:base-cell-address="Feuille1.C54"/>
          </calcext:conditional-format>
          <calcext:conditional-format calcext:target-range-address="Feuille1.C55:Feuille1.C55">
            <calcext:condition calcext:apply-style-name="Cellule invalide" calcext:value="=&quot;&quot;" calcext:base-cell-address="Feuille1.C55"/>
          </calcext:conditional-format>
          <calcext:conditional-format calcext:target-range-address="Feuille1.C56:Feuille1.C56">
            <calcext:condition calcext:apply-style-name="Cellule invalide" calcext:value="=&quot;&quot;" calcext:base-cell-address="Feuille1.C56"/>
          </calcext:conditional-format>
          <calcext:conditional-format calcext:target-range-address="Feuille1.C57:Feuille1.C57">
            <calcext:condition calcext:apply-style-name="Cellule invalide" calcext:value="=&quot;&quot;" calcext:base-cell-address="Feuille1.C57"/>
          </calcext:conditional-format>
          <calcext:conditional-format calcext:target-range-address="Feuille1.C58:Feuille1.C58">
            <calcext:condition calcext:apply-style-name="Cellule invalide" calcext:value="=&quot;&quot;" calcext:base-cell-address="Feuille1.C58"/>
          </calcext:conditional-format>
          <calcext:conditional-format calcext:target-range-address="Feuille1.C59:Feuille1.C59">
            <calcext:condition calcext:apply-style-name="Cellule invalide" calcext:value="=&quot;&quot;" calcext:base-cell-address="Feuille1.C59"/>
          </calcext:conditional-format>
          <calcext:conditional-format calcext:target-range-address="Feuille1.C60:Feuille1.C60">
            <calcext:condition calcext:apply-style-name="Cellule invalide" calcext:value="=&quot;&quot;" calcext:base-cell-address="Feuille1.C60"/>
          </calcext:conditional-format>
          <calcext:conditional-format calcext:target-range-address="Feuille1.C61:Feuille1.C61">
            <calcext:condition calcext:apply-style-name="Cellule invalide" calcext:value="=&quot;&quot;" calcext:base-cell-address="Feuille1.C61"/>
          </calcext:conditional-format>
          <calcext:conditional-format calcext:target-range-address="Feuille1.C63:Feuille1.C63">
            <calcext:condition calcext:apply-style-name="Cellule invalide" calcext:value="=&quot;&quot;" calcext:base-cell-address="Feuille1.C63"/>
          </calcext:conditional-format>
          <calcext:conditional-format calcext:target-range-address="Feuille1.C64:Feuille1.C64">
            <calcext:condition calcext:apply-style-name="Cellule invalide" calcext:value="=&quot;&quot;" calcext:base-cell-address="Feuille1.C64"/>
          </calcext:conditional-format>
          <calcext:conditional-format calcext:target-range-address="Feuille1.C65:Feuille1.C65">
            <calcext:condition calcext:apply-style-name="Cellule invalide" calcext:value="=&quot;&quot;" calcext:base-cell-address="Feuille1.C65"/>
          </calcext:conditional-format>
          <calcext:conditional-format calcext:target-range-address="Feuille1.C66:Feuille1.C66">
            <calcext:condition calcext:apply-style-name="Cellule invalide" calcext:value="=&quot;&quot;" calcext:base-cell-address="Feuille1.C66"/>
          </calcext:conditional-format>
          <calcext:conditional-format calcext:target-range-address="Feuille1.C67:Feuille1.C67">
            <calcext:condition calcext:apply-style-name="Cellule invalide" calcext:value="=&quot;&quot;" calcext:base-cell-address="Feuille1.C67"/>
          </calcext:conditional-format>
          <calcext:conditional-format calcext:target-range-address="Feuille1.C69:Feuille1.C69">
            <calcext:condition calcext:apply-style-name="Cellule invalide" calcext:value="=&quot;&quot;" calcext:base-cell-address="Feuille1.C69"/>
          </calcext:conditional-format>
          <calcext:conditional-format calcext:target-range-address="Feuille1.C70:Feuille1.C70">
            <calcext:condition calcext:apply-style-name="Cellule invalide" calcext:value="=&quot;&quot;" calcext:base-cell-address="Feuille1.C70"/>
          </calcext:conditional-format>
          <calcext:conditional-format calcext:target-range-address="Feuille1.C71:Feuille1.C71">
            <calcext:condition calcext:apply-style-name="Cellule invalide" calcext:value="=&quot;&quot;" calcext:base-cell-address="Feuille1.C71"/>
          </calcext:conditional-format>
          <calcext:conditional-format calcext:target-range-address="Feuille1.C72:Feuille1.C72">
            <calcext:condition calcext:apply-style-name="Cellule invalide" calcext:value="=&quot;&quot;" calcext:base-cell-address="Feuille1.C72"/>
          </calcext:conditional-format>
          <calcext:conditional-format calcext:target-range-address="Feuille1.C73:Feuille1.C73">
            <calcext:condition calcext:apply-style-name="Cellule invalide" calcext:value="=&quot;&quot;" calcext:base-cell-address="Feuille1.C73"/>
          </calcext:conditional-format>
          <calcext:conditional-format calcext:target-range-address="Feuille1.C74:Feuille1.C74">
            <calcext:condition calcext:apply-style-name="Cellule invalide" calcext:value="=&quot;&quot;" calcext:base-cell-address="Feuille1.C74"/>
          </calcext:conditional-format>
          <calcext:conditional-format calcext:target-range-address="Feuille1.C75:Feuille1.C75">
            <calcext:condition calcext:apply-style-name="Cellule invalide" calcext:value="=&quot;&quot;" calcext:base-cell-address="Feuille1.C75"/>
          </calcext:conditional-format>
          <calcext:conditional-format calcext:target-range-address="Feuille1.C76:Feuille1.C76">
            <calcext:condition calcext:apply-style-name="Cellule invalide" calcext:value="=&quot;&quot;" calcext:base-cell-address="Feuille1.C76"/>
          </calcext:conditional-format>
          <calcext:conditional-format calcext:target-range-address="Feuille1.C77:Feuille1.C77">
            <calcext:condition calcext:apply-style-name="Cellule invalide" calcext:value="=&quot;&quot;" calcext:base-cell-address="Feuille1.C77"/>
          </calcext:conditional-format>
          <calcext:conditional-format calcext:target-range-address="Feuille1.C78:Feuille1.C78">
            <calcext:condition calcext:apply-style-name="Cellule invalide" calcext:value="=&quot;&quot;" calcext:base-cell-address="Feuille1.C78"/>
          </calcext:conditional-format>
          <calcext:conditional-format calcext:target-range-address="Feuille1.C79:Feuille1.C79">
            <calcext:condition calcext:apply-style-name="Cellule invalide" calcext:value="=&quot;&quot;" calcext:base-cell-address="Feuille1.C79"/>
          </calcext:conditional-format>
          <calcext:conditional-format calcext:target-range-address="Feuille1.C80:Feuille1.C80">
            <calcext:condition calcext:apply-style-name="Cellule invalide" calcext:value="=&quot;&quot;" calcext:base-cell-address="Feuille1.C80"/>
          </calcext:conditional-format>
          <calcext:conditional-format calcext:target-range-address="Feuille1.C81:Feuille1.C81">
            <calcext:condition calcext:apply-style-name="Cellule invalide" calcext:value="=&quot;&quot;" calcext:base-cell-address="Feuille1.C81"/>
          </calcext:conditional-format>
          <calcext:conditional-format calcext:target-range-address="Feuille1.C83:Feuille1.C83">
            <calcext:condition calcext:apply-style-name="Cellule invalide" calcext:value="=&quot;&quot;" calcext:base-cell-address="Feuille1.C83"/>
          </calcext:conditional-format>
          <calcext:conditional-format calcext:target-range-address="Feuille1.C84:Feuille1.C84">
            <calcext:condition calcext:apply-style-name="Cellule invalide" calcext:value="=&quot;&quot;" calcext:base-cell-address="Feuille1.C84"/>
          </calcext:conditional-format>
          <calcext:conditional-format calcext:target-range-address="Feuille1.C85:Feuille1.C85">
            <calcext:condition calcext:apply-style-name="Cellule invalide" calcext:value="=&quot;&quot;" calcext:base-cell-address="Feuille1.C85"/>
          </calcext:conditional-format>
          <calcext:conditional-format calcext:target-range-address="Feuille1.G4:Feuille1.G4">
            <calcext:condition calcext:apply-style-name="Cellule invalide" calcext:value="=&quot;&quot;" calcext:base-cell-address="Feuille1.G4"/>
          </calcext:conditional-format>
          <calcext:conditional-format calcext:target-range-address="Feuille1.G84:Feuille1.G84">
            <calcext:condition calcext:apply-style-name="Cellule grisée" calcext:value="formula-is([.F84]=0)" calcext:base-cell-address="Feuille1.G84"/>
            <calcext:condition calcext:apply-style-name="Cellule invalide" calcext:value="formula-is(AND([.F84]&lt;&gt;0;[.G84]=&quot;&quot;))" calcext:base-cell-address="Feuille1.G84"/>
          </calcext:conditional-format>
          <calcext:conditional-format calcext:target-range-address="Feuille1.D86:Feuille1.F86 Feuille1.A86:Feuille1.B86">
            <calcext:condition calcext:apply-style-name="Cellule invalide" calcext:value="=&quot;&quot;" calcext:base-cell-address="Feuille1.A86"/>
          </calcext:conditional-format>
          <calcext:conditional-format calcext:target-range-address="Feuille1.V86:Feuille1.V86">
            <calcext:condition calcext:apply-style-name="Cellule grisée" calcext:value="formula-is([.U86]=0)" calcext:base-cell-address="Feuille1.V86"/>
            <calcext:condition calcext:apply-style-name="Cellule invalide" calcext:value="formula-is(AND([.U86]&lt;&gt;0;[.V86]=&quot;&quot;))" calcext:base-cell-address="Feuille1.V86"/>
          </calcext:conditional-format>
          <calcext:conditional-format calcext:target-range-address="Feuille1.W86:Feuille1.W86">
            <calcext:condition calcext:apply-style-name="Cellule grisée" calcext:value="formula-is([.U86]=0)" calcext:base-cell-address="Feuille1.W86"/>
            <calcext:condition calcext:apply-style-name="Cellule invalide" calcext:value="formula-is(AND([.U86]&lt;&gt;0;[.W86]=&quot;&quot;))" calcext:base-cell-address="Feuille1.W86"/>
          </calcext:conditional-format>
          <calcext:conditional-format calcext:target-range-address="Feuille1.X86:Feuille1.Y86">
            <calcext:condition calcext:apply-style-name="Cellule grisée" calcext:value="formula-is([.U86]=0)" calcext:base-cell-address="Feuille1.X86"/>
            <calcext:condition calcext:apply-style-name="Cellule invalide" calcext:value="formula-is(AND([.U86]&lt;&gt;0;[.X86]=&quot;&quot;))" calcext:base-cell-address="Feuille1.X86"/>
          </calcext:conditional-format>
          <calcext:conditional-format calcext:target-range-address="Feuille1.Z86:Feuille1.Z86">
            <calcext:condition calcext:apply-style-name="Cellule grisée" calcext:value="formula-is([.W86]=0)" calcext:base-cell-address="Feuille1.Z86"/>
            <calcext:condition calcext:apply-style-name="Cellule invalide" calcext:value="formula-is(AND([.W86]&lt;&gt;0;[.Z86]=&quot;&quot;))" calcext:base-cell-address="Feuille1.Z86"/>
          </calcext:conditional-format>
          <calcext:conditional-format calcext:target-range-address="Feuille1.C86:Feuille1.C86">
            <calcext:condition calcext:apply-style-name="Cellule invalide" calcext:value="=&quot;&quot;" calcext:base-cell-address="Feuille1.C86"/>
          </calcext:conditional-format>
          <calcext:conditional-format calcext:target-range-address="Feuille1.O86:Feuille1.O86 Feuille1.S86:Feuille1.T86 Feuille1.K86:Feuille1.L86">
            <calcext:condition calcext:apply-style-name="Cellule invalide" calcext:value="=&quot;&quot;" calcext:base-cell-address="Feuille1.K86"/>
          </calcext:conditional-format>
          <calcext:conditional-format calcext:target-range-address="Feuille1.M86:Feuille1.M86">
            <calcext:condition calcext:apply-style-name="Cellule grisée" calcext:value="formula-is(#REF!=0)" calcext:base-cell-address="Feuille1.M86"/>
          </calcext:conditional-format>
          <calcext:conditional-format calcext:target-range-address="Feuille1.P86:Feuille1.P86">
            <calcext:condition calcext:apply-style-name="Cellule grisée" calcext:value="formula-is(#REF!=1)" calcext:base-cell-address="Feuille1.P86"/>
            <calcext:condition calcext:apply-style-name="Cellule invalide" calcext:value="formula-is(AND(#REF!&gt;1;#REF!=&quot;&quot;))" calcext:base-cell-address="Feuille1.P86"/>
          </calcext:conditional-format>
          <calcext:conditional-format calcext:target-range-address="Feuille1.Q86:Feuille1.Q86">
            <calcext:condition calcext:apply-style-name="Cellule grisée" calcext:value="formula-is(#REF!=1)" calcext:base-cell-address="Feuille1.Q86"/>
            <calcext:condition calcext:apply-style-name="Cellule invalide" calcext:value="formula-is(AND(#REF!&gt;1;#REF!=&quot;&quot;))" calcext:base-cell-address="Feuille1.Q86"/>
          </calcext:conditional-format>
          <calcext:conditional-format calcext:target-range-address="Feuille1.H86:Feuille1.H86">
            <calcext:condition calcext:apply-style-name="Cellule invalide" calcext:value="=&quot;&quot;" calcext:base-cell-address="Feuille1.H86"/>
          </calcext:conditional-format>
          <calcext:conditional-format calcext:target-range-address="Feuille1.U86:Feuille1.U86">
            <calcext:condition calcext:apply-style-name="Cellule invalide" calcext:value="=&quot;&quot;" calcext:base-cell-address="Feuille1.U86"/>
          </calcext:conditional-format>
          <calcext:conditional-format calcext:target-range-address="Feuille1.J86:Feuille1.J86">
            <calcext:condition calcext:apply-style-name="Cellule invalide" calcext:value="=&quot;&quot;" calcext:base-cell-address="Feuille1.J86"/>
          </calcext:conditional-format>
          <calcext:conditional-format calcext:target-range-address="Feuille1.I86:Feuille1.I86">
            <calcext:condition calcext:apply-style-name="Cellule invalide" calcext:value="=&quot;&quot;" calcext:base-cell-address="Feuille1.I86"/>
          </calcext:conditional-format>
          <calcext:conditional-format calcext:target-range-address="Feuille1.D87:Feuille1.F87 Feuille1.A87:Feuille1.B87">
            <calcext:condition calcext:apply-style-name="Cellule invalide" calcext:value="=&quot;&quot;" calcext:base-cell-address="Feuille1.A87"/>
          </calcext:conditional-format>
          <calcext:conditional-format calcext:target-range-address="Feuille1.V87:Feuille1.V87">
            <calcext:condition calcext:apply-style-name="Cellule grisée" calcext:value="formula-is([.U87]=0)" calcext:base-cell-address="Feuille1.V87"/>
            <calcext:condition calcext:apply-style-name="Cellule invalide" calcext:value="formula-is(AND([.U87]&lt;&gt;0;[.V87]=&quot;&quot;))" calcext:base-cell-address="Feuille1.V87"/>
          </calcext:conditional-format>
          <calcext:conditional-format calcext:target-range-address="Feuille1.W87:Feuille1.W87">
            <calcext:condition calcext:apply-style-name="Cellule grisée" calcext:value="formula-is([.U87]=0)" calcext:base-cell-address="Feuille1.W87"/>
            <calcext:condition calcext:apply-style-name="Cellule invalide" calcext:value="formula-is(AND([.U87]&lt;&gt;0;[.W87]=&quot;&quot;))" calcext:base-cell-address="Feuille1.W87"/>
          </calcext:conditional-format>
          <calcext:conditional-format calcext:target-range-address="Feuille1.X87:Feuille1.Y87">
            <calcext:condition calcext:apply-style-name="Cellule grisée" calcext:value="formula-is([.U87]=0)" calcext:base-cell-address="Feuille1.X87"/>
            <calcext:condition calcext:apply-style-name="Cellule invalide" calcext:value="formula-is(AND([.U87]&lt;&gt;0;[.X87]=&quot;&quot;))" calcext:base-cell-address="Feuille1.X87"/>
          </calcext:conditional-format>
          <calcext:conditional-format calcext:target-range-address="Feuille1.Z87:Feuille1.Z87">
            <calcext:condition calcext:apply-style-name="Cellule grisée" calcext:value="formula-is([.W87]=0)" calcext:base-cell-address="Feuille1.Z87"/>
            <calcext:condition calcext:apply-style-name="Cellule invalide" calcext:value="formula-is(AND([.W87]&lt;&gt;0;[.Z87]=&quot;&quot;))" calcext:base-cell-address="Feuille1.Z87"/>
          </calcext:conditional-format>
          <calcext:conditional-format calcext:target-range-address="Feuille1.C87:Feuille1.C87">
            <calcext:condition calcext:apply-style-name="Cellule invalide" calcext:value="=&quot;&quot;" calcext:base-cell-address="Feuille1.C87"/>
          </calcext:conditional-format>
          <calcext:conditional-format calcext:target-range-address="Feuille1.O87:Feuille1.O87 Feuille1.S87:Feuille1.T87 Feuille1.K87:Feuille1.L87">
            <calcext:condition calcext:apply-style-name="Cellule invalide" calcext:value="=&quot;&quot;" calcext:base-cell-address="Feuille1.K87"/>
          </calcext:conditional-format>
          <calcext:conditional-format calcext:target-range-address="Feuille1.M87:Feuille1.M87">
            <calcext:condition calcext:apply-style-name="Cellule grisée" calcext:value="formula-is(#REF!=0)" calcext:base-cell-address="Feuille1.M87"/>
          </calcext:conditional-format>
          <calcext:conditional-format calcext:target-range-address="Feuille1.P87:Feuille1.P87">
            <calcext:condition calcext:apply-style-name="Cellule grisée" calcext:value="formula-is(#REF!=1)" calcext:base-cell-address="Feuille1.P87"/>
            <calcext:condition calcext:apply-style-name="Cellule invalide" calcext:value="formula-is(AND(#REF!&gt;1;#REF!=&quot;&quot;))" calcext:base-cell-address="Feuille1.P87"/>
          </calcext:conditional-format>
          <calcext:conditional-format calcext:target-range-address="Feuille1.Q87:Feuille1.Q87">
            <calcext:condition calcext:apply-style-name="Cellule grisée" calcext:value="formula-is(#REF!=1)" calcext:base-cell-address="Feuille1.Q87"/>
            <calcext:condition calcext:apply-style-name="Cellule invalide" calcext:value="formula-is(AND(#REF!&gt;1;#REF!=&quot;&quot;))" calcext:base-cell-address="Feuille1.Q87"/>
          </calcext:conditional-format>
          <calcext:conditional-format calcext:target-range-address="Feuille1.H87:Feuille1.H87">
            <calcext:condition calcext:apply-style-name="Cellule invalide" calcext:value="=&quot;&quot;" calcext:base-cell-address="Feuille1.H87"/>
          </calcext:conditional-format>
          <calcext:conditional-format calcext:target-range-address="Feuille1.U87:Feuille1.U87">
            <calcext:condition calcext:apply-style-name="Cellule invalide" calcext:value="=&quot;&quot;" calcext:base-cell-address="Feuille1.U87"/>
          </calcext:conditional-format>
          <calcext:conditional-format calcext:target-range-address="Feuille1.J87:Feuille1.J87">
            <calcext:condition calcext:apply-style-name="Cellule invalide" calcext:value="=&quot;&quot;" calcext:base-cell-address="Feuille1.J87"/>
          </calcext:conditional-format>
          <calcext:conditional-format calcext:target-range-address="Feuille1.I87:Feuille1.I87">
            <calcext:condition calcext:apply-style-name="Cellule invalide" calcext:value="=&quot;&quot;" calcext:base-cell-address="Feuille1.I87"/>
          </calcext:conditional-format>
          <calcext:conditional-format calcext:target-range-address="Feuille1.R6:Feuille1.R6">
            <calcext:condition calcext:apply-style-name="Cellule grisée" calcext:value="formula-is(#REF!=1)" calcext:base-cell-address="Feuille1.R6"/>
            <calcext:condition calcext:apply-style-name="Cellule invalide" calcext:value="formula-is(AND(#REF!&gt;1;#REF!=&quot;&quot;))" calcext:base-cell-address="Feuille1.R6"/>
          </calcext:conditional-format>
          <calcext:conditional-format calcext:target-range-address="Feuille1.R7:Feuille1.R7">
            <calcext:condition calcext:apply-style-name="Cellule grisée" calcext:value="formula-is(#REF!=1)" calcext:base-cell-address="Feuille1.R7"/>
            <calcext:condition calcext:apply-style-name="Cellule invalide" calcext:value="formula-is(AND(#REF!&gt;1;#REF!=&quot;&quot;))" calcext:base-cell-address="Feuille1.R7"/>
          </calcext:conditional-format>
          <calcext:conditional-format calcext:target-range-address="Feuille1.R8:Feuille1.R8">
            <calcext:condition calcext:apply-style-name="Cellule grisée" calcext:value="formula-is(#REF!=1)" calcext:base-cell-address="Feuille1.R8"/>
            <calcext:condition calcext:apply-style-name="Cellule invalide" calcext:value="formula-is(AND(#REF!&gt;1;#REF!=&quot;&quot;))" calcext:base-cell-address="Feuille1.R8"/>
          </calcext:conditional-format>
          <calcext:conditional-format calcext:target-range-address="Feuille1.R9:Feuille1.R9">
            <calcext:condition calcext:apply-style-name="Cellule grisée" calcext:value="formula-is(#REF!=1)" calcext:base-cell-address="Feuille1.R9"/>
            <calcext:condition calcext:apply-style-name="Cellule invalide" calcext:value="formula-is(AND(#REF!&gt;1;#REF!=&quot;&quot;))" calcext:base-cell-address="Feuille1.R9"/>
          </calcext:conditional-format>
          <calcext:conditional-format calcext:target-range-address="Feuille1.R10:Feuille1.R10">
            <calcext:condition calcext:apply-style-name="Cellule grisée" calcext:value="formula-is(#REF!=1)" calcext:base-cell-address="Feuille1.R10"/>
            <calcext:condition calcext:apply-style-name="Cellule invalide" calcext:value="formula-is(AND(#REF!&gt;1;#REF!=&quot;&quot;))" calcext:base-cell-address="Feuille1.R10"/>
          </calcext:conditional-format>
          <calcext:conditional-format calcext:target-range-address="Feuille1.R11:Feuille1.R11">
            <calcext:condition calcext:apply-style-name="Cellule grisée" calcext:value="formula-is(#REF!=1)" calcext:base-cell-address="Feuille1.R11"/>
            <calcext:condition calcext:apply-style-name="Cellule invalide" calcext:value="formula-is(AND(#REF!&gt;1;#REF!=&quot;&quot;))" calcext:base-cell-address="Feuille1.R11"/>
          </calcext:conditional-format>
          <calcext:conditional-format calcext:target-range-address="Feuille1.R12:Feuille1.R12">
            <calcext:condition calcext:apply-style-name="Cellule grisée" calcext:value="formula-is(#REF!=1)" calcext:base-cell-address="Feuille1.R12"/>
            <calcext:condition calcext:apply-style-name="Cellule invalide" calcext:value="formula-is(AND(#REF!&gt;1;#REF!=&quot;&quot;))" calcext:base-cell-address="Feuille1.R12"/>
          </calcext:conditional-format>
          <calcext:conditional-format calcext:target-range-address="Feuille1.R13:Feuille1.R13">
            <calcext:condition calcext:apply-style-name="Cellule grisée" calcext:value="formula-is(#REF!=1)" calcext:base-cell-address="Feuille1.R13"/>
            <calcext:condition calcext:apply-style-name="Cellule invalide" calcext:value="formula-is(AND(#REF!&gt;1;#REF!=&quot;&quot;))" calcext:base-cell-address="Feuille1.R13"/>
          </calcext:conditional-format>
          <calcext:conditional-format calcext:target-range-address="Feuille1.R14:Feuille1.R14">
            <calcext:condition calcext:apply-style-name="Cellule grisée" calcext:value="formula-is(#REF!=1)" calcext:base-cell-address="Feuille1.R14"/>
            <calcext:condition calcext:apply-style-name="Cellule invalide" calcext:value="formula-is(AND(#REF!&gt;1;#REF!=&quot;&quot;))" calcext:base-cell-address="Feuille1.R14"/>
          </calcext:conditional-format>
          <calcext:conditional-format calcext:target-range-address="Feuille1.R15:Feuille1.R15">
            <calcext:condition calcext:apply-style-name="Cellule grisée" calcext:value="formula-is(#REF!=1)" calcext:base-cell-address="Feuille1.R15"/>
            <calcext:condition calcext:apply-style-name="Cellule invalide" calcext:value="formula-is(AND(#REF!&gt;1;#REF!=&quot;&quot;))" calcext:base-cell-address="Feuille1.R15"/>
          </calcext:conditional-format>
          <calcext:conditional-format calcext:target-range-address="Feuille1.R16:Feuille1.R16">
            <calcext:condition calcext:apply-style-name="Cellule grisée" calcext:value="formula-is(#REF!=1)" calcext:base-cell-address="Feuille1.R16"/>
            <calcext:condition calcext:apply-style-name="Cellule invalide" calcext:value="formula-is(AND(#REF!&gt;1;#REF!=&quot;&quot;))" calcext:base-cell-address="Feuille1.R16"/>
          </calcext:conditional-format>
          <calcext:conditional-format calcext:target-range-address="Feuille1.R17:Feuille1.R17">
            <calcext:condition calcext:apply-style-name="Cellule grisée" calcext:value="formula-is(#REF!=1)" calcext:base-cell-address="Feuille1.R17"/>
            <calcext:condition calcext:apply-style-name="Cellule invalide" calcext:value="formula-is(AND(#REF!&gt;1;#REF!=&quot;&quot;))" calcext:base-cell-address="Feuille1.R17"/>
          </calcext:conditional-format>
          <calcext:conditional-format calcext:target-range-address="Feuille1.R18:Feuille1.R18">
            <calcext:condition calcext:apply-style-name="Cellule grisée" calcext:value="formula-is(#REF!=1)" calcext:base-cell-address="Feuille1.R18"/>
            <calcext:condition calcext:apply-style-name="Cellule invalide" calcext:value="formula-is(AND(#REF!&gt;1;#REF!=&quot;&quot;))" calcext:base-cell-address="Feuille1.R18"/>
          </calcext:conditional-format>
          <calcext:conditional-format calcext:target-range-address="Feuille1.R19:Feuille1.R19">
            <calcext:condition calcext:apply-style-name="Cellule grisée" calcext:value="formula-is(#REF!=1)" calcext:base-cell-address="Feuille1.R19"/>
            <calcext:condition calcext:apply-style-name="Cellule invalide" calcext:value="formula-is(AND(#REF!&gt;1;#REF!=&quot;&quot;))" calcext:base-cell-address="Feuille1.R19"/>
          </calcext:conditional-format>
          <calcext:conditional-format calcext:target-range-address="Feuille1.R20:Feuille1.R20">
            <calcext:condition calcext:apply-style-name="Cellule grisée" calcext:value="formula-is(#REF!=1)" calcext:base-cell-address="Feuille1.R20"/>
            <calcext:condition calcext:apply-style-name="Cellule invalide" calcext:value="formula-is(AND(#REF!&gt;1;#REF!=&quot;&quot;))" calcext:base-cell-address="Feuille1.R20"/>
          </calcext:conditional-format>
          <calcext:conditional-format calcext:target-range-address="Feuille1.R21:Feuille1.R21">
            <calcext:condition calcext:apply-style-name="Cellule grisée" calcext:value="formula-is(#REF!=1)" calcext:base-cell-address="Feuille1.R21"/>
            <calcext:condition calcext:apply-style-name="Cellule invalide" calcext:value="formula-is(AND(#REF!&gt;1;#REF!=&quot;&quot;))" calcext:base-cell-address="Feuille1.R21"/>
          </calcext:conditional-format>
          <calcext:conditional-format calcext:target-range-address="Feuille1.R22:Feuille1.R22">
            <calcext:condition calcext:apply-style-name="Cellule grisée" calcext:value="formula-is(#REF!=1)" calcext:base-cell-address="Feuille1.R22"/>
            <calcext:condition calcext:apply-style-name="Cellule invalide" calcext:value="formula-is(AND(#REF!&gt;1;#REF!=&quot;&quot;))" calcext:base-cell-address="Feuille1.R22"/>
          </calcext:conditional-format>
          <calcext:conditional-format calcext:target-range-address="Feuille1.R23:Feuille1.R23">
            <calcext:condition calcext:apply-style-name="Cellule grisée" calcext:value="formula-is(#REF!=1)" calcext:base-cell-address="Feuille1.R23"/>
            <calcext:condition calcext:apply-style-name="Cellule invalide" calcext:value="formula-is(AND(#REF!&gt;1;#REF!=&quot;&quot;))" calcext:base-cell-address="Feuille1.R23"/>
          </calcext:conditional-format>
          <calcext:conditional-format calcext:target-range-address="Feuille1.R24:Feuille1.R24">
            <calcext:condition calcext:apply-style-name="Cellule grisée" calcext:value="formula-is(#REF!=1)" calcext:base-cell-address="Feuille1.R24"/>
            <calcext:condition calcext:apply-style-name="Cellule invalide" calcext:value="formula-is(AND(#REF!&gt;1;#REF!=&quot;&quot;))" calcext:base-cell-address="Feuille1.R24"/>
          </calcext:conditional-format>
          <calcext:conditional-format calcext:target-range-address="Feuille1.R25:Feuille1.R25">
            <calcext:condition calcext:apply-style-name="Cellule grisée" calcext:value="formula-is(#REF!=1)" calcext:base-cell-address="Feuille1.R25"/>
            <calcext:condition calcext:apply-style-name="Cellule invalide" calcext:value="formula-is(AND(#REF!&gt;1;#REF!=&quot;&quot;))" calcext:base-cell-address="Feuille1.R25"/>
          </calcext:conditional-format>
          <calcext:conditional-format calcext:target-range-address="Feuille1.R26:Feuille1.R26">
            <calcext:condition calcext:apply-style-name="Cellule grisée" calcext:value="formula-is(#REF!=1)" calcext:base-cell-address="Feuille1.R26"/>
            <calcext:condition calcext:apply-style-name="Cellule invalide" calcext:value="formula-is(AND(#REF!&gt;1;#REF!=&quot;&quot;))" calcext:base-cell-address="Feuille1.R26"/>
          </calcext:conditional-format>
          <calcext:conditional-format calcext:target-range-address="Feuille1.R27:Feuille1.R27">
            <calcext:condition calcext:apply-style-name="Cellule grisée" calcext:value="formula-is(#REF!=1)" calcext:base-cell-address="Feuille1.R27"/>
            <calcext:condition calcext:apply-style-name="Cellule invalide" calcext:value="formula-is(AND(#REF!&gt;1;#REF!=&quot;&quot;))" calcext:base-cell-address="Feuille1.R27"/>
          </calcext:conditional-format>
          <calcext:conditional-format calcext:target-range-address="Feuille1.R28:Feuille1.R28">
            <calcext:condition calcext:apply-style-name="Cellule grisée" calcext:value="formula-is(#REF!=1)" calcext:base-cell-address="Feuille1.R28"/>
            <calcext:condition calcext:apply-style-name="Cellule invalide" calcext:value="formula-is(AND(#REF!&gt;1;#REF!=&quot;&quot;))" calcext:base-cell-address="Feuille1.R28"/>
          </calcext:conditional-format>
          <calcext:conditional-format calcext:target-range-address="Feuille1.R29:Feuille1.R29">
            <calcext:condition calcext:apply-style-name="Cellule grisée" calcext:value="formula-is(#REF!=1)" calcext:base-cell-address="Feuille1.R29"/>
            <calcext:condition calcext:apply-style-name="Cellule invalide" calcext:value="formula-is(AND(#REF!&gt;1;#REF!=&quot;&quot;))" calcext:base-cell-address="Feuille1.R29"/>
          </calcext:conditional-format>
          <calcext:conditional-format calcext:target-range-address="Feuille1.R30:Feuille1.R30">
            <calcext:condition calcext:apply-style-name="Cellule grisée" calcext:value="formula-is(#REF!=1)" calcext:base-cell-address="Feuille1.R30"/>
            <calcext:condition calcext:apply-style-name="Cellule invalide" calcext:value="formula-is(AND(#REF!&gt;1;#REF!=&quot;&quot;))" calcext:base-cell-address="Feuille1.R30"/>
          </calcext:conditional-format>
          <calcext:conditional-format calcext:target-range-address="Feuille1.R31:Feuille1.R31">
            <calcext:condition calcext:apply-style-name="Cellule grisée" calcext:value="formula-is(#REF!=1)" calcext:base-cell-address="Feuille1.R31"/>
            <calcext:condition calcext:apply-style-name="Cellule invalide" calcext:value="formula-is(AND(#REF!&gt;1;#REF!=&quot;&quot;))" calcext:base-cell-address="Feuille1.R31"/>
          </calcext:conditional-format>
          <calcext:conditional-format calcext:target-range-address="Feuille1.R32:Feuille1.R32">
            <calcext:condition calcext:apply-style-name="Cellule grisée" calcext:value="formula-is(#REF!=1)" calcext:base-cell-address="Feuille1.R32"/>
            <calcext:condition calcext:apply-style-name="Cellule invalide" calcext:value="formula-is(AND(#REF!&gt;1;#REF!=&quot;&quot;))" calcext:base-cell-address="Feuille1.R32"/>
          </calcext:conditional-format>
          <calcext:conditional-format calcext:target-range-address="Feuille1.R33:Feuille1.R33">
            <calcext:condition calcext:apply-style-name="Cellule grisée" calcext:value="formula-is(#REF!=1)" calcext:base-cell-address="Feuille1.R33"/>
            <calcext:condition calcext:apply-style-name="Cellule invalide" calcext:value="formula-is(AND(#REF!&gt;1;#REF!=&quot;&quot;))" calcext:base-cell-address="Feuille1.R33"/>
          </calcext:conditional-format>
          <calcext:conditional-format calcext:target-range-address="Feuille1.R34:Feuille1.R34">
            <calcext:condition calcext:apply-style-name="Cellule grisée" calcext:value="formula-is(#REF!=1)" calcext:base-cell-address="Feuille1.R34"/>
            <calcext:condition calcext:apply-style-name="Cellule invalide" calcext:value="formula-is(AND(#REF!&gt;1;#REF!=&quot;&quot;))" calcext:base-cell-address="Feuille1.R34"/>
          </calcext:conditional-format>
          <calcext:conditional-format calcext:target-range-address="Feuille1.R35:Feuille1.R35">
            <calcext:condition calcext:apply-style-name="Cellule grisée" calcext:value="formula-is(#REF!=1)" calcext:base-cell-address="Feuille1.R35"/>
            <calcext:condition calcext:apply-style-name="Cellule invalide" calcext:value="formula-is(AND(#REF!&gt;1;#REF!=&quot;&quot;))" calcext:base-cell-address="Feuille1.R35"/>
          </calcext:conditional-format>
          <calcext:conditional-format calcext:target-range-address="Feuille1.R36:Feuille1.R36">
            <calcext:condition calcext:apply-style-name="Cellule grisée" calcext:value="formula-is(#REF!=1)" calcext:base-cell-address="Feuille1.R36"/>
            <calcext:condition calcext:apply-style-name="Cellule invalide" calcext:value="formula-is(AND(#REF!&gt;1;#REF!=&quot;&quot;))" calcext:base-cell-address="Feuille1.R36"/>
          </calcext:conditional-format>
          <calcext:conditional-format calcext:target-range-address="Feuille1.R37:Feuille1.R37">
            <calcext:condition calcext:apply-style-name="Cellule grisée" calcext:value="formula-is(#REF!=1)" calcext:base-cell-address="Feuille1.R37"/>
            <calcext:condition calcext:apply-style-name="Cellule invalide" calcext:value="formula-is(AND(#REF!&gt;1;#REF!=&quot;&quot;))" calcext:base-cell-address="Feuille1.R37"/>
          </calcext:conditional-format>
          <calcext:conditional-format calcext:target-range-address="Feuille1.R38:Feuille1.R38">
            <calcext:condition calcext:apply-style-name="Cellule grisée" calcext:value="formula-is(#REF!=1)" calcext:base-cell-address="Feuille1.R38"/>
            <calcext:condition calcext:apply-style-name="Cellule invalide" calcext:value="formula-is(AND(#REF!&gt;1;#REF!=&quot;&quot;))" calcext:base-cell-address="Feuille1.R38"/>
          </calcext:conditional-format>
          <calcext:conditional-format calcext:target-range-address="Feuille1.R39:Feuille1.R39">
            <calcext:condition calcext:apply-style-name="Cellule grisée" calcext:value="formula-is(#REF!=1)" calcext:base-cell-address="Feuille1.R39"/>
            <calcext:condition calcext:apply-style-name="Cellule invalide" calcext:value="formula-is(AND(#REF!&gt;1;#REF!=&quot;&quot;))" calcext:base-cell-address="Feuille1.R39"/>
          </calcext:conditional-format>
          <calcext:conditional-format calcext:target-range-address="Feuille1.R40:Feuille1.R40">
            <calcext:condition calcext:apply-style-name="Cellule grisée" calcext:value="formula-is(#REF!=1)" calcext:base-cell-address="Feuille1.R40"/>
            <calcext:condition calcext:apply-style-name="Cellule invalide" calcext:value="formula-is(AND(#REF!&gt;1;#REF!=&quot;&quot;))" calcext:base-cell-address="Feuille1.R40"/>
          </calcext:conditional-format>
          <calcext:conditional-format calcext:target-range-address="Feuille1.R41:Feuille1.R41">
            <calcext:condition calcext:apply-style-name="Cellule grisée" calcext:value="formula-is(#REF!=1)" calcext:base-cell-address="Feuille1.R41"/>
            <calcext:condition calcext:apply-style-name="Cellule invalide" calcext:value="formula-is(AND(#REF!&gt;1;#REF!=&quot;&quot;))" calcext:base-cell-address="Feuille1.R41"/>
          </calcext:conditional-format>
          <calcext:conditional-format calcext:target-range-address="Feuille1.R42:Feuille1.R42">
            <calcext:condition calcext:apply-style-name="Cellule grisée" calcext:value="formula-is(#REF!=1)" calcext:base-cell-address="Feuille1.R42"/>
            <calcext:condition calcext:apply-style-name="Cellule invalide" calcext:value="formula-is(AND(#REF!&gt;1;#REF!=&quot;&quot;))" calcext:base-cell-address="Feuille1.R42"/>
          </calcext:conditional-format>
          <calcext:conditional-format calcext:target-range-address="Feuille1.R43:Feuille1.R43">
            <calcext:condition calcext:apply-style-name="Cellule grisée" calcext:value="formula-is(#REF!=1)" calcext:base-cell-address="Feuille1.R43"/>
            <calcext:condition calcext:apply-style-name="Cellule invalide" calcext:value="formula-is(AND(#REF!&gt;1;#REF!=&quot;&quot;))" calcext:base-cell-address="Feuille1.R43"/>
          </calcext:conditional-format>
          <calcext:conditional-format calcext:target-range-address="Feuille1.R44:Feuille1.R44">
            <calcext:condition calcext:apply-style-name="Cellule grisée" calcext:value="formula-is(#REF!=1)" calcext:base-cell-address="Feuille1.R44"/>
            <calcext:condition calcext:apply-style-name="Cellule invalide" calcext:value="formula-is(AND(#REF!&gt;1;#REF!=&quot;&quot;))" calcext:base-cell-address="Feuille1.R44"/>
          </calcext:conditional-format>
          <calcext:conditional-format calcext:target-range-address="Feuille1.R45:Feuille1.R45">
            <calcext:condition calcext:apply-style-name="Cellule grisée" calcext:value="formula-is(#REF!=1)" calcext:base-cell-address="Feuille1.R45"/>
            <calcext:condition calcext:apply-style-name="Cellule invalide" calcext:value="formula-is(AND(#REF!&gt;1;#REF!=&quot;&quot;))" calcext:base-cell-address="Feuille1.R45"/>
          </calcext:conditional-format>
          <calcext:conditional-format calcext:target-range-address="Feuille1.R46:Feuille1.R46">
            <calcext:condition calcext:apply-style-name="Cellule grisée" calcext:value="formula-is(#REF!=1)" calcext:base-cell-address="Feuille1.R46"/>
            <calcext:condition calcext:apply-style-name="Cellule invalide" calcext:value="formula-is(AND(#REF!&gt;1;#REF!=&quot;&quot;))" calcext:base-cell-address="Feuille1.R46"/>
          </calcext:conditional-format>
          <calcext:conditional-format calcext:target-range-address="Feuille1.R47:Feuille1.R47">
            <calcext:condition calcext:apply-style-name="Cellule grisée" calcext:value="formula-is(#REF!=1)" calcext:base-cell-address="Feuille1.R47"/>
            <calcext:condition calcext:apply-style-name="Cellule invalide" calcext:value="formula-is(AND(#REF!&gt;1;#REF!=&quot;&quot;))" calcext:base-cell-address="Feuille1.R47"/>
          </calcext:conditional-format>
          <calcext:conditional-format calcext:target-range-address="Feuille1.R48:Feuille1.R48">
            <calcext:condition calcext:apply-style-name="Cellule grisée" calcext:value="formula-is(#REF!=1)" calcext:base-cell-address="Feuille1.R48"/>
            <calcext:condition calcext:apply-style-name="Cellule invalide" calcext:value="formula-is(AND(#REF!&gt;1;#REF!=&quot;&quot;))" calcext:base-cell-address="Feuille1.R48"/>
          </calcext:conditional-format>
          <calcext:conditional-format calcext:target-range-address="Feuille1.R49:Feuille1.R49">
            <calcext:condition calcext:apply-style-name="Cellule grisée" calcext:value="formula-is(#REF!=1)" calcext:base-cell-address="Feuille1.R49"/>
            <calcext:condition calcext:apply-style-name="Cellule invalide" calcext:value="formula-is(AND(#REF!&gt;1;#REF!=&quot;&quot;))" calcext:base-cell-address="Feuille1.R49"/>
          </calcext:conditional-format>
          <calcext:conditional-format calcext:target-range-address="Feuille1.R50:Feuille1.R50">
            <calcext:condition calcext:apply-style-name="Cellule grisée" calcext:value="formula-is(#REF!=1)" calcext:base-cell-address="Feuille1.R50"/>
            <calcext:condition calcext:apply-style-name="Cellule invalide" calcext:value="formula-is(AND(#REF!&gt;1;#REF!=&quot;&quot;))" calcext:base-cell-address="Feuille1.R50"/>
          </calcext:conditional-format>
          <calcext:conditional-format calcext:target-range-address="Feuille1.R51:Feuille1.R51">
            <calcext:condition calcext:apply-style-name="Cellule grisée" calcext:value="formula-is(#REF!=1)" calcext:base-cell-address="Feuille1.R51"/>
            <calcext:condition calcext:apply-style-name="Cellule invalide" calcext:value="formula-is(AND(#REF!&gt;1;#REF!=&quot;&quot;))" calcext:base-cell-address="Feuille1.R51"/>
          </calcext:conditional-format>
          <calcext:conditional-format calcext:target-range-address="Feuille1.R52:Feuille1.R52">
            <calcext:condition calcext:apply-style-name="Cellule grisée" calcext:value="formula-is(#REF!=1)" calcext:base-cell-address="Feuille1.R52"/>
            <calcext:condition calcext:apply-style-name="Cellule invalide" calcext:value="formula-is(AND(#REF!&gt;1;#REF!=&quot;&quot;))" calcext:base-cell-address="Feuille1.R52"/>
          </calcext:conditional-format>
          <calcext:conditional-format calcext:target-range-address="Feuille1.R53:Feuille1.R53">
            <calcext:condition calcext:apply-style-name="Cellule grisée" calcext:value="formula-is(#REF!=1)" calcext:base-cell-address="Feuille1.R53"/>
            <calcext:condition calcext:apply-style-name="Cellule invalide" calcext:value="formula-is(AND(#REF!&gt;1;#REF!=&quot;&quot;))" calcext:base-cell-address="Feuille1.R53"/>
          </calcext:conditional-format>
          <calcext:conditional-format calcext:target-range-address="Feuille1.R54:Feuille1.R54">
            <calcext:condition calcext:apply-style-name="Cellule grisée" calcext:value="formula-is(#REF!=1)" calcext:base-cell-address="Feuille1.R54"/>
            <calcext:condition calcext:apply-style-name="Cellule invalide" calcext:value="formula-is(AND(#REF!&gt;1;#REF!=&quot;&quot;))" calcext:base-cell-address="Feuille1.R54"/>
          </calcext:conditional-format>
          <calcext:conditional-format calcext:target-range-address="Feuille1.R55:Feuille1.R55">
            <calcext:condition calcext:apply-style-name="Cellule grisée" calcext:value="formula-is(#REF!=1)" calcext:base-cell-address="Feuille1.R55"/>
            <calcext:condition calcext:apply-style-name="Cellule invalide" calcext:value="formula-is(AND(#REF!&gt;1;#REF!=&quot;&quot;))" calcext:base-cell-address="Feuille1.R55"/>
          </calcext:conditional-format>
          <calcext:conditional-format calcext:target-range-address="Feuille1.R56:Feuille1.R56">
            <calcext:condition calcext:apply-style-name="Cellule grisée" calcext:value="formula-is(#REF!=1)" calcext:base-cell-address="Feuille1.R56"/>
            <calcext:condition calcext:apply-style-name="Cellule invalide" calcext:value="formula-is(AND(#REF!&gt;1;#REF!=&quot;&quot;))" calcext:base-cell-address="Feuille1.R56"/>
          </calcext:conditional-format>
          <calcext:conditional-format calcext:target-range-address="Feuille1.R57:Feuille1.R57">
            <calcext:condition calcext:apply-style-name="Cellule grisée" calcext:value="formula-is(#REF!=1)" calcext:base-cell-address="Feuille1.R57"/>
            <calcext:condition calcext:apply-style-name="Cellule invalide" calcext:value="formula-is(AND(#REF!&gt;1;#REF!=&quot;&quot;))" calcext:base-cell-address="Feuille1.R57"/>
          </calcext:conditional-format>
          <calcext:conditional-format calcext:target-range-address="Feuille1.R58:Feuille1.R58">
            <calcext:condition calcext:apply-style-name="Cellule grisée" calcext:value="formula-is(#REF!=1)" calcext:base-cell-address="Feuille1.R58"/>
            <calcext:condition calcext:apply-style-name="Cellule invalide" calcext:value="formula-is(AND(#REF!&gt;1;#REF!=&quot;&quot;))" calcext:base-cell-address="Feuille1.R58"/>
          </calcext:conditional-format>
          <calcext:conditional-format calcext:target-range-address="Feuille1.R59:Feuille1.R59">
            <calcext:condition calcext:apply-style-name="Cellule grisée" calcext:value="formula-is(#REF!=1)" calcext:base-cell-address="Feuille1.R59"/>
            <calcext:condition calcext:apply-style-name="Cellule invalide" calcext:value="formula-is(AND(#REF!&gt;1;#REF!=&quot;&quot;))" calcext:base-cell-address="Feuille1.R59"/>
          </calcext:conditional-format>
          <calcext:conditional-format calcext:target-range-address="Feuille1.R60:Feuille1.R60">
            <calcext:condition calcext:apply-style-name="Cellule grisée" calcext:value="formula-is(#REF!=1)" calcext:base-cell-address="Feuille1.R60"/>
            <calcext:condition calcext:apply-style-name="Cellule invalide" calcext:value="formula-is(AND(#REF!&gt;1;#REF!=&quot;&quot;))" calcext:base-cell-address="Feuille1.R60"/>
          </calcext:conditional-format>
          <calcext:conditional-format calcext:target-range-address="Feuille1.R61:Feuille1.R61">
            <calcext:condition calcext:apply-style-name="Cellule grisée" calcext:value="formula-is(#REF!=1)" calcext:base-cell-address="Feuille1.R61"/>
            <calcext:condition calcext:apply-style-name="Cellule invalide" calcext:value="formula-is(AND(#REF!&gt;1;#REF!=&quot;&quot;))" calcext:base-cell-address="Feuille1.R61"/>
          </calcext:conditional-format>
          <calcext:conditional-format calcext:target-range-address="Feuille1.R63:Feuille1.R63">
            <calcext:condition calcext:apply-style-name="Cellule grisée" calcext:value="formula-is(#REF!=1)" calcext:base-cell-address="Feuille1.R63"/>
            <calcext:condition calcext:apply-style-name="Cellule invalide" calcext:value="formula-is(AND(#REF!&gt;1;#REF!=&quot;&quot;))" calcext:base-cell-address="Feuille1.R63"/>
          </calcext:conditional-format>
          <calcext:conditional-format calcext:target-range-address="Feuille1.R64:Feuille1.R64">
            <calcext:condition calcext:apply-style-name="Cellule grisée" calcext:value="formula-is(#REF!=1)" calcext:base-cell-address="Feuille1.R64"/>
            <calcext:condition calcext:apply-style-name="Cellule invalide" calcext:value="formula-is(AND(#REF!&gt;1;#REF!=&quot;&quot;))" calcext:base-cell-address="Feuille1.R64"/>
          </calcext:conditional-format>
          <calcext:conditional-format calcext:target-range-address="Feuille1.R65:Feuille1.R65">
            <calcext:condition calcext:apply-style-name="Cellule grisée" calcext:value="formula-is(#REF!=1)" calcext:base-cell-address="Feuille1.R65"/>
            <calcext:condition calcext:apply-style-name="Cellule invalide" calcext:value="formula-is(AND(#REF!&gt;1;#REF!=&quot;&quot;))" calcext:base-cell-address="Feuille1.R65"/>
          </calcext:conditional-format>
          <calcext:conditional-format calcext:target-range-address="Feuille1.R66:Feuille1.R66">
            <calcext:condition calcext:apply-style-name="Cellule grisée" calcext:value="formula-is(#REF!=1)" calcext:base-cell-address="Feuille1.R66"/>
            <calcext:condition calcext:apply-style-name="Cellule invalide" calcext:value="formula-is(AND(#REF!&gt;1;#REF!=&quot;&quot;))" calcext:base-cell-address="Feuille1.R66"/>
          </calcext:conditional-format>
          <calcext:conditional-format calcext:target-range-address="Feuille1.R67:Feuille1.R67">
            <calcext:condition calcext:apply-style-name="Cellule grisée" calcext:value="formula-is(#REF!=1)" calcext:base-cell-address="Feuille1.R67"/>
            <calcext:condition calcext:apply-style-name="Cellule invalide" calcext:value="formula-is(AND(#REF!&gt;1;#REF!=&quot;&quot;))" calcext:base-cell-address="Feuille1.R67"/>
          </calcext:conditional-format>
          <calcext:conditional-format calcext:target-range-address="Feuille1.R69:Feuille1.R69">
            <calcext:condition calcext:apply-style-name="Cellule grisée" calcext:value="formula-is(#REF!=1)" calcext:base-cell-address="Feuille1.R69"/>
            <calcext:condition calcext:apply-style-name="Cellule invalide" calcext:value="formula-is(AND(#REF!&gt;1;#REF!=&quot;&quot;))" calcext:base-cell-address="Feuille1.R69"/>
          </calcext:conditional-format>
          <calcext:conditional-format calcext:target-range-address="Feuille1.R70:Feuille1.R70">
            <calcext:condition calcext:apply-style-name="Cellule grisée" calcext:value="formula-is(#REF!=1)" calcext:base-cell-address="Feuille1.R70"/>
            <calcext:condition calcext:apply-style-name="Cellule invalide" calcext:value="formula-is(AND(#REF!&gt;1;#REF!=&quot;&quot;))" calcext:base-cell-address="Feuille1.R70"/>
          </calcext:conditional-format>
          <calcext:conditional-format calcext:target-range-address="Feuille1.R71:Feuille1.R71">
            <calcext:condition calcext:apply-style-name="Cellule grisée" calcext:value="formula-is(#REF!=1)" calcext:base-cell-address="Feuille1.R71"/>
            <calcext:condition calcext:apply-style-name="Cellule invalide" calcext:value="formula-is(AND(#REF!&gt;1;#REF!=&quot;&quot;))" calcext:base-cell-address="Feuille1.R71"/>
          </calcext:conditional-format>
          <calcext:conditional-format calcext:target-range-address="Feuille1.R72:Feuille1.R72">
            <calcext:condition calcext:apply-style-name="Cellule grisée" calcext:value="formula-is(#REF!=1)" calcext:base-cell-address="Feuille1.R72"/>
            <calcext:condition calcext:apply-style-name="Cellule invalide" calcext:value="formula-is(AND(#REF!&gt;1;#REF!=&quot;&quot;))" calcext:base-cell-address="Feuille1.R72"/>
          </calcext:conditional-format>
          <calcext:conditional-format calcext:target-range-address="Feuille1.R73:Feuille1.R73">
            <calcext:condition calcext:apply-style-name="Cellule grisée" calcext:value="formula-is(#REF!=1)" calcext:base-cell-address="Feuille1.R73"/>
            <calcext:condition calcext:apply-style-name="Cellule invalide" calcext:value="formula-is(AND(#REF!&gt;1;#REF!=&quot;&quot;))" calcext:base-cell-address="Feuille1.R73"/>
          </calcext:conditional-format>
          <calcext:conditional-format calcext:target-range-address="Feuille1.R74:Feuille1.R74">
            <calcext:condition calcext:apply-style-name="Cellule grisée" calcext:value="formula-is(#REF!=1)" calcext:base-cell-address="Feuille1.R74"/>
            <calcext:condition calcext:apply-style-name="Cellule invalide" calcext:value="formula-is(AND(#REF!&gt;1;#REF!=&quot;&quot;))" calcext:base-cell-address="Feuille1.R74"/>
          </calcext:conditional-format>
          <calcext:conditional-format calcext:target-range-address="Feuille1.R75:Feuille1.R75">
            <calcext:condition calcext:apply-style-name="Cellule grisée" calcext:value="formula-is(#REF!=1)" calcext:base-cell-address="Feuille1.R75"/>
            <calcext:condition calcext:apply-style-name="Cellule invalide" calcext:value="formula-is(AND(#REF!&gt;1;#REF!=&quot;&quot;))" calcext:base-cell-address="Feuille1.R75"/>
          </calcext:conditional-format>
          <calcext:conditional-format calcext:target-range-address="Feuille1.R76:Feuille1.R76">
            <calcext:condition calcext:apply-style-name="Cellule grisée" calcext:value="formula-is(#REF!=1)" calcext:base-cell-address="Feuille1.R76"/>
            <calcext:condition calcext:apply-style-name="Cellule invalide" calcext:value="formula-is(AND(#REF!&gt;1;#REF!=&quot;&quot;))" calcext:base-cell-address="Feuille1.R76"/>
          </calcext:conditional-format>
          <calcext:conditional-format calcext:target-range-address="Feuille1.R77:Feuille1.R77">
            <calcext:condition calcext:apply-style-name="Cellule grisée" calcext:value="formula-is(#REF!=1)" calcext:base-cell-address="Feuille1.R77"/>
            <calcext:condition calcext:apply-style-name="Cellule invalide" calcext:value="formula-is(AND(#REF!&gt;1;#REF!=&quot;&quot;))" calcext:base-cell-address="Feuille1.R77"/>
          </calcext:conditional-format>
          <calcext:conditional-format calcext:target-range-address="Feuille1.R78:Feuille1.R78">
            <calcext:condition calcext:apply-style-name="Cellule grisée" calcext:value="formula-is(#REF!=1)" calcext:base-cell-address="Feuille1.R78"/>
            <calcext:condition calcext:apply-style-name="Cellule invalide" calcext:value="formula-is(AND(#REF!&gt;1;#REF!=&quot;&quot;))" calcext:base-cell-address="Feuille1.R78"/>
          </calcext:conditional-format>
          <calcext:conditional-format calcext:target-range-address="Feuille1.R79:Feuille1.R79">
            <calcext:condition calcext:apply-style-name="Cellule grisée" calcext:value="formula-is(#REF!=1)" calcext:base-cell-address="Feuille1.R79"/>
            <calcext:condition calcext:apply-style-name="Cellule invalide" calcext:value="formula-is(AND(#REF!&gt;1;#REF!=&quot;&quot;))" calcext:base-cell-address="Feuille1.R79"/>
          </calcext:conditional-format>
          <calcext:conditional-format calcext:target-range-address="Feuille1.R80:Feuille1.R80">
            <calcext:condition calcext:apply-style-name="Cellule grisée" calcext:value="formula-is(#REF!=1)" calcext:base-cell-address="Feuille1.R80"/>
            <calcext:condition calcext:apply-style-name="Cellule invalide" calcext:value="formula-is(AND(#REF!&gt;1;#REF!=&quot;&quot;))" calcext:base-cell-address="Feuille1.R80"/>
          </calcext:conditional-format>
          <calcext:conditional-format calcext:target-range-address="Feuille1.R81:Feuille1.R81">
            <calcext:condition calcext:apply-style-name="Cellule grisée" calcext:value="formula-is(#REF!=1)" calcext:base-cell-address="Feuille1.R81"/>
            <calcext:condition calcext:apply-style-name="Cellule invalide" calcext:value="formula-is(AND(#REF!&gt;1;#REF!=&quot;&quot;))" calcext:base-cell-address="Feuille1.R81"/>
          </calcext:conditional-format>
          <calcext:conditional-format calcext:target-range-address="Feuille1.R83:Feuille1.R83">
            <calcext:condition calcext:apply-style-name="Cellule grisée" calcext:value="formula-is(#REF!=1)" calcext:base-cell-address="Feuille1.R83"/>
            <calcext:condition calcext:apply-style-name="Cellule invalide" calcext:value="formula-is(AND(#REF!&gt;1;#REF!=&quot;&quot;))" calcext:base-cell-address="Feuille1.R83"/>
          </calcext:conditional-format>
          <calcext:conditional-format calcext:target-range-address="Feuille1.R84:Feuille1.R84">
            <calcext:condition calcext:apply-style-name="Cellule grisée" calcext:value="formula-is(#REF!=1)" calcext:base-cell-address="Feuille1.R84"/>
            <calcext:condition calcext:apply-style-name="Cellule invalide" calcext:value="formula-is(AND(#REF!&gt;1;#REF!=&quot;&quot;))" calcext:base-cell-address="Feuille1.R84"/>
          </calcext:conditional-format>
          <calcext:conditional-format calcext:target-range-address="Feuille1.R85:Feuille1.R85">
            <calcext:condition calcext:apply-style-name="Cellule grisée" calcext:value="formula-is(#REF!=1)" calcext:base-cell-address="Feuille1.R85"/>
            <calcext:condition calcext:apply-style-name="Cellule invalide" calcext:value="formula-is(AND(#REF!&gt;1;#REF!=&quot;&quot;))" calcext:base-cell-address="Feuille1.R85"/>
          </calcext:conditional-format>
          <calcext:conditional-format calcext:target-range-address="Feuille1.R86:Feuille1.R86">
            <calcext:condition calcext:apply-style-name="Cellule grisée" calcext:value="formula-is(#REF!=1)" calcext:base-cell-address="Feuille1.R86"/>
            <calcext:condition calcext:apply-style-name="Cellule invalide" calcext:value="formula-is(AND(#REF!&gt;1;#REF!=&quot;&quot;))" calcext:base-cell-address="Feuille1.R86"/>
          </calcext:conditional-format>
          <calcext:conditional-format calcext:target-range-address="Feuille1.R87:Feuille1.R87">
            <calcext:condition calcext:apply-style-name="Cellule grisée" calcext:value="formula-is(#REF!=1)" calcext:base-cell-address="Feuille1.R87"/>
            <calcext:condition calcext:apply-style-name="Cellule invalide" calcext:value="formula-is(AND(#REF!&gt;1;#REF!=&quot;&quot;))" calcext:base-cell-address="Feuille1.R87"/>
          </calcext:conditional-format>
          <calcext:conditional-format calcext:target-range-address="Feuille1.D88:Feuille1.F88 Feuille1.A88:Feuille1.B88">
            <calcext:condition calcext:apply-style-name="Cellule invalide" calcext:value="=&quot;&quot;" calcext:base-cell-address="Feuille1.A88"/>
          </calcext:conditional-format>
          <calcext:conditional-format calcext:target-range-address="Feuille1.V88:Feuille1.V88">
            <calcext:condition calcext:apply-style-name="Cellule grisée" calcext:value="formula-is([.U88]=0)" calcext:base-cell-address="Feuille1.V88"/>
            <calcext:condition calcext:apply-style-name="Cellule invalide" calcext:value="formula-is(AND([.U88]&lt;&gt;0;[.V88]=&quot;&quot;))" calcext:base-cell-address="Feuille1.V88"/>
          </calcext:conditional-format>
          <calcext:conditional-format calcext:target-range-address="Feuille1.W88:Feuille1.W88">
            <calcext:condition calcext:apply-style-name="Cellule grisée" calcext:value="formula-is([.U88]=0)" calcext:base-cell-address="Feuille1.W88"/>
            <calcext:condition calcext:apply-style-name="Cellule invalide" calcext:value="formula-is(AND([.U88]&lt;&gt;0;[.W88]=&quot;&quot;))" calcext:base-cell-address="Feuille1.W88"/>
          </calcext:conditional-format>
          <calcext:conditional-format calcext:target-range-address="Feuille1.X88:Feuille1.Y88">
            <calcext:condition calcext:apply-style-name="Cellule grisée" calcext:value="formula-is([.U88]=0)" calcext:base-cell-address="Feuille1.X88"/>
            <calcext:condition calcext:apply-style-name="Cellule invalide" calcext:value="formula-is(AND([.U88]&lt;&gt;0;[.X88]=&quot;&quot;))" calcext:base-cell-address="Feuille1.X88"/>
          </calcext:conditional-format>
          <calcext:conditional-format calcext:target-range-address="Feuille1.Z88:Feuille1.Z88">
            <calcext:condition calcext:apply-style-name="Cellule grisée" calcext:value="formula-is([.W88]=0)" calcext:base-cell-address="Feuille1.Z88"/>
            <calcext:condition calcext:apply-style-name="Cellule invalide" calcext:value="formula-is(AND([.W88]&lt;&gt;0;[.Z88]=&quot;&quot;))" calcext:base-cell-address="Feuille1.Z88"/>
          </calcext:conditional-format>
          <calcext:conditional-format calcext:target-range-address="Feuille1.C88:Feuille1.C88">
            <calcext:condition calcext:apply-style-name="Cellule invalide" calcext:value="=&quot;&quot;" calcext:base-cell-address="Feuille1.C88"/>
          </calcext:conditional-format>
          <calcext:conditional-format calcext:target-range-address="Feuille1.O88:Feuille1.O88 Feuille1.S88:Feuille1.T88 Feuille1.K88:Feuille1.L88">
            <calcext:condition calcext:apply-style-name="Cellule invalide" calcext:value="=&quot;&quot;" calcext:base-cell-address="Feuille1.K88"/>
          </calcext:conditional-format>
          <calcext:conditional-format calcext:target-range-address="Feuille1.M88:Feuille1.M88">
            <calcext:condition calcext:apply-style-name="Cellule grisée" calcext:value="formula-is(#REF!=0)" calcext:base-cell-address="Feuille1.M88"/>
          </calcext:conditional-format>
          <calcext:conditional-format calcext:target-range-address="Feuille1.P88:Feuille1.P88">
            <calcext:condition calcext:apply-style-name="Cellule grisée" calcext:value="formula-is(#REF!=1)" calcext:base-cell-address="Feuille1.P88"/>
            <calcext:condition calcext:apply-style-name="Cellule invalide" calcext:value="formula-is(AND(#REF!&gt;1;#REF!=&quot;&quot;))" calcext:base-cell-address="Feuille1.P88"/>
          </calcext:conditional-format>
          <calcext:conditional-format calcext:target-range-address="Feuille1.Q88:Feuille1.Q88">
            <calcext:condition calcext:apply-style-name="Cellule grisée" calcext:value="formula-is(#REF!=1)" calcext:base-cell-address="Feuille1.Q88"/>
            <calcext:condition calcext:apply-style-name="Cellule invalide" calcext:value="formula-is(AND(#REF!&gt;1;#REF!=&quot;&quot;))" calcext:base-cell-address="Feuille1.Q88"/>
          </calcext:conditional-format>
          <calcext:conditional-format calcext:target-range-address="Feuille1.H88:Feuille1.H88">
            <calcext:condition calcext:apply-style-name="Cellule invalide" calcext:value="=&quot;&quot;" calcext:base-cell-address="Feuille1.H88"/>
          </calcext:conditional-format>
          <calcext:conditional-format calcext:target-range-address="Feuille1.U88:Feuille1.U88">
            <calcext:condition calcext:apply-style-name="Cellule invalide" calcext:value="=&quot;&quot;" calcext:base-cell-address="Feuille1.U88"/>
          </calcext:conditional-format>
          <calcext:conditional-format calcext:target-range-address="Feuille1.J88:Feuille1.J88">
            <calcext:condition calcext:apply-style-name="Cellule invalide" calcext:value="=&quot;&quot;" calcext:base-cell-address="Feuille1.J88"/>
          </calcext:conditional-format>
          <calcext:conditional-format calcext:target-range-address="Feuille1.I88:Feuille1.I88">
            <calcext:condition calcext:apply-style-name="Cellule invalide" calcext:value="=&quot;&quot;" calcext:base-cell-address="Feuille1.I88"/>
          </calcext:conditional-format>
          <calcext:conditional-format calcext:target-range-address="Feuille1.R88:Feuille1.R88">
            <calcext:condition calcext:apply-style-name="Cellule grisée" calcext:value="formula-is(#REF!=1)" calcext:base-cell-address="Feuille1.R88"/>
            <calcext:condition calcext:apply-style-name="Cellule invalide" calcext:value="formula-is(AND(#REF!&gt;1;#REF!=&quot;&quot;))" calcext:base-cell-address="Feuille1.R88"/>
          </calcext:conditional-format>
          <calcext:conditional-format calcext:target-range-address="Feuille1.T85:Feuille1.T85">
            <calcext:condition calcext:apply-style-name="Cellule invalide" calcext:value="=&quot;&quot;" calcext:base-cell-address="Feuille1.T85"/>
          </calcext:conditional-format>
          <calcext:conditional-format calcext:target-range-address="Feuille1.N3:Feuille1.N3">
            <calcext:condition calcext:apply-style-name="Cellule grisée" calcext:value="formula-is(#REF!=0)" calcext:base-cell-address="Feuille1.N3"/>
          </calcext:conditional-format>
          <calcext:conditional-format calcext:target-range-address="Feuille1.M22:Feuille1.M22">
            <calcext:condition calcext:apply-style-name="Cellule grisée" calcext:value="formula-is(#REF!=0)" calcext:base-cell-address="Feuille1.M22"/>
          </calcext:conditional-format>
          <calcext:conditional-format calcext:target-range-address="Feuille1.M23:Feuille1.M23">
            <calcext:condition calcext:apply-style-name="Cellule grisée" calcext:value="formula-is(#REF!=0)" calcext:base-cell-address="Feuille1.M23"/>
          </calcext:conditional-format>
          <calcext:conditional-format calcext:target-range-address="Feuille1.M24:Feuille1.M24">
            <calcext:condition calcext:apply-style-name="Cellule grisée" calcext:value="formula-is(#REF!=0)" calcext:base-cell-address="Feuille1.M24"/>
          </calcext:conditional-format>
          <calcext:conditional-format calcext:target-range-address="Feuille1.M25:Feuille1.M25">
            <calcext:condition calcext:apply-style-name="Cellule grisée" calcext:value="formula-is(#REF!=0)" calcext:base-cell-address="Feuille1.M25"/>
          </calcext:conditional-format>
          <calcext:conditional-format calcext:target-range-address="Feuille1.N6:Feuille1.N6">
            <calcext:condition calcext:apply-style-name="Cellule grisée" calcext:value="formula-is(#REF!=0)" calcext:base-cell-address="Feuille1.N6"/>
          </calcext:conditional-format>
          <calcext:conditional-format calcext:target-range-address="Feuille1.N7:Feuille1.N7">
            <calcext:condition calcext:apply-style-name="Cellule grisée" calcext:value="formula-is(#REF!=0)" calcext:base-cell-address="Feuille1.N7"/>
          </calcext:conditional-format>
          <calcext:conditional-format calcext:target-range-address="Feuille1.N8:Feuille1.N8">
            <calcext:condition calcext:apply-style-name="Cellule grisée" calcext:value="formula-is(#REF!=0)" calcext:base-cell-address="Feuille1.N8"/>
          </calcext:conditional-format>
          <calcext:conditional-format calcext:target-range-address="Feuille1.N9:Feuille1.N9">
            <calcext:condition calcext:apply-style-name="Cellule grisée" calcext:value="formula-is(#REF!=0)" calcext:base-cell-address="Feuille1.N9"/>
          </calcext:conditional-format>
          <calcext:conditional-format calcext:target-range-address="Feuille1.N10:Feuille1.N10">
            <calcext:condition calcext:apply-style-name="Cellule grisée" calcext:value="formula-is(#REF!=0)" calcext:base-cell-address="Feuille1.N10"/>
          </calcext:conditional-format>
          <calcext:conditional-format calcext:target-range-address="Feuille1.N11:Feuille1.N11">
            <calcext:condition calcext:apply-style-name="Cellule grisée" calcext:value="formula-is(#REF!=0)" calcext:base-cell-address="Feuille1.N11"/>
          </calcext:conditional-format>
          <calcext:conditional-format calcext:target-range-address="Feuille1.N12:Feuille1.N12">
            <calcext:condition calcext:apply-style-name="Cellule grisée" calcext:value="formula-is(#REF!=0)" calcext:base-cell-address="Feuille1.N12"/>
          </calcext:conditional-format>
          <calcext:conditional-format calcext:target-range-address="Feuille1.N13:Feuille1.N13">
            <calcext:condition calcext:apply-style-name="Cellule grisée" calcext:value="formula-is(#REF!=0)" calcext:base-cell-address="Feuille1.N13"/>
          </calcext:conditional-format>
          <calcext:conditional-format calcext:target-range-address="Feuille1.N14:Feuille1.N14">
            <calcext:condition calcext:apply-style-name="Cellule grisée" calcext:value="formula-is(#REF!=0)" calcext:base-cell-address="Feuille1.N14"/>
          </calcext:conditional-format>
          <calcext:conditional-format calcext:target-range-address="Feuille1.N15:Feuille1.N15">
            <calcext:condition calcext:apply-style-name="Cellule grisée" calcext:value="formula-is(#REF!=0)" calcext:base-cell-address="Feuille1.N15"/>
          </calcext:conditional-format>
          <calcext:conditional-format calcext:target-range-address="Feuille1.N16:Feuille1.N16">
            <calcext:condition calcext:apply-style-name="Cellule grisée" calcext:value="formula-is(#REF!=0)" calcext:base-cell-address="Feuille1.N16"/>
          </calcext:conditional-format>
          <calcext:conditional-format calcext:target-range-address="Feuille1.N17:Feuille1.N17">
            <calcext:condition calcext:apply-style-name="Cellule grisée" calcext:value="formula-is(#REF!=0)" calcext:base-cell-address="Feuille1.N17"/>
          </calcext:conditional-format>
          <calcext:conditional-format calcext:target-range-address="Feuille1.N18:Feuille1.N18">
            <calcext:condition calcext:apply-style-name="Cellule grisée" calcext:value="formula-is(#REF!=0)" calcext:base-cell-address="Feuille1.N18"/>
          </calcext:conditional-format>
          <calcext:conditional-format calcext:target-range-address="Feuille1.N19:Feuille1.N19">
            <calcext:condition calcext:apply-style-name="Cellule grisée" calcext:value="formula-is(#REF!=0)" calcext:base-cell-address="Feuille1.N19"/>
          </calcext:conditional-format>
          <calcext:conditional-format calcext:target-range-address="Feuille1.N20:Feuille1.N20">
            <calcext:condition calcext:apply-style-name="Cellule grisée" calcext:value="formula-is(#REF!=0)" calcext:base-cell-address="Feuille1.N20"/>
          </calcext:conditional-format>
          <calcext:conditional-format calcext:target-range-address="Feuille1.N21:Feuille1.N21">
            <calcext:condition calcext:apply-style-name="Cellule grisée" calcext:value="formula-is(#REF!=0)" calcext:base-cell-address="Feuille1.N21"/>
          </calcext:conditional-format>
          <calcext:conditional-format calcext:target-range-address="Feuille1.N22:Feuille1.N22">
            <calcext:condition calcext:apply-style-name="Cellule grisée" calcext:value="formula-is(#REF!=0)" calcext:base-cell-address="Feuille1.N22"/>
          </calcext:conditional-format>
          <calcext:conditional-format calcext:target-range-address="Feuille1.N23:Feuille1.N23">
            <calcext:condition calcext:apply-style-name="Cellule grisée" calcext:value="formula-is(#REF!=0)" calcext:base-cell-address="Feuille1.N23"/>
          </calcext:conditional-format>
          <calcext:conditional-format calcext:target-range-address="Feuille1.N24:Feuille1.N24">
            <calcext:condition calcext:apply-style-name="Cellule grisée" calcext:value="formula-is(#REF!=0)" calcext:base-cell-address="Feuille1.N24"/>
          </calcext:conditional-format>
          <calcext:conditional-format calcext:target-range-address="Feuille1.N25:Feuille1.N25">
            <calcext:condition calcext:apply-style-name="Cellule grisée" calcext:value="formula-is(#REF!=0)" calcext:base-cell-address="Feuille1.N25"/>
          </calcext:conditional-format>
          <calcext:conditional-format calcext:target-range-address="Feuille1.N26:Feuille1.N26">
            <calcext:condition calcext:apply-style-name="Cellule grisée" calcext:value="formula-is(#REF!=0)" calcext:base-cell-address="Feuille1.N26"/>
          </calcext:conditional-format>
          <calcext:conditional-format calcext:target-range-address="Feuille1.N27:Feuille1.N27">
            <calcext:condition calcext:apply-style-name="Cellule grisée" calcext:value="formula-is(#REF!=0)" calcext:base-cell-address="Feuille1.N27"/>
          </calcext:conditional-format>
          <calcext:conditional-format calcext:target-range-address="Feuille1.N28:Feuille1.N28">
            <calcext:condition calcext:apply-style-name="Cellule grisée" calcext:value="formula-is(#REF!=0)" calcext:base-cell-address="Feuille1.N28"/>
          </calcext:conditional-format>
          <calcext:conditional-format calcext:target-range-address="Feuille1.N29:Feuille1.N29">
            <calcext:condition calcext:apply-style-name="Cellule grisée" calcext:value="formula-is(#REF!=0)" calcext:base-cell-address="Feuille1.N29"/>
          </calcext:conditional-format>
          <calcext:conditional-format calcext:target-range-address="Feuille1.N30:Feuille1.N30">
            <calcext:condition calcext:apply-style-name="Cellule grisée" calcext:value="formula-is(#REF!=0)" calcext:base-cell-address="Feuille1.N30"/>
          </calcext:conditional-format>
          <calcext:conditional-format calcext:target-range-address="Feuille1.N31:Feuille1.N31">
            <calcext:condition calcext:apply-style-name="Cellule grisée" calcext:value="formula-is(#REF!=0)" calcext:base-cell-address="Feuille1.N31"/>
          </calcext:conditional-format>
          <calcext:conditional-format calcext:target-range-address="Feuille1.N32:Feuille1.N32">
            <calcext:condition calcext:apply-style-name="Cellule grisée" calcext:value="formula-is(#REF!=0)" calcext:base-cell-address="Feuille1.N32"/>
          </calcext:conditional-format>
          <calcext:conditional-format calcext:target-range-address="Feuille1.N33:Feuille1.N33">
            <calcext:condition calcext:apply-style-name="Cellule grisée" calcext:value="formula-is(#REF!=0)" calcext:base-cell-address="Feuille1.N33"/>
          </calcext:conditional-format>
          <calcext:conditional-format calcext:target-range-address="Feuille1.N34:Feuille1.N34">
            <calcext:condition calcext:apply-style-name="Cellule grisée" calcext:value="formula-is(#REF!=0)" calcext:base-cell-address="Feuille1.N34"/>
          </calcext:conditional-format>
          <calcext:conditional-format calcext:target-range-address="Feuille1.N35:Feuille1.N35">
            <calcext:condition calcext:apply-style-name="Cellule grisée" calcext:value="formula-is(#REF!=0)" calcext:base-cell-address="Feuille1.N35"/>
          </calcext:conditional-format>
          <calcext:conditional-format calcext:target-range-address="Feuille1.N36:Feuille1.N36">
            <calcext:condition calcext:apply-style-name="Cellule grisée" calcext:value="formula-is(#REF!=0)" calcext:base-cell-address="Feuille1.N36"/>
          </calcext:conditional-format>
          <calcext:conditional-format calcext:target-range-address="Feuille1.N37:Feuille1.N37">
            <calcext:condition calcext:apply-style-name="Cellule grisée" calcext:value="formula-is(#REF!=0)" calcext:base-cell-address="Feuille1.N37"/>
          </calcext:conditional-format>
          <calcext:conditional-format calcext:target-range-address="Feuille1.N38:Feuille1.N38">
            <calcext:condition calcext:apply-style-name="Cellule grisée" calcext:value="formula-is(#REF!=0)" calcext:base-cell-address="Feuille1.N38"/>
          </calcext:conditional-format>
          <calcext:conditional-format calcext:target-range-address="Feuille1.N39:Feuille1.N39">
            <calcext:condition calcext:apply-style-name="Cellule grisée" calcext:value="formula-is(#REF!=0)" calcext:base-cell-address="Feuille1.N39"/>
          </calcext:conditional-format>
          <calcext:conditional-format calcext:target-range-address="Feuille1.N40:Feuille1.N40">
            <calcext:condition calcext:apply-style-name="Cellule grisée" calcext:value="formula-is(#REF!=0)" calcext:base-cell-address="Feuille1.N40"/>
          </calcext:conditional-format>
          <calcext:conditional-format calcext:target-range-address="Feuille1.N41:Feuille1.N41">
            <calcext:condition calcext:apply-style-name="Cellule grisée" calcext:value="formula-is(#REF!=0)" calcext:base-cell-address="Feuille1.N41"/>
          </calcext:conditional-format>
          <calcext:conditional-format calcext:target-range-address="Feuille1.N42:Feuille1.N42">
            <calcext:condition calcext:apply-style-name="Cellule grisée" calcext:value="formula-is(#REF!=0)" calcext:base-cell-address="Feuille1.N42"/>
          </calcext:conditional-format>
          <calcext:conditional-format calcext:target-range-address="Feuille1.N43:Feuille1.N43">
            <calcext:condition calcext:apply-style-name="Cellule grisée" calcext:value="formula-is(#REF!=0)" calcext:base-cell-address="Feuille1.N43"/>
          </calcext:conditional-format>
          <calcext:conditional-format calcext:target-range-address="Feuille1.N44:Feuille1.N44">
            <calcext:condition calcext:apply-style-name="Cellule grisée" calcext:value="formula-is(#REF!=0)" calcext:base-cell-address="Feuille1.N44"/>
          </calcext:conditional-format>
          <calcext:conditional-format calcext:target-range-address="Feuille1.N45:Feuille1.N45">
            <calcext:condition calcext:apply-style-name="Cellule grisée" calcext:value="formula-is(#REF!=0)" calcext:base-cell-address="Feuille1.N45"/>
          </calcext:conditional-format>
          <calcext:conditional-format calcext:target-range-address="Feuille1.N46:Feuille1.N46">
            <calcext:condition calcext:apply-style-name="Cellule grisée" calcext:value="formula-is(#REF!=0)" calcext:base-cell-address="Feuille1.N46"/>
          </calcext:conditional-format>
          <calcext:conditional-format calcext:target-range-address="Feuille1.N47:Feuille1.N47">
            <calcext:condition calcext:apply-style-name="Cellule grisée" calcext:value="formula-is(#REF!=0)" calcext:base-cell-address="Feuille1.N47"/>
          </calcext:conditional-format>
          <calcext:conditional-format calcext:target-range-address="Feuille1.N48:Feuille1.N48">
            <calcext:condition calcext:apply-style-name="Cellule grisée" calcext:value="formula-is(#REF!=0)" calcext:base-cell-address="Feuille1.N48"/>
          </calcext:conditional-format>
          <calcext:conditional-format calcext:target-range-address="Feuille1.N49:Feuille1.N49">
            <calcext:condition calcext:apply-style-name="Cellule grisée" calcext:value="formula-is(#REF!=0)" calcext:base-cell-address="Feuille1.N49"/>
          </calcext:conditional-format>
          <calcext:conditional-format calcext:target-range-address="Feuille1.N50:Feuille1.N50">
            <calcext:condition calcext:apply-style-name="Cellule grisée" calcext:value="formula-is(#REF!=0)" calcext:base-cell-address="Feuille1.N50"/>
          </calcext:conditional-format>
          <calcext:conditional-format calcext:target-range-address="Feuille1.N51:Feuille1.N51">
            <calcext:condition calcext:apply-style-name="Cellule grisée" calcext:value="formula-is(#REF!=0)" calcext:base-cell-address="Feuille1.N51"/>
          </calcext:conditional-format>
          <calcext:conditional-format calcext:target-range-address="Feuille1.N52:Feuille1.N52">
            <calcext:condition calcext:apply-style-name="Cellule grisée" calcext:value="formula-is(#REF!=0)" calcext:base-cell-address="Feuille1.N52"/>
          </calcext:conditional-format>
          <calcext:conditional-format calcext:target-range-address="Feuille1.N53:Feuille1.N53">
            <calcext:condition calcext:apply-style-name="Cellule grisée" calcext:value="formula-is(#REF!=0)" calcext:base-cell-address="Feuille1.N53"/>
          </calcext:conditional-format>
          <calcext:conditional-format calcext:target-range-address="Feuille1.N54:Feuille1.N54">
            <calcext:condition calcext:apply-style-name="Cellule grisée" calcext:value="formula-is(#REF!=0)" calcext:base-cell-address="Feuille1.N54"/>
          </calcext:conditional-format>
          <calcext:conditional-format calcext:target-range-address="Feuille1.N55:Feuille1.N55">
            <calcext:condition calcext:apply-style-name="Cellule grisée" calcext:value="formula-is(#REF!=0)" calcext:base-cell-address="Feuille1.N55"/>
          </calcext:conditional-format>
          <calcext:conditional-format calcext:target-range-address="Feuille1.N56:Feuille1.N56">
            <calcext:condition calcext:apply-style-name="Cellule grisée" calcext:value="formula-is(#REF!=0)" calcext:base-cell-address="Feuille1.N56"/>
          </calcext:conditional-format>
          <calcext:conditional-format calcext:target-range-address="Feuille1.N57:Feuille1.N57">
            <calcext:condition calcext:apply-style-name="Cellule grisée" calcext:value="formula-is(#REF!=0)" calcext:base-cell-address="Feuille1.N57"/>
          </calcext:conditional-format>
          <calcext:conditional-format calcext:target-range-address="Feuille1.N58:Feuille1.N58">
            <calcext:condition calcext:apply-style-name="Cellule grisée" calcext:value="formula-is(#REF!=0)" calcext:base-cell-address="Feuille1.N58"/>
          </calcext:conditional-format>
          <calcext:conditional-format calcext:target-range-address="Feuille1.N59:Feuille1.N59">
            <calcext:condition calcext:apply-style-name="Cellule grisée" calcext:value="formula-is(#REF!=0)" calcext:base-cell-address="Feuille1.N59"/>
          </calcext:conditional-format>
          <calcext:conditional-format calcext:target-range-address="Feuille1.N60:Feuille1.N60">
            <calcext:condition calcext:apply-style-name="Cellule grisée" calcext:value="formula-is(#REF!=0)" calcext:base-cell-address="Feuille1.N60"/>
          </calcext:conditional-format>
          <calcext:conditional-format calcext:target-range-address="Feuille1.N61:Feuille1.N61">
            <calcext:condition calcext:apply-style-name="Cellule grisée" calcext:value="formula-is(#REF!=0)" calcext:base-cell-address="Feuille1.N61"/>
          </calcext:conditional-format>
          <calcext:conditional-format calcext:target-range-address="Feuille1.N63:Feuille1.N63">
            <calcext:condition calcext:apply-style-name="Cellule grisée" calcext:value="formula-is(#REF!=0)" calcext:base-cell-address="Feuille1.N63"/>
          </calcext:conditional-format>
          <calcext:conditional-format calcext:target-range-address="Feuille1.N64:Feuille1.N64">
            <calcext:condition calcext:apply-style-name="Cellule grisée" calcext:value="formula-is(#REF!=0)" calcext:base-cell-address="Feuille1.N64"/>
          </calcext:conditional-format>
          <calcext:conditional-format calcext:target-range-address="Feuille1.N65:Feuille1.N65">
            <calcext:condition calcext:apply-style-name="Cellule grisée" calcext:value="formula-is(#REF!=0)" calcext:base-cell-address="Feuille1.N65"/>
          </calcext:conditional-format>
          <calcext:conditional-format calcext:target-range-address="Feuille1.N66:Feuille1.N66">
            <calcext:condition calcext:apply-style-name="Cellule grisée" calcext:value="formula-is(#REF!=0)" calcext:base-cell-address="Feuille1.N66"/>
          </calcext:conditional-format>
          <calcext:conditional-format calcext:target-range-address="Feuille1.N67:Feuille1.N67">
            <calcext:condition calcext:apply-style-name="Cellule grisée" calcext:value="formula-is(#REF!=0)" calcext:base-cell-address="Feuille1.N67"/>
          </calcext:conditional-format>
          <calcext:conditional-format calcext:target-range-address="Feuille1.N69:Feuille1.N69">
            <calcext:condition calcext:apply-style-name="Cellule grisée" calcext:value="formula-is(#REF!=0)" calcext:base-cell-address="Feuille1.N69"/>
          </calcext:conditional-format>
          <calcext:conditional-format calcext:target-range-address="Feuille1.N70:Feuille1.N70">
            <calcext:condition calcext:apply-style-name="Cellule grisée" calcext:value="formula-is(#REF!=0)" calcext:base-cell-address="Feuille1.N70"/>
          </calcext:conditional-format>
          <calcext:conditional-format calcext:target-range-address="Feuille1.N71:Feuille1.N71">
            <calcext:condition calcext:apply-style-name="Cellule grisée" calcext:value="formula-is(#REF!=0)" calcext:base-cell-address="Feuille1.N71"/>
          </calcext:conditional-format>
          <calcext:conditional-format calcext:target-range-address="Feuille1.N72:Feuille1.N72">
            <calcext:condition calcext:apply-style-name="Cellule grisée" calcext:value="formula-is(#REF!=0)" calcext:base-cell-address="Feuille1.N72"/>
          </calcext:conditional-format>
          <calcext:conditional-format calcext:target-range-address="Feuille1.N73:Feuille1.N73">
            <calcext:condition calcext:apply-style-name="Cellule grisée" calcext:value="formula-is(#REF!=0)" calcext:base-cell-address="Feuille1.N73"/>
          </calcext:conditional-format>
          <calcext:conditional-format calcext:target-range-address="Feuille1.N74:Feuille1.N74">
            <calcext:condition calcext:apply-style-name="Cellule grisée" calcext:value="formula-is(#REF!=0)" calcext:base-cell-address="Feuille1.N74"/>
          </calcext:conditional-format>
          <calcext:conditional-format calcext:target-range-address="Feuille1.N75:Feuille1.N75">
            <calcext:condition calcext:apply-style-name="Cellule grisée" calcext:value="formula-is(#REF!=0)" calcext:base-cell-address="Feuille1.N75"/>
          </calcext:conditional-format>
          <calcext:conditional-format calcext:target-range-address="Feuille1.N76:Feuille1.N76">
            <calcext:condition calcext:apply-style-name="Cellule grisée" calcext:value="formula-is(#REF!=0)" calcext:base-cell-address="Feuille1.N76"/>
          </calcext:conditional-format>
          <calcext:conditional-format calcext:target-range-address="Feuille1.N77:Feuille1.N77">
            <calcext:condition calcext:apply-style-name="Cellule grisée" calcext:value="formula-is(#REF!=0)" calcext:base-cell-address="Feuille1.N77"/>
          </calcext:conditional-format>
          <calcext:conditional-format calcext:target-range-address="Feuille1.N78:Feuille1.N78">
            <calcext:condition calcext:apply-style-name="Cellule grisée" calcext:value="formula-is(#REF!=0)" calcext:base-cell-address="Feuille1.N78"/>
          </calcext:conditional-format>
          <calcext:conditional-format calcext:target-range-address="Feuille1.N79:Feuille1.N79">
            <calcext:condition calcext:apply-style-name="Cellule grisée" calcext:value="formula-is(#REF!=0)" calcext:base-cell-address="Feuille1.N79"/>
          </calcext:conditional-format>
          <calcext:conditional-format calcext:target-range-address="Feuille1.N80:Feuille1.N80">
            <calcext:condition calcext:apply-style-name="Cellule grisée" calcext:value="formula-is(#REF!=0)" calcext:base-cell-address="Feuille1.N80"/>
          </calcext:conditional-format>
          <calcext:conditional-format calcext:target-range-address="Feuille1.N81:Feuille1.N81">
            <calcext:condition calcext:apply-style-name="Cellule grisée" calcext:value="formula-is(#REF!=0)" calcext:base-cell-address="Feuille1.N81"/>
          </calcext:conditional-format>
          <calcext:conditional-format calcext:target-range-address="Feuille1.N83:Feuille1.N83">
            <calcext:condition calcext:apply-style-name="Cellule grisée" calcext:value="formula-is(#REF!=0)" calcext:base-cell-address="Feuille1.N83"/>
          </calcext:conditional-format>
          <calcext:conditional-format calcext:target-range-address="Feuille1.N84:Feuille1.N84">
            <calcext:condition calcext:apply-style-name="Cellule grisée" calcext:value="formula-is(#REF!=0)" calcext:base-cell-address="Feuille1.N84"/>
          </calcext:conditional-format>
          <calcext:conditional-format calcext:target-range-address="Feuille1.N85:Feuille1.N85">
            <calcext:condition calcext:apply-style-name="Cellule grisée" calcext:value="formula-is(#REF!=0)" calcext:base-cell-address="Feuille1.N85"/>
          </calcext:conditional-format>
          <calcext:conditional-format calcext:target-range-address="Feuille1.N86:Feuille1.N86">
            <calcext:condition calcext:apply-style-name="Cellule grisée" calcext:value="formula-is(#REF!=0)" calcext:base-cell-address="Feuille1.N86"/>
          </calcext:conditional-format>
          <calcext:conditional-format calcext:target-range-address="Feuille1.N87:Feuille1.N87">
            <calcext:condition calcext:apply-style-name="Cellule grisée" calcext:value="formula-is(#REF!=0)" calcext:base-cell-address="Feuille1.N87"/>
          </calcext:conditional-format>
          <calcext:conditional-format calcext:target-range-address="Feuille1.N88:Feuille1.N88">
            <calcext:condition calcext:apply-style-name="Cellule grisée" calcext:value="formula-is(#REF!=0)" calcext:base-cell-address="Feuille1.N88"/>
          </calcext:conditional-format>
          <calcext:conditional-format calcext:target-range-address="Feuille1.D89:Feuille1.F89 Feuille1.A89:Feuille1.B89">
            <calcext:condition calcext:apply-style-name="Cellule invalide" calcext:value="=&quot;&quot;" calcext:base-cell-address="Feuille1.A89"/>
          </calcext:conditional-format>
          <calcext:conditional-format calcext:target-range-address="Feuille1.V89:Feuille1.V89">
            <calcext:condition calcext:apply-style-name="Cellule grisée" calcext:value="formula-is([.U89]=0)" calcext:base-cell-address="Feuille1.V89"/>
            <calcext:condition calcext:apply-style-name="Cellule invalide" calcext:value="formula-is(AND([.U89]&lt;&gt;0;[.V89]=&quot;&quot;))" calcext:base-cell-address="Feuille1.V89"/>
          </calcext:conditional-format>
          <calcext:conditional-format calcext:target-range-address="Feuille1.W89:Feuille1.W89">
            <calcext:condition calcext:apply-style-name="Cellule grisée" calcext:value="formula-is([.U89]=0)" calcext:base-cell-address="Feuille1.W89"/>
            <calcext:condition calcext:apply-style-name="Cellule invalide" calcext:value="formula-is(AND([.U89]&lt;&gt;0;[.W89]=&quot;&quot;))" calcext:base-cell-address="Feuille1.W89"/>
          </calcext:conditional-format>
          <calcext:conditional-format calcext:target-range-address="Feuille1.X89:Feuille1.Y89">
            <calcext:condition calcext:apply-style-name="Cellule grisée" calcext:value="formula-is([.U89]=0)" calcext:base-cell-address="Feuille1.X89"/>
            <calcext:condition calcext:apply-style-name="Cellule invalide" calcext:value="formula-is(AND([.U89]&lt;&gt;0;[.X89]=&quot;&quot;))" calcext:base-cell-address="Feuille1.X89"/>
          </calcext:conditional-format>
          <calcext:conditional-format calcext:target-range-address="Feuille1.Z89:Feuille1.Z89">
            <calcext:condition calcext:apply-style-name="Cellule grisée" calcext:value="formula-is([.W89]=0)" calcext:base-cell-address="Feuille1.Z89"/>
            <calcext:condition calcext:apply-style-name="Cellule invalide" calcext:value="formula-is(AND([.W89]&lt;&gt;0;[.Z89]=&quot;&quot;))" calcext:base-cell-address="Feuille1.Z89"/>
          </calcext:conditional-format>
          <calcext:conditional-format calcext:target-range-address="Feuille1.C89:Feuille1.C89">
            <calcext:condition calcext:apply-style-name="Cellule invalide" calcext:value="=&quot;&quot;" calcext:base-cell-address="Feuille1.C89"/>
          </calcext:conditional-format>
          <calcext:conditional-format calcext:target-range-address="Feuille1.O89:Feuille1.O89 Feuille1.S89:Feuille1.T89 Feuille1.K89:Feuille1.L89">
            <calcext:condition calcext:apply-style-name="Cellule invalide" calcext:value="=&quot;&quot;" calcext:base-cell-address="Feuille1.K89"/>
          </calcext:conditional-format>
          <calcext:conditional-format calcext:target-range-address="Feuille1.M89:Feuille1.M89">
            <calcext:condition calcext:apply-style-name="Cellule grisée" calcext:value="formula-is(#REF!=0)" calcext:base-cell-address="Feuille1.M89"/>
          </calcext:conditional-format>
          <calcext:conditional-format calcext:target-range-address="Feuille1.P89:Feuille1.P89">
            <calcext:condition calcext:apply-style-name="Cellule grisée" calcext:value="formula-is(#REF!=1)" calcext:base-cell-address="Feuille1.P89"/>
            <calcext:condition calcext:apply-style-name="Cellule invalide" calcext:value="formula-is(AND(#REF!&gt;1;#REF!=&quot;&quot;))" calcext:base-cell-address="Feuille1.P89"/>
          </calcext:conditional-format>
          <calcext:conditional-format calcext:target-range-address="Feuille1.Q89:Feuille1.Q89">
            <calcext:condition calcext:apply-style-name="Cellule grisée" calcext:value="formula-is(#REF!=1)" calcext:base-cell-address="Feuille1.Q89"/>
            <calcext:condition calcext:apply-style-name="Cellule invalide" calcext:value="formula-is(AND(#REF!&gt;1;#REF!=&quot;&quot;))" calcext:base-cell-address="Feuille1.Q89"/>
          </calcext:conditional-format>
          <calcext:conditional-format calcext:target-range-address="Feuille1.U89:Feuille1.U89">
            <calcext:condition calcext:apply-style-name="Cellule invalide" calcext:value="=&quot;&quot;" calcext:base-cell-address="Feuille1.U89"/>
          </calcext:conditional-format>
          <calcext:conditional-format calcext:target-range-address="Feuille1.J89:Feuille1.J89">
            <calcext:condition calcext:apply-style-name="Cellule invalide" calcext:value="=&quot;&quot;" calcext:base-cell-address="Feuille1.J89"/>
          </calcext:conditional-format>
          <calcext:conditional-format calcext:target-range-address="Feuille1.R89:Feuille1.R89">
            <calcext:condition calcext:apply-style-name="Cellule grisée" calcext:value="formula-is(#REF!=1)" calcext:base-cell-address="Feuille1.R89"/>
            <calcext:condition calcext:apply-style-name="Cellule invalide" calcext:value="formula-is(AND(#REF!&gt;1;#REF!=&quot;&quot;))" calcext:base-cell-address="Feuille1.R89"/>
          </calcext:conditional-format>
          <calcext:conditional-format calcext:target-range-address="Feuille1.N89:Feuille1.N89">
            <calcext:condition calcext:apply-style-name="Cellule grisée" calcext:value="formula-is(#REF!=0)" calcext:base-cell-address="Feuille1.N89"/>
          </calcext:conditional-format>
          <calcext:conditional-format calcext:target-range-address="Feuille1.D90:Feuille1.F90 Feuille1.A90:Feuille1.B90">
            <calcext:condition calcext:apply-style-name="Cellule invalide" calcext:value="=&quot;&quot;" calcext:base-cell-address="Feuille1.A90"/>
          </calcext:conditional-format>
          <calcext:conditional-format calcext:target-range-address="Feuille1.V90:Feuille1.V90">
            <calcext:condition calcext:apply-style-name="Cellule grisée" calcext:value="formula-is([.U90]=0)" calcext:base-cell-address="Feuille1.V90"/>
            <calcext:condition calcext:apply-style-name="Cellule invalide" calcext:value="formula-is(AND([.U90]&lt;&gt;0;[.V90]=&quot;&quot;))" calcext:base-cell-address="Feuille1.V90"/>
          </calcext:conditional-format>
          <calcext:conditional-format calcext:target-range-address="Feuille1.W90:Feuille1.W90">
            <calcext:condition calcext:apply-style-name="Cellule grisée" calcext:value="formula-is([.U90]=0)" calcext:base-cell-address="Feuille1.W90"/>
            <calcext:condition calcext:apply-style-name="Cellule invalide" calcext:value="formula-is(AND([.U90]&lt;&gt;0;[.W90]=&quot;&quot;))" calcext:base-cell-address="Feuille1.W90"/>
          </calcext:conditional-format>
          <calcext:conditional-format calcext:target-range-address="Feuille1.X90:Feuille1.Y90">
            <calcext:condition calcext:apply-style-name="Cellule grisée" calcext:value="formula-is([.U90]=0)" calcext:base-cell-address="Feuille1.X90"/>
            <calcext:condition calcext:apply-style-name="Cellule invalide" calcext:value="formula-is(AND([.U90]&lt;&gt;0;[.X90]=&quot;&quot;))" calcext:base-cell-address="Feuille1.X90"/>
          </calcext:conditional-format>
          <calcext:conditional-format calcext:target-range-address="Feuille1.Z90:Feuille1.Z90">
            <calcext:condition calcext:apply-style-name="Cellule grisée" calcext:value="formula-is([.W90]=0)" calcext:base-cell-address="Feuille1.Z90"/>
            <calcext:condition calcext:apply-style-name="Cellule invalide" calcext:value="formula-is(AND([.W90]&lt;&gt;0;[.Z90]=&quot;&quot;))" calcext:base-cell-address="Feuille1.Z90"/>
          </calcext:conditional-format>
          <calcext:conditional-format calcext:target-range-address="Feuille1.C90:Feuille1.C90">
            <calcext:condition calcext:apply-style-name="Cellule invalide" calcext:value="=&quot;&quot;" calcext:base-cell-address="Feuille1.C90"/>
          </calcext:conditional-format>
          <calcext:conditional-format calcext:target-range-address="Feuille1.O90:Feuille1.O90 Feuille1.S90:Feuille1.S90 Feuille1.K90:Feuille1.L90">
            <calcext:condition calcext:apply-style-name="Cellule invalide" calcext:value="=&quot;&quot;" calcext:base-cell-address="Feuille1.K90"/>
          </calcext:conditional-format>
          <calcext:conditional-format calcext:target-range-address="Feuille1.M90:Feuille1.M90">
            <calcext:condition calcext:apply-style-name="Cellule grisée" calcext:value="formula-is(#REF!=0)" calcext:base-cell-address="Feuille1.M90"/>
          </calcext:conditional-format>
          <calcext:conditional-format calcext:target-range-address="Feuille1.P90:Feuille1.P90">
            <calcext:condition calcext:apply-style-name="Cellule grisée" calcext:value="formula-is(#REF!=1)" calcext:base-cell-address="Feuille1.P90"/>
            <calcext:condition calcext:apply-style-name="Cellule invalide" calcext:value="formula-is(AND(#REF!&gt;1;#REF!=&quot;&quot;))" calcext:base-cell-address="Feuille1.P90"/>
          </calcext:conditional-format>
          <calcext:conditional-format calcext:target-range-address="Feuille1.Q90:Feuille1.Q90">
            <calcext:condition calcext:apply-style-name="Cellule grisée" calcext:value="formula-is(#REF!=1)" calcext:base-cell-address="Feuille1.Q90"/>
            <calcext:condition calcext:apply-style-name="Cellule invalide" calcext:value="formula-is(AND(#REF!&gt;1;#REF!=&quot;&quot;))" calcext:base-cell-address="Feuille1.Q90"/>
          </calcext:conditional-format>
          <calcext:conditional-format calcext:target-range-address="Feuille1.H90:Feuille1.H90">
            <calcext:condition calcext:apply-style-name="Cellule invalide" calcext:value="=&quot;&quot;" calcext:base-cell-address="Feuille1.H90"/>
          </calcext:conditional-format>
          <calcext:conditional-format calcext:target-range-address="Feuille1.U90:Feuille1.U90">
            <calcext:condition calcext:apply-style-name="Cellule invalide" calcext:value="=&quot;&quot;" calcext:base-cell-address="Feuille1.U90"/>
          </calcext:conditional-format>
          <calcext:conditional-format calcext:target-range-address="Feuille1.J90:Feuille1.J90">
            <calcext:condition calcext:apply-style-name="Cellule invalide" calcext:value="=&quot;&quot;" calcext:base-cell-address="Feuille1.J90"/>
          </calcext:conditional-format>
          <calcext:conditional-format calcext:target-range-address="Feuille1.R90:Feuille1.R90">
            <calcext:condition calcext:apply-style-name="Cellule grisée" calcext:value="formula-is(#REF!=1)" calcext:base-cell-address="Feuille1.R90"/>
            <calcext:condition calcext:apply-style-name="Cellule invalide" calcext:value="formula-is(AND(#REF!&gt;1;#REF!=&quot;&quot;))" calcext:base-cell-address="Feuille1.R90"/>
          </calcext:conditional-format>
          <calcext:conditional-format calcext:target-range-address="Feuille1.N90:Feuille1.N90">
            <calcext:condition calcext:apply-style-name="Cellule grisée" calcext:value="formula-is(#REF!=0)" calcext:base-cell-address="Feuille1.N90"/>
          </calcext:conditional-format>
          <calcext:conditional-format calcext:target-range-address="Feuille1.I90:Feuille1.I90">
            <calcext:condition calcext:apply-style-name="Cellule invalide" calcext:value="=&quot;&quot;" calcext:base-cell-address="Feuille1.I90"/>
          </calcext:conditional-format>
          <calcext:conditional-format calcext:target-range-address="Feuille1.T90:Feuille1.T90">
            <calcext:condition calcext:apply-style-name="Cellule invalide" calcext:value="=&quot;&quot;" calcext:base-cell-address="Feuille1.T90"/>
          </calcext:conditional-format>
          <calcext:conditional-format calcext:target-range-address="Feuille1.D91:Feuille1.F91 Feuille1.A91:Feuille1.B91">
            <calcext:condition calcext:apply-style-name="Cellule invalide" calcext:value="=&quot;&quot;" calcext:base-cell-address="Feuille1.A91"/>
          </calcext:conditional-format>
          <calcext:conditional-format calcext:target-range-address="Feuille1.V91:Feuille1.V91">
            <calcext:condition calcext:apply-style-name="Cellule grisée" calcext:value="formula-is([.U91]=0)" calcext:base-cell-address="Feuille1.V91"/>
            <calcext:condition calcext:apply-style-name="Cellule invalide" calcext:value="formula-is(AND([.U91]&lt;&gt;0;[.V91]=&quot;&quot;))" calcext:base-cell-address="Feuille1.V91"/>
          </calcext:conditional-format>
          <calcext:conditional-format calcext:target-range-address="Feuille1.W91:Feuille1.W91">
            <calcext:condition calcext:apply-style-name="Cellule grisée" calcext:value="formula-is([.U91]=0)" calcext:base-cell-address="Feuille1.W91"/>
            <calcext:condition calcext:apply-style-name="Cellule invalide" calcext:value="formula-is(AND([.U91]&lt;&gt;0;[.W91]=&quot;&quot;))" calcext:base-cell-address="Feuille1.W91"/>
          </calcext:conditional-format>
          <calcext:conditional-format calcext:target-range-address="Feuille1.X91:Feuille1.Y91">
            <calcext:condition calcext:apply-style-name="Cellule grisée" calcext:value="formula-is([.U91]=0)" calcext:base-cell-address="Feuille1.X91"/>
            <calcext:condition calcext:apply-style-name="Cellule invalide" calcext:value="formula-is(AND([.U91]&lt;&gt;0;[.X91]=&quot;&quot;))" calcext:base-cell-address="Feuille1.X91"/>
          </calcext:conditional-format>
          <calcext:conditional-format calcext:target-range-address="Feuille1.Z91:Feuille1.Z91">
            <calcext:condition calcext:apply-style-name="Cellule grisée" calcext:value="formula-is([.W91]=0)" calcext:base-cell-address="Feuille1.Z91"/>
            <calcext:condition calcext:apply-style-name="Cellule invalide" calcext:value="formula-is(AND([.W91]&lt;&gt;0;[.Z91]=&quot;&quot;))" calcext:base-cell-address="Feuille1.Z91"/>
          </calcext:conditional-format>
          <calcext:conditional-format calcext:target-range-address="Feuille1.C91:Feuille1.C91">
            <calcext:condition calcext:apply-style-name="Cellule invalide" calcext:value="=&quot;&quot;" calcext:base-cell-address="Feuille1.C91"/>
          </calcext:conditional-format>
          <calcext:conditional-format calcext:target-range-address="Feuille1.O91:Feuille1.O91 Feuille1.S91:Feuille1.T91 Feuille1.K91:Feuille1.L91">
            <calcext:condition calcext:apply-style-name="Cellule invalide" calcext:value="=&quot;&quot;" calcext:base-cell-address="Feuille1.K91"/>
          </calcext:conditional-format>
          <calcext:conditional-format calcext:target-range-address="Feuille1.M91:Feuille1.M91">
            <calcext:condition calcext:apply-style-name="Cellule grisée" calcext:value="formula-is(#REF!=0)" calcext:base-cell-address="Feuille1.M91"/>
          </calcext:conditional-format>
          <calcext:conditional-format calcext:target-range-address="Feuille1.P91:Feuille1.P91">
            <calcext:condition calcext:apply-style-name="Cellule grisée" calcext:value="formula-is(#REF!=1)" calcext:base-cell-address="Feuille1.P91"/>
            <calcext:condition calcext:apply-style-name="Cellule invalide" calcext:value="formula-is(AND(#REF!&gt;1;#REF!=&quot;&quot;))" calcext:base-cell-address="Feuille1.P91"/>
          </calcext:conditional-format>
          <calcext:conditional-format calcext:target-range-address="Feuille1.Q91:Feuille1.Q91">
            <calcext:condition calcext:apply-style-name="Cellule grisée" calcext:value="formula-is(#REF!=1)" calcext:base-cell-address="Feuille1.Q91"/>
            <calcext:condition calcext:apply-style-name="Cellule invalide" calcext:value="formula-is(AND(#REF!&gt;1;#REF!=&quot;&quot;))" calcext:base-cell-address="Feuille1.Q91"/>
          </calcext:conditional-format>
          <calcext:conditional-format calcext:target-range-address="Feuille1.H91:Feuille1.H91">
            <calcext:condition calcext:apply-style-name="Cellule invalide" calcext:value="=&quot;&quot;" calcext:base-cell-address="Feuille1.H91"/>
          </calcext:conditional-format>
          <calcext:conditional-format calcext:target-range-address="Feuille1.U91:Feuille1.U91">
            <calcext:condition calcext:apply-style-name="Cellule invalide" calcext:value="=&quot;&quot;" calcext:base-cell-address="Feuille1.U91"/>
          </calcext:conditional-format>
          <calcext:conditional-format calcext:target-range-address="Feuille1.J91:Feuille1.J91">
            <calcext:condition calcext:apply-style-name="Cellule invalide" calcext:value="=&quot;&quot;" calcext:base-cell-address="Feuille1.J91"/>
          </calcext:conditional-format>
          <calcext:conditional-format calcext:target-range-address="Feuille1.R91:Feuille1.R91">
            <calcext:condition calcext:apply-style-name="Cellule grisée" calcext:value="formula-is(#REF!=1)" calcext:base-cell-address="Feuille1.R91"/>
            <calcext:condition calcext:apply-style-name="Cellule invalide" calcext:value="formula-is(AND(#REF!&gt;1;#REF!=&quot;&quot;))" calcext:base-cell-address="Feuille1.R91"/>
          </calcext:conditional-format>
          <calcext:conditional-format calcext:target-range-address="Feuille1.N91:Feuille1.N91">
            <calcext:condition calcext:apply-style-name="Cellule grisée" calcext:value="formula-is(#REF!=0)" calcext:base-cell-address="Feuille1.N91"/>
          </calcext:conditional-format>
          <calcext:conditional-format calcext:target-range-address="Feuille1.D92:Feuille1.F92 Feuille1.B92:Feuille1.B92">
            <calcext:condition calcext:apply-style-name="Cellule invalide" calcext:value="=&quot;&quot;" calcext:base-cell-address="Feuille1.B92"/>
          </calcext:conditional-format>
          <calcext:conditional-format calcext:target-range-address="Feuille1.O92:Feuille1.O92 Feuille1.S92:Feuille1.T92 Feuille1.K92:Feuille1.L92">
            <calcext:condition calcext:apply-style-name="Cellule invalide" calcext:value="=&quot;&quot;" calcext:base-cell-address="Feuille1.K92"/>
          </calcext:conditional-format>
          <calcext:conditional-format calcext:target-range-address="Feuille1.M92:Feuille1.M92">
            <calcext:condition calcext:apply-style-name="Cellule grisée" calcext:value="formula-is(#REF!=0)" calcext:base-cell-address="Feuille1.M92"/>
          </calcext:conditional-format>
          <calcext:conditional-format calcext:target-range-address="Feuille1.P92:Feuille1.P92">
            <calcext:condition calcext:apply-style-name="Cellule grisée" calcext:value="formula-is(#REF!=1)" calcext:base-cell-address="Feuille1.P92"/>
            <calcext:condition calcext:apply-style-name="Cellule invalide" calcext:value="formula-is(AND(#REF!&gt;1;#REF!=&quot;&quot;))" calcext:base-cell-address="Feuille1.P92"/>
          </calcext:conditional-format>
          <calcext:conditional-format calcext:target-range-address="Feuille1.Q92:Feuille1.Q92">
            <calcext:condition calcext:apply-style-name="Cellule grisée" calcext:value="formula-is(#REF!=1)" calcext:base-cell-address="Feuille1.Q92"/>
            <calcext:condition calcext:apply-style-name="Cellule invalide" calcext:value="formula-is(AND(#REF!&gt;1;#REF!=&quot;&quot;))" calcext:base-cell-address="Feuille1.Q92"/>
          </calcext:conditional-format>
          <calcext:conditional-format calcext:target-range-address="Feuille1.U92:Feuille1.U92">
            <calcext:condition calcext:apply-style-name="Cellule invalide" calcext:value="=&quot;&quot;" calcext:base-cell-address="Feuille1.U92"/>
          </calcext:conditional-format>
          <calcext:conditional-format calcext:target-range-address="Feuille1.J92:Feuille1.J92">
            <calcext:condition calcext:apply-style-name="Cellule invalide" calcext:value="=&quot;&quot;" calcext:base-cell-address="Feuille1.J92"/>
          </calcext:conditional-format>
          <calcext:conditional-format calcext:target-range-address="Feuille1.H92:Feuille1.H92">
            <calcext:condition calcext:apply-style-name="Cellule invalide" calcext:value="=&quot;&quot;" calcext:base-cell-address="Feuille1.H92"/>
          </calcext:conditional-format>
          <calcext:conditional-format calcext:target-range-address="Feuille1.C92:Feuille1.C92">
            <calcext:condition calcext:apply-style-name="Cellule invalide" calcext:value="=&quot;&quot;" calcext:base-cell-address="Feuille1.C92"/>
          </calcext:conditional-format>
          <calcext:conditional-format calcext:target-range-address="Feuille1.R92:Feuille1.R92">
            <calcext:condition calcext:apply-style-name="Cellule grisée" calcext:value="formula-is(#REF!=1)" calcext:base-cell-address="Feuille1.R92"/>
            <calcext:condition calcext:apply-style-name="Cellule invalide" calcext:value="formula-is(AND(#REF!&gt;1;#REF!=&quot;&quot;))" calcext:base-cell-address="Feuille1.R92"/>
          </calcext:conditional-format>
          <calcext:conditional-format calcext:target-range-address="Feuille1.N92:Feuille1.N92">
            <calcext:condition calcext:apply-style-name="Cellule grisée" calcext:value="formula-is(#REF!=0)" calcext:base-cell-address="Feuille1.N92"/>
          </calcext:conditional-format>
          <calcext:conditional-format calcext:target-range-address="Feuille1.A92:Feuille1.A92">
            <calcext:condition calcext:apply-style-name="Cellule invalide" calcext:value="=&quot;&quot;" calcext:base-cell-address="Feuille1.A92"/>
          </calcext:conditional-format>
          <calcext:conditional-format calcext:target-range-address="Feuille1.D93:Feuille1.F93 Feuille1.A93:Feuille1.B93">
            <calcext:condition calcext:apply-style-name="Cellule invalide" calcext:value="=&quot;&quot;" calcext:base-cell-address="Feuille1.A93"/>
          </calcext:conditional-format>
          <calcext:conditional-format calcext:target-range-address="Feuille1.V93:Feuille1.V93">
            <calcext:condition calcext:apply-style-name="Cellule grisée" calcext:value="formula-is([.U93]=0)" calcext:base-cell-address="Feuille1.V93"/>
            <calcext:condition calcext:apply-style-name="Cellule invalide" calcext:value="formula-is(AND([.U93]&lt;&gt;0;[.V93]=&quot;&quot;))" calcext:base-cell-address="Feuille1.V93"/>
          </calcext:conditional-format>
          <calcext:conditional-format calcext:target-range-address="Feuille1.W93:Feuille1.W93">
            <calcext:condition calcext:apply-style-name="Cellule grisée" calcext:value="formula-is([.U93]=0)" calcext:base-cell-address="Feuille1.W93"/>
            <calcext:condition calcext:apply-style-name="Cellule invalide" calcext:value="formula-is(AND([.U93]&lt;&gt;0;[.W93]=&quot;&quot;))" calcext:base-cell-address="Feuille1.W93"/>
          </calcext:conditional-format>
          <calcext:conditional-format calcext:target-range-address="Feuille1.X93:Feuille1.Y93">
            <calcext:condition calcext:apply-style-name="Cellule grisée" calcext:value="formula-is([.U93]=0)" calcext:base-cell-address="Feuille1.X93"/>
            <calcext:condition calcext:apply-style-name="Cellule invalide" calcext:value="formula-is(AND([.U93]&lt;&gt;0;[.X93]=&quot;&quot;))" calcext:base-cell-address="Feuille1.X93"/>
          </calcext:conditional-format>
          <calcext:conditional-format calcext:target-range-address="Feuille1.Z93:Feuille1.Z93">
            <calcext:condition calcext:apply-style-name="Cellule grisée" calcext:value="formula-is([.W93]=0)" calcext:base-cell-address="Feuille1.Z93"/>
            <calcext:condition calcext:apply-style-name="Cellule invalide" calcext:value="formula-is(AND([.W93]&lt;&gt;0;[.Z93]=&quot;&quot;))" calcext:base-cell-address="Feuille1.Z93"/>
          </calcext:conditional-format>
          <calcext:conditional-format calcext:target-range-address="Feuille1.C93:Feuille1.C93">
            <calcext:condition calcext:apply-style-name="Cellule invalide" calcext:value="=&quot;&quot;" calcext:base-cell-address="Feuille1.C93"/>
          </calcext:conditional-format>
          <calcext:conditional-format calcext:target-range-address="Feuille1.O93:Feuille1.O93 Feuille1.S93:Feuille1.T93 Feuille1.K93:Feuille1.L93">
            <calcext:condition calcext:apply-style-name="Cellule invalide" calcext:value="=&quot;&quot;" calcext:base-cell-address="Feuille1.K93"/>
          </calcext:conditional-format>
          <calcext:conditional-format calcext:target-range-address="Feuille1.M93:Feuille1.M93">
            <calcext:condition calcext:apply-style-name="Cellule grisée" calcext:value="formula-is(#REF!=0)" calcext:base-cell-address="Feuille1.M93"/>
          </calcext:conditional-format>
          <calcext:conditional-format calcext:target-range-address="Feuille1.P93:Feuille1.P93">
            <calcext:condition calcext:apply-style-name="Cellule grisée" calcext:value="formula-is(#REF!=1)" calcext:base-cell-address="Feuille1.P93"/>
            <calcext:condition calcext:apply-style-name="Cellule invalide" calcext:value="formula-is(AND(#REF!&gt;1;#REF!=&quot;&quot;))" calcext:base-cell-address="Feuille1.P93"/>
          </calcext:conditional-format>
          <calcext:conditional-format calcext:target-range-address="Feuille1.Q93:Feuille1.Q93">
            <calcext:condition calcext:apply-style-name="Cellule grisée" calcext:value="formula-is(#REF!=1)" calcext:base-cell-address="Feuille1.Q93"/>
            <calcext:condition calcext:apply-style-name="Cellule invalide" calcext:value="formula-is(AND(#REF!&gt;1;#REF!=&quot;&quot;))" calcext:base-cell-address="Feuille1.Q93"/>
          </calcext:conditional-format>
          <calcext:conditional-format calcext:target-range-address="Feuille1.H93:Feuille1.H93">
            <calcext:condition calcext:apply-style-name="Cellule invalide" calcext:value="=&quot;&quot;" calcext:base-cell-address="Feuille1.H93"/>
          </calcext:conditional-format>
          <calcext:conditional-format calcext:target-range-address="Feuille1.U93:Feuille1.U93">
            <calcext:condition calcext:apply-style-name="Cellule invalide" calcext:value="=&quot;&quot;" calcext:base-cell-address="Feuille1.U93"/>
          </calcext:conditional-format>
          <calcext:conditional-format calcext:target-range-address="Feuille1.J93:Feuille1.J93">
            <calcext:condition calcext:apply-style-name="Cellule invalide" calcext:value="=&quot;&quot;" calcext:base-cell-address="Feuille1.J93"/>
          </calcext:conditional-format>
          <calcext:conditional-format calcext:target-range-address="Feuille1.R93:Feuille1.R93">
            <calcext:condition calcext:apply-style-name="Cellule grisée" calcext:value="formula-is(#REF!=1)" calcext:base-cell-address="Feuille1.R93"/>
            <calcext:condition calcext:apply-style-name="Cellule invalide" calcext:value="formula-is(AND(#REF!&gt;1;#REF!=&quot;&quot;))" calcext:base-cell-address="Feuille1.R93"/>
          </calcext:conditional-format>
          <calcext:conditional-format calcext:target-range-address="Feuille1.N93:Feuille1.N93">
            <calcext:condition calcext:apply-style-name="Cellule grisée" calcext:value="formula-is(#REF!=0)" calcext:base-cell-address="Feuille1.N93"/>
          </calcext:conditional-format>
          <calcext:conditional-format calcext:target-range-address="Feuille1.D94:Feuille1.F94 Feuille1.B94:Feuille1.B94">
            <calcext:condition calcext:apply-style-name="Cellule invalide" calcext:value="=&quot;&quot;" calcext:base-cell-address="Feuille1.B94"/>
          </calcext:conditional-format>
          <calcext:conditional-format calcext:target-range-address="Feuille1.O94:Feuille1.O94 Feuille1.S94:Feuille1.T94 Feuille1.K94:Feuille1.L94">
            <calcext:condition calcext:apply-style-name="Cellule invalide" calcext:value="=&quot;&quot;" calcext:base-cell-address="Feuille1.K94"/>
          </calcext:conditional-format>
          <calcext:conditional-format calcext:target-range-address="Feuille1.M94:Feuille1.M94">
            <calcext:condition calcext:apply-style-name="Cellule grisée" calcext:value="formula-is(#REF!=0)" calcext:base-cell-address="Feuille1.M94"/>
          </calcext:conditional-format>
          <calcext:conditional-format calcext:target-range-address="Feuille1.P94:Feuille1.P94">
            <calcext:condition calcext:apply-style-name="Cellule grisée" calcext:value="formula-is(#REF!=1)" calcext:base-cell-address="Feuille1.P94"/>
            <calcext:condition calcext:apply-style-name="Cellule invalide" calcext:value="formula-is(AND(#REF!&gt;1;#REF!=&quot;&quot;))" calcext:base-cell-address="Feuille1.P94"/>
          </calcext:conditional-format>
          <calcext:conditional-format calcext:target-range-address="Feuille1.Q94:Feuille1.Q94">
            <calcext:condition calcext:apply-style-name="Cellule grisée" calcext:value="formula-is(#REF!=1)" calcext:base-cell-address="Feuille1.Q94"/>
            <calcext:condition calcext:apply-style-name="Cellule invalide" calcext:value="formula-is(AND(#REF!&gt;1;#REF!=&quot;&quot;))" calcext:base-cell-address="Feuille1.Q94"/>
          </calcext:conditional-format>
          <calcext:conditional-format calcext:target-range-address="Feuille1.U94:Feuille1.U94">
            <calcext:condition calcext:apply-style-name="Cellule invalide" calcext:value="=&quot;&quot;" calcext:base-cell-address="Feuille1.U94"/>
          </calcext:conditional-format>
          <calcext:conditional-format calcext:target-range-address="Feuille1.I94:Feuille1.I94">
            <calcext:condition calcext:apply-style-name="Cellule invalide" calcext:value="=&quot;&quot;" calcext:base-cell-address="Feuille1.I94"/>
          </calcext:conditional-format>
          <calcext:conditional-format calcext:target-range-address="Feuille1.J94:Feuille1.J94">
            <calcext:condition calcext:apply-style-name="Cellule invalide" calcext:value="=&quot;&quot;" calcext:base-cell-address="Feuille1.J94"/>
          </calcext:conditional-format>
          <calcext:conditional-format calcext:target-range-address="Feuille1.H94:Feuille1.H94">
            <calcext:condition calcext:apply-style-name="Cellule invalide" calcext:value="=&quot;&quot;" calcext:base-cell-address="Feuille1.H94"/>
          </calcext:conditional-format>
          <calcext:conditional-format calcext:target-range-address="Feuille1.C94:Feuille1.C94">
            <calcext:condition calcext:apply-style-name="Cellule invalide" calcext:value="=&quot;&quot;" calcext:base-cell-address="Feuille1.C94"/>
          </calcext:conditional-format>
          <calcext:conditional-format calcext:target-range-address="Feuille1.R94:Feuille1.R94">
            <calcext:condition calcext:apply-style-name="Cellule grisée" calcext:value="formula-is(#REF!=1)" calcext:base-cell-address="Feuille1.R94"/>
            <calcext:condition calcext:apply-style-name="Cellule invalide" calcext:value="formula-is(AND(#REF!&gt;1;#REF!=&quot;&quot;))" calcext:base-cell-address="Feuille1.R94"/>
          </calcext:conditional-format>
          <calcext:conditional-format calcext:target-range-address="Feuille1.N94:Feuille1.N94">
            <calcext:condition calcext:apply-style-name="Cellule grisée" calcext:value="formula-is(#REF!=0)" calcext:base-cell-address="Feuille1.N94"/>
          </calcext:conditional-format>
          <calcext:conditional-format calcext:target-range-address="Feuille1.A94:Feuille1.A94">
            <calcext:condition calcext:apply-style-name="Cellule invalide" calcext:value="=&quot;&quot;" calcext:base-cell-address="Feuille1.A94"/>
          </calcext:conditional-format>
          <calcext:conditional-format calcext:target-range-address="Feuille1.I93:Feuille1.I93">
            <calcext:condition calcext:apply-style-name="Cellule invalide" calcext:value="=&quot;&quot;" calcext:base-cell-address="Feuille1.I93"/>
          </calcext:conditional-format>
          <calcext:conditional-format calcext:target-range-address="Feuille1.H89:Feuille1.H89">
            <calcext:condition calcext:apply-style-name="Cellule invalide" calcext:value="=&quot;&quot;" calcext:base-cell-address="Feuille1.H89"/>
          </calcext:conditional-format>
          <calcext:conditional-format calcext:target-range-address="Feuille1.I89:Feuille1.I89">
            <calcext:condition calcext:apply-style-name="Cellule invalide" calcext:value="=&quot;&quot;" calcext:base-cell-address="Feuille1.I89"/>
          </calcext:conditional-format>
          <calcext:conditional-format calcext:target-range-address="Feuille1.I92:Feuille1.I92">
            <calcext:condition calcext:apply-style-name="Cellule invalide" calcext:value="=&quot;&quot;" calcext:base-cell-address="Feuille1.I92"/>
          </calcext:conditional-format>
          <calcext:conditional-format calcext:target-range-address="Feuille1.I91:Feuille1.I91">
            <calcext:condition calcext:apply-style-name="Cellule invalide" calcext:value="=&quot;&quot;" calcext:base-cell-address="Feuille1.I91"/>
          </calcext:conditional-format>
          <calcext:conditional-format calcext:target-range-address="Feuille1.D95:Feuille1.F95 Feuille1.A95:Feuille1.B95">
            <calcext:condition calcext:apply-style-name="Cellule invalide" calcext:value="=&quot;&quot;" calcext:base-cell-address="Feuille1.A95"/>
          </calcext:conditional-format>
          <calcext:conditional-format calcext:target-range-address="Feuille1.V95:Feuille1.V95">
            <calcext:condition calcext:apply-style-name="Cellule grisée" calcext:value="formula-is([.U95]=0)" calcext:base-cell-address="Feuille1.V95"/>
            <calcext:condition calcext:apply-style-name="Cellule invalide" calcext:value="formula-is(AND([.U95]&lt;&gt;0;[.V95]=&quot;&quot;))" calcext:base-cell-address="Feuille1.V95"/>
          </calcext:conditional-format>
          <calcext:conditional-format calcext:target-range-address="Feuille1.W95:Feuille1.W95">
            <calcext:condition calcext:apply-style-name="Cellule grisée" calcext:value="formula-is([.U95]=0)" calcext:base-cell-address="Feuille1.W95"/>
            <calcext:condition calcext:apply-style-name="Cellule invalide" calcext:value="formula-is(AND([.U95]&lt;&gt;0;[.W95]=&quot;&quot;))" calcext:base-cell-address="Feuille1.W95"/>
          </calcext:conditional-format>
          <calcext:conditional-format calcext:target-range-address="Feuille1.X95:Feuille1.Y95">
            <calcext:condition calcext:apply-style-name="Cellule grisée" calcext:value="formula-is([.U95]=0)" calcext:base-cell-address="Feuille1.X95"/>
            <calcext:condition calcext:apply-style-name="Cellule invalide" calcext:value="formula-is(AND([.U95]&lt;&gt;0;[.X95]=&quot;&quot;))" calcext:base-cell-address="Feuille1.X95"/>
          </calcext:conditional-format>
          <calcext:conditional-format calcext:target-range-address="Feuille1.Z95:Feuille1.Z95">
            <calcext:condition calcext:apply-style-name="Cellule grisée" calcext:value="formula-is([.W95]=0)" calcext:base-cell-address="Feuille1.Z95"/>
            <calcext:condition calcext:apply-style-name="Cellule invalide" calcext:value="formula-is(AND([.W95]&lt;&gt;0;[.Z95]=&quot;&quot;))" calcext:base-cell-address="Feuille1.Z95"/>
          </calcext:conditional-format>
          <calcext:conditional-format calcext:target-range-address="Feuille1.O95:Feuille1.O95 Feuille1.S95:Feuille1.T95 Feuille1.K95:Feuille1.L95">
            <calcext:condition calcext:apply-style-name="Cellule invalide" calcext:value="=&quot;&quot;" calcext:base-cell-address="Feuille1.K95"/>
          </calcext:conditional-format>
          <calcext:conditional-format calcext:target-range-address="Feuille1.M95:Feuille1.M95">
            <calcext:condition calcext:apply-style-name="Cellule grisée" calcext:value="formula-is(#REF!=0)" calcext:base-cell-address="Feuille1.M95"/>
          </calcext:conditional-format>
          <calcext:conditional-format calcext:target-range-address="Feuille1.P95:Feuille1.P95">
            <calcext:condition calcext:apply-style-name="Cellule grisée" calcext:value="formula-is(#REF!=1)" calcext:base-cell-address="Feuille1.P95"/>
            <calcext:condition calcext:apply-style-name="Cellule invalide" calcext:value="formula-is(AND(#REF!&gt;1;#REF!=&quot;&quot;))" calcext:base-cell-address="Feuille1.P95"/>
          </calcext:conditional-format>
          <calcext:conditional-format calcext:target-range-address="Feuille1.Q95:Feuille1.Q95">
            <calcext:condition calcext:apply-style-name="Cellule grisée" calcext:value="formula-is(#REF!=1)" calcext:base-cell-address="Feuille1.Q95"/>
            <calcext:condition calcext:apply-style-name="Cellule invalide" calcext:value="formula-is(AND(#REF!&gt;1;#REF!=&quot;&quot;))" calcext:base-cell-address="Feuille1.Q95"/>
          </calcext:conditional-format>
          <calcext:conditional-format calcext:target-range-address="Feuille1.H95:Feuille1.H95">
            <calcext:condition calcext:apply-style-name="Cellule invalide" calcext:value="=&quot;&quot;" calcext:base-cell-address="Feuille1.H95"/>
          </calcext:conditional-format>
          <calcext:conditional-format calcext:target-range-address="Feuille1.U95:Feuille1.U95">
            <calcext:condition calcext:apply-style-name="Cellule invalide" calcext:value="=&quot;&quot;" calcext:base-cell-address="Feuille1.U95"/>
          </calcext:conditional-format>
          <calcext:conditional-format calcext:target-range-address="Feuille1.J95:Feuille1.J95">
            <calcext:condition calcext:apply-style-name="Cellule invalide" calcext:value="=&quot;&quot;" calcext:base-cell-address="Feuille1.J95"/>
          </calcext:conditional-format>
          <calcext:conditional-format calcext:target-range-address="Feuille1.I95:Feuille1.I95">
            <calcext:condition calcext:apply-style-name="Cellule invalide" calcext:value="=&quot;&quot;" calcext:base-cell-address="Feuille1.I95"/>
          </calcext:conditional-format>
          <calcext:conditional-format calcext:target-range-address="Feuille1.C95:Feuille1.C95">
            <calcext:condition calcext:apply-style-name="Cellule invalide" calcext:value="=&quot;&quot;" calcext:base-cell-address="Feuille1.C95"/>
          </calcext:conditional-format>
          <calcext:conditional-format calcext:target-range-address="Feuille1.R95:Feuille1.R95">
            <calcext:condition calcext:apply-style-name="Cellule grisée" calcext:value="formula-is(#REF!=1)" calcext:base-cell-address="Feuille1.R95"/>
            <calcext:condition calcext:apply-style-name="Cellule invalide" calcext:value="formula-is(AND(#REF!&gt;1;#REF!=&quot;&quot;))" calcext:base-cell-address="Feuille1.R95"/>
          </calcext:conditional-format>
          <calcext:conditional-format calcext:target-range-address="Feuille1.N95:Feuille1.N95">
            <calcext:condition calcext:apply-style-name="Cellule grisée" calcext:value="formula-is(#REF!=0)" calcext:base-cell-address="Feuille1.N9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19:57:07.0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5T19:57:23.810000000</dc:date>
    <meta:generator>LibreOffice/5.4.4.2$Windows_X86_64 LibreOffice_project/2524958677847fb3bb44820e40380acbe820f960</meta:generator>
    <meta:editing-duration>PT8H49M30S</meta:editing-duration>
    <meta:editing-cycles>568</meta:editing-cycles>
    <meta:document-statistic meta:table-count="1" meta:cell-count="1920" meta:object-count="0"/>
  </office:meta>
</office:document-meta>
</file>